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4" svg:font-family="'Liberation Mono4'"/>
    <style:font-face style:name="Liberation Mono74" svg:font-family="'Liberation Mono74'"/>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Contents_20_Heading">
      <style:text-properties fo:language="de" fo:country="DE" officeooo:rsid="02daab23" officeooo:paragraph-rsid="02daab23"/>
    </style:style>
    <style:style style:name="P6" style:family="paragraph" style:parent-style-name="Quotations">
      <style:text-properties fo:language="de" fo:country="DE" fo:font-weight="bold" style:font-weight-asian="bold" style:font-weight-complex="bold"/>
    </style:style>
    <style:style style:name="P7" style:family="paragraph" style:parent-style-name="Text_20_body">
      <style:text-properties fo:language="de" fo:country="DE" fo:font-weight="bold" officeooo:rsid="0196ecb8" officeooo:paragraph-rsid="0196ecb8" style:font-weight-asian="bold" style:font-weight-complex="bold"/>
    </style:style>
    <style:style style:name="P8" style:family="paragraph" style:parent-style-name="Text_20_body">
      <style:text-properties fo:language="de" fo:country="DE" fo:font-weight="bold" officeooo:rsid="00279787" style:font-weight-asian="bold" style:font-weight-complex="bold"/>
    </style:style>
    <style:style style:name="P9" style:family="paragraph" style:parent-style-name="Text_20_body">
      <style:text-properties fo:language="de" fo:country="DE" fo:font-weight="bold" style:font-weight-asian="bold" style:font-weight-complex="bold"/>
    </style:style>
    <style:style style:name="P10" style:family="paragraph" style:parent-style-name="Text_20_body">
      <style:text-properties fo:language="de" fo:country="DE" fo:font-weight="bold" officeooo:paragraph-rsid="0185c8f3" style:font-weight-asian="bold" style:font-weight-complex="bold"/>
    </style:style>
    <style:style style:name="P11" style:family="paragraph" style:parent-style-name="Text_20_body">
      <style:text-properties fo:language="de" fo:country="DE" fo:font-weight="bold" officeooo:rsid="0223d06e" officeooo:paragraph-rsid="02d7c55d" style:font-weight-asian="bold" style:font-weight-complex="bold"/>
    </style:style>
    <style:style style:name="P12" style:family="paragraph" style:parent-style-name="Text_20_body">
      <style:text-properties fo:language="de" fo:country="DE" fo:font-weight="bold" officeooo:rsid="025bb6af" style:font-weight-asian="bold" style:font-weight-complex="bold"/>
    </style:style>
    <style:style style:name="P13" style:family="paragraph" style:parent-style-name="Text_20_body">
      <style:text-properties fo:language="de" fo:country="DE" officeooo:paragraph-rsid="015b8c58"/>
    </style:style>
    <style:style style:name="P14" style:family="paragraph" style:parent-style-name="Text_20_body">
      <style:text-properties fo:language="de" fo:country="DE" officeooo:paragraph-rsid="015e82da"/>
    </style:style>
    <style:style style:name="P15" style:family="paragraph" style:parent-style-name="Text_20_body">
      <style:text-properties fo:language="de" fo:country="DE" officeooo:paragraph-rsid="020af663"/>
    </style:style>
    <style:style style:name="P16" style:family="paragraph" style:parent-style-name="Quotations">
      <style:text-properties fo:language="de" fo:country="DE"/>
    </style:style>
    <style:style style:name="P17" style:family="paragraph" style:parent-style-name="Text_20_body">
      <style:text-properties fo:language="de" fo:country="DE" officeooo:rsid="02dd4445" officeooo:paragraph-rsid="02dd4445"/>
    </style:style>
    <style:style style:name="P18" style:family="paragraph" style:parent-style-name="Text_20_body">
      <style:text-properties fo:language="de" fo:country="DE"/>
    </style:style>
    <style:style style:name="P19" style:family="paragraph" style:parent-style-name="Text_20_body">
      <style:text-properties fo:language="de" fo:country="DE" officeooo:rsid="02df41a4" officeooo:paragraph-rsid="02df41a4"/>
    </style:style>
    <style:style style:name="P20" style:family="paragraph" style:parent-style-name="Text_20_body">
      <style:text-properties fo:language="de" fo:country="DE" officeooo:rsid="02bd5416" officeooo:paragraph-rsid="02bd5416"/>
    </style:style>
    <style:style style:name="P21" style:family="paragraph" style:parent-style-name="Text_20_body">
      <style:text-properties fo:language="de" fo:country="DE" officeooo:rsid="0018b5fb" officeooo:paragraph-rsid="0018b5fb"/>
    </style:style>
    <style:style style:name="P22" style:family="paragraph" style:parent-style-name="Text_20_body">
      <style:text-properties fo:language="de" fo:country="DE" officeooo:rsid="01951557" officeooo:paragraph-rsid="01951557"/>
    </style:style>
    <style:style style:name="P23" style:family="paragraph" style:parent-style-name="Text_20_body">
      <style:text-properties fo:language="de" fo:country="DE" officeooo:rsid="01951557" officeooo:paragraph-rsid="02bd5416"/>
    </style:style>
    <style:style style:name="P24" style:family="paragraph" style:parent-style-name="Text_20_body">
      <style:text-properties fo:language="de" fo:country="DE" fo:font-weight="normal" officeooo:rsid="0196ecb8" officeooo:paragraph-rsid="0196ecb8" style:font-weight-asian="normal" style:font-weight-complex="normal"/>
    </style:style>
    <style:style style:name="P25" style:family="paragraph" style:parent-style-name="Text_20_body">
      <style:text-properties fo:language="de" fo:country="DE" fo:font-weight="normal" officeooo:rsid="00548fda" officeooo:paragraph-rsid="00548fda" style:font-weight-asian="normal" style:font-weight-complex="normal"/>
    </style:style>
    <style:style style:name="P26" style:family="paragraph" style:parent-style-name="Text_20_body">
      <style:text-properties fo:language="de" fo:country="DE" fo:font-weight="normal" officeooo:rsid="0057c531" officeooo:paragraph-rsid="0057c531" style:font-weight-asian="normal" style:font-weight-complex="normal"/>
    </style:style>
    <style:style style:name="P27" style:family="paragraph" style:parent-style-name="Text_20_body">
      <style:text-properties fo:language="de" fo:country="DE" fo:font-weight="normal" officeooo:rsid="00e3ef5f" officeooo:paragraph-rsid="02d3796f" style:font-weight-asian="normal" style:font-weight-complex="normal"/>
    </style:style>
    <style:style style:name="P28" style:family="paragraph" style:parent-style-name="Text_20_body">
      <style:text-properties fo:language="de" fo:country="DE" fo:font-weight="normal" officeooo:rsid="00e5b89b" officeooo:paragraph-rsid="00e5b89b" style:font-weight-asian="normal" style:font-weight-complex="normal"/>
    </style:style>
    <style:style style:name="P29" style:family="paragraph" style:parent-style-name="Text_20_body">
      <style:text-properties fo:language="de" fo:country="DE" fo:font-weight="normal" officeooo:rsid="00e75ce4" officeooo:paragraph-rsid="00e75ce4" style:font-weight-asian="normal" style:font-weight-complex="normal"/>
    </style:style>
    <style:style style:name="P30" style:family="paragraph" style:parent-style-name="Text_20_body">
      <style:text-properties fo:language="de" fo:country="DE" fo:font-weight="normal" officeooo:rsid="00ea617e" officeooo:paragraph-rsid="00ea617e" style:font-weight-asian="normal" style:font-weight-complex="normal"/>
    </style:style>
    <style:style style:name="P31" style:family="paragraph" style:parent-style-name="Text_20_body">
      <style:text-properties fo:language="de" fo:country="DE" fo:font-weight="normal" officeooo:rsid="00ecabb2" officeooo:paragraph-rsid="00ecabb2" style:font-weight-asian="normal" style:font-weight-complex="normal"/>
    </style:style>
    <style:style style:name="P32" style:family="paragraph" style:parent-style-name="Text_20_body">
      <style:text-properties fo:language="de" fo:country="DE" fo:font-weight="normal" officeooo:rsid="00f0fb4e" officeooo:paragraph-rsid="00f0fb4e" style:font-weight-asian="normal" style:font-weight-complex="normal"/>
    </style:style>
    <style:style style:name="P33" style:family="paragraph" style:parent-style-name="Text_20_body">
      <style:text-properties fo:language="de" fo:country="DE" fo:font-weight="normal" officeooo:rsid="01844fcf" officeooo:paragraph-rsid="0185c8f3" style:font-weight-asian="normal" style:font-weight-complex="normal"/>
    </style:style>
    <style:style style:name="P34" style:family="paragraph" style:parent-style-name="Text_20_body">
      <style:text-properties fo:language="de" fo:country="DE" fo:font-weight="normal" officeooo:rsid="020533fe" officeooo:paragraph-rsid="020533fe" style:font-weight-asian="normal" style:font-weight-complex="normal"/>
    </style:style>
    <style:style style:name="P35" style:family="paragraph" style:parent-style-name="Text_20_body">
      <style:text-properties fo:language="de" fo:country="DE" fo:font-weight="normal" officeooo:rsid="028e4907" officeooo:paragraph-rsid="028e4907" style:font-weight-asian="normal" style:font-weight-complex="normal"/>
    </style:style>
    <style:style style:name="P36" style:family="paragraph" style:parent-style-name="Text_20_body">
      <style:text-properties fo:language="de" fo:country="DE" fo:font-weight="normal" officeooo:rsid="028f10a3" officeooo:paragraph-rsid="028f10a3" style:font-weight-asian="normal" style:font-weight-complex="normal"/>
    </style:style>
    <style:style style:name="P37" style:family="paragraph" style:parent-style-name="Text_20_body">
      <style:text-properties fo:language="de" fo:country="DE" officeooo:rsid="0196ecb8" officeooo:paragraph-rsid="0196ecb8"/>
    </style:style>
    <style:style style:name="P38" style:family="paragraph" style:parent-style-name="Text_20_body">
      <style:text-properties fo:language="de" fo:country="DE" officeooo:rsid="019879b0" officeooo:paragraph-rsid="019879b0"/>
    </style:style>
    <style:style style:name="P39" style:family="paragraph" style:parent-style-name="Text_20_body">
      <style:text-properties fo:language="de" fo:country="DE" officeooo:paragraph-rsid="02cfe3e1"/>
    </style:style>
    <style:style style:name="P40" style:family="paragraph" style:parent-style-name="Text_20_body">
      <style:text-properties fo:language="de" fo:country="DE" officeooo:paragraph-rsid="02d19f85"/>
    </style:style>
    <style:style style:name="P41" style:family="paragraph" style:parent-style-name="Text_20_body">
      <style:text-properties fo:language="de" fo:country="DE" officeooo:rsid="0057c531" officeooo:paragraph-rsid="0057c531"/>
    </style:style>
    <style:style style:name="P42" style:family="paragraph" style:parent-style-name="Text_20_body">
      <style:text-properties fo:language="de" fo:country="DE" officeooo:rsid="0058f516" officeooo:paragraph-rsid="005b3906"/>
    </style:style>
    <style:style style:name="P43" style:family="paragraph" style:parent-style-name="Text_20_body">
      <style:text-properties fo:language="de" fo:country="DE" officeooo:rsid="0058f516" officeooo:paragraph-rsid="0058f516"/>
    </style:style>
    <style:style style:name="P44" style:family="paragraph" style:parent-style-name="Text_20_body">
      <style:text-properties fo:language="de" fo:country="DE" officeooo:rsid="005b3906" officeooo:paragraph-rsid="005b3906"/>
    </style:style>
    <style:style style:name="P45" style:family="paragraph" style:parent-style-name="Text_20_body">
      <style:text-properties fo:language="de" fo:country="DE" officeooo:rsid="00771fa5" officeooo:paragraph-rsid="00771fa5"/>
    </style:style>
    <style:style style:name="P46" style:family="paragraph" style:parent-style-name="Text_20_body">
      <style:text-properties fo:language="de" fo:country="DE" officeooo:rsid="00771fa5" officeooo:paragraph-rsid="007f94b7"/>
    </style:style>
    <style:style style:name="P47" style:family="paragraph" style:parent-style-name="Text_20_body">
      <style:text-properties fo:language="de" fo:country="DE" officeooo:rsid="00771fa5" officeooo:paragraph-rsid="007a8e56"/>
    </style:style>
    <style:style style:name="P48" style:family="paragraph" style:parent-style-name="Text_20_body">
      <style:text-properties fo:language="de" fo:country="DE" officeooo:rsid="00a1e252" officeooo:paragraph-rsid="00a1e252"/>
    </style:style>
    <style:style style:name="P49" style:family="paragraph" style:parent-style-name="Text_20_body">
      <style:text-properties fo:language="de" fo:country="DE" officeooo:rsid="02c6ad30" officeooo:paragraph-rsid="02c6ad30"/>
    </style:style>
    <style:style style:name="P50" style:family="paragraph" style:parent-style-name="Text_20_body">
      <style:text-properties fo:language="de" fo:country="DE" officeooo:paragraph-rsid="02c6ad30"/>
    </style:style>
    <style:style style:name="P51" style:family="paragraph" style:parent-style-name="Text_20_body">
      <style:text-properties fo:language="de" fo:country="DE" officeooo:rsid="00e10fae" officeooo:paragraph-rsid="00e10fae"/>
    </style:style>
    <style:style style:name="P52" style:family="paragraph" style:parent-style-name="Text_20_body">
      <style:text-properties fo:language="de" fo:country="DE" officeooo:paragraph-rsid="00e75ce4"/>
    </style:style>
    <style:style style:name="P53" style:family="paragraph" style:parent-style-name="Text_20_body">
      <style:text-properties fo:language="de" fo:country="DE" officeooo:rsid="00e75ce4" officeooo:paragraph-rsid="00e75ce4"/>
    </style:style>
    <style:style style:name="P54" style:family="paragraph" style:parent-style-name="Text_20_body">
      <style:text-properties fo:language="de" fo:country="DE" officeooo:paragraph-rsid="02d3796f"/>
    </style:style>
    <style:style style:name="P55" style:family="paragraph" style:parent-style-name="Text_20_body">
      <style:text-properties fo:language="de" fo:country="DE" officeooo:rsid="011a6957" officeooo:paragraph-rsid="011a6957"/>
    </style:style>
    <style:style style:name="P56" style:family="paragraph" style:parent-style-name="Text_20_body">
      <style:text-properties fo:language="de" fo:country="DE" officeooo:paragraph-rsid="02c74348"/>
    </style:style>
    <style:style style:name="P57" style:family="paragraph" style:parent-style-name="Text_20_body">
      <style:text-properties fo:language="de" fo:country="DE" officeooo:rsid="0128d979" officeooo:paragraph-rsid="0128d979"/>
    </style:style>
    <style:style style:name="P58" style:family="paragraph" style:parent-style-name="Text_20_body">
      <style:text-properties fo:language="de" fo:country="DE" officeooo:rsid="02d53324" officeooo:paragraph-rsid="02d53324"/>
    </style:style>
    <style:style style:name="P59" style:family="paragraph" style:parent-style-name="Text_20_body">
      <style:text-properties fo:language="de" fo:country="DE" officeooo:rsid="015fe885" officeooo:paragraph-rsid="015fe885"/>
    </style:style>
    <style:style style:name="P60" style:family="paragraph" style:parent-style-name="Text_20_body">
      <style:text-properties fo:language="de" fo:country="DE" officeooo:rsid="016d5291"/>
    </style:style>
    <style:style style:name="P61" style:family="paragraph" style:parent-style-name="Text_20_body">
      <style:text-properties fo:language="de" fo:country="DE" officeooo:rsid="01860081" officeooo:paragraph-rsid="01860081"/>
    </style:style>
    <style:style style:name="P62" style:family="paragraph" style:parent-style-name="Text_20_body">
      <style:text-properties fo:language="de" fo:country="DE" officeooo:rsid="018e8acb"/>
    </style:style>
    <style:style style:name="P63" style:family="paragraph" style:parent-style-name="Text_20_body">
      <style:text-properties fo:language="de" fo:country="DE" officeooo:rsid="01d1ba7b" officeooo:paragraph-rsid="01d1ba7b"/>
    </style:style>
    <style:style style:name="P64" style:family="paragraph" style:parent-style-name="Text_20_body">
      <style:text-properties fo:language="de" fo:country="DE" officeooo:paragraph-rsid="01d3de76"/>
    </style:style>
    <style:style style:name="P65" style:family="paragraph" style:parent-style-name="Text_20_body">
      <style:text-properties fo:language="de" fo:country="DE" officeooo:rsid="01d6c053" officeooo:paragraph-rsid="01d6c053"/>
    </style:style>
    <style:style style:name="P66" style:family="paragraph" style:parent-style-name="Text_20_body">
      <style:text-properties fo:language="de" fo:country="DE" officeooo:rsid="01ec8cb7" officeooo:paragraph-rsid="01ec8cb7"/>
    </style:style>
    <style:style style:name="P67" style:family="paragraph" style:parent-style-name="Text_20_body">
      <style:text-properties fo:language="de" fo:country="DE" officeooo:rsid="01fe22cf" officeooo:paragraph-rsid="01fe22cf"/>
    </style:style>
    <style:style style:name="P68" style:family="paragraph" style:parent-style-name="Text_20_body">
      <style:text-properties fo:language="de" fo:country="DE" officeooo:rsid="0214e011" officeooo:paragraph-rsid="0214e011"/>
    </style:style>
    <style:style style:name="P69" style:family="paragraph" style:parent-style-name="Text_20_body">
      <style:text-properties fo:language="de" fo:country="DE" officeooo:paragraph-rsid="02d7c55d"/>
    </style:style>
    <style:style style:name="P70" style:family="paragraph" style:parent-style-name="Text_20_body">
      <style:text-properties fo:language="de" fo:country="DE" officeooo:rsid="0229bbae" officeooo:paragraph-rsid="0229bbae"/>
    </style:style>
    <style:style style:name="P71" style:family="paragraph" style:parent-style-name="Text_20_body">
      <style:text-properties fo:language="de" fo:country="DE" officeooo:paragraph-rsid="02c8eb8d"/>
    </style:style>
    <style:style style:name="P72" style:family="paragraph" style:parent-style-name="Text_20_body">
      <style:text-properties fo:language="de" fo:country="DE" officeooo:rsid="028b75b9" officeooo:paragraph-rsid="028b75b9"/>
    </style:style>
    <style:style style:name="P73" style:family="paragraph" style:parent-style-name="Text_20_body">
      <style:text-properties fo:language="de" fo:country="DE" officeooo:paragraph-rsid="02d9a1a1"/>
    </style:style>
    <style:style style:name="P74" style:family="paragraph" style:parent-style-name="Title">
      <style:text-properties fo:language="de" fo:country="DE" officeooo:paragraph-rsid="02cbe0a5"/>
    </style:style>
    <style:style style:name="P75" style:family="paragraph" style:parent-style-name="Preformatted_20_Text">
      <style:paragraph-properties fo:margin-top="0cm" fo:margin-bottom="0.499cm" style:contextual-spacing="false"/>
      <style:text-properties officeooo:paragraph-rsid="02bc9e47"/>
    </style:style>
    <style:style style:name="P76" style:family="paragraph" style:parent-style-name="Preformatted_20_Text">
      <style:paragraph-properties fo:margin-top="0cm" fo:margin-bottom="0.499cm" style:contextual-spacing="false"/>
      <style:text-properties officeooo:paragraph-rsid="02b85e96"/>
    </style:style>
    <style:style style:name="P77" style:family="paragraph" style:parent-style-name="Quotations">
      <style:text-properties officeooo:paragraph-rsid="02d9a1a1"/>
    </style:style>
    <style:style style:name="P78" style:family="paragraph" style:parent-style-name="Text_20_body">
      <style:text-properties officeooo:paragraph-rsid="02d9a1a1"/>
    </style:style>
    <style:style style:name="P79" style:family="paragraph" style:parent-style-name="Text_20_body">
      <style:text-properties fo:font-weight="normal" officeooo:paragraph-rsid="01a461ce" style:font-weight-asian="normal" style:font-weight-complex="normal"/>
    </style:style>
    <style:style style:name="P80" style:family="paragraph" style:parent-style-name="Text_20_body">
      <style:text-properties fo:font-weight="normal" officeooo:rsid="00eefb16" officeooo:paragraph-rsid="00eefb16" style:font-weight-asian="normal" style:font-weight-complex="normal"/>
    </style:style>
    <style:style style:name="P81" style:family="paragraph" style:parent-style-name="Text_20_body">
      <style:text-properties fo:font-weight="normal" officeooo:rsid="00ecabb2" officeooo:paragraph-rsid="00ecabb2" style:font-weight-asian="normal" style:font-weight-complex="normal"/>
    </style:style>
    <style:style style:name="P82" style:family="paragraph" style:parent-style-name="Text_20_body">
      <style:text-properties fo:font-weight="normal" officeooo:rsid="00ea617e" officeooo:paragraph-rsid="00ea617e" style:font-weight-asian="normal" style:font-weight-complex="normal"/>
    </style:style>
    <style:style style:name="P83" style:family="paragraph" style:parent-style-name="Text_20_body">
      <style:text-properties fo:font-weight="normal" officeooo:rsid="00e75ce4" officeooo:paragraph-rsid="00e75ce4" style:font-weight-asian="normal" style:font-weight-complex="normal"/>
    </style:style>
    <style:style style:name="P84" style:family="paragraph" style:parent-style-name="Text_20_body">
      <style:text-properties fo:font-weight="normal" officeooo:rsid="00e3ef5f" officeooo:paragraph-rsid="00e5b89b" style:font-weight-asian="normal" style:font-weight-complex="normal"/>
    </style:style>
    <style:style style:name="P85" style:family="paragraph" style:parent-style-name="Text_20_body">
      <style:text-properties fo:font-weight="normal" officeooo:rsid="00e3ef5f" officeooo:paragraph-rsid="00e3ef5f" style:font-weight-asian="normal" style:font-weight-complex="normal"/>
    </style:style>
    <style:style style:name="P86" style:family="paragraph" style:parent-style-name="Text_20_body">
      <style:text-properties fo:font-weight="normal" style:font-weight-asian="normal" style:font-weight-complex="normal"/>
    </style:style>
    <style:style style:name="P87" style:family="paragraph" style:parent-style-name="Text_20_body">
      <style:text-properties style:font-name="Liberation Mono" fo:language="de" fo:country="DE" fo:font-style="normal" officeooo:rsid="0196ecb8" officeooo:paragraph-rsid="0196ecb8" style:font-style-asian="normal" style:font-style-complex="normal"/>
    </style:style>
    <style:style style:name="P88" style:family="paragraph" style:parent-style-name="Text_20_body">
      <style:text-properties style:font-name="Liberation Mono" fo:language="de" fo:country="DE" fo:font-style="normal" officeooo:rsid="0196ecb8" officeooo:paragraph-rsid="019879b0" style:font-style-asian="normal" style:font-style-complex="normal"/>
    </style:style>
    <style:style style:name="P89" style:family="paragraph" style:parent-style-name="Text_20_body">
      <style:text-properties style:font-name="Liberation Mono" fo:language="de" fo:country="DE" fo:font-style="normal" officeooo:rsid="019879b0" officeooo:paragraph-rsid="019879b0" style:font-style-asian="normal" style:font-style-complex="normal"/>
    </style:style>
    <style:style style:name="P90" style:family="paragraph" style:parent-style-name="Text_20_body">
      <style:text-properties style:font-name="Liberation Mono" fo:language="de" fo:country="DE" officeooo:rsid="019879b0" officeooo:paragraph-rsid="019879b0"/>
    </style:style>
    <style:style style:name="P91" style:family="paragraph" style:parent-style-name="Text_20_body">
      <style:text-properties style:font-name="Liberation Mono" fo:language="de" fo:country="DE"/>
    </style:style>
    <style:style style:name="P92" style:family="paragraph" style:parent-style-name="Text_20_body">
      <style:text-properties style:font-name="Liberation Mono" fo:language="de" fo:country="DE" officeooo:paragraph-rsid="02cfe3e1"/>
    </style:style>
    <style:style style:name="P93" style:family="paragraph" style:parent-style-name="Text_20_body">
      <style:paragraph-properties fo:margin-top="0cm" fo:margin-bottom="0cm" style:contextual-spacing="false"/>
      <style:text-properties style:font-name="Liberation Mono" fo:language="de" fo:country="DE"/>
    </style:style>
    <style:style style:name="P94" style:family="paragraph" style:parent-style-name="Text_20_body">
      <style:paragraph-properties fo:margin-top="0cm" fo:margin-bottom="0cm" style:contextual-spacing="false"/>
      <style:text-properties style:font-name="Liberation Mono" fo:language="de" fo:country="DE" fo:font-weight="normal" officeooo:rsid="028e4907" officeooo:paragraph-rsid="028fbecb" style:font-weight-asian="normal" style:font-weight-complex="normal"/>
    </style:style>
    <style:style style:name="P95" style:family="paragraph" style:parent-style-name="Text_20_body">
      <style:text-properties officeooo:rsid="0196ecb8" officeooo:paragraph-rsid="0196ecb8"/>
    </style:style>
    <style:style style:name="P96" style:family="paragraph" style:parent-style-name="Text_20_body">
      <style:text-properties officeooo:paragraph-rsid="02cfe3e1"/>
    </style:style>
    <style:style style:name="P97" style:family="paragraph" style:parent-style-name="Text_20_body">
      <style:text-properties officeooo:paragraph-rsid="00548fda"/>
    </style:style>
    <style:style style:name="P98" style:family="paragraph" style:parent-style-name="Text_20_body">
      <style:text-properties officeooo:rsid="0057c531" officeooo:paragraph-rsid="0057c531"/>
    </style:style>
    <style:style style:name="P99" style:family="paragraph" style:parent-style-name="Text_20_body">
      <style:text-properties officeooo:paragraph-rsid="00a1e252"/>
    </style:style>
    <style:style style:name="P100" style:family="paragraph" style:parent-style-name="Text_20_body">
      <style:text-properties officeooo:paragraph-rsid="00e10fae"/>
    </style:style>
    <style:style style:name="P101" style:family="paragraph" style:parent-style-name="Text_20_body">
      <style:text-properties officeooo:paragraph-rsid="02d3796f"/>
    </style:style>
    <style:style style:name="P102" style:family="paragraph" style:parent-style-name="Text_20_body">
      <style:text-properties officeooo:rsid="00e75ce4" officeooo:paragraph-rsid="00e75ce4"/>
    </style:style>
    <style:style style:name="P103" style:family="paragraph" style:parent-style-name="Text_20_body">
      <style:text-properties officeooo:paragraph-rsid="01ec8cb7"/>
    </style:style>
    <style:style style:name="P104" style:family="paragraph" style:parent-style-name="Text_20_body">
      <style:text-properties officeooo:paragraph-rsid="020533fe"/>
    </style:style>
    <style:style style:name="P105" style:family="paragraph" style:parent-style-name="Text_20_body">
      <style:text-properties officeooo:paragraph-rsid="0214e011"/>
    </style:style>
    <style:style style:name="P106" style:family="paragraph" style:parent-style-name="Text_20_body">
      <style:text-properties officeooo:paragraph-rsid="02d7c55d"/>
    </style:style>
    <style:style style:name="P107" style:family="paragraph" style:parent-style-name="Text_20_body">
      <style:paragraph-properties fo:margin-top="0cm" fo:margin-bottom="0cm" style:contextual-spacing="false"/>
    </style:style>
    <style:style style:name="P108" style:family="paragraph" style:parent-style-name="Text_20_body">
      <style:text-properties officeooo:paragraph-rsid="02d86d17"/>
    </style:style>
    <style:style style:name="P109" style:family="paragraph" style:parent-style-name="Text_20_body">
      <style:text-properties officeooo:paragraph-rsid="02c917e4"/>
    </style:style>
    <style:style style:name="P110" style:family="paragraph" style:parent-style-name="Text_20_body">
      <style:text-properties officeooo:rsid="028b75b9" officeooo:paragraph-rsid="028b75b9"/>
    </style:style>
    <style:style style:name="P111" style:family="paragraph" style:parent-style-name="Text_20_body">
      <style:text-properties officeooo:paragraph-rsid="028b3e94"/>
    </style:style>
    <style:style style:name="P112" style:family="paragraph" style:parent-style-name="Text_20_body">
      <style:text-properties officeooo:rsid="02d86d17" officeooo:paragraph-rsid="02d86d17"/>
    </style:style>
    <style:style style:name="P113" style:family="paragraph" style:parent-style-name="Text_20_body">
      <style:text-properties fo:font-size="10pt" fo:language="de" fo:country="DE" style:font-size-asian="10pt" style:font-size-complex="10pt"/>
    </style:style>
    <style:style style:name="P114" style:family="paragraph" style:parent-style-name="Text_20_body">
      <style:text-properties officeooo:paragraph-rsid="02c8eb8d"/>
    </style:style>
    <style:style style:name="P115" style:family="paragraph" style:parent-style-name="Text_20_body">
      <style:text-properties officeooo:rsid="022b7a88" officeooo:paragraph-rsid="022d5d50"/>
    </style:style>
    <style:style style:name="P116" style:family="paragraph" style:parent-style-name="Text_20_body">
      <style:text-properties officeooo:rsid="0229bbae" officeooo:paragraph-rsid="0229bbae"/>
    </style:style>
    <style:style style:name="P117" style:family="paragraph" style:parent-style-name="Text_20_body">
      <style:text-properties officeooo:paragraph-rsid="02c7bb91"/>
    </style:style>
    <style:style style:name="P118" style:family="paragraph" style:parent-style-name="Text_20_body">
      <style:text-properties officeooo:paragraph-rsid="021204c8"/>
    </style:style>
    <style:style style:name="P119" style:family="paragraph" style:parent-style-name="Text_20_body">
      <style:text-properties officeooo:paragraph-rsid="02004fcd"/>
    </style:style>
    <style:style style:name="P120" style:family="paragraph" style:parent-style-name="Text_20_body">
      <style:text-properties officeooo:rsid="01ff5dbb" officeooo:paragraph-rsid="01ff5dbb"/>
    </style:style>
    <style:style style:name="P121" style:family="paragraph" style:parent-style-name="Text_20_body">
      <style:text-properties officeooo:rsid="01ff5dbb" officeooo:paragraph-rsid="02021543"/>
    </style:style>
    <style:style style:name="P122" style:family="paragraph" style:parent-style-name="Text_20_body">
      <style:text-properties officeooo:paragraph-rsid="01fd76da"/>
    </style:style>
    <style:style style:name="P123" style:family="paragraph" style:parent-style-name="Text_20_body">
      <style:text-properties officeooo:rsid="01fe22cf" officeooo:paragraph-rsid="01fe22cf"/>
    </style:style>
    <style:style style:name="P124" style:family="paragraph" style:parent-style-name="Text_20_body">
      <style:text-properties officeooo:paragraph-rsid="01fb48d2"/>
    </style:style>
    <style:style style:name="P125" style:family="paragraph" style:parent-style-name="Text_20_body">
      <style:text-properties officeooo:paragraph-rsid="01f99bef"/>
    </style:style>
    <style:style style:name="P126" style:family="paragraph" style:parent-style-name="Text_20_body">
      <style:text-properties officeooo:rsid="01f3c39c" officeooo:paragraph-rsid="01f3c39c"/>
    </style:style>
    <style:style style:name="P127" style:family="paragraph" style:parent-style-name="Text_20_body">
      <style:text-properties officeooo:paragraph-rsid="01f4dcf2"/>
    </style:style>
    <style:style style:name="P128" style:family="paragraph" style:parent-style-name="Text_20_body">
      <style:text-properties officeooo:rsid="01ec8cb7" officeooo:paragraph-rsid="01ec8cb7"/>
    </style:style>
    <style:style style:name="P129" style:family="paragraph" style:parent-style-name="Text_20_body">
      <style:text-properties officeooo:rsid="01cc932a" officeooo:paragraph-rsid="01cc932a"/>
    </style:style>
    <style:style style:name="P130" style:family="paragraph" style:parent-style-name="Text_20_body">
      <style:text-properties officeooo:paragraph-rsid="01855b1b"/>
    </style:style>
    <style:style style:name="P131" style:family="paragraph" style:parent-style-name="Text_20_body">
      <style:text-properties officeooo:paragraph-rsid="01844fcf"/>
    </style:style>
    <style:style style:name="P132" style:family="paragraph" style:parent-style-name="Text_20_body">
      <style:text-properties officeooo:paragraph-rsid="0182606c"/>
    </style:style>
    <style:style style:name="P133" style:family="paragraph" style:parent-style-name="Text_20_body">
      <style:text-properties officeooo:paragraph-rsid="01822114"/>
    </style:style>
    <style:style style:name="P134" style:family="paragraph" style:parent-style-name="Text_20_body">
      <style:text-properties officeooo:paragraph-rsid="0157b3d2"/>
    </style:style>
    <style:style style:name="P135" style:family="paragraph" style:parent-style-name="Text_20_body">
      <style:text-properties officeooo:rsid="0155ed47" officeooo:paragraph-rsid="0155ed47"/>
    </style:style>
    <style:style style:name="P136" style:family="paragraph" style:parent-style-name="Text_20_body">
      <style:text-properties officeooo:rsid="0150d678" officeooo:paragraph-rsid="0154b623"/>
    </style:style>
    <style:style style:name="P137" style:family="paragraph" style:parent-style-name="Text_20_body">
      <style:text-properties officeooo:rsid="0150d678" officeooo:paragraph-rsid="0150d678"/>
    </style:style>
    <style:style style:name="P138" style:family="paragraph" style:parent-style-name="Text_20_body">
      <style:text-properties officeooo:rsid="0154346e" officeooo:paragraph-rsid="0154b623"/>
    </style:style>
    <style:style style:name="P139" style:family="paragraph" style:parent-style-name="Text_20_body">
      <style:text-properties officeooo:rsid="0154346e" officeooo:paragraph-rsid="0154346e"/>
    </style:style>
    <style:style style:name="P140" style:family="paragraph" style:parent-style-name="Text_20_body">
      <style:text-properties officeooo:rsid="01495e5c" officeooo:paragraph-rsid="01495e5c"/>
    </style:style>
    <style:style style:name="P141" style:family="paragraph" style:parent-style-name="Text_20_body">
      <style:text-properties officeooo:paragraph-rsid="01478712"/>
    </style:style>
    <style:style style:name="P142" style:family="paragraph" style:parent-style-name="Text_20_body">
      <style:text-properties officeooo:rsid="013d8378" officeooo:paragraph-rsid="013d8378"/>
    </style:style>
    <style:style style:name="P143" style:family="paragraph" style:parent-style-name="Text_20_body">
      <style:text-properties officeooo:rsid="011a6957" officeooo:paragraph-rsid="011a6957"/>
    </style:style>
    <style:style style:name="P144" style:family="paragraph" style:parent-style-name="Text_20_body">
      <style:text-properties officeooo:paragraph-rsid="00d0d250"/>
    </style:style>
    <style:style style:name="P145" style:family="paragraph" style:parent-style-name="Text_20_body">
      <style:text-properties style:font-name="Liberation Mono74" fo:language="de" fo:country="DE"/>
    </style:style>
    <style:style style:name="P146" style:family="paragraph" style:parent-style-name="Text_20_body">
      <style:text-properties officeooo:paragraph-rsid="00b4cd8a"/>
    </style:style>
    <style:style style:name="P147" style:family="paragraph" style:parent-style-name="Text_20_body">
      <style:text-properties officeooo:rsid="00aea2fe" officeooo:paragraph-rsid="00b201b6"/>
    </style:style>
    <style:style style:name="P148" style:family="paragraph" style:parent-style-name="Text_20_body">
      <style:text-properties officeooo:rsid="00aea2fe" officeooo:paragraph-rsid="00af9434"/>
    </style:style>
    <style:style style:name="P149" style:family="paragraph" style:parent-style-name="Text_20_body">
      <style:text-properties officeooo:paragraph-rsid="00aea2fe"/>
    </style:style>
    <style:style style:name="P150" style:family="paragraph" style:parent-style-name="Text_20_body">
      <style:text-properties officeooo:rsid="00a9980c" officeooo:paragraph-rsid="00ac8746"/>
    </style:style>
    <style:style style:name="P151" style:family="paragraph" style:parent-style-name="Text_20_body">
      <style:text-properties officeooo:paragraph-rsid="00a9980c"/>
    </style:style>
    <style:style style:name="P152" style:family="paragraph" style:parent-style-name="Text_20_body">
      <style:text-properties officeooo:paragraph-rsid="00a72a77"/>
    </style:style>
    <style:style style:name="P153" style:family="paragraph" style:parent-style-name="Text_20_body">
      <style:text-properties officeooo:paragraph-rsid="00a57fca"/>
    </style:style>
    <style:style style:name="P154" style:family="paragraph" style:parent-style-name="Text_20_body">
      <style:text-properties officeooo:paragraph-rsid="00a070c6"/>
    </style:style>
    <style:style style:name="P155" style:family="paragraph" style:parent-style-name="Text_20_body">
      <style:text-properties officeooo:paragraph-rsid="009ccd4d"/>
    </style:style>
    <style:style style:name="P156" style:family="paragraph" style:parent-style-name="Text_20_body">
      <style:text-properties officeooo:paragraph-rsid="00a28bb2"/>
    </style:style>
    <style:style style:name="P157" style:family="paragraph" style:parent-style-name="Text_20_body">
      <style:text-properties officeooo:paragraph-rsid="009a7d33"/>
    </style:style>
    <style:style style:name="P158" style:family="paragraph" style:parent-style-name="Text_20_body">
      <style:text-properties officeooo:rsid="007ffd84" officeooo:paragraph-rsid="007ffd84"/>
    </style:style>
    <style:style style:name="P159" style:family="paragraph" style:parent-style-name="Text_20_body">
      <style:text-properties officeooo:rsid="007debf4" officeooo:paragraph-rsid="007debf4"/>
    </style:style>
    <style:style style:name="P160" style:family="paragraph" style:parent-style-name="Text_20_body">
      <style:text-properties officeooo:rsid="005b3906" officeooo:paragraph-rsid="005b3906"/>
    </style:style>
    <style:style style:name="P161" style:family="paragraph" style:parent-style-name="Text_20_body">
      <style:text-properties officeooo:paragraph-rsid="001285ed"/>
    </style:style>
    <style:style style:name="P162" style:family="paragraph" style:parent-style-name="Text_20_body">
      <style:text-properties style:font-name="Liberation Serif" fo:font-size="12pt" fo:language="de" fo:country="DE" style:font-size-asian="12pt" style:font-size-complex="12pt"/>
    </style:style>
    <style:style style:name="P163" style:family="paragraph" style:parent-style-name="Text_20_body">
      <style:text-properties style:font-name="Liberation Serif" fo:language="de" fo:country="DE" fo:font-style="normal" officeooo:rsid="019879b0" officeooo:paragraph-rsid="019879b0" style:font-style-asian="normal" style:font-style-complex="normal"/>
    </style:style>
    <style:style style:name="P164" style:family="paragraph" style:parent-style-name="Text_20_body">
      <style:text-properties officeooo:rsid="01955a54" officeooo:paragraph-rsid="01955a54"/>
    </style:style>
    <style:style style:name="P165" style:family="paragraph" style:parent-style-name="Text_20_body">
      <style:text-properties officeooo:paragraph-rsid="0193137d"/>
    </style:style>
    <style:style style:name="P166" style:family="paragraph" style:parent-style-name="Text_20_body">
      <style:text-properties officeooo:paragraph-rsid="019247bd"/>
    </style:style>
    <style:style style:name="P167" style:family="paragraph" style:parent-style-name="Text_20_body">
      <style:text-properties officeooo:paragraph-rsid="02c52847"/>
    </style:style>
    <style:style style:name="P168" style:family="paragraph" style:parent-style-name="Heading_20_1">
      <style:text-properties fo:language="de" fo:country="DE" officeooo:paragraph-rsid="02c40ca8"/>
    </style:style>
    <style:style style:name="P169" style:family="paragraph" style:parent-style-name="Heading_20_1">
      <style:text-properties fo:language="de" fo:country="DE" officeooo:rsid="0000d1a0" officeooo:paragraph-rsid="019b2bd6"/>
    </style:style>
    <style:style style:name="P170" style:family="paragraph" style:parent-style-name="Heading_20_1">
      <style:text-properties fo:language="de" fo:country="DE" officeooo:paragraph-rsid="02bca3f5"/>
    </style:style>
    <style:style style:name="P171" style:family="paragraph" style:parent-style-name="Heading_20_1">
      <style:text-properties fo:language="de" fo:country="DE"/>
    </style:style>
    <style:style style:name="P172" style:family="paragraph" style:parent-style-name="Heading_20_1">
      <style:text-properties fo:language="de" fo:country="DE" officeooo:paragraph-rsid="019245cc"/>
    </style:style>
    <style:style style:name="P173" style:family="paragraph" style:parent-style-name="Heading_20_1">
      <style:text-properties fo:language="de" fo:country="DE" officeooo:paragraph-rsid="019247bd"/>
    </style:style>
    <style:style style:name="P174" style:family="paragraph" style:parent-style-name="Heading_20_1">
      <style:text-properties fo:language="de" fo:country="DE" officeooo:paragraph-rsid="0193137d"/>
    </style:style>
    <style:style style:name="P175" style:family="paragraph" style:parent-style-name="Heading_20_1">
      <style:text-properties fo:language="de" fo:country="DE" officeooo:paragraph-rsid="0018b5fb"/>
    </style:style>
    <style:style style:name="P176" style:family="paragraph" style:parent-style-name="Heading_20_1">
      <style:text-properties fo:language="de" fo:country="DE" officeooo:rsid="0001b873" officeooo:paragraph-rsid="02bd5416"/>
    </style:style>
    <style:style style:name="P177" style:family="paragraph" style:parent-style-name="Heading_20_1">
      <style:text-properties fo:language="de" fo:country="DE" officeooo:rsid="0001b873" officeooo:paragraph-rsid="01951557"/>
    </style:style>
    <style:style style:name="P178" style:family="paragraph" style:parent-style-name="Heading_20_1">
      <style:text-properties fo:language="de" fo:country="DE" officeooo:paragraph-rsid="0018f5fd"/>
    </style:style>
    <style:style style:name="P179" style:family="paragraph" style:parent-style-name="Heading_20_1">
      <style:text-properties fo:language="de" fo:country="DE" officeooo:paragraph-rsid="0044c223"/>
    </style:style>
    <style:style style:name="P180" style:family="paragraph" style:parent-style-name="Heading_20_1">
      <style:text-properties fo:language="de" fo:country="DE" officeooo:paragraph-rsid="0044fd57"/>
    </style:style>
    <style:style style:name="P181" style:family="paragraph" style:parent-style-name="Heading_20_1">
      <style:text-properties fo:language="de" fo:country="DE" officeooo:paragraph-rsid="004700dc"/>
    </style:style>
    <style:style style:name="P182" style:family="paragraph" style:parent-style-name="Heading_20_1">
      <style:text-properties fo:language="de" fo:country="DE" officeooo:paragraph-rsid="00496c41"/>
    </style:style>
    <style:style style:name="P183" style:family="paragraph" style:parent-style-name="Heading_20_1">
      <style:text-properties fo:language="de" fo:country="DE" officeooo:paragraph-rsid="004a4cc7"/>
    </style:style>
    <style:style style:name="P184" style:family="paragraph" style:parent-style-name="Heading_20_1">
      <style:text-properties fo:language="de" fo:country="DE" officeooo:paragraph-rsid="004b1966"/>
    </style:style>
    <style:style style:name="P185" style:family="paragraph" style:parent-style-name="Heading_20_1">
      <style:text-properties fo:language="de" fo:country="DE" officeooo:paragraph-rsid="004e5e33"/>
    </style:style>
    <style:style style:name="P186" style:family="paragraph" style:parent-style-name="Heading_20_1">
      <style:text-properties fo:language="de" fo:country="DE" officeooo:paragraph-rsid="00512095"/>
    </style:style>
    <style:style style:name="P187" style:family="paragraph" style:parent-style-name="Heading_20_1">
      <style:text-properties fo:language="de" fo:country="DE" officeooo:rsid="005688c9" officeooo:paragraph-rsid="005688c9"/>
    </style:style>
    <style:style style:name="P188" style:family="paragraph" style:parent-style-name="Heading_20_1">
      <style:text-properties fo:language="de" fo:country="DE" officeooo:rsid="005688c9" officeooo:paragraph-rsid="008f26b2"/>
    </style:style>
    <style:style style:name="P189" style:family="paragraph" style:parent-style-name="Heading_20_1">
      <style:text-properties fo:language="de" fo:country="DE" officeooo:rsid="005688c9" officeooo:paragraph-rsid="00d81fb0"/>
    </style:style>
    <style:style style:name="P190" style:family="paragraph" style:parent-style-name="Heading_20_1">
      <style:text-properties fo:language="de" fo:country="DE" officeooo:rsid="005688c9" officeooo:paragraph-rsid="010f34cd"/>
    </style:style>
    <style:style style:name="P191" style:family="paragraph" style:parent-style-name="Heading_20_1">
      <style:text-properties fo:language="de" fo:country="DE" officeooo:rsid="005688c9" officeooo:paragraph-rsid="011c5f18"/>
    </style:style>
    <style:style style:name="P192" style:family="paragraph" style:parent-style-name="Heading_20_1">
      <style:text-properties fo:language="de" fo:country="DE" officeooo:rsid="005688c9" officeooo:paragraph-rsid="01676380"/>
    </style:style>
    <style:style style:name="P193" style:family="paragraph" style:parent-style-name="Heading_20_1">
      <style:text-properties fo:language="de" fo:country="DE" officeooo:rsid="005688c9" officeooo:paragraph-rsid="018e67bf"/>
    </style:style>
    <style:style style:name="P194" style:family="paragraph" style:parent-style-name="Heading_20_1">
      <style:text-properties fo:language="de" fo:country="DE" officeooo:paragraph-rsid="005688c9"/>
    </style:style>
    <style:style style:name="P195" style:family="paragraph" style:parent-style-name="Heading_20_1">
      <style:text-properties fo:language="de" fo:country="DE" officeooo:paragraph-rsid="00548fda"/>
    </style:style>
    <style:style style:name="P196" style:family="paragraph" style:parent-style-name="Heading_20_1">
      <style:text-properties fo:language="de" fo:country="DE" officeooo:paragraph-rsid="005721ef"/>
    </style:style>
    <style:style style:name="P197" style:family="paragraph" style:parent-style-name="Heading_20_1">
      <style:text-properties fo:language="de" fo:country="DE" officeooo:rsid="005721ef" officeooo:paragraph-rsid="005721ef"/>
    </style:style>
    <style:style style:name="P198" style:family="paragraph" style:parent-style-name="Heading_20_1">
      <style:text-properties fo:language="de" fo:country="DE" officeooo:rsid="005721ef" officeooo:paragraph-rsid="0069f728"/>
    </style:style>
    <style:style style:name="P199" style:family="paragraph" style:parent-style-name="Heading_20_1">
      <style:text-properties fo:language="de" fo:country="DE" officeooo:rsid="005721ef" officeooo:paragraph-rsid="0081622b"/>
    </style:style>
    <style:style style:name="P200" style:family="paragraph" style:parent-style-name="Heading_20_1">
      <style:text-properties fo:language="de" fo:country="DE" officeooo:rsid="005721ef" officeooo:paragraph-rsid="0083074e"/>
    </style:style>
    <style:style style:name="P201" style:family="paragraph" style:parent-style-name="Heading_20_1">
      <style:text-properties fo:language="de" fo:country="DE" officeooo:rsid="005721ef" officeooo:paragraph-rsid="0085179e"/>
    </style:style>
    <style:style style:name="P202" style:family="paragraph" style:parent-style-name="Heading_20_1">
      <style:text-properties fo:language="de" fo:country="DE" officeooo:paragraph-rsid="00758664"/>
    </style:style>
    <style:style style:name="P203" style:family="paragraph" style:parent-style-name="Heading_20_1">
      <style:text-properties fo:language="de" fo:country="DE" officeooo:paragraph-rsid="0089fa7a"/>
    </style:style>
    <style:style style:name="P204" style:family="paragraph" style:parent-style-name="Heading_20_1">
      <style:text-properties fo:language="de" fo:country="DE" officeooo:rsid="00907294" officeooo:paragraph-rsid="00907294"/>
    </style:style>
    <style:style style:name="P205" style:family="paragraph" style:parent-style-name="Heading_20_1">
      <style:text-properties fo:language="de" fo:country="DE" officeooo:paragraph-rsid="008a9fec"/>
    </style:style>
    <style:style style:name="P206" style:family="paragraph" style:parent-style-name="Heading_20_1">
      <style:text-properties fo:language="de" fo:country="DE" officeooo:paragraph-rsid="008c9d9b"/>
    </style:style>
    <style:style style:name="P207" style:family="paragraph" style:parent-style-name="Heading_20_1">
      <style:text-properties fo:language="de" fo:country="DE" officeooo:paragraph-rsid="008daf1b"/>
    </style:style>
    <style:style style:name="P208" style:family="paragraph" style:parent-style-name="Heading_20_1">
      <style:text-properties fo:language="de" fo:country="DE" officeooo:paragraph-rsid="008f26b2"/>
    </style:style>
    <style:style style:name="P209" style:family="paragraph" style:parent-style-name="Heading_20_1">
      <style:text-properties fo:language="de" fo:country="DE" officeooo:paragraph-rsid="009a7d33"/>
    </style:style>
    <style:style style:name="P210" style:family="paragraph" style:parent-style-name="Heading_20_1">
      <style:text-properties fo:language="de" fo:country="DE" officeooo:paragraph-rsid="009ccd4d"/>
    </style:style>
    <style:style style:name="P211" style:family="paragraph" style:parent-style-name="Heading_20_1">
      <style:text-properties fo:language="de" fo:country="DE" officeooo:paragraph-rsid="00a070c6"/>
    </style:style>
    <style:style style:name="P212" style:family="paragraph" style:parent-style-name="Heading_20_1">
      <style:text-properties fo:language="de" fo:country="DE" officeooo:paragraph-rsid="00a57fca"/>
    </style:style>
    <style:style style:name="P213" style:family="paragraph" style:parent-style-name="Heading_20_1">
      <style:text-properties fo:language="de" fo:country="DE" officeooo:paragraph-rsid="00a9980c"/>
    </style:style>
    <style:style style:name="P214" style:family="paragraph" style:parent-style-name="Heading_20_1">
      <style:text-properties fo:language="de" fo:country="DE" officeooo:paragraph-rsid="00aea2fe"/>
    </style:style>
    <style:style style:name="P215" style:family="paragraph" style:parent-style-name="Heading_20_1">
      <style:text-properties fo:language="de" fo:country="DE" officeooo:paragraph-rsid="00af9434"/>
    </style:style>
    <style:style style:name="P216" style:family="paragraph" style:parent-style-name="Heading_20_1">
      <style:text-properties fo:language="de" fo:country="DE" officeooo:paragraph-rsid="00b201b6"/>
    </style:style>
    <style:style style:name="P217" style:family="paragraph" style:parent-style-name="Heading_20_1">
      <style:text-properties fo:language="de" fo:country="DE" officeooo:paragraph-rsid="00b4cd8a"/>
    </style:style>
    <style:style style:name="P218" style:family="paragraph" style:parent-style-name="Heading_20_1">
      <style:text-properties fo:language="de" fo:country="DE" officeooo:paragraph-rsid="00b55aaf"/>
    </style:style>
    <style:style style:name="P219" style:family="paragraph" style:parent-style-name="Heading_20_1">
      <style:text-properties fo:language="de" fo:country="DE" officeooo:paragraph-rsid="00bdde00"/>
    </style:style>
    <style:style style:name="P220" style:family="paragraph" style:parent-style-name="Heading_20_1">
      <style:text-properties fo:language="de" fo:country="DE" officeooo:paragraph-rsid="00bfd801"/>
    </style:style>
    <style:style style:name="P221" style:family="paragraph" style:parent-style-name="Heading_20_1">
      <style:text-properties fo:language="de" fo:country="DE" officeooo:paragraph-rsid="00c12852"/>
    </style:style>
    <style:style style:name="P222" style:family="paragraph" style:parent-style-name="Heading_20_1">
      <style:text-properties fo:language="de" fo:country="DE" officeooo:paragraph-rsid="00cc9249"/>
    </style:style>
    <style:style style:name="P223" style:family="paragraph" style:parent-style-name="Heading_20_1">
      <style:text-properties fo:language="de" fo:country="DE" officeooo:paragraph-rsid="00c5f22a"/>
    </style:style>
    <style:style style:name="P224" style:family="paragraph" style:parent-style-name="Heading_20_1">
      <style:text-properties fo:language="de" fo:country="DE" officeooo:paragraph-rsid="00cde17e"/>
    </style:style>
    <style:style style:name="P225" style:family="paragraph" style:parent-style-name="Heading_20_1">
      <style:text-properties fo:language="de" fo:country="DE" officeooo:paragraph-rsid="00cf48ba"/>
    </style:style>
    <style:style style:name="P226" style:family="paragraph" style:parent-style-name="Heading_20_1">
      <style:text-properties fo:language="de" fo:country="DE" officeooo:rsid="00cf48ba" officeooo:paragraph-rsid="00cf48ba"/>
    </style:style>
    <style:style style:name="P227" style:family="paragraph" style:parent-style-name="Heading_20_1">
      <style:text-properties fo:language="de" fo:country="DE" officeooo:paragraph-rsid="00cf7ce7"/>
    </style:style>
    <style:style style:name="P228" style:family="paragraph" style:parent-style-name="Heading_20_1">
      <style:text-properties fo:language="de" fo:country="DE" officeooo:paragraph-rsid="00cfaaa5"/>
    </style:style>
    <style:style style:name="P229" style:family="paragraph" style:parent-style-name="Heading_20_1">
      <style:text-properties fo:language="de" fo:country="DE" officeooo:paragraph-rsid="00d4ec91"/>
    </style:style>
    <style:style style:name="P230" style:family="paragraph" style:parent-style-name="Heading_20_1">
      <style:text-properties fo:language="de" fo:country="DE" officeooo:paragraph-rsid="00d6e6c6"/>
    </style:style>
    <style:style style:name="P231" style:family="paragraph" style:parent-style-name="Heading_20_1">
      <style:text-properties fo:language="de" fo:country="DE" officeooo:paragraph-rsid="00d0d250"/>
    </style:style>
    <style:style style:name="P232" style:family="paragraph" style:parent-style-name="Heading_20_1">
      <style:text-properties fo:language="de" fo:country="DE" officeooo:paragraph-rsid="00d281b6"/>
    </style:style>
    <style:style style:name="P233" style:family="paragraph" style:parent-style-name="Heading_20_1">
      <style:text-properties fo:language="de" fo:country="DE" officeooo:paragraph-rsid="00d81fb0"/>
    </style:style>
    <style:style style:name="P234" style:family="paragraph" style:parent-style-name="Heading_20_1">
      <style:text-properties fo:language="de" fo:country="DE" officeooo:paragraph-rsid="00da9869"/>
    </style:style>
    <style:style style:name="P235" style:family="paragraph" style:parent-style-name="Heading_20_1">
      <style:text-properties fo:language="de" fo:country="DE" officeooo:paragraph-rsid="00de2f1c"/>
    </style:style>
    <style:style style:name="P236" style:family="paragraph" style:parent-style-name="Heading_20_1">
      <style:text-properties fo:language="de" fo:country="DE" officeooo:paragraph-rsid="00de9e7c"/>
    </style:style>
    <style:style style:name="P237" style:family="paragraph" style:parent-style-name="Heading_20_1">
      <style:text-properties fo:language="de" fo:country="DE" officeooo:paragraph-rsid="00e10fae"/>
    </style:style>
    <style:style style:name="P238" style:family="paragraph" style:parent-style-name="Heading_20_1">
      <style:text-properties fo:language="de" fo:country="DE" officeooo:paragraph-rsid="00e3eda1"/>
    </style:style>
    <style:style style:name="P239" style:family="paragraph" style:parent-style-name="Heading_20_1">
      <style:text-properties fo:language="de" fo:country="DE" officeooo:paragraph-rsid="00e5b89b"/>
    </style:style>
    <style:style style:name="P240" style:family="paragraph" style:parent-style-name="Heading_20_1">
      <style:text-properties fo:language="de" fo:country="DE" officeooo:paragraph-rsid="00ea617e"/>
    </style:style>
    <style:style style:name="P241" style:family="paragraph" style:parent-style-name="Heading_20_1">
      <style:text-properties fo:language="de" fo:country="DE" officeooo:paragraph-rsid="00ecabb2"/>
    </style:style>
    <style:style style:name="P242" style:family="paragraph" style:parent-style-name="Heading_20_1">
      <style:text-properties fo:language="de" fo:country="DE" officeooo:paragraph-rsid="00eefb16"/>
    </style:style>
    <style:style style:name="P243" style:family="paragraph" style:parent-style-name="Heading_20_1">
      <style:text-properties fo:language="de" fo:country="DE" officeooo:paragraph-rsid="00f2e0a6"/>
    </style:style>
    <style:style style:name="P244" style:family="paragraph" style:parent-style-name="Heading_20_1">
      <style:text-properties fo:language="de" fo:country="DE" officeooo:paragraph-rsid="00fe0952"/>
    </style:style>
    <style:style style:name="P245" style:family="paragraph" style:parent-style-name="Heading_20_1">
      <style:text-properties fo:language="de" fo:country="DE" officeooo:rsid="00fee1ce" officeooo:paragraph-rsid="00fee1ce"/>
    </style:style>
    <style:style style:name="P246" style:family="paragraph" style:parent-style-name="Heading_20_1">
      <style:text-properties fo:language="de" fo:country="DE" officeooo:rsid="00fee1ce" officeooo:paragraph-rsid="00ff692d"/>
    </style:style>
    <style:style style:name="P247" style:family="paragraph" style:parent-style-name="Heading_20_1">
      <style:text-properties fo:language="de" fo:country="DE" officeooo:rsid="00fee1ce" officeooo:paragraph-rsid="00ff8a1b"/>
    </style:style>
    <style:style style:name="P248" style:family="paragraph" style:parent-style-name="Heading_20_1">
      <style:text-properties fo:language="de" fo:country="DE" officeooo:rsid="010319ac" officeooo:paragraph-rsid="010319ac"/>
    </style:style>
    <style:style style:name="P249" style:family="paragraph" style:parent-style-name="Heading_20_1">
      <style:text-properties fo:language="de" fo:country="DE" officeooo:rsid="010319ac" officeooo:paragraph-rsid="01045ee7"/>
    </style:style>
    <style:style style:name="P250" style:family="paragraph" style:parent-style-name="Heading_20_1">
      <style:text-properties fo:language="de" fo:country="DE" officeooo:rsid="010319ac" officeooo:paragraph-rsid="01082a4f"/>
    </style:style>
    <style:style style:name="P251" style:family="paragraph" style:parent-style-name="Heading_20_1">
      <style:text-properties fo:language="de" fo:country="DE" officeooo:paragraph-rsid="0108a3fb"/>
    </style:style>
    <style:style style:name="P252" style:family="paragraph" style:parent-style-name="Heading_20_1">
      <style:text-properties fo:language="de" fo:country="DE" officeooo:paragraph-rsid="010a998f"/>
    </style:style>
    <style:style style:name="P253" style:family="paragraph" style:parent-style-name="Heading_20_1">
      <style:text-properties fo:language="de" fo:country="DE" officeooo:rsid="00f8ca07" officeooo:paragraph-rsid="010f34cd"/>
    </style:style>
    <style:style style:name="P254" style:family="paragraph" style:parent-style-name="Heading_20_1">
      <style:text-properties fo:language="de" fo:country="DE" officeooo:rsid="00f8ca07" officeooo:paragraph-rsid="011c5f18"/>
    </style:style>
    <style:style style:name="P255" style:family="paragraph" style:parent-style-name="Heading_20_1">
      <style:text-properties fo:language="de" fo:country="DE" officeooo:rsid="00f8ca07" officeooo:paragraph-rsid="012ef903"/>
    </style:style>
    <style:style style:name="P256" style:family="paragraph" style:parent-style-name="Heading_20_1">
      <style:text-properties fo:language="de" fo:country="DE" officeooo:paragraph-rsid="0110fc9f"/>
    </style:style>
    <style:style style:name="P257" style:family="paragraph" style:parent-style-name="Heading_20_1">
      <style:text-properties fo:language="de" fo:country="DE" officeooo:paragraph-rsid="01132bb6"/>
    </style:style>
    <style:style style:name="P258" style:family="paragraph" style:parent-style-name="Heading_20_1">
      <style:text-properties fo:language="de" fo:country="DE" officeooo:paragraph-rsid="0115db58"/>
    </style:style>
    <style:style style:name="P259" style:family="paragraph" style:parent-style-name="Heading_20_1">
      <style:text-properties fo:language="de" fo:country="DE" officeooo:paragraph-rsid="0117363e"/>
    </style:style>
    <style:style style:name="P260" style:family="paragraph" style:parent-style-name="Heading_20_1">
      <style:text-properties fo:language="de" fo:country="DE" officeooo:paragraph-rsid="01188697"/>
    </style:style>
    <style:style style:name="P261" style:family="paragraph" style:parent-style-name="Heading_20_1">
      <style:text-properties fo:language="de" fo:country="DE" officeooo:paragraph-rsid="011c5f18"/>
    </style:style>
    <style:style style:name="P262" style:family="paragraph" style:parent-style-name="Heading_20_1">
      <style:text-properties fo:language="de" fo:country="DE" officeooo:paragraph-rsid="01243dc5"/>
    </style:style>
    <style:style style:name="P263" style:family="paragraph" style:parent-style-name="Heading_20_1">
      <style:text-properties fo:language="de" fo:country="DE" officeooo:paragraph-rsid="012547f5"/>
    </style:style>
    <style:style style:name="P264" style:family="paragraph" style:parent-style-name="Heading_20_1">
      <style:text-properties fo:language="de" fo:country="DE" officeooo:paragraph-rsid="0126ebef"/>
    </style:style>
    <style:style style:name="P265" style:family="paragraph" style:parent-style-name="Heading_20_1">
      <style:text-properties fo:language="de" fo:country="DE" officeooo:paragraph-rsid="0140f9b3"/>
    </style:style>
    <style:style style:name="P266" style:family="paragraph" style:parent-style-name="Heading_20_1">
      <style:text-properties fo:language="de" fo:country="DE" officeooo:paragraph-rsid="01478712"/>
    </style:style>
    <style:style style:name="P267" style:family="paragraph" style:parent-style-name="Heading_20_1">
      <style:text-properties fo:language="de" fo:country="DE" officeooo:paragraph-rsid="0147dca2"/>
    </style:style>
    <style:style style:name="P268" style:family="paragraph" style:parent-style-name="Heading_20_1">
      <style:text-properties fo:language="de" fo:country="DE" officeooo:rsid="01495e5c" officeooo:paragraph-rsid="014a434a"/>
    </style:style>
    <style:style style:name="P269" style:family="paragraph" style:parent-style-name="Heading_20_1">
      <style:text-properties fo:language="de" fo:country="DE" officeooo:paragraph-rsid="014a5b68"/>
    </style:style>
    <style:style style:name="P270" style:family="paragraph" style:parent-style-name="Heading_20_1">
      <style:text-properties fo:language="de" fo:country="DE" officeooo:paragraph-rsid="0153de03"/>
    </style:style>
    <style:style style:name="P271" style:family="paragraph" style:parent-style-name="Heading_20_1">
      <style:text-properties fo:language="de" fo:country="DE" officeooo:paragraph-rsid="0150a24a"/>
    </style:style>
    <style:style style:name="P272" style:family="paragraph" style:parent-style-name="Heading_20_1">
      <style:text-properties fo:language="de" fo:country="DE" fo:font-weight="bold" officeooo:paragraph-rsid="0159de4a" style:font-weight-asian="bold" style:font-weight-complex="bold"/>
    </style:style>
    <style:style style:name="P273" style:family="paragraph" style:parent-style-name="Heading_20_1">
      <style:text-properties fo:language="de" fo:country="DE" fo:font-weight="bold" officeooo:rsid="00f8ca07" officeooo:paragraph-rsid="02c34062" style:font-weight-asian="bold" style:font-weight-complex="bold"/>
    </style:style>
    <style:style style:name="P274" style:family="paragraph" style:parent-style-name="Heading_20_1">
      <style:text-properties fo:language="de" fo:country="DE" fo:font-weight="bold" officeooo:rsid="00f8ca07" officeooo:paragraph-rsid="018e67bf" style:font-weight-asian="bold" style:font-weight-complex="bold"/>
    </style:style>
    <style:style style:name="P275" style:family="paragraph" style:parent-style-name="Heading_20_1">
      <style:text-properties fo:language="de" fo:country="DE" officeooo:paragraph-rsid="015b8c58"/>
    </style:style>
    <style:style style:name="P276" style:family="paragraph" style:parent-style-name="Heading_20_1">
      <style:text-properties fo:language="de" fo:country="DE" officeooo:paragraph-rsid="015e82da"/>
    </style:style>
    <style:style style:name="P277" style:family="paragraph" style:parent-style-name="Heading_20_1">
      <style:text-properties fo:language="de" fo:country="DE" officeooo:paragraph-rsid="015fe885"/>
    </style:style>
    <style:style style:name="P278" style:family="paragraph" style:parent-style-name="Heading_20_1">
      <style:text-properties fo:language="de" fo:country="DE" officeooo:paragraph-rsid="0162dac3"/>
    </style:style>
    <style:style style:name="P279" style:family="paragraph" style:parent-style-name="Heading_20_1">
      <style:text-properties fo:language="de" fo:country="DE" officeooo:paragraph-rsid="0161c029"/>
    </style:style>
    <style:style style:name="P280" style:family="paragraph" style:parent-style-name="Heading_20_1">
      <style:text-properties fo:language="de" fo:country="DE" officeooo:paragraph-rsid="0166e169"/>
    </style:style>
    <style:style style:name="P281" style:family="paragraph" style:parent-style-name="Heading_20_1">
      <style:text-properties fo:language="de" fo:country="DE" officeooo:paragraph-rsid="02c34062"/>
    </style:style>
    <style:style style:name="P282" style:family="paragraph" style:parent-style-name="Heading_20_1">
      <style:text-properties fo:language="de" fo:country="DE" officeooo:paragraph-rsid="01822114"/>
    </style:style>
    <style:style style:name="P283" style:family="paragraph" style:parent-style-name="Heading_20_1">
      <style:text-properties fo:language="de" fo:country="DE" officeooo:paragraph-rsid="0182606c"/>
    </style:style>
    <style:style style:name="P284" style:family="paragraph" style:parent-style-name="Heading_20_1">
      <style:text-properties fo:language="de" fo:country="DE" officeooo:paragraph-rsid="0185c8f3"/>
    </style:style>
    <style:style style:name="P285" style:family="paragraph" style:parent-style-name="Heading_20_1">
      <style:text-properties fo:language="de" fo:country="DE" officeooo:paragraph-rsid="018e67bf"/>
    </style:style>
    <style:style style:name="P286" style:family="paragraph" style:parent-style-name="Heading_20_1">
      <style:text-properties fo:language="de" fo:country="DE" officeooo:paragraph-rsid="01a1b2a0"/>
    </style:style>
    <style:style style:name="P287" style:family="paragraph" style:parent-style-name="Heading_20_1">
      <style:text-properties fo:language="de" fo:country="DE" officeooo:paragraph-rsid="01a21824"/>
    </style:style>
    <style:style style:name="P288" style:family="paragraph" style:parent-style-name="Heading_20_1">
      <style:text-properties fo:language="de" fo:country="DE" officeooo:paragraph-rsid="01a461ce"/>
    </style:style>
    <style:style style:name="P289" style:family="paragraph" style:parent-style-name="Heading_20_1">
      <style:text-properties fo:language="de" fo:country="DE" officeooo:paragraph-rsid="01a4cd49"/>
    </style:style>
    <style:style style:name="P290" style:family="paragraph" style:parent-style-name="Heading_20_1">
      <style:text-properties fo:language="de" fo:country="DE" officeooo:paragraph-rsid="01a6eb4f"/>
    </style:style>
    <style:style style:name="P291" style:family="paragraph" style:parent-style-name="Heading_20_1">
      <style:text-properties fo:language="de" fo:country="DE" officeooo:paragraph-rsid="01ab6028"/>
    </style:style>
    <style:style style:name="P292" style:family="paragraph" style:parent-style-name="Heading_20_1">
      <style:text-properties fo:language="de" fo:country="DE" officeooo:paragraph-rsid="01aeeba0"/>
    </style:style>
    <style:style style:name="P293" style:family="paragraph" style:parent-style-name="Heading_20_1">
      <style:text-properties fo:language="de" fo:country="DE" officeooo:paragraph-rsid="01c9e048"/>
    </style:style>
    <style:style style:name="P294" style:family="paragraph" style:parent-style-name="Heading_20_1">
      <style:text-properties fo:language="de" fo:country="DE" officeooo:paragraph-rsid="01cb341b"/>
    </style:style>
    <style:style style:name="P295" style:family="paragraph" style:parent-style-name="Heading_20_1">
      <style:text-properties fo:language="de" fo:country="DE" officeooo:paragraph-rsid="01d1ba7b"/>
    </style:style>
    <style:style style:name="P296" style:family="paragraph" style:parent-style-name="Heading_20_1">
      <style:text-properties fo:language="de" fo:country="DE" officeooo:paragraph-rsid="01d475a0"/>
    </style:style>
    <style:style style:name="P297" style:family="paragraph" style:parent-style-name="Heading_20_1">
      <style:text-properties fo:language="de" fo:country="DE" officeooo:paragraph-rsid="01d8b67b"/>
    </style:style>
    <style:style style:name="P298" style:family="paragraph" style:parent-style-name="Heading_20_1">
      <style:text-properties fo:language="de" fo:country="DE" officeooo:paragraph-rsid="01ead46c"/>
    </style:style>
    <style:style style:name="P299" style:family="paragraph" style:parent-style-name="Heading_20_1">
      <style:text-properties fo:language="de" fo:country="DE" officeooo:paragraph-rsid="01eba92c"/>
    </style:style>
    <style:style style:name="P300" style:family="paragraph" style:parent-style-name="Heading_20_1">
      <style:text-properties fo:language="de" fo:country="DE" officeooo:paragraph-rsid="01ee0f4e"/>
    </style:style>
    <style:style style:name="P301" style:family="paragraph" style:parent-style-name="Heading_20_1">
      <style:text-properties fo:language="de" fo:country="DE" officeooo:paragraph-rsid="01fb48d2"/>
    </style:style>
    <style:style style:name="P302" style:family="paragraph" style:parent-style-name="Heading_20_1">
      <style:text-properties fo:language="de" fo:country="DE" officeooo:paragraph-rsid="01ff5dbb"/>
    </style:style>
    <style:style style:name="P303" style:family="paragraph" style:parent-style-name="Heading_20_1">
      <style:text-properties fo:language="de" fo:country="DE" officeooo:paragraph-rsid="020498fe"/>
    </style:style>
    <style:style style:name="P304" style:family="paragraph" style:parent-style-name="Heading_20_1">
      <style:text-properties fo:language="de" fo:country="DE" officeooo:paragraph-rsid="020af663"/>
    </style:style>
    <style:style style:name="P305" style:family="paragraph" style:parent-style-name="Heading_20_1">
      <style:text-properties fo:language="de" fo:country="DE" officeooo:paragraph-rsid="020d324e"/>
    </style:style>
    <style:style style:name="P306" style:family="paragraph" style:parent-style-name="Heading_20_1">
      <style:text-properties fo:language="de" fo:country="DE" officeooo:paragraph-rsid="020e1408"/>
    </style:style>
    <style:style style:name="P307" style:family="paragraph" style:parent-style-name="Heading_20_1">
      <style:text-properties fo:language="de" fo:country="DE" officeooo:paragraph-rsid="020ecfcf"/>
    </style:style>
    <style:style style:name="P308" style:family="paragraph" style:parent-style-name="Heading_20_1">
      <style:text-properties fo:language="de" fo:country="DE" officeooo:paragraph-rsid="021062b4"/>
    </style:style>
    <style:style style:name="P309" style:family="paragraph" style:parent-style-name="Heading_20_1">
      <style:text-properties fo:language="de" fo:country="DE" officeooo:paragraph-rsid="0234e922"/>
    </style:style>
    <style:style style:name="P310" style:family="paragraph" style:parent-style-name="Heading_20_1">
      <style:text-properties fo:language="de" fo:country="DE" officeooo:paragraph-rsid="0236e071"/>
    </style:style>
    <style:style style:name="P311" style:family="paragraph" style:parent-style-name="Heading_20_1">
      <style:text-properties fo:language="de" fo:country="DE" officeooo:paragraph-rsid="02371332"/>
    </style:style>
    <style:style style:name="P312" style:family="paragraph" style:parent-style-name="Heading_20_1">
      <style:text-properties fo:language="de" fo:country="DE" officeooo:paragraph-rsid="0237aa5e"/>
    </style:style>
    <style:style style:name="P313" style:family="paragraph" style:parent-style-name="Heading_20_1">
      <style:text-properties fo:language="de" fo:country="DE" officeooo:paragraph-rsid="02520b03"/>
    </style:style>
    <style:style style:name="P314" style:family="paragraph" style:parent-style-name="Heading_20_1">
      <style:text-properties fo:language="de" fo:country="DE" officeooo:paragraph-rsid="0257a9f9"/>
    </style:style>
    <style:style style:name="P315" style:family="paragraph" style:parent-style-name="Heading_20_1">
      <style:text-properties fo:language="de" fo:country="DE" officeooo:rsid="026be9c8" officeooo:paragraph-rsid="026be9c8"/>
    </style:style>
    <style:style style:name="P316" style:family="paragraph" style:parent-style-name="Heading_20_1">
      <style:text-properties fo:language="de" fo:country="DE" officeooo:paragraph-rsid="025ed25f"/>
    </style:style>
    <style:style style:name="P317" style:family="paragraph" style:parent-style-name="Heading_20_1">
      <style:text-properties fo:language="de" fo:country="DE" officeooo:paragraph-rsid="02785fb8"/>
    </style:style>
    <style:style style:name="P318" style:family="paragraph" style:parent-style-name="Heading_20_1">
      <style:text-properties fo:language="de" fo:country="DE" officeooo:paragraph-rsid="0280e173"/>
    </style:style>
    <style:style style:name="P319" style:family="paragraph" style:parent-style-name="Heading_20_1">
      <style:text-properties fo:language="de" fo:country="DE" officeooo:paragraph-rsid="0286621e"/>
    </style:style>
    <style:style style:name="P320" style:family="paragraph" style:parent-style-name="Heading_20_1">
      <style:text-properties fo:language="de" fo:country="DE" officeooo:paragraph-rsid="028b3e94"/>
    </style:style>
    <style:style style:name="P321" style:family="paragraph" style:parent-style-name="Heading_20_1">
      <style:text-properties fo:language="de" fo:country="DE" officeooo:paragraph-rsid="028f10a3"/>
    </style:style>
    <style:style style:name="P322" style:family="paragraph" style:parent-style-name="Heading_20_1">
      <style:text-properties fo:language="de" fo:country="DE" officeooo:paragraph-rsid="02929ac5"/>
    </style:style>
    <style:style style:name="P323" style:family="paragraph" style:parent-style-name="Heading_20_1">
      <style:text-properties fo:language="de" fo:country="DE" officeooo:paragraph-rsid="029aee1d"/>
    </style:style>
    <style:style style:name="P324" style:family="paragraph" style:parent-style-name="Heading_20_1">
      <style:text-properties fo:language="de" fo:country="DE" officeooo:paragraph-rsid="02a2afbd"/>
    </style:style>
    <style:style style:name="P325" style:family="paragraph" style:parent-style-name="Heading_20_1">
      <style:text-properties fo:language="de" fo:country="DE" officeooo:paragraph-rsid="02b018b4"/>
    </style:style>
    <style:style style:name="P326" style:family="paragraph" style:parent-style-name="Heading_20_1">
      <style:text-properties fo:language="de" fo:country="DE" officeooo:paragraph-rsid="02b4a91b"/>
    </style:style>
    <style:style style:name="P327" style:family="paragraph" style:parent-style-name="Heading_20_1">
      <style:text-properties fo:language="de" fo:country="DE" officeooo:paragraph-rsid="02b53587"/>
    </style:style>
    <style:style style:name="P328" style:family="paragraph" style:parent-style-name="Heading_20_1">
      <style:text-properties fo:language="de" fo:country="DE" officeooo:paragraph-rsid="02b8cae5"/>
    </style:style>
    <style:style style:name="P329" style:family="paragraph" style:parent-style-name="Heading_20_1">
      <style:text-properties fo:language="de" fo:country="DE" officeooo:paragraph-rsid="02beb935"/>
    </style:style>
    <style:style style:name="P330" style:family="paragraph" style:parent-style-name="Heading_20_2">
      <style:text-properties fo:language="de" fo:country="DE"/>
    </style:style>
    <style:style style:name="P331" style:family="paragraph" style:parent-style-name="Heading_20_2">
      <style:text-properties fo:language="de" fo:country="DE" officeooo:rsid="0001b873" officeooo:paragraph-rsid="0001b873"/>
    </style:style>
    <style:style style:name="P332" style:family="paragraph" style:parent-style-name="Heading_20_2">
      <style:text-properties fo:language="de" fo:country="DE" officeooo:rsid="000b9be1" officeooo:paragraph-rsid="000b9be1"/>
    </style:style>
    <style:style style:name="P333" style:family="paragraph" style:parent-style-name="Heading_20_2">
      <style:text-properties fo:language="de" fo:country="DE" officeooo:rsid="001285ed" officeooo:paragraph-rsid="001285ed"/>
    </style:style>
    <style:style style:name="P334" style:family="paragraph" style:parent-style-name="Heading_20_2">
      <style:text-properties fo:language="de" fo:country="DE" officeooo:rsid="00129e4e" officeooo:paragraph-rsid="00129e4e"/>
    </style:style>
    <style:style style:name="P335" style:family="paragraph" style:parent-style-name="Heading_20_2">
      <style:text-properties fo:language="de" fo:country="DE" officeooo:rsid="00340ca7" officeooo:paragraph-rsid="00340ca7"/>
    </style:style>
    <style:style style:name="P336" style:family="paragraph" style:parent-style-name="Heading_20_3">
      <style:text-properties fo:language="de" fo:country="DE" officeooo:paragraph-rsid="001018d9"/>
    </style:style>
    <style:style style:name="P337" style:family="paragraph" style:parent-style-name="Heading_20_3">
      <style:text-properties fo:language="de" fo:country="DE" officeooo:rsid="02cfe3e1" officeooo:paragraph-rsid="02cfe3e1"/>
    </style:style>
    <style:style style:name="P338" style:family="paragraph" style:parent-style-name="Heading_20_3">
      <style:text-properties fo:language="de" fo:country="DE"/>
    </style:style>
    <style:style style:name="P339" style:family="paragraph" style:parent-style-name="Heading_20_3">
      <style:text-properties fo:language="de" fo:country="DE" officeooo:rsid="001285ed" officeooo:paragraph-rsid="001285ed"/>
    </style:style>
    <style:style style:name="P340" style:family="paragraph" style:parent-style-name="Heading_20_3">
      <style:text-properties fo:language="de" fo:country="DE" officeooo:rsid="0012cfea" officeooo:paragraph-rsid="0012cfea"/>
    </style:style>
    <style:style style:name="P341" style:family="paragraph" style:parent-style-name="Heading_20_3">
      <style:text-properties fo:language="de" fo:country="DE" officeooo:rsid="0013fa6e" officeooo:paragraph-rsid="0013fa6e"/>
    </style:style>
    <style:style style:name="P342" style:family="paragraph" style:parent-style-name="Heading_20_4">
      <style:text-properties fo:language="de" fo:country="DE"/>
    </style:style>
    <style:style style:name="P343" style:family="paragraph" style:parent-style-name="Text_20_body" style:list-style-name="L1">
      <style:text-properties fo:language="de" fo:country="DE" officeooo:rsid="0001b873"/>
    </style:style>
    <style:style style:name="P344" style:family="paragraph" style:parent-style-name="Text_20_body" style:list-style-name="L1">
      <style:text-properties fo:language="de" fo:country="DE"/>
    </style:style>
    <style:style style:name="P345" style:family="paragraph" style:parent-style-name="Text_20_body" style:list-style-name="L1">
      <style:text-properties fo:language="de" fo:country="DE" officeooo:rsid="02c40ca8"/>
    </style:style>
    <style:style style:name="P346" style:family="paragraph" style:parent-style-name="Text_20_body" style:list-style-name="L2">
      <style:text-properties fo:language="de" fo:country="DE"/>
    </style:style>
    <style:style style:name="P347" style:family="paragraph" style:parent-style-name="Text_20_body" style:list-style-name="L3">
      <style:text-properties fo:language="de" fo:country="DE"/>
    </style:style>
    <style:style style:name="P348" style:family="paragraph" style:parent-style-name="Text_20_body" style:list-style-name="L3">
      <style:text-properties fo:language="de" fo:country="DE" officeooo:rsid="0009d7e4"/>
    </style:style>
    <style:style style:name="P349" style:family="paragraph" style:parent-style-name="Text_20_body" style:list-style-name="L4">
      <style:text-properties fo:language="de" fo:country="DE" officeooo:paragraph-rsid="02c52847"/>
    </style:style>
    <style:style style:name="P350" style:family="paragraph" style:parent-style-name="Text_20_body" style:list-style-name="L5">
      <style:text-properties fo:language="de" fo:country="DE"/>
    </style:style>
    <style:style style:name="P351" style:family="paragraph" style:parent-style-name="Text_20_body" style:list-style-name="L6">
      <style:text-properties fo:language="de" fo:country="DE"/>
    </style:style>
    <style:style style:name="P352" style:family="paragraph" style:parent-style-name="Text_20_body" style:list-style-name="L7">
      <style:text-properties fo:language="de" fo:country="DE"/>
    </style:style>
    <style:style style:name="P353" style:family="paragraph" style:parent-style-name="Text_20_body" style:list-style-name="L8">
      <style:text-properties fo:language="de" fo:country="DE"/>
    </style:style>
    <style:style style:name="P354" style:family="paragraph" style:parent-style-name="Text_20_body" style:list-style-name="L9">
      <style:text-properties fo:language="de" fo:country="DE" officeooo:rsid="0013fa6e"/>
    </style:style>
    <style:style style:name="P355" style:family="paragraph" style:parent-style-name="Text_20_body" style:list-style-name="L11">
      <style:text-properties fo:language="de" fo:country="DE" officeooo:rsid="0013fa6e"/>
    </style:style>
    <style:style style:name="P356" style:family="paragraph" style:parent-style-name="Text_20_body" style:list-style-name="L10">
      <style:text-properties fo:language="de" fo:country="DE"/>
    </style:style>
    <style:style style:name="P357" style:family="paragraph" style:parent-style-name="Text_20_body" style:list-style-name="L11">
      <style:text-properties fo:language="de" fo:country="DE"/>
    </style:style>
    <style:style style:name="P358" style:family="paragraph" style:parent-style-name="Text_20_body" style:list-style-name="L12">
      <style:text-properties fo:language="de" fo:country="DE" officeooo:paragraph-rsid="02c52847"/>
    </style:style>
    <style:style style:name="P359" style:family="paragraph" style:parent-style-name="Text_20_body" style:list-style-name="L13">
      <style:text-properties fo:language="de" fo:country="DE"/>
    </style:style>
    <style:style style:name="P360" style:family="paragraph" style:parent-style-name="Text_20_body" style:list-style-name="L13">
      <style:text-properties fo:language="de" fo:country="DE" officeooo:paragraph-rsid="02cfe3e1"/>
    </style:style>
    <style:style style:name="P361" style:family="paragraph" style:parent-style-name="Text_20_body" style:list-style-name="L14">
      <style:text-properties fo:language="de" fo:country="DE"/>
    </style:style>
    <style:style style:name="P362" style:family="paragraph" style:parent-style-name="Text_20_body" style:list-style-name="L15">
      <style:text-properties fo:language="de" fo:country="DE"/>
    </style:style>
    <style:style style:name="P363" style:family="paragraph" style:parent-style-name="Text_20_body" style:list-style-name="L16">
      <style:text-properties fo:language="de" fo:country="DE"/>
    </style:style>
    <style:style style:name="P364" style:family="paragraph" style:parent-style-name="Text_20_body" style:list-style-name="L17">
      <style:text-properties fo:language="de" fo:country="DE" officeooo:paragraph-rsid="02cfe3e1"/>
    </style:style>
    <style:style style:name="P365" style:family="paragraph" style:parent-style-name="Text_20_body" style:list-style-name="L18">
      <style:text-properties fo:language="de" fo:country="DE"/>
    </style:style>
    <style:style style:name="P366" style:family="paragraph" style:parent-style-name="Text_20_body" style:list-style-name="L19">
      <style:text-properties fo:language="de" fo:country="DE"/>
    </style:style>
    <style:style style:name="P367" style:family="paragraph" style:parent-style-name="Text_20_body" style:list-style-name="L20">
      <style:text-properties fo:language="de" fo:country="DE"/>
    </style:style>
    <style:style style:name="P368" style:family="paragraph" style:parent-style-name="Text_20_body" style:list-style-name="L21">
      <style:text-properties fo:language="de" fo:country="DE" officeooo:rsid="0044fd57"/>
    </style:style>
    <style:style style:name="P369" style:family="paragraph" style:parent-style-name="Text_20_body" style:list-style-name="L22">
      <style:text-properties fo:language="de" fo:country="DE" officeooo:rsid="0044fd57"/>
    </style:style>
    <style:style style:name="P370" style:family="paragraph" style:parent-style-name="Text_20_body" style:list-style-name="L21">
      <style:text-properties fo:language="de" fo:country="DE"/>
    </style:style>
    <style:style style:name="P371" style:family="paragraph" style:parent-style-name="Text_20_body" style:list-style-name="L22">
      <style:text-properties fo:language="de" fo:country="DE"/>
    </style:style>
    <style:style style:name="P372" style:family="paragraph" style:parent-style-name="Text_20_body" style:list-style-name="L23">
      <style:text-properties fo:language="de" fo:country="DE" officeooo:rsid="004700dc"/>
    </style:style>
    <style:style style:name="P373" style:family="paragraph" style:parent-style-name="Text_20_body" style:list-style-name="L24">
      <style:text-properties fo:language="de" fo:country="DE" officeooo:rsid="004a4cc7"/>
    </style:style>
    <style:style style:name="P374" style:family="paragraph" style:parent-style-name="Text_20_body" style:list-style-name="L24">
      <style:text-properties fo:language="de" fo:country="DE"/>
    </style:style>
    <style:style style:name="P375" style:family="paragraph" style:parent-style-name="Text_20_body" style:list-style-name="L25">
      <style:text-properties fo:language="de" fo:country="DE"/>
    </style:style>
    <style:style style:name="P376" style:family="paragraph" style:parent-style-name="Text_20_body" style:list-style-name="L26">
      <style:text-properties fo:language="de" fo:country="DE"/>
    </style:style>
    <style:style style:name="P377" style:family="paragraph" style:parent-style-name="Text_20_body" style:list-style-name="L27">
      <style:text-properties fo:language="de" fo:country="DE" officeooo:rsid="008c9d9b"/>
    </style:style>
    <style:style style:name="P378" style:family="paragraph" style:parent-style-name="Text_20_body" style:list-style-name="L27">
      <style:text-properties fo:language="de" fo:country="DE"/>
    </style:style>
    <style:style style:name="P379" style:family="paragraph" style:parent-style-name="Text_20_body" style:list-style-name="L28">
      <style:text-properties fo:language="de" fo:country="DE"/>
    </style:style>
    <style:style style:name="P380" style:family="paragraph" style:parent-style-name="Text_20_body" style:list-style-name="L28">
      <style:text-properties fo:language="de" fo:country="DE" officeooo:rsid="00b55aaf"/>
    </style:style>
    <style:style style:name="P381" style:family="paragraph" style:parent-style-name="Text_20_body" style:list-style-name="L29">
      <style:text-properties fo:language="de" fo:country="DE"/>
    </style:style>
    <style:style style:name="P382" style:family="paragraph" style:parent-style-name="Text_20_body" style:list-style-name="L30">
      <style:text-properties fo:language="de" fo:country="DE" officeooo:rsid="00f64b00"/>
    </style:style>
    <style:style style:name="P383" style:family="paragraph" style:parent-style-name="Text_20_body" style:list-style-name="L31">
      <style:text-properties fo:language="de" fo:country="DE" officeooo:rsid="00f64b00"/>
    </style:style>
    <style:style style:name="P384" style:family="paragraph" style:parent-style-name="Text_20_body" style:list-style-name="L30">
      <style:text-properties fo:language="de" fo:country="DE"/>
    </style:style>
    <style:style style:name="P385" style:family="paragraph" style:parent-style-name="Text_20_body" style:list-style-name="L31">
      <style:text-properties fo:language="de" fo:country="DE"/>
    </style:style>
    <style:style style:name="P386" style:family="paragraph" style:parent-style-name="Text_20_body" style:list-style-name="L32">
      <style:text-properties fo:language="de" fo:country="DE"/>
    </style:style>
    <style:style style:name="P387" style:family="paragraph" style:parent-style-name="Text_20_body" style:list-style-name="L32">
      <style:text-properties fo:language="de" fo:country="DE" officeooo:rsid="00f7775f"/>
    </style:style>
    <style:style style:name="P388" style:family="paragraph" style:parent-style-name="Text_20_body" style:list-style-name="L32">
      <style:text-properties fo:language="de" fo:country="DE" officeooo:rsid="00f7775f" officeooo:paragraph-rsid="02d3796f"/>
    </style:style>
    <style:style style:name="P389" style:family="paragraph" style:parent-style-name="Text_20_body" style:list-style-name="L33">
      <style:text-properties fo:language="de" fo:country="DE" officeooo:paragraph-rsid="02c74348"/>
    </style:style>
    <style:style style:name="P390" style:family="paragraph" style:parent-style-name="Text_20_body" style:list-style-name="L33">
      <style:text-properties fo:language="de" fo:country="DE"/>
    </style:style>
    <style:style style:name="P391" style:family="paragraph" style:parent-style-name="Text_20_body" style:list-style-name="L33">
      <style:text-properties fo:language="de" fo:country="DE" officeooo:rsid="011c5f18"/>
    </style:style>
    <style:style style:name="P392" style:family="paragraph" style:parent-style-name="Text_20_body" style:list-style-name="L34">
      <style:text-properties fo:language="de" fo:country="DE"/>
    </style:style>
    <style:style style:name="P393" style:family="paragraph" style:parent-style-name="Text_20_body" style:list-style-name="L34">
      <style:text-properties fo:language="de" fo:country="DE" officeooo:paragraph-rsid="02d3796f"/>
    </style:style>
    <style:style style:name="P394" style:family="paragraph" style:parent-style-name="Text_20_body" style:list-style-name="L35">
      <style:text-properties fo:language="de" fo:country="DE"/>
    </style:style>
    <style:style style:name="P395" style:family="paragraph" style:parent-style-name="Text_20_body" style:list-style-name="L36">
      <style:text-properties fo:language="de" fo:country="DE"/>
    </style:style>
    <style:style style:name="P396" style:family="paragraph" style:parent-style-name="Text_20_body" style:list-style-name="L37">
      <style:text-properties fo:language="de" fo:country="DE"/>
    </style:style>
    <style:style style:name="P397" style:family="paragraph" style:parent-style-name="Text_20_body" style:list-style-name="L38">
      <style:text-properties fo:language="de" fo:country="DE"/>
    </style:style>
    <style:style style:name="P398" style:family="paragraph" style:parent-style-name="Text_20_body" style:list-style-name="L39">
      <style:text-properties fo:language="de" fo:country="DE"/>
    </style:style>
    <style:style style:name="P399" style:family="paragraph" style:parent-style-name="Text_20_body" style:list-style-name="L40">
      <style:text-properties fo:language="de" fo:country="DE"/>
    </style:style>
    <style:style style:name="P400" style:family="paragraph" style:parent-style-name="Text_20_body" style:list-style-name="L40">
      <style:text-properties fo:language="de" fo:country="DE" officeooo:rsid="02c74348" officeooo:paragraph-rsid="02c74348"/>
    </style:style>
    <style:style style:name="P401" style:family="paragraph" style:parent-style-name="Text_20_body" style:list-style-name="L42">
      <style:text-properties fo:language="de" fo:country="DE" officeooo:rsid="02c74348" officeooo:paragraph-rsid="02c74348"/>
    </style:style>
    <style:style style:name="P402" style:family="paragraph" style:parent-style-name="Text_20_body" style:list-style-name="L41">
      <style:text-properties fo:language="de" fo:country="DE" officeooo:paragraph-rsid="02c74348"/>
    </style:style>
    <style:style style:name="P403" style:family="paragraph" style:parent-style-name="Text_20_body" style:list-style-name="L43">
      <style:text-properties fo:language="de" fo:country="DE"/>
    </style:style>
    <style:style style:name="P404" style:family="paragraph" style:parent-style-name="Text_20_body" style:list-style-name="L44">
      <style:text-properties fo:language="de" fo:country="DE" officeooo:paragraph-rsid="02c74348"/>
    </style:style>
    <style:style style:name="P405" style:family="paragraph" style:parent-style-name="Text_20_body" style:list-style-name="L45">
      <style:text-properties fo:language="de" fo:country="DE"/>
    </style:style>
    <style:style style:name="P406" style:family="paragraph" style:parent-style-name="Text_20_body" style:list-style-name="L46">
      <style:text-properties fo:language="de" fo:country="DE" officeooo:rsid="017f3a5d"/>
    </style:style>
    <style:style style:name="P407" style:family="paragraph" style:parent-style-name="Text_20_body" style:list-style-name="L47">
      <style:text-properties fo:language="de" fo:country="DE" officeooo:rsid="0168a4fa"/>
    </style:style>
    <style:style style:name="P408" style:family="paragraph" style:parent-style-name="Text_20_body" style:list-style-name="L48">
      <style:text-properties fo:language="de" fo:country="DE" officeooo:rsid="0168a4fa"/>
    </style:style>
    <style:style style:name="P409" style:family="paragraph" style:parent-style-name="Text_20_body" style:list-style-name="L49">
      <style:text-properties fo:language="de" fo:country="DE" officeooo:rsid="0168a4fa"/>
    </style:style>
    <style:style style:name="P410" style:family="paragraph" style:parent-style-name="Text_20_body" style:list-style-name="L47">
      <style:text-properties fo:language="de" fo:country="DE"/>
    </style:style>
    <style:style style:name="P411" style:family="paragraph" style:parent-style-name="Text_20_body" style:list-style-name="L50">
      <style:text-properties fo:language="de" fo:country="DE"/>
    </style:style>
    <style:style style:name="P412" style:family="paragraph" style:parent-style-name="Text_20_body" style:list-style-name="L51">
      <style:text-properties fo:language="de" fo:country="DE" officeooo:rsid="016a5a8a"/>
    </style:style>
    <style:style style:name="P413" style:family="paragraph" style:parent-style-name="Text_20_body" style:list-style-name="L52">
      <style:text-properties fo:language="de" fo:country="DE" officeooo:rsid="016d5291"/>
    </style:style>
    <style:style style:name="P414" style:family="paragraph" style:parent-style-name="Text_20_body" style:list-style-name="L53">
      <style:text-properties fo:language="de" fo:country="DE" officeooo:rsid="016d5291"/>
    </style:style>
    <style:style style:name="P415" style:family="paragraph" style:parent-style-name="Text_20_body" style:list-style-name="L54">
      <style:text-properties fo:language="de" fo:country="DE" fo:font-weight="bold" officeooo:paragraph-rsid="02d53324" style:font-weight-asian="bold" style:font-weight-complex="bold"/>
    </style:style>
    <style:style style:name="P416" style:family="paragraph" style:parent-style-name="Text_20_body" style:list-style-name="L54">
      <style:text-properties fo:language="de" fo:country="DE" fo:font-weight="normal" officeooo:rsid="01844fcf" officeooo:paragraph-rsid="02d53324" style:font-weight-asian="normal" style:font-weight-complex="normal"/>
    </style:style>
    <style:style style:name="P417" style:family="paragraph" style:parent-style-name="Text_20_body" style:list-style-name="L55">
      <style:text-properties fo:language="de" fo:country="DE"/>
    </style:style>
    <style:style style:name="P418" style:family="paragraph" style:parent-style-name="Text_20_body" style:list-style-name="L56">
      <style:text-properties fo:language="de" fo:country="DE"/>
    </style:style>
    <style:style style:name="P419" style:family="paragraph" style:parent-style-name="Text_20_body" style:list-style-name="L56">
      <style:text-properties fo:language="de" fo:country="DE" officeooo:paragraph-rsid="02d6bef2"/>
    </style:style>
    <style:style style:name="P420" style:family="paragraph" style:parent-style-name="Text_20_body" style:list-style-name="L57">
      <style:text-properties fo:language="de" fo:country="DE" officeooo:paragraph-rsid="02d6bef2"/>
    </style:style>
    <style:style style:name="P421" style:family="paragraph" style:parent-style-name="Text_20_body" style:list-style-name="L57">
      <style:text-properties fo:language="de" fo:country="DE"/>
    </style:style>
    <style:style style:name="P422" style:family="paragraph" style:parent-style-name="Text_20_body" style:list-style-name="L58">
      <style:text-properties fo:language="de" fo:country="DE"/>
    </style:style>
    <style:style style:name="P423" style:family="paragraph" style:parent-style-name="Text_20_body" style:list-style-name="L59">
      <style:text-properties fo:language="de" fo:country="DE"/>
    </style:style>
    <style:style style:name="P424" style:family="paragraph" style:parent-style-name="Text_20_body" style:list-style-name="L60">
      <style:text-properties fo:language="de" fo:country="DE"/>
    </style:style>
    <style:style style:name="P425" style:family="paragraph" style:parent-style-name="Text_20_body" style:list-style-name="L62">
      <style:text-properties fo:language="de" fo:country="DE"/>
    </style:style>
    <style:style style:name="P426" style:family="paragraph" style:parent-style-name="Text_20_body" style:list-style-name="L63">
      <style:text-properties fo:language="de" fo:country="DE"/>
    </style:style>
    <style:style style:name="P427" style:family="paragraph" style:parent-style-name="Text_20_body" style:list-style-name="L65">
      <style:text-properties fo:language="de" fo:country="DE"/>
    </style:style>
    <style:style style:name="P428" style:family="paragraph" style:parent-style-name="Text_20_body" style:list-style-name="L66">
      <style:text-properties fo:language="de" fo:country="DE"/>
    </style:style>
    <style:style style:name="P429" style:family="paragraph" style:parent-style-name="Text_20_body" style:list-style-name="L66">
      <style:text-properties fo:language="de" fo:country="DE" officeooo:rsid="025e5e80"/>
    </style:style>
    <style:style style:name="P430" style:family="paragraph" style:parent-style-name="Text_20_body" style:list-style-name="L67">
      <style:text-properties fo:language="de" fo:country="DE"/>
    </style:style>
    <style:style style:name="P431" style:family="paragraph" style:parent-style-name="Text_20_body" style:list-style-name="L68">
      <style:text-properties fo:language="de" fo:country="DE"/>
    </style:style>
    <style:style style:name="P432" style:family="paragraph" style:parent-style-name="Text_20_body" style:list-style-name="L69">
      <style:text-properties fo:language="de" fo:country="DE"/>
    </style:style>
    <style:style style:name="P433" style:family="paragraph" style:parent-style-name="Text_20_body" style:list-style-name="L60"/>
    <style:style style:name="P434" style:family="paragraph" style:parent-style-name="Text_20_body" style:list-style-name="L61"/>
    <style:style style:name="P435" style:family="paragraph" style:parent-style-name="Text_20_body" style:list-style-name="L62">
      <style:text-properties style:font-name="Liberation Mono" fo:language="de" fo:country="DE"/>
    </style:style>
    <style:style style:name="P436" style:family="paragraph" style:parent-style-name="Text_20_body" style:list-style-name="L63">
      <style:text-properties style:font-name="Liberation Mono" fo:language="de" fo:country="DE"/>
    </style:style>
    <style:style style:name="P437" style:family="paragraph" style:parent-style-name="Text_20_body" style:list-style-name="L64">
      <style:text-properties style:font-name="Liberation Mono" fo:language="de" fo:country="DE"/>
    </style:style>
    <style:style style:name="T1" style:family="text">
      <style:text-properties officeooo:rsid="0000d1a0"/>
    </style:style>
    <style:style style:name="T2" style:family="text">
      <style:text-properties officeooo:rsid="0001b873"/>
    </style:style>
    <style:style style:name="T3" style:family="text">
      <style:text-properties fo:font-weight="bold" style:font-weight-asian="bold" style:font-weight-complex="bold"/>
    </style:style>
    <style:style style:name="T4" style:family="text">
      <style:text-properties fo:font-weight="bold" officeooo:rsid="00279787" style:font-weight-asian="bold" style:font-weight-complex="bold"/>
    </style:style>
    <style:style style:name="T5" style:family="text">
      <style:text-properties fo:font-weight="bold" officeooo:rsid="015b8c58" style:font-weight-asian="bold" style:font-weight-complex="bold"/>
    </style:style>
    <style:style style:name="T6" style:family="text">
      <style:text-properties fo:font-weight="bold" officeooo:rsid="001ee806" style:font-weight-asian="bold" style:font-weight-complex="bold"/>
    </style:style>
    <style:style style:name="T7" style:family="text">
      <style:text-properties fo:font-weight="bold" officeooo:rsid="015e82da" style:font-weight-asian="bold" style:font-weight-complex="bold"/>
    </style:style>
    <style:style style:name="T8" style:family="text">
      <style:text-properties fo:font-weight="bold" officeooo:rsid="015fe885" style:font-weight-asian="bold" style:font-weight-complex="bold"/>
    </style:style>
    <style:style style:name="T9" style:family="text">
      <style:text-properties fo:font-weight="bold" officeooo:rsid="0161c029" style:font-weight-asian="bold" style:font-weight-complex="bold"/>
    </style:style>
    <style:style style:name="T10" style:family="text">
      <style:text-properties fo:font-weight="bold" officeooo:rsid="0162dac3" style:font-weight-asian="bold" style:font-weight-complex="bold"/>
    </style:style>
    <style:style style:name="T11" style:family="text">
      <style:text-properties fo:font-weight="bold" officeooo:rsid="0166e169" style:font-weight-asian="bold" style:font-weight-complex="bold"/>
    </style:style>
    <style:style style:name="T12" style:family="text">
      <style:text-properties fo:font-weight="bold" officeooo:rsid="016c8acb" style:font-weight-asian="bold" style:font-weight-complex="bold"/>
    </style:style>
    <style:style style:name="T13" style:family="text">
      <style:text-properties fo:font-weight="bold" officeooo:rsid="018e67bf" style:font-weight-asian="bold" style:font-weight-complex="bold"/>
    </style:style>
    <style:style style:name="T14" style:family="text">
      <style:text-properties fo:font-weight="bold" officeooo:rsid="0000d1a0" style:font-weight-asian="bold" style:font-weight-complex="bold"/>
    </style:style>
    <style:style style:name="T15" style:family="text">
      <style:text-properties fo:font-weight="bold" officeooo:rsid="01a21824" style:font-weight-asian="bold" style:font-weight-complex="bold"/>
    </style:style>
    <style:style style:name="T16" style:family="text">
      <style:text-properties fo:font-weight="bold" officeooo:rsid="01a461ce" style:font-weight-asian="bold" style:font-weight-complex="bold"/>
    </style:style>
    <style:style style:name="T17" style:family="text">
      <style:text-properties fo:font-weight="bold" officeooo:rsid="01a4cd49" style:font-weight-asian="bold" style:font-weight-complex="bold"/>
    </style:style>
    <style:style style:name="T18" style:family="text">
      <style:text-properties fo:font-weight="bold" officeooo:rsid="01ab6028" style:font-weight-asian="bold" style:font-weight-complex="bold"/>
    </style:style>
    <style:style style:name="T19" style:family="text">
      <style:text-properties fo:font-weight="bold" officeooo:rsid="01aeeba0" style:font-weight-asian="bold" style:font-weight-complex="bold"/>
    </style:style>
    <style:style style:name="T20" style:family="text">
      <style:text-properties fo:font-weight="bold" officeooo:rsid="01cf8679" style:font-weight-asian="bold" style:font-weight-complex="bold"/>
    </style:style>
    <style:style style:name="T21" style:family="text">
      <style:text-properties fo:font-weight="bold" officeooo:rsid="01d1ba7b" style:font-weight-asian="bold" style:font-weight-complex="bold"/>
    </style:style>
    <style:style style:name="T22" style:family="text">
      <style:text-properties fo:font-weight="bold" officeooo:rsid="01d475a0" style:font-weight-asian="bold" style:font-weight-complex="bold"/>
    </style:style>
    <style:style style:name="T23" style:family="text">
      <style:text-properties fo:font-weight="bold" officeooo:rsid="01d8b67b" style:font-weight-asian="bold" style:font-weight-complex="bold"/>
    </style:style>
    <style:style style:name="T24" style:family="text">
      <style:text-properties fo:font-weight="bold" officeooo:rsid="01d90a43" style:font-weight-asian="bold" style:font-weight-complex="bold"/>
    </style:style>
    <style:style style:name="T25" style:family="text">
      <style:text-properties fo:font-weight="bold" officeooo:rsid="01ee0f4e" style:font-weight-asian="bold" style:font-weight-complex="bold"/>
    </style:style>
    <style:style style:name="T26" style:family="text">
      <style:text-properties fo:font-weight="bold" officeooo:rsid="020e1408" style:font-weight-asian="bold" style:font-weight-complex="bold"/>
    </style:style>
    <style:style style:name="T27" style:family="text">
      <style:text-properties fo:font-weight="bold" officeooo:rsid="021062b4" style:font-weight-asian="bold" style:font-weight-complex="bold"/>
    </style:style>
    <style:style style:name="T28" style:family="text">
      <style:text-properties fo:font-weight="bold" officeooo:rsid="02214812" style:font-weight-asian="bold" style:font-weight-complex="bold"/>
    </style:style>
    <style:style style:name="T29" style:family="text">
      <style:text-properties fo:font-weight="bold" officeooo:rsid="0237aa5e" style:font-weight-asian="bold" style:font-weight-complex="bold"/>
    </style:style>
    <style:style style:name="T30" style:family="text">
      <style:text-properties fo:font-weight="bold" officeooo:rsid="02520b03" style:font-weight-asian="bold" style:font-weight-complex="bold"/>
    </style:style>
    <style:style style:name="T31" style:family="text">
      <style:text-properties fo:font-weight="bold" officeooo:rsid="025b2bd6" style:font-weight-asian="bold" style:font-weight-complex="bold"/>
    </style:style>
    <style:style style:name="T32" style:family="text">
      <style:text-properties fo:font-weight="bold" officeooo:rsid="025bb6af" style:font-weight-asian="bold" style:font-weight-complex="bold"/>
    </style:style>
    <style:style style:name="T33" style:family="text">
      <style:text-properties fo:font-weight="bold" officeooo:rsid="025ed25f" style:font-weight-asian="bold" style:font-weight-complex="bold"/>
    </style:style>
    <style:style style:name="T34" style:family="text">
      <style:text-properties fo:font-weight="bold" officeooo:rsid="0273286c" style:font-weight-asian="bold" style:font-weight-complex="bold"/>
    </style:style>
    <style:style style:name="T35" style:family="text">
      <style:text-properties fo:font-weight="bold" officeooo:rsid="028bd302" style:font-weight-asian="bold" style:font-weight-complex="bold"/>
    </style:style>
    <style:style style:name="T36" style:family="text">
      <style:text-properties fo:font-weight="bold" officeooo:rsid="02c084a0" style:font-weight-asian="bold" style:font-weight-complex="bold"/>
    </style:style>
    <style:style style:name="T37" style:family="text">
      <style:text-properties fo:font-weight="bold" officeooo:rsid="02c09ebf" style:font-weight-asian="bold" style:font-weight-complex="bold"/>
    </style:style>
    <style:style style:name="T38" style:family="text">
      <style:text-properties fo:font-weight="bold" officeooo:rsid="02c34062" style:font-weight-asian="bold" style:font-weight-complex="bold"/>
    </style:style>
    <style:style style:name="T39" style:family="text">
      <style:text-properties fo:font-weight="bold" officeooo:rsid="02c3c031" style:font-weight-asian="bold" style:font-weight-complex="bold"/>
    </style:style>
    <style:style style:name="T40" style:family="text">
      <style:text-properties fo:font-weight="bold" officeooo:rsid="02c40ca8" style:font-weight-asian="bold" style:font-weight-complex="bold"/>
    </style:style>
    <style:style style:name="T41" style:family="text">
      <style:text-properties fo:font-weight="bold" officeooo:rsid="00897ca4" style:font-weight-asian="bold" style:font-weight-complex="bold"/>
    </style:style>
    <style:style style:name="T42" style:family="text">
      <style:text-properties fo:font-weight="bold" officeooo:rsid="0089fa7a" style:font-weight-asian="bold" style:font-weight-complex="bold"/>
    </style:style>
    <style:style style:name="T43" style:family="text">
      <style:text-properties fo:font-weight="bold" officeooo:rsid="02c7bb91" style:font-weight-asian="bold" style:font-weight-complex="bold"/>
    </style:style>
    <style:style style:name="T44" style:family="text">
      <style:text-properties officeooo:rsid="0009d7e4"/>
    </style:style>
    <style:style style:name="T45" style:family="text">
      <style:text-properties officeooo:rsid="000b28fb"/>
    </style:style>
    <style:style style:name="T46" style:family="text">
      <style:text-properties officeooo:rsid="000b9be1"/>
    </style:style>
    <style:style style:name="T47" style:family="text">
      <style:text-properties officeooo:rsid="000c5ce0"/>
    </style:style>
    <style:style style:name="T48" style:family="text">
      <style:text-properties officeooo:rsid="001285ed"/>
    </style:style>
    <style:style style:name="T49" style:family="text">
      <style:text-properties officeooo:rsid="0012945e"/>
    </style:style>
    <style:style style:name="T50" style:family="text">
      <style:text-properties officeooo:rsid="00129e4e"/>
    </style:style>
    <style:style style:name="T51" style:family="text">
      <style:text-properties officeooo:rsid="0012cfea"/>
    </style:style>
    <style:style style:name="T52" style:family="text">
      <style:text-properties officeooo:rsid="0013fa6e"/>
    </style:style>
    <style:style style:name="T53" style:family="text">
      <style:text-properties officeooo:rsid="0014c017"/>
    </style:style>
    <style:style style:name="T54" style:family="text">
      <style:text-properties officeooo:rsid="0015c606"/>
    </style:style>
    <style:style style:name="T55" style:family="text">
      <style:text-properties officeooo:rsid="0018b5fb"/>
    </style:style>
    <style:style style:name="T56" style:family="text">
      <style:text-properties officeooo:rsid="00193d8d"/>
    </style:style>
    <style:style style:name="T57" style:family="text">
      <style:text-properties officeooo:rsid="0019db5c"/>
    </style:style>
    <style:style style:name="T58" style:family="text">
      <style:text-properties officeooo:rsid="001a190c"/>
    </style:style>
    <style:style style:name="T59" style:family="text">
      <style:text-properties officeooo:rsid="001bfbd5"/>
    </style:style>
    <style:style style:name="T60" style:family="text">
      <style:text-properties officeooo:rsid="001ee806"/>
    </style:style>
    <style:style style:name="T61" style:family="text">
      <style:text-properties fo:font-weight="normal" style:font-weight-asian="normal" style:font-weight-complex="normal"/>
    </style:style>
    <style:style style:name="T62" style:family="text">
      <style:text-properties fo:font-weight="normal" officeooo:rsid="00e75ce4" style:font-weight-asian="normal" style:font-weight-complex="normal"/>
    </style:style>
    <style:style style:name="T63" style:family="text">
      <style:text-properties fo:font-weight="normal" officeooo:rsid="01844fcf" style:font-weight-asian="normal" style:font-weight-complex="normal"/>
    </style:style>
    <style:style style:name="T64" style:family="text">
      <style:text-properties fo:font-weight="normal" officeooo:rsid="0185c8f3" style:font-weight-asian="normal" style:font-weight-complex="normal"/>
    </style:style>
    <style:style style:name="T65" style:family="text">
      <style:text-properties fo:font-weight="normal" officeooo:rsid="018c15ee" style:font-weight-asian="normal" style:font-weight-complex="normal"/>
    </style:style>
    <style:style style:name="T66" style:family="text">
      <style:text-properties fo:font-weight="normal" officeooo:rsid="0236e071" style:font-weight-asian="normal" style:font-weight-complex="normal"/>
    </style:style>
    <style:style style:name="T67" style:family="text">
      <style:text-properties fo:font-weight="normal" officeooo:rsid="0237f830" style:font-weight-asian="normal" style:font-weight-complex="normal"/>
    </style:style>
    <style:style style:name="T68" style:family="text">
      <style:text-properties fo:font-weight="normal" officeooo:rsid="023bbe45" style:font-weight-asian="normal" style:font-weight-complex="normal"/>
    </style:style>
    <style:style style:name="T69" style:family="text">
      <style:text-properties fo:font-weight="normal" officeooo:rsid="02d86d17" style:font-weight-asian="normal" style:font-weight-complex="normal"/>
    </style:style>
    <style:style style:name="T70" style:family="text">
      <style:text-properties officeooo:rsid="0021ac76"/>
    </style:style>
    <style:style style:name="T71" style:family="text">
      <style:text-properties officeooo:rsid="0021da92"/>
    </style:style>
    <style:style style:name="T72" style:family="text">
      <style:text-properties officeooo:rsid="00239acf"/>
    </style:style>
    <style:style style:name="T73" style:family="text">
      <style:text-properties officeooo:rsid="00247d49"/>
    </style:style>
    <style:style style:name="T74" style:family="text">
      <style:text-properties officeooo:rsid="002664e8"/>
    </style:style>
    <style:style style:name="T75" style:family="text">
      <style:text-properties officeooo:rsid="00279787"/>
    </style:style>
    <style:style style:name="T76" style:family="text">
      <style:text-properties officeooo:rsid="00290e54"/>
    </style:style>
    <style:style style:name="T77" style:family="text">
      <style:text-properties officeooo:rsid="002e55b9"/>
    </style:style>
    <style:style style:name="T78" style:family="text">
      <style:text-properties officeooo:rsid="003020a0"/>
    </style:style>
    <style:style style:name="T79" style:family="text">
      <style:text-properties officeooo:rsid="00315dba"/>
    </style:style>
    <style:style style:name="T80" style:family="text">
      <style:text-properties officeooo:rsid="0032a56e"/>
    </style:style>
    <style:style style:name="T81" style:family="text">
      <style:text-properties officeooo:rsid="003c5410"/>
    </style:style>
    <style:style style:name="T82" style:family="text">
      <style:text-properties officeooo:rsid="00400a8c"/>
    </style:style>
    <style:style style:name="T83" style:family="text">
      <style:text-properties officeooo:rsid="00409774"/>
    </style:style>
    <style:style style:name="T84" style:family="text">
      <style:text-properties officeooo:rsid="0044c223"/>
    </style:style>
    <style:style style:name="T85" style:family="text">
      <style:text-properties officeooo:rsid="0044fd57"/>
    </style:style>
    <style:style style:name="T86" style:family="text">
      <style:text-properties officeooo:rsid="004525cf"/>
    </style:style>
    <style:style style:name="T87" style:family="text">
      <style:text-properties officeooo:rsid="004700dc"/>
    </style:style>
    <style:style style:name="T88" style:family="text">
      <style:text-properties officeooo:rsid="00484fae"/>
    </style:style>
    <style:style style:name="T89" style:family="text">
      <style:text-properties officeooo:rsid="00496c41"/>
    </style:style>
    <style:style style:name="T90" style:family="text">
      <style:text-properties officeooo:rsid="004a4cc7"/>
    </style:style>
    <style:style style:name="T91" style:family="text">
      <style:text-properties officeooo:rsid="004b1966"/>
    </style:style>
    <style:style style:name="T92" style:family="text">
      <style:text-properties officeooo:rsid="004c9f70"/>
    </style:style>
    <style:style style:name="T93" style:family="text">
      <style:text-properties officeooo:rsid="004e5e33"/>
    </style:style>
    <style:style style:name="T94" style:family="text">
      <style:text-properties officeooo:rsid="004f78d3"/>
    </style:style>
    <style:style style:name="T95" style:family="text">
      <style:text-properties officeooo:rsid="00512095"/>
    </style:style>
    <style:style style:name="T96" style:family="text">
      <style:text-properties officeooo:rsid="005688c9"/>
    </style:style>
    <style:style style:name="T97" style:family="text">
      <style:text-properties officeooo:rsid="005721ef"/>
    </style:style>
    <style:style style:name="T98" style:family="text">
      <style:text-properties officeooo:rsid="0058f516"/>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58f516"/>
    </style:style>
    <style:style style:name="T101" style:family="text">
      <style:text-properties style:text-underline-style="solid" style:text-underline-width="auto" style:text-underline-color="font-color" fo:font-weight="normal" officeooo:rsid="0058f516" style:font-weight-asian="normal" style:font-weight-complex="normal"/>
    </style:style>
    <style:style style:name="T102" style:family="text">
      <style:text-properties style:text-underline-style="solid" style:text-underline-width="auto" style:text-underline-color="font-color" fo:font-weight="bold" style:font-weight-asian="bold" style:font-weight-complex="bold"/>
    </style:style>
    <style:style style:name="T103" style:family="text">
      <style:text-properties officeooo:rsid="005db012"/>
    </style:style>
    <style:style style:name="T104" style:family="text">
      <style:text-properties officeooo:rsid="0061e1d7"/>
    </style:style>
    <style:style style:name="T105" style:family="text">
      <style:text-properties officeooo:rsid="006374e2"/>
    </style:style>
    <style:style style:name="T106" style:family="text">
      <style:text-properties officeooo:rsid="0066e393"/>
    </style:style>
    <style:style style:name="T107" style:family="text">
      <style:text-properties officeooo:rsid="0067f30c"/>
    </style:style>
    <style:style style:name="T108" style:family="text">
      <style:text-properties officeooo:rsid="0069f728"/>
    </style:style>
    <style:style style:name="T109" style:family="text">
      <style:text-properties officeooo:rsid="007311de"/>
    </style:style>
    <style:style style:name="T110" style:family="text">
      <style:text-properties officeooo:rsid="006bf124"/>
    </style:style>
    <style:style style:name="T111" style:family="text">
      <style:text-properties officeooo:rsid="00758664"/>
    </style:style>
    <style:style style:name="T112" style:family="text">
      <style:text-properties officeooo:rsid="0076d60a"/>
    </style:style>
    <style:style style:name="T113" style:family="text">
      <style:text-properties officeooo:rsid="0078b237"/>
    </style:style>
    <style:style style:name="T114" style:family="text">
      <style:text-properties officeooo:rsid="007a8e56"/>
    </style:style>
    <style:style style:name="T115" style:family="text">
      <style:text-properties officeooo:rsid="007c40df"/>
    </style:style>
    <style:style style:name="T116" style:family="text">
      <style:text-properties officeooo:rsid="007ca2f3"/>
    </style:style>
    <style:style style:name="T117" style:family="text">
      <style:text-properties officeooo:rsid="007f94b7"/>
    </style:style>
    <style:style style:name="T118" style:family="text">
      <style:text-properties officeooo:rsid="0083074e"/>
    </style:style>
    <style:style style:name="T119" style:family="text">
      <style:text-properties officeooo:rsid="0085179e"/>
    </style:style>
    <style:style style:name="T120" style:family="text">
      <style:text-properties officeooo:rsid="00897ca4"/>
    </style:style>
    <style:style style:name="T121" style:family="text">
      <style:text-properties officeooo:rsid="0089fa7a"/>
    </style:style>
    <style:style style:name="T122" style:family="text">
      <style:text-properties officeooo:rsid="008a9fec"/>
    </style:style>
    <style:style style:name="T123" style:family="text">
      <style:text-properties officeooo:rsid="008c9d9b"/>
    </style:style>
    <style:style style:name="T124" style:family="text">
      <style:text-properties officeooo:rsid="008daf1b"/>
    </style:style>
    <style:style style:name="T125" style:family="text">
      <style:text-properties officeooo:rsid="008f26b2"/>
    </style:style>
    <style:style style:name="T126" style:family="text">
      <style:text-properties officeooo:rsid="008fdddf"/>
    </style:style>
    <style:style style:name="T127" style:family="text">
      <style:text-properties officeooo:rsid="00907294"/>
    </style:style>
    <style:style style:name="T128" style:family="text">
      <style:text-properties style:text-position="super 58%" fo:language="de" fo:country="DE" officeooo:rsid="008daf1b"/>
    </style:style>
    <style:style style:name="T129" style:family="text">
      <style:text-properties officeooo:rsid="009ccd4d"/>
    </style:style>
    <style:style style:name="T130" style:family="text">
      <style:text-properties officeooo:rsid="00a9980c"/>
    </style:style>
    <style:style style:name="T131" style:family="text">
      <style:text-properties officeooo:rsid="00aea2fe"/>
    </style:style>
    <style:style style:name="T132" style:family="text">
      <style:text-properties officeooo:rsid="00b4cd8a"/>
    </style:style>
    <style:style style:name="T133" style:family="text">
      <style:text-properties officeooo:rsid="00b55aaf"/>
    </style:style>
    <style:style style:name="T134" style:family="text">
      <style:text-properties officeooo:rsid="00b6b996"/>
    </style:style>
    <style:style style:name="T135" style:family="text">
      <style:text-properties officeooo:rsid="00bfd801"/>
    </style:style>
    <style:style style:name="T136" style:family="text">
      <style:text-properties officeooo:rsid="00c5f22a"/>
    </style:style>
    <style:style style:name="T137" style:family="text">
      <style:text-properties officeooo:rsid="00c781f0"/>
    </style:style>
    <style:style style:name="T138" style:family="text">
      <style:text-properties officeooo:rsid="00c8f295"/>
    </style:style>
    <style:style style:name="T139" style:family="text">
      <style:text-properties officeooo:rsid="00cc9249"/>
    </style:style>
    <style:style style:name="T140" style:family="text">
      <style:text-properties officeooo:rsid="00cde17e"/>
    </style:style>
    <style:style style:name="T141" style:family="text">
      <style:text-properties officeooo:rsid="00cf48ba"/>
    </style:style>
    <style:style style:name="T142" style:family="text">
      <style:text-properties officeooo:rsid="00cf7ce7"/>
    </style:style>
    <style:style style:name="T143" style:family="text">
      <style:text-properties officeooo:rsid="00cfaaa5"/>
    </style:style>
    <style:style style:name="T144" style:family="text">
      <style:text-properties officeooo:rsid="00d0d250"/>
    </style:style>
    <style:style style:name="T145" style:family="text">
      <style:text-properties officeooo:rsid="00d281b6"/>
    </style:style>
    <style:style style:name="T146" style:family="text">
      <style:text-properties officeooo:rsid="00d4ec91"/>
    </style:style>
    <style:style style:name="T147" style:family="text">
      <style:text-properties officeooo:rsid="00d6e6c6"/>
    </style:style>
    <style:style style:name="T148" style:family="text">
      <style:text-properties officeooo:rsid="00d81fb0"/>
    </style:style>
    <style:style style:name="T149" style:family="text">
      <style:text-properties officeooo:rsid="00da9869"/>
    </style:style>
    <style:style style:name="T150" style:family="text">
      <style:text-properties officeooo:rsid="00de2f1c"/>
    </style:style>
    <style:style style:name="T151" style:family="text">
      <style:text-properties officeooo:rsid="00de9e7c"/>
    </style:style>
    <style:style style:name="T152" style:family="text">
      <style:text-properties officeooo:rsid="00e030f9"/>
    </style:style>
    <style:style style:name="T153" style:family="text">
      <style:text-properties officeooo:rsid="00e3ef5f"/>
    </style:style>
    <style:style style:name="T154" style:family="text">
      <style:text-properties officeooo:rsid="00e90ef1"/>
    </style:style>
    <style:style style:name="T155" style:family="text">
      <style:text-properties officeooo:rsid="00eab80e"/>
    </style:style>
    <style:style style:name="T156" style:family="text">
      <style:text-properties officeooo:rsid="00f2e0a6"/>
    </style:style>
    <style:style style:name="T157" style:family="text">
      <style:text-properties officeooo:rsid="00f64b00"/>
    </style:style>
    <style:style style:name="T158" style:family="text">
      <style:text-properties officeooo:rsid="00f7775f"/>
    </style:style>
    <style:style style:name="T159" style:family="text">
      <style:text-properties officeooo:rsid="00f7ab88"/>
    </style:style>
    <style:style style:name="T160" style:family="text">
      <style:text-properties officeooo:rsid="00f89769"/>
    </style:style>
    <style:style style:name="T161" style:family="text">
      <style:text-properties officeooo:rsid="00f981dc"/>
    </style:style>
    <style:style style:name="T162" style:family="text">
      <style:text-properties officeooo:rsid="00f9a745"/>
    </style:style>
    <style:style style:name="T163" style:family="text">
      <style:text-properties officeooo:rsid="00fb36b3"/>
    </style:style>
    <style:style style:name="T164" style:family="text">
      <style:text-properties officeooo:rsid="00fe0952"/>
    </style:style>
    <style:style style:name="T165" style:family="text">
      <style:text-properties officeooo:rsid="00fee1ce"/>
    </style:style>
    <style:style style:name="T166" style:family="text">
      <style:text-properties officeooo:rsid="00ff692d"/>
    </style:style>
    <style:style style:name="T167" style:family="text">
      <style:text-properties officeooo:rsid="00ff8a1b"/>
    </style:style>
    <style:style style:name="T168" style:family="text">
      <style:text-properties officeooo:rsid="0102cdb7"/>
    </style:style>
    <style:style style:name="T169" style:family="text">
      <style:text-properties officeooo:rsid="010319ac"/>
    </style:style>
    <style:style style:name="T170" style:family="text">
      <style:text-properties officeooo:rsid="01045ee7"/>
    </style:style>
    <style:style style:name="T171" style:family="text">
      <style:text-properties officeooo:rsid="01082a4f"/>
    </style:style>
    <style:style style:name="T172" style:family="text">
      <style:text-properties officeooo:rsid="0108a3fb"/>
    </style:style>
    <style:style style:name="T173" style:family="text">
      <style:text-properties officeooo:rsid="010c19b6"/>
    </style:style>
    <style:style style:name="T174" style:family="text">
      <style:text-properties officeooo:rsid="010f34cd"/>
    </style:style>
    <style:style style:name="T175" style:family="text">
      <style:text-properties officeooo:rsid="01128de4"/>
    </style:style>
    <style:style style:name="T176" style:family="text">
      <style:text-properties officeooo:rsid="01136610"/>
    </style:style>
    <style:style style:name="T177" style:family="text">
      <style:text-properties fo:font-style="italic" style:font-style-asian="italic" style:font-style-complex="italic"/>
    </style:style>
    <style:style style:name="T178" style:family="text">
      <style:text-properties fo:font-style="italic" officeooo:rsid="0196ecb8" style:font-style-asian="italic" style:font-style-complex="italic"/>
    </style:style>
    <style:style style:name="T179" style:family="text">
      <style:text-properties officeooo:rsid="01188697"/>
    </style:style>
    <style:style style:name="T180" style:family="text">
      <style:text-properties officeooo:rsid="011c5f18"/>
    </style:style>
    <style:style style:name="T181" style:family="text">
      <style:text-properties officeooo:rsid="011da9e3"/>
    </style:style>
    <style:style style:name="T182" style:family="text">
      <style:text-properties officeooo:rsid="011f5c1b"/>
    </style:style>
    <style:style style:name="T183" style:family="text">
      <style:text-properties officeooo:rsid="011fe797"/>
    </style:style>
    <style:style style:name="T184" style:family="text">
      <style:text-properties officeooo:rsid="01216909"/>
    </style:style>
    <style:style style:name="T185" style:family="text">
      <style:text-properties officeooo:rsid="0121c0c6"/>
    </style:style>
    <style:style style:name="T186" style:family="text">
      <style:text-properties officeooo:rsid="012547f5"/>
    </style:style>
    <style:style style:name="T187" style:family="text">
      <style:text-properties officeooo:rsid="0126ebef"/>
    </style:style>
    <style:style style:name="T188" style:family="text">
      <style:text-properties officeooo:rsid="01280d29"/>
    </style:style>
    <style:style style:name="T189" style:family="text">
      <style:text-properties officeooo:rsid="0128d979"/>
    </style:style>
    <style:style style:name="T190" style:family="text">
      <style:text-properties officeooo:rsid="012bf0fc"/>
    </style:style>
    <style:style style:name="T191" style:family="text">
      <style:text-properties officeooo:rsid="012ef903"/>
    </style:style>
    <style:style style:name="T192" style:family="text">
      <style:text-properties officeooo:rsid="01366f02"/>
    </style:style>
    <style:style style:name="T193" style:family="text">
      <style:text-properties officeooo:rsid="0138030a"/>
    </style:style>
    <style:style style:name="T194" style:family="text">
      <style:text-properties officeooo:rsid="01478712"/>
    </style:style>
    <style:style style:name="T195" style:family="text">
      <style:text-properties officeooo:rsid="0147dca2"/>
    </style:style>
    <style:style style:name="T196" style:family="text">
      <style:text-properties officeooo:rsid="014a434a"/>
    </style:style>
    <style:style style:name="T197" style:family="text">
      <style:text-properties officeooo:rsid="0150a24a"/>
    </style:style>
    <style:style style:name="T198" style:family="text">
      <style:text-properties officeooo:rsid="0152ced9"/>
    </style:style>
    <style:style style:name="T199" style:family="text">
      <style:text-properties officeooo:rsid="0153de03"/>
    </style:style>
    <style:style style:name="T200" style:family="text">
      <style:text-properties officeooo:rsid="015d30f9"/>
    </style:style>
    <style:style style:name="T201" style:family="text">
      <style:text-properties officeooo:rsid="015e82da"/>
    </style:style>
    <style:style style:name="T202" style:family="text">
      <style:text-properties officeooo:rsid="01676380"/>
    </style:style>
    <style:style style:name="T203" style:family="text">
      <style:text-properties officeooo:rsid="0168a4fa"/>
    </style:style>
    <style:style style:name="T204" style:family="text">
      <style:text-properties officeooo:rsid="016a5a8a"/>
    </style:style>
    <style:style style:name="T205" style:family="text">
      <style:text-properties officeooo:rsid="016c8acb"/>
    </style:style>
    <style:style style:name="T206" style:family="text">
      <style:text-properties officeooo:rsid="016d5291"/>
    </style:style>
    <style:style style:name="T207" style:family="text">
      <style:text-properties officeooo:rsid="016f4cc7"/>
    </style:style>
    <style:style style:name="T208" style:family="text">
      <style:text-properties officeooo:rsid="01705d3b"/>
    </style:style>
    <style:style style:name="T209" style:family="text">
      <style:text-properties officeooo:rsid="0171426f"/>
    </style:style>
    <style:style style:name="T210" style:family="text">
      <style:text-properties officeooo:rsid="017291f3"/>
    </style:style>
    <style:style style:name="T211" style:family="text">
      <style:text-properties officeooo:rsid="017600f6"/>
    </style:style>
    <style:style style:name="T212" style:family="text">
      <style:text-properties officeooo:rsid="01792470"/>
    </style:style>
    <style:style style:name="T213" style:family="text">
      <style:text-properties officeooo:rsid="01860081"/>
    </style:style>
    <style:style style:name="T214" style:family="text">
      <style:text-properties officeooo:rsid="0186e1a1"/>
    </style:style>
    <style:style style:name="T215" style:family="text">
      <style:text-properties officeooo:rsid="01889725"/>
    </style:style>
    <style:style style:name="T216" style:family="text">
      <style:text-properties officeooo:rsid="0188c7a6"/>
    </style:style>
    <style:style style:name="T217" style:family="text">
      <style:text-properties officeooo:rsid="018e67bf"/>
    </style:style>
    <style:style style:name="T218" style:family="text">
      <style:text-properties officeooo:rsid="018e8acb"/>
    </style:style>
    <style:style style:name="T219" style:family="text">
      <style:text-properties officeooo:rsid="018f4983"/>
    </style:style>
    <style:style style:name="T220" style:family="text">
      <style:text-properties officeooo:rsid="019245cc"/>
    </style:style>
    <style:style style:name="T221" style:family="text">
      <style:text-properties officeooo:rsid="019247bd"/>
    </style:style>
    <style:style style:name="T222" style:family="text">
      <style:text-properties officeooo:rsid="0193137d"/>
    </style:style>
    <style:style style:name="T223" style:family="text">
      <style:text-properties officeooo:rsid="01951557"/>
    </style:style>
    <style:style style:name="T224" style:family="text">
      <style:text-properties officeooo:rsid="01955a54"/>
    </style:style>
    <style:style style:name="T225" style:family="text">
      <style:text-properties officeooo:rsid="0196ecb8"/>
    </style:style>
    <style:style style:name="T226" style:family="text">
      <style:text-properties officeooo:rsid="019879b0"/>
    </style:style>
    <style:style style:name="T227" style:family="text">
      <style:text-properties officeooo:rsid="01a16219"/>
    </style:style>
    <style:style style:name="T228" style:family="text">
      <style:text-properties fo:font-style="normal" style:font-style-asian="normal" style:font-style-complex="normal"/>
    </style:style>
    <style:style style:name="T229" style:family="text">
      <style:text-properties fo:font-style="normal" officeooo:rsid="011582e3" style:font-style-asian="normal" style:font-style-complex="normal"/>
    </style:style>
    <style:style style:name="T230" style:family="text">
      <style:text-properties style:font-name="Liberation Serif"/>
    </style:style>
    <style:style style:name="T231" style:family="text">
      <style:text-properties style:font-name="Liberation Serif" fo:font-size="12pt" fo:language="de" fo:country="DE" officeooo:rsid="02b85e96" style:font-size-asian="12pt" style:font-size-complex="12pt"/>
    </style:style>
    <style:style style:name="T232" style:family="text">
      <style:text-properties style:font-name="Liberation Serif" fo:font-size="12pt" fo:language="de" fo:country="DE" officeooo:rsid="02bc9e47" style:font-size-asian="12pt" style:font-size-complex="12pt"/>
    </style:style>
    <style:style style:name="T233" style:family="text">
      <style:text-properties style:font-name="Liberation Serif" fo:font-size="12pt" fo:language="de" fo:country="DE" officeooo:rsid="02b8cae5" style:font-size-asian="12pt" style:font-size-complex="12pt"/>
    </style:style>
    <style:style style:name="T234" style:family="text">
      <style:text-properties style:font-name="Liberation Serif" fo:font-size="12pt" fo:language="de" fo:country="DE" officeooo:rsid="02b9db34" style:font-size-asian="12pt" style:font-size-complex="12pt"/>
    </style:style>
    <style:style style:name="T235" style:family="text">
      <style:text-properties style:font-name="Liberation Serif" fo:font-size="12pt" fo:language="de" fo:country="DE" officeooo:rsid="02bb33c1" style:font-size-asian="12pt" style:font-size-complex="12pt"/>
    </style:style>
    <style:style style:name="T236" style:family="text">
      <style:text-properties style:font-name="Liberation Serif" fo:font-size="12pt" fo:language="de" fo:country="DE" officeooo:rsid="02ba95ce" style:font-size-asian="12pt" style:font-size-complex="12pt"/>
    </style:style>
    <style:style style:name="T237" style:family="text">
      <style:text-properties style:font-name="Liberation Serif" fo:language="de" fo:country="DE"/>
    </style:style>
    <style:style style:name="T238" style:family="text">
      <style:text-properties style:font-name="Liberation Serif" fo:language="de" fo:country="DE" officeooo:rsid="01ae49dc"/>
    </style:style>
    <style:style style:name="T239" style:family="text">
      <style:text-properties style:font-name="Liberation Serif" fo:language="de" fo:country="DE" officeooo:rsid="02429eaa"/>
    </style:style>
    <style:style style:name="T240" style:family="text">
      <style:text-properties style:font-name="Liberation Serif" fo:language="de" fo:country="DE" officeooo:rsid="02660a1c"/>
    </style:style>
    <style:style style:name="T241" style:family="text">
      <style:text-properties style:font-name="Liberation Serif" fo:language="de" fo:country="DE" officeooo:rsid="0269e90c"/>
    </style:style>
    <style:style style:name="T242" style:family="text">
      <style:text-properties style:font-name="Liberation Serif" fo:language="de" fo:country="DE" officeooo:rsid="029770bb"/>
    </style:style>
    <style:style style:name="T243" style:family="text">
      <style:text-properties style:font-name="Liberation Serif" fo:language="de" fo:country="DE" officeooo:rsid="02980af5"/>
    </style:style>
    <style:style style:name="T244" style:family="text">
      <style:text-properties style:font-name="Liberation Serif" fo:language="de" fo:country="DE" officeooo:rsid="02984867"/>
    </style:style>
    <style:style style:name="T245" style:family="text">
      <style:text-properties style:font-name="Liberation Serif" fo:language="de" fo:country="DE" officeooo:rsid="029f382e"/>
    </style:style>
    <style:style style:name="T246" style:family="text">
      <style:text-properties officeooo:rsid="01b09ba6"/>
    </style:style>
    <style:style style:name="T247" style:family="text">
      <style:text-properties officeooo:rsid="01b3bdfa"/>
    </style:style>
    <style:style style:name="T248" style:family="text">
      <style:text-properties officeooo:rsid="01b552bb"/>
    </style:style>
    <style:style style:name="T249" style:family="text">
      <style:text-properties officeooo:rsid="01b61275"/>
    </style:style>
    <style:style style:name="T250" style:family="text">
      <style:text-properties officeooo:rsid="01bf0e73"/>
    </style:style>
    <style:style style:name="T251" style:family="text">
      <style:text-properties officeooo:rsid="01c5449a"/>
    </style:style>
    <style:style style:name="T252" style:family="text">
      <style:text-properties officeooo:rsid="01c65d19"/>
    </style:style>
    <style:style style:name="T253" style:family="text">
      <style:text-properties officeooo:rsid="01c8480b"/>
    </style:style>
    <style:style style:name="T254" style:family="text">
      <style:text-properties officeooo:rsid="01c89498"/>
    </style:style>
    <style:style style:name="T255" style:family="text">
      <style:text-properties officeooo:rsid="01c9e048"/>
    </style:style>
    <style:style style:name="T256" style:family="text">
      <style:text-properties officeooo:rsid="01ca0b78"/>
    </style:style>
    <style:style style:name="T257" style:family="text">
      <style:text-properties officeooo:rsid="01d3de76"/>
    </style:style>
    <style:style style:name="T258" style:family="text">
      <style:text-properties officeooo:rsid="01d90a43"/>
    </style:style>
    <style:style style:name="T259" style:family="text">
      <style:text-properties officeooo:rsid="01da6217"/>
    </style:style>
    <style:style style:name="T260" style:family="text">
      <style:text-properties officeooo:rsid="01db0f09"/>
    </style:style>
    <style:style style:name="T261" style:family="text">
      <style:text-properties officeooo:rsid="01dcebb5"/>
    </style:style>
    <style:style style:name="T262" style:family="text">
      <style:text-properties officeooo:rsid="01dd77d7"/>
    </style:style>
    <style:style style:name="T263" style:family="text">
      <style:text-properties officeooo:rsid="01de9efd"/>
    </style:style>
    <style:style style:name="T264" style:family="text">
      <style:text-properties officeooo:rsid="01df1a0b"/>
    </style:style>
    <style:style style:name="T265" style:family="text">
      <style:text-properties officeooo:rsid="01e20c21"/>
    </style:style>
    <style:style style:name="T266" style:family="text">
      <style:text-properties officeooo:rsid="01e2c46b"/>
    </style:style>
    <style:style style:name="T267" style:family="text">
      <style:text-properties officeooo:rsid="01ed97f3"/>
    </style:style>
    <style:style style:name="T268" style:family="text">
      <style:text-properties officeooo:rsid="01ff5dbb"/>
    </style:style>
    <style:style style:name="T269" style:family="text">
      <style:text-properties style:text-underline-style="none"/>
    </style:style>
    <style:style style:name="T270" style:family="text">
      <style:text-properties officeooo:rsid="020af663"/>
    </style:style>
    <style:style style:name="T271" style:family="text">
      <style:text-properties officeooo:rsid="020b5d3f"/>
    </style:style>
    <style:style style:name="T272" style:family="text">
      <style:text-properties officeooo:rsid="020e1408"/>
    </style:style>
    <style:style style:name="T273" style:family="text">
      <style:text-properties officeooo:rsid="021204c8"/>
    </style:style>
    <style:style style:name="T274" style:family="text">
      <style:text-properties officeooo:rsid="021a899f"/>
    </style:style>
    <style:style style:name="T275" style:family="text">
      <style:text-properties officeooo:rsid="0222c95e"/>
    </style:style>
    <style:style style:name="T276" style:family="text">
      <style:text-properties officeooo:rsid="02233dd6"/>
    </style:style>
    <style:style style:name="T277" style:family="text">
      <style:text-properties officeooo:rsid="0223d06e"/>
    </style:style>
    <style:style style:name="T278" style:family="text">
      <style:text-properties officeooo:rsid="0221a3fe"/>
    </style:style>
    <style:style style:name="T279" style:family="text">
      <style:text-properties officeooo:rsid="022633a2"/>
    </style:style>
    <style:style style:name="T280" style:family="text">
      <style:text-properties officeooo:rsid="023228b1"/>
    </style:style>
    <style:style style:name="T281" style:family="text">
      <style:text-properties officeooo:rsid="02338448"/>
    </style:style>
    <style:style style:name="T282" style:family="text">
      <style:text-properties officeooo:rsid="0236e071"/>
    </style:style>
    <style:style style:name="T283" style:family="text">
      <style:text-properties officeooo:rsid="0237aa5e"/>
    </style:style>
    <style:style style:name="T284" style:family="text">
      <style:text-properties officeooo:rsid="0237f830"/>
    </style:style>
    <style:style style:name="T285" style:family="text">
      <style:text-properties officeooo:rsid="023a6190"/>
    </style:style>
    <style:style style:name="T286" style:family="text">
      <style:text-properties officeooo:rsid="023bbe45"/>
    </style:style>
    <style:style style:name="T287" style:family="text">
      <style:text-properties officeooo:rsid="023e18fe"/>
    </style:style>
    <style:style style:name="T288" style:family="text">
      <style:text-properties officeooo:rsid="0240c492"/>
    </style:style>
    <style:style style:name="T289" style:family="text">
      <style:text-properties officeooo:rsid="02462a5d"/>
    </style:style>
    <style:style style:name="T290" style:family="text">
      <style:text-properties officeooo:rsid="0248670a"/>
    </style:style>
    <style:style style:name="T291" style:family="text">
      <style:text-properties officeooo:rsid="02496cc5"/>
    </style:style>
    <style:style style:name="T292" style:family="text">
      <style:text-properties officeooo:rsid="024db700"/>
    </style:style>
    <style:style style:name="T293" style:family="text">
      <style:text-properties officeooo:rsid="02520b03"/>
    </style:style>
    <style:style style:name="T294" style:family="text">
      <style:text-properties officeooo:rsid="0254328a"/>
    </style:style>
    <style:style style:name="T295" style:family="text">
      <style:text-properties officeooo:rsid="0257f06d"/>
    </style:style>
    <style:style style:name="T296" style:family="text">
      <style:text-properties officeooo:rsid="02597f1e"/>
    </style:style>
    <style:style style:name="T297" style:family="text">
      <style:text-properties officeooo:rsid="025b2bd6"/>
    </style:style>
    <style:style style:name="T298" style:family="text">
      <style:text-properties officeooo:rsid="025bb6af"/>
    </style:style>
    <style:style style:name="T299" style:family="text">
      <style:text-properties style:text-line-through-style="none" style:text-line-through-type="none" style:text-underline-style="none" fo:font-weight="bold" officeooo:rsid="025b2bd6" style:font-weight-asian="bold" style:font-weight-complex="bold"/>
    </style:style>
    <style:style style:name="T300" style:family="text">
      <style:text-properties officeooo:rsid="025d7a95"/>
    </style:style>
    <style:style style:name="T301" style:family="text">
      <style:text-properties officeooo:rsid="025e5e80"/>
    </style:style>
    <style:style style:name="T302" style:family="text">
      <style:text-properties officeooo:rsid="025ed25f"/>
    </style:style>
    <style:style style:name="T303" style:family="text">
      <style:text-properties officeooo:rsid="025ff413"/>
    </style:style>
    <style:style style:name="T304" style:family="text">
      <style:text-properties officeooo:rsid="0260eb08"/>
    </style:style>
    <style:style style:name="T305" style:family="text">
      <style:text-properties officeooo:rsid="02612384"/>
    </style:style>
    <style:style style:name="T306" style:family="text">
      <style:text-properties officeooo:rsid="026170f0"/>
    </style:style>
    <style:style style:name="T307" style:family="text">
      <style:text-properties officeooo:rsid="02620670"/>
    </style:style>
    <style:style style:name="T308" style:family="text">
      <style:text-properties officeooo:rsid="0262cab2"/>
    </style:style>
    <style:style style:name="T309" style:family="text">
      <style:text-properties officeooo:rsid="02660a1c"/>
    </style:style>
    <style:style style:name="T310" style:family="text">
      <style:text-properties officeooo:rsid="0269e90c"/>
    </style:style>
    <style:style style:name="T311" style:family="text">
      <style:text-properties style:font-name="Liberation Mono"/>
    </style:style>
    <style:style style:name="T312" style:family="text">
      <style:text-properties style:font-name="Liberation Mono" officeooo:rsid="0269e90c"/>
    </style:style>
    <style:style style:name="T313" style:family="text">
      <style:text-properties style:font-name="Liberation Mono" officeooo:rsid="02876b76"/>
    </style:style>
    <style:style style:name="T314" style:family="text">
      <style:text-properties style:font-name="Liberation Mono" fo:font-weight="normal" style:font-weight-asian="normal" style:font-weight-complex="normal"/>
    </style:style>
    <style:style style:name="T315" style:family="text">
      <style:text-properties style:font-name="Liberation Mono" officeooo:rsid="02a5d409"/>
    </style:style>
    <style:style style:name="T316" style:family="text">
      <style:text-properties style:font-name="Liberation Mono" fo:font-size="12pt" fo:language="de" fo:country="DE" style:font-size-asian="12pt" style:font-size-complex="12pt"/>
    </style:style>
    <style:style style:name="T317" style:family="text">
      <style:text-properties style:font-name="Liberation Mono" fo:font-size="12pt" fo:language="de" fo:country="DE" officeooo:rsid="02bc9e47" style:font-size-asian="12pt" style:font-size-complex="12pt"/>
    </style:style>
    <style:style style:name="T318" style:family="text">
      <style:text-properties style:font-name="Liberation Mono" fo:font-size="12pt" fo:language="de" fo:country="DE" officeooo:rsid="02b9db34" style:font-size-asian="12pt" style:font-size-complex="12pt"/>
    </style:style>
    <style:style style:name="T319" style:family="text">
      <style:text-properties style:font-name="Liberation Mono" officeooo:rsid="02bd5416"/>
    </style:style>
    <style:style style:name="T320" style:family="text">
      <style:text-properties style:font-name="Liberation Mono" officeooo:rsid="001bfbd5"/>
    </style:style>
    <style:style style:name="T321" style:family="text">
      <style:text-properties style:font-name="Liberation Mono" officeooo:rsid="018fb52a"/>
    </style:style>
    <style:style style:name="T322" style:family="text">
      <style:text-properties style:font-name="Liberation Mono" officeooo:rsid="018e67bf"/>
    </style:style>
    <style:style style:name="T323" style:family="text">
      <style:text-properties style:font-name="Liberation Mono" officeooo:rsid="018e8acb"/>
    </style:style>
    <style:style style:name="T324" style:family="text">
      <style:text-properties style:font-name="Liberation Mono" officeooo:rsid="0186e1a1"/>
    </style:style>
    <style:style style:name="T325" style:family="text">
      <style:text-properties style:font-name="Liberation Mono" officeooo:rsid="02929ac5"/>
    </style:style>
    <style:style style:name="T326" style:family="text">
      <style:text-properties style:font-name="Liberation Mono" officeooo:rsid="00f7775f"/>
    </style:style>
    <style:style style:name="T327" style:family="text">
      <style:text-properties style:font-name="Liberation Mono" officeooo:rsid="01860081"/>
    </style:style>
    <style:style style:name="T328" style:family="text">
      <style:text-properties style:font-name="Liberation Mono" officeooo:rsid="02cfe3e1"/>
    </style:style>
    <style:style style:name="T329" style:family="text">
      <style:text-properties style:font-name="Liberation Mono" officeooo:rsid="02d19f85"/>
    </style:style>
    <style:style style:name="T330" style:family="text">
      <style:text-properties style:font-name="Liberation Mono" officeooo:rsid="0061e1d7"/>
    </style:style>
    <style:style style:name="T331" style:family="text">
      <style:text-properties style:font-name="Liberation Mono" officeooo:rsid="00e3eda1"/>
    </style:style>
    <style:style style:name="T332" style:family="text">
      <style:text-properties style:font-name="Liberation Mono" officeooo:rsid="02d3796f"/>
    </style:style>
    <style:style style:name="T333" style:family="text">
      <style:text-properties style:font-name="Liberation Mono" officeooo:rsid="00e75ce4"/>
    </style:style>
    <style:style style:name="T334" style:family="text">
      <style:text-properties style:font-name="Liberation Mono" officeooo:rsid="00f981dc"/>
    </style:style>
    <style:style style:name="T335" style:family="text">
      <style:text-properties style:font-name="Liberation Mono" fo:font-style="normal" style:font-style-asian="normal" style:font-style-complex="normal"/>
    </style:style>
    <style:style style:name="T336" style:family="text">
      <style:text-properties style:font-name="Liberation Mono" officeooo:rsid="02d53324"/>
    </style:style>
    <style:style style:name="T337" style:family="text">
      <style:text-properties style:font-name="Liberation Mono" officeooo:rsid="01b3bdfa"/>
    </style:style>
    <style:style style:name="T338" style:family="text">
      <style:text-properties style:font-name="Liberation Mono" officeooo:rsid="01d1ba7b"/>
    </style:style>
    <style:style style:name="T339" style:family="text">
      <style:text-properties style:font-name="Liberation Mono" officeooo:rsid="01da6217"/>
    </style:style>
    <style:style style:name="T340" style:family="text">
      <style:text-properties style:font-name="Liberation Mono" officeooo:rsid="02d6bef2"/>
    </style:style>
    <style:style style:name="T341" style:family="text">
      <style:text-properties style:font-name="Liberation Mono" officeooo:rsid="01e20c21"/>
    </style:style>
    <style:style style:name="T342" style:family="text">
      <style:text-properties style:font-name="Liberation Mono" officeooo:rsid="01e2160e"/>
    </style:style>
    <style:style style:name="T343" style:family="text">
      <style:text-properties style:font-name="Liberation Mono" officeooo:rsid="02496cc5"/>
    </style:style>
    <style:style style:name="T344" style:family="text">
      <style:text-properties style:font-name="Liberation Mono" officeooo:rsid="0279684a"/>
    </style:style>
    <style:style style:name="T345" style:family="text">
      <style:text-properties style:font-name="Liberation Mono" officeooo:rsid="02845eac"/>
    </style:style>
    <style:style style:name="T346" style:family="text">
      <style:text-properties style:font-name="Liberation Mono" officeooo:rsid="02d9a1a1"/>
    </style:style>
    <style:style style:name="T347" style:family="text">
      <style:text-properties style:font-name="Liberation Mono" officeooo:rsid="01c8480b"/>
    </style:style>
    <style:style style:name="T348" style:family="text">
      <style:text-properties style:font-name="Liberation Mono" fo:language="de" fo:country="DE"/>
    </style:style>
    <style:style style:name="T349" style:family="text">
      <style:text-properties style:font-name="Liberation Mono" fo:language="de" fo:country="DE" officeooo:rsid="00e3eda1"/>
    </style:style>
    <style:style style:name="T350" style:family="text">
      <style:text-properties style:font-name="Liberation Mono" fo:language="de" fo:country="DE" officeooo:rsid="02d3796f"/>
    </style:style>
    <style:style style:name="T351" style:family="text">
      <style:text-properties style:font-name="Liberation Mono" fo:language="de" fo:country="DE" fo:font-weight="normal" style:font-weight-asian="normal" style:font-weight-complex="normal"/>
    </style:style>
    <style:style style:name="T352" style:family="text">
      <style:text-properties style:font-name="Liberation Mono" fo:language="de" fo:country="DE" fo:font-weight="normal" officeooo:rsid="00e3eda1" style:font-weight-asian="normal" style:font-weight-complex="normal"/>
    </style:style>
    <style:style style:name="T353" style:family="text">
      <style:text-properties style:font-name="Liberation Mono" fo:language="de" fo:country="DE" fo:font-weight="normal" officeooo:rsid="02d3796f" style:font-weight-asian="normal" style:font-weight-complex="normal"/>
    </style:style>
    <style:style style:name="T354" style:family="text">
      <style:text-properties style:font-name="Liberation Mono" fo:language="de" fo:country="DE" officeooo:rsid="01d57643"/>
    </style:style>
    <style:style style:name="T355" style:family="text">
      <style:text-properties style:font-name="Liberation Mono" fo:language="de" fo:country="DE" officeooo:rsid="022d5d50"/>
    </style:style>
    <style:style style:name="T356" style:family="text">
      <style:text-properties style:font-name="Liberation Mono" fo:language="de" fo:country="DE" officeooo:rsid="02429eaa"/>
    </style:style>
    <style:style style:name="T357" style:family="text">
      <style:text-properties style:font-name="Liberation Mono" fo:language="de" fo:country="DE" officeooo:rsid="02660a1c"/>
    </style:style>
    <style:style style:name="T358" style:family="text">
      <style:text-properties style:font-name="Liberation Mono" fo:language="de" fo:country="DE" fo:font-weight="bold" style:font-weight-asian="bold" style:font-weight-complex="bold"/>
    </style:style>
    <style:style style:name="T359" style:family="text">
      <style:text-properties style:font-name="Liberation Mono" fo:language="de" fo:country="DE" fo:font-weight="bold" officeooo:rsid="02984867" style:font-weight-asian="bold" style:font-weight-complex="bold"/>
    </style:style>
    <style:style style:name="T360" style:family="text">
      <style:text-properties style:font-name="Liberation Mono" fo:language="de" fo:country="DE" fo:font-weight="bold" officeooo:rsid="02980af5" style:font-weight-asian="bold" style:font-weight-complex="bold"/>
    </style:style>
    <style:style style:name="T361" style:family="text">
      <style:text-properties style:font-name="Liberation Mono" fo:language="de" fo:country="DE" officeooo:rsid="029770bb"/>
    </style:style>
    <style:style style:name="T362" style:family="text">
      <style:text-properties style:font-name="Liberation Mono" fo:language="de" fo:country="DE" officeooo:rsid="029ebf5c"/>
    </style:style>
    <style:style style:name="T363" style:family="text">
      <style:text-properties style:font-name="Liberation Mono" fo:language="de" fo:country="DE" officeooo:rsid="029f382e"/>
    </style:style>
    <style:style style:name="T364" style:family="text">
      <style:text-properties officeooo:rsid="026a2e43"/>
    </style:style>
    <style:style style:name="T365" style:family="text">
      <style:text-properties officeooo:rsid="026ab3f4"/>
    </style:style>
    <style:style style:name="T366" style:family="text">
      <style:text-properties officeooo:rsid="02765128"/>
    </style:style>
    <style:style style:name="T367" style:family="text">
      <style:text-properties officeooo:rsid="0279684a"/>
    </style:style>
    <style:style style:name="T368" style:family="text">
      <style:text-properties officeooo:rsid="027c69d7"/>
    </style:style>
    <style:style style:name="T369" style:family="text">
      <style:text-properties officeooo:rsid="027d56bc"/>
    </style:style>
    <style:style style:name="T370" style:family="text">
      <style:text-properties officeooo:rsid="02845eac"/>
    </style:style>
    <style:style style:name="T371" style:family="text">
      <style:text-properties officeooo:rsid="02895f26"/>
    </style:style>
    <style:style style:name="T372" style:family="text">
      <style:text-properties officeooo:rsid="02929ac5"/>
    </style:style>
    <style:style style:name="T373" style:family="text">
      <style:text-properties officeooo:rsid="029770bb"/>
    </style:style>
    <style:style style:name="T374" style:family="text">
      <style:text-properties officeooo:rsid="0298f17d"/>
    </style:style>
    <style:style style:name="T375" style:family="text">
      <style:text-properties officeooo:rsid="029aee1d"/>
    </style:style>
    <style:style style:name="T376" style:family="text">
      <style:text-properties officeooo:rsid="029cec4e"/>
    </style:style>
    <style:style style:name="T377" style:family="text">
      <style:text-properties officeooo:rsid="029d77f7"/>
    </style:style>
    <style:style style:name="T378" style:family="text">
      <style:text-properties officeooo:rsid="029ebf5c"/>
    </style:style>
    <style:style style:name="T379" style:family="text">
      <style:text-properties officeooo:rsid="02a0d5d6"/>
    </style:style>
    <style:style style:name="T380" style:family="text">
      <style:text-properties officeooo:rsid="02a2afbd"/>
    </style:style>
    <style:style style:name="T381" style:family="text">
      <style:text-properties officeooo:rsid="02a54fc2"/>
    </style:style>
    <style:style style:name="T382" style:family="text">
      <style:text-properties officeooo:rsid="02a56857"/>
    </style:style>
    <style:style style:name="T383" style:family="text">
      <style:text-properties officeooo:rsid="02a5d409"/>
    </style:style>
    <style:style style:name="T384" style:family="text">
      <style:text-properties officeooo:rsid="02a91161"/>
    </style:style>
    <style:style style:name="T385" style:family="text">
      <style:text-properties fo:font-size="12pt" fo:language="de" fo:country="DE" style:font-size-asian="12pt" style:font-size-complex="12pt"/>
    </style:style>
    <style:style style:name="T386" style:family="text">
      <style:text-properties fo:font-size="12pt" fo:language="de" fo:country="DE" officeooo:rsid="02b85e96" style:font-size-asian="12pt" style:font-size-complex="12pt"/>
    </style:style>
    <style:style style:name="T387" style:family="text">
      <style:text-properties fo:font-size="12pt" fo:language="de" fo:country="DE" officeooo:rsid="02bc9e47" style:font-size-asian="12pt" style:font-size-complex="12pt"/>
    </style:style>
    <style:style style:name="T388" style:family="text">
      <style:text-properties fo:font-size="12pt" fo:language="de" fo:country="DE" officeooo:rsid="02b8cae5" style:font-size-asian="12pt" style:font-size-complex="12pt"/>
    </style:style>
    <style:style style:name="T389" style:family="text">
      <style:text-properties officeooo:rsid="02b9db34"/>
    </style:style>
    <style:style style:name="T390" style:family="text">
      <style:text-properties officeooo:rsid="02bca3f5"/>
    </style:style>
    <style:style style:name="T391" style:family="text">
      <style:text-properties officeooo:rsid="02bd5416"/>
    </style:style>
    <style:style style:name="T392" style:family="text">
      <style:text-properties officeooo:rsid="02beb935"/>
    </style:style>
    <style:style style:name="T393" style:family="text">
      <style:text-properties officeooo:rsid="02c084a0"/>
    </style:style>
    <style:style style:name="T394" style:family="text">
      <style:text-properties officeooo:rsid="02c09ebf"/>
    </style:style>
    <style:style style:name="T395" style:family="text">
      <style:text-properties officeooo:rsid="02c25315"/>
    </style:style>
    <style:style style:name="T396" style:family="text">
      <style:text-properties officeooo:rsid="02c34062"/>
    </style:style>
    <style:style style:name="T397" style:family="text">
      <style:text-properties officeooo:rsid="02c3c031"/>
    </style:style>
    <style:style style:name="T398" style:family="text">
      <style:text-properties officeooo:rsid="02c40ca8"/>
    </style:style>
    <style:style style:name="T399" style:family="text">
      <style:text-properties officeooo:rsid="02c52847"/>
    </style:style>
    <style:style style:name="T400" style:family="text">
      <style:text-properties officeooo:rsid="02c6ad30"/>
    </style:style>
    <style:style style:name="T401" style:family="text">
      <style:text-properties officeooo:rsid="02c74348"/>
    </style:style>
    <style:style style:name="T402" style:family="text">
      <style:text-properties officeooo:rsid="02c7bb91"/>
    </style:style>
    <style:style style:name="T403" style:family="text">
      <style:text-properties officeooo:rsid="01d1ba7b"/>
    </style:style>
    <style:style style:name="T404" style:family="text">
      <style:text-properties officeooo:rsid="02c8eb8d"/>
    </style:style>
    <style:style style:name="T405" style:family="text">
      <style:text-properties officeooo:rsid="02ccdbaa"/>
    </style:style>
    <style:style style:name="T406" style:family="text">
      <style:text-properties officeooo:rsid="02ce9f9c"/>
    </style:style>
    <style:style style:name="T407" style:family="text">
      <style:text-properties officeooo:rsid="02cfe3e1"/>
    </style:style>
    <style:style style:name="T408" style:family="text">
      <style:text-properties officeooo:rsid="02d19f85"/>
    </style:style>
    <style:style style:name="T409" style:family="text">
      <style:text-properties officeooo:rsid="02d3796f"/>
    </style:style>
    <style:style style:name="T410" style:family="text">
      <style:text-properties officeooo:rsid="02d53324"/>
    </style:style>
    <style:style style:name="T411" style:family="text">
      <style:text-properties style:font-name="Liberation Mono4"/>
    </style:style>
    <style:style style:name="T412" style:family="text">
      <style:text-properties officeooo:rsid="02d6bef2"/>
    </style:style>
    <style:style style:name="T413" style:family="text">
      <style:text-properties officeooo:rsid="02d86d17"/>
    </style:style>
    <style:style style:name="T414" style:family="text">
      <style:text-properties officeooo:rsid="02db49e0"/>
    </style:style>
    <style:style style:name="T415" style:family="text">
      <style:text-properties officeooo:rsid="02df41a4"/>
    </style:style>
    <style:style style:name="T416" style:family="text">
      <style:text-properties fo:language="de" fo:country="DE"/>
    </style:style>
    <style:style style:name="T417" style:family="text">
      <style:text-properties fo:language="de" fo:country="DE" officeooo:rsid="00079f12"/>
    </style:style>
    <style:style style:name="T418" style:family="text">
      <style:text-properties fo:language="de" fo:country="DE" fo:font-weight="bold" style:font-weight-asian="bold" style:font-weight-complex="bold"/>
    </style:style>
    <style:style style:name="T419" style:family="text">
      <style:text-properties fo:language="de" fo:country="DE" fo:font-weight="bold" officeooo:rsid="0186e1a1" style:font-weight-asian="bold" style:font-weight-complex="bold"/>
    </style:style>
    <style:style style:name="T420" style:family="text">
      <style:text-properties fo:language="de" fo:country="DE" fo:font-weight="bold" officeooo:rsid="01f04634" style:font-weight-asian="bold" style:font-weight-complex="bold"/>
    </style:style>
    <style:style style:name="T421" style:family="text">
      <style:text-properties fo:language="de" fo:country="DE" fo:font-weight="bold" officeooo:rsid="02d7c55d" style:font-weight-asian="bold" style:font-weight-complex="bold"/>
    </style:style>
    <style:style style:name="T422" style:family="text">
      <style:text-properties fo:language="de" fo:country="DE" fo:font-weight="bold" officeooo:rsid="01f4dcf2" style:font-weight-asian="bold" style:font-weight-complex="bold"/>
    </style:style>
    <style:style style:name="T423" style:family="text">
      <style:text-properties fo:language="de" fo:country="DE" fo:font-weight="bold" officeooo:rsid="020498fe" style:font-weight-asian="bold" style:font-weight-complex="bold"/>
    </style:style>
    <style:style style:name="T424" style:family="text">
      <style:text-properties fo:language="de" fo:country="DE" fo:font-weight="bold" officeooo:rsid="008daf1b"/>
    </style:style>
    <style:style style:name="T425" style:family="text">
      <style:text-properties fo:language="de" fo:country="DE" officeooo:rsid="00045ab8"/>
    </style:style>
    <style:style style:name="T426" style:family="text">
      <style:text-properties fo:language="de" fo:country="DE" officeooo:rsid="00153ccc"/>
    </style:style>
    <style:style style:name="T427" style:family="text">
      <style:text-properties fo:language="de" fo:country="DE" officeooo:rsid="0000d1a0"/>
    </style:style>
    <style:style style:name="T428" style:family="text">
      <style:text-properties fo:language="de" fo:country="DE" officeooo:rsid="019245cc"/>
    </style:style>
    <style:style style:name="T429" style:family="text">
      <style:text-properties fo:language="de" fo:country="DE" officeooo:rsid="02bd5416"/>
    </style:style>
    <style:style style:name="T430" style:family="text">
      <style:text-properties fo:language="de" fo:country="DE" officeooo:rsid="02ce9f9c"/>
    </style:style>
    <style:style style:name="T431" style:family="text">
      <style:text-properties fo:language="de" fo:country="DE" officeooo:rsid="000b9be1"/>
    </style:style>
    <style:style style:name="T432" style:family="text">
      <style:text-properties fo:language="de" fo:country="DE" officeooo:rsid="001018d9"/>
    </style:style>
    <style:style style:name="T433" style:family="text">
      <style:text-properties fo:language="de" fo:country="DE" officeooo:rsid="0012cfea"/>
    </style:style>
    <style:style style:name="T434" style:family="text">
      <style:text-properties fo:language="de" fo:country="DE" officeooo:rsid="02cfe3e1"/>
    </style:style>
    <style:style style:name="T435" style:family="text">
      <style:text-properties fo:language="de" fo:country="DE" officeooo:rsid="00239acf"/>
    </style:style>
    <style:style style:name="T436" style:family="text">
      <style:text-properties fo:language="de" fo:country="DE" officeooo:rsid="02c6ad30"/>
    </style:style>
    <style:style style:name="T437" style:family="text">
      <style:text-properties fo:language="de" fo:country="DE" officeooo:rsid="003923c6"/>
    </style:style>
    <style:style style:name="T438" style:family="text">
      <style:text-properties fo:language="de" fo:country="DE" officeooo:rsid="00315dba"/>
    </style:style>
    <style:style style:name="T439" style:family="text">
      <style:text-properties fo:language="de" fo:country="DE" officeooo:rsid="002664e8"/>
    </style:style>
    <style:style style:name="T440" style:family="text">
      <style:text-properties fo:language="de" fo:country="DE" officeooo:rsid="003729b2"/>
    </style:style>
    <style:style style:name="T441" style:family="text">
      <style:text-properties fo:language="de" fo:country="DE" officeooo:rsid="0031dec2"/>
    </style:style>
    <style:style style:name="T442" style:family="text">
      <style:text-properties fo:language="de" fo:country="DE" officeooo:rsid="005b9033"/>
    </style:style>
    <style:style style:name="T443" style:family="text">
      <style:text-properties fo:language="de" fo:country="DE" officeooo:rsid="005bc054"/>
    </style:style>
    <style:style style:name="T444" style:family="text">
      <style:text-properties fo:language="de" fo:country="DE" officeooo:rsid="0067f30c"/>
    </style:style>
    <style:style style:name="T445" style:family="text">
      <style:text-properties fo:language="de" fo:country="DE" officeooo:rsid="006497d5"/>
    </style:style>
    <style:style style:name="T446" style:family="text">
      <style:text-properties fo:language="de" fo:country="DE" officeooo:rsid="007311de"/>
    </style:style>
    <style:style style:name="T447" style:family="text">
      <style:text-properties fo:language="de" fo:country="DE" officeooo:rsid="00771fa5"/>
    </style:style>
    <style:style style:name="T448" style:family="text">
      <style:text-properties fo:language="de" fo:country="DE" officeooo:rsid="0083074e"/>
    </style:style>
    <style:style style:name="T449" style:family="text">
      <style:text-properties fo:language="de" fo:country="DE" officeooo:rsid="008a9fec"/>
    </style:style>
    <style:style style:name="T450" style:family="text">
      <style:text-properties fo:language="de" fo:country="DE" officeooo:rsid="008daf1b"/>
    </style:style>
    <style:style style:name="T451" style:family="text">
      <style:text-properties fo:language="de" fo:country="DE" officeooo:rsid="00a1e252"/>
    </style:style>
    <style:style style:name="T452" style:family="text">
      <style:text-properties fo:language="de" fo:country="DE" officeooo:rsid="00a28bb2"/>
    </style:style>
    <style:style style:name="T453" style:family="text">
      <style:text-properties fo:language="de" fo:country="DE" officeooo:rsid="00a070c6"/>
    </style:style>
    <style:style style:name="T454" style:family="text">
      <style:text-properties fo:language="de" fo:country="DE" officeooo:rsid="00a72a77"/>
    </style:style>
    <style:style style:name="T455" style:family="text">
      <style:text-properties fo:language="de" fo:country="DE" officeooo:rsid="00a8cc1c"/>
    </style:style>
    <style:style style:name="T456" style:family="text">
      <style:text-properties fo:language="de" fo:country="DE" officeooo:rsid="00a9980c"/>
    </style:style>
    <style:style style:name="T457" style:family="text">
      <style:text-properties fo:language="de" fo:country="DE" officeooo:rsid="00ab4b07"/>
    </style:style>
    <style:style style:name="T458" style:family="text">
      <style:text-properties fo:language="de" fo:country="DE" officeooo:rsid="00ad3c61"/>
    </style:style>
    <style:style style:name="T459" style:family="text">
      <style:text-properties fo:language="de" fo:country="DE" officeooo:rsid="00aea2fe"/>
    </style:style>
    <style:style style:name="T460" style:family="text">
      <style:text-properties fo:language="de" fo:country="DE" officeooo:rsid="00b55aaf"/>
    </style:style>
    <style:style style:name="T461" style:family="text">
      <style:text-properties fo:language="de" fo:country="DE" officeooo:rsid="00b72491"/>
    </style:style>
    <style:style style:name="T462" style:family="text">
      <style:text-properties fo:language="de" fo:country="DE" officeooo:rsid="00b6b996"/>
    </style:style>
    <style:style style:name="T463" style:family="text">
      <style:text-properties fo:language="de" fo:country="DE" officeooo:rsid="00bbcec3"/>
    </style:style>
    <style:style style:name="T464" style:family="text">
      <style:text-properties fo:language="de" fo:country="DE" officeooo:rsid="00bbe950"/>
    </style:style>
    <style:style style:name="T465" style:family="text">
      <style:text-properties fo:language="de" fo:country="DE" officeooo:rsid="00c46de1"/>
    </style:style>
    <style:style style:name="T466" style:family="text">
      <style:text-properties fo:language="de" fo:country="DE" officeooo:rsid="00cde17e"/>
    </style:style>
    <style:style style:name="T467" style:family="text">
      <style:text-properties fo:language="de" fo:country="DE" officeooo:rsid="00c781f0"/>
    </style:style>
    <style:style style:name="T468" style:family="text">
      <style:text-properties fo:language="de" fo:country="DE" officeooo:rsid="00de2f1c"/>
    </style:style>
    <style:style style:name="T469" style:family="text">
      <style:text-properties fo:language="de" fo:country="DE" officeooo:rsid="00e030f9"/>
    </style:style>
    <style:style style:name="T470" style:family="text">
      <style:text-properties fo:language="de" fo:country="DE" officeooo:rsid="00e10fae"/>
    </style:style>
    <style:style style:name="T471" style:family="text">
      <style:text-properties fo:language="de" fo:country="DE" officeooo:rsid="00e3eda1"/>
    </style:style>
    <style:style style:name="T472" style:family="text">
      <style:text-properties fo:language="de" fo:country="DE" officeooo:rsid="00e3ef5f"/>
    </style:style>
    <style:style style:name="T473" style:family="text">
      <style:text-properties fo:language="de" fo:country="DE" officeooo:rsid="00ed0d94"/>
    </style:style>
    <style:style style:name="T474" style:family="text">
      <style:text-properties fo:language="de" fo:country="DE" officeooo:rsid="00fee1ce"/>
    </style:style>
    <style:style style:name="T475" style:family="text">
      <style:text-properties fo:language="de" fo:country="DE" officeooo:rsid="010319ac"/>
    </style:style>
    <style:style style:name="T476" style:family="text">
      <style:text-properties fo:language="de" fo:country="DE" officeooo:rsid="00f4f78d"/>
    </style:style>
    <style:style style:name="T477" style:family="text">
      <style:text-properties fo:language="de" fo:country="DE" officeooo:rsid="01177c34"/>
    </style:style>
    <style:style style:name="T478" style:family="text">
      <style:text-properties fo:language="de" fo:country="DE" officeooo:rsid="0115db58"/>
    </style:style>
    <style:style style:name="T479" style:family="text">
      <style:text-properties fo:language="de" fo:country="DE" officeooo:rsid="011c5f18"/>
    </style:style>
    <style:style style:name="T480" style:family="text">
      <style:text-properties fo:language="de" fo:country="DE" officeooo:rsid="014a5b68"/>
    </style:style>
    <style:style style:name="T481" style:family="text">
      <style:text-properties fo:language="de" fo:country="DE" officeooo:rsid="011fe797"/>
    </style:style>
    <style:style style:name="T482" style:family="text">
      <style:text-properties fo:language="de" fo:country="DE" officeooo:rsid="0130e7c3"/>
    </style:style>
    <style:style style:name="T483" style:family="text">
      <style:text-properties fo:language="de" fo:country="DE" officeooo:rsid="013253ce"/>
    </style:style>
    <style:style style:name="T484" style:family="text">
      <style:text-properties fo:language="de" fo:country="DE" officeooo:rsid="0138030a"/>
    </style:style>
    <style:style style:name="T485" style:family="text">
      <style:text-properties fo:language="de" fo:country="DE" officeooo:rsid="013963c2"/>
    </style:style>
    <style:style style:name="T486" style:family="text">
      <style:text-properties fo:language="de" fo:country="DE" officeooo:rsid="01366f02"/>
    </style:style>
    <style:style style:name="T487" style:family="text">
      <style:text-properties fo:language="de" fo:country="DE" officeooo:rsid="013a9ebb"/>
    </style:style>
    <style:style style:name="T488" style:family="text">
      <style:text-properties fo:language="de" fo:country="DE" officeooo:rsid="013c2864"/>
    </style:style>
    <style:style style:name="T489" style:family="text">
      <style:text-properties fo:language="de" fo:country="DE" officeooo:rsid="013d8378"/>
    </style:style>
    <style:style style:name="T490" style:family="text">
      <style:text-properties fo:language="de" fo:country="DE" officeooo:rsid="0141ae27"/>
    </style:style>
    <style:style style:name="T491" style:family="text">
      <style:text-properties fo:language="de" fo:country="DE" officeooo:rsid="01478712"/>
    </style:style>
    <style:style style:name="T492" style:family="text">
      <style:text-properties fo:language="de" fo:country="DE" officeooo:rsid="02d53324"/>
    </style:style>
    <style:style style:name="T493" style:family="text">
      <style:text-properties fo:language="de" fo:country="DE" officeooo:rsid="0147dca2"/>
    </style:style>
    <style:style style:name="T494" style:family="text">
      <style:text-properties fo:language="de" fo:country="DE" officeooo:rsid="014f5b34"/>
    </style:style>
    <style:style style:name="T495" style:family="text">
      <style:text-properties fo:language="de" fo:country="DE" officeooo:rsid="014c5759"/>
    </style:style>
    <style:style style:name="T496" style:family="text">
      <style:text-properties fo:language="de" fo:country="DE" officeooo:rsid="0150a24a"/>
    </style:style>
    <style:style style:name="T497" style:family="text">
      <style:text-properties fo:language="de" fo:country="DE" officeooo:rsid="0154346e"/>
    </style:style>
    <style:style style:name="T498" style:family="text">
      <style:text-properties fo:language="de" fo:country="DE" officeooo:rsid="0154b623"/>
    </style:style>
    <style:style style:name="T499" style:family="text">
      <style:text-properties fo:language="de" fo:country="DE" officeooo:rsid="0155ed47"/>
    </style:style>
    <style:style style:name="T500" style:family="text">
      <style:text-properties fo:language="de" fo:country="DE" officeooo:rsid="01586174"/>
    </style:style>
    <style:style style:name="T501" style:family="text">
      <style:text-properties fo:language="de" fo:country="DE" officeooo:rsid="0159de4a"/>
    </style:style>
    <style:style style:name="T502" style:family="text">
      <style:text-properties fo:language="de" fo:country="DE" officeooo:rsid="015b8c58"/>
    </style:style>
    <style:style style:name="T503" style:family="text">
      <style:text-properties fo:language="de" fo:country="DE" officeooo:rsid="015fe885"/>
    </style:style>
    <style:style style:name="T504" style:family="text">
      <style:text-properties fo:language="de" fo:country="DE" officeooo:rsid="0179bb6a"/>
    </style:style>
    <style:style style:name="T505" style:family="text">
      <style:text-properties fo:language="de" fo:country="DE" officeooo:rsid="01822114"/>
    </style:style>
    <style:style style:name="T506" style:family="text">
      <style:text-properties fo:language="de" fo:country="DE" fo:font-weight="normal" style:font-weight-asian="normal" style:font-weight-complex="normal"/>
    </style:style>
    <style:style style:name="T507" style:family="text">
      <style:text-properties fo:language="de" fo:country="DE" fo:font-weight="normal" officeooo:rsid="0182606c" style:font-weight-asian="normal" style:font-weight-complex="normal"/>
    </style:style>
    <style:style style:name="T508" style:family="text">
      <style:text-properties fo:language="de" fo:country="DE" fo:font-weight="normal" officeooo:rsid="01844fcf" style:font-weight-asian="normal" style:font-weight-complex="normal"/>
    </style:style>
    <style:style style:name="T509" style:family="text">
      <style:text-properties fo:language="de" fo:country="DE" fo:font-weight="normal" officeooo:rsid="0162dac3" style:font-weight-asian="normal" style:font-weight-complex="normal"/>
    </style:style>
    <style:style style:name="T510" style:family="text">
      <style:text-properties fo:language="de" fo:country="DE" fo:font-weight="normal" officeooo:rsid="01b096b2" style:font-weight-asian="normal" style:font-weight-complex="normal"/>
    </style:style>
    <style:style style:name="T511" style:family="text">
      <style:text-properties fo:language="de" fo:country="DE" fo:font-weight="normal" officeooo:rsid="020533fe" style:font-weight-asian="normal" style:font-weight-complex="normal"/>
    </style:style>
    <style:style style:name="T512" style:family="text">
      <style:text-properties fo:language="de" fo:country="DE" fo:font-weight="normal" officeooo:rsid="021204c8" style:font-weight-asian="normal" style:font-weight-complex="normal"/>
    </style:style>
    <style:style style:name="T513" style:family="text">
      <style:text-properties fo:language="de" fo:country="DE" fo:font-weight="normal" officeooo:rsid="0237f830" style:font-weight-asian="normal" style:font-weight-complex="normal"/>
    </style:style>
    <style:style style:name="T514" style:family="text">
      <style:text-properties fo:language="de" fo:country="DE" fo:font-weight="normal" officeooo:rsid="023d7148" style:font-weight-asian="normal" style:font-weight-complex="normal"/>
    </style:style>
    <style:style style:name="T515" style:family="text">
      <style:text-properties fo:language="de" fo:country="DE" fo:font-weight="normal" officeooo:rsid="028b3e94" style:font-weight-asian="normal" style:font-weight-complex="normal"/>
    </style:style>
    <style:style style:name="T516" style:family="text">
      <style:text-properties fo:language="de" fo:country="DE" fo:font-weight="normal" officeooo:rsid="028bd302" style:font-weight-asian="normal" style:font-weight-complex="normal"/>
    </style:style>
    <style:style style:name="T517" style:family="text">
      <style:text-properties fo:language="de" fo:country="DE" fo:font-weight="normal" officeooo:rsid="02d86d17" style:font-weight-asian="normal" style:font-weight-complex="normal"/>
    </style:style>
    <style:style style:name="T518" style:family="text">
      <style:text-properties fo:language="de" fo:country="DE" officeooo:rsid="01844fcf"/>
    </style:style>
    <style:style style:name="T519" style:family="text">
      <style:text-properties fo:language="de" fo:country="DE" officeooo:rsid="0182606c"/>
    </style:style>
    <style:style style:name="T520" style:family="text">
      <style:text-properties fo:language="de" fo:country="DE" officeooo:rsid="01855b1b"/>
    </style:style>
    <style:style style:name="T521" style:family="text">
      <style:text-properties fo:language="de" fo:country="DE" officeooo:rsid="01889725"/>
    </style:style>
    <style:style style:name="T522" style:family="text">
      <style:text-properties fo:language="de" fo:country="DE" officeooo:rsid="0162dac3"/>
    </style:style>
    <style:style style:name="T523" style:family="text">
      <style:text-properties fo:language="de" fo:country="DE" officeooo:rsid="017291f3"/>
    </style:style>
    <style:style style:name="T524" style:family="text">
      <style:text-properties fo:language="de" fo:country="DE" fo:font-style="italic" fo:font-weight="bold" style:font-style-asian="italic" style:font-weight-asian="bold" style:font-style-complex="italic" style:font-weight-complex="bold"/>
    </style:style>
    <style:style style:name="T525" style:family="text">
      <style:text-properties fo:language="de" fo:country="DE" fo:font-style="italic" style:font-style-asian="italic" style:font-style-complex="italic"/>
    </style:style>
    <style:style style:name="T526" style:family="text">
      <style:text-properties fo:language="de" fo:country="DE" fo:font-style="italic" officeooo:rsid="018e8acb" style:font-style-asian="italic" style:font-style-complex="italic"/>
    </style:style>
    <style:style style:name="T527" style:family="text">
      <style:text-properties fo:language="de" fo:country="DE" fo:font-style="italic" style:text-underline-style="none" style:font-style-asian="italic" style:font-style-complex="italic"/>
    </style:style>
    <style:style style:name="T528" style:family="text">
      <style:text-properties fo:language="de" fo:country="DE" officeooo:rsid="018e8acb"/>
    </style:style>
    <style:style style:name="T529" style:family="text">
      <style:text-properties fo:language="de" fo:country="DE" officeooo:rsid="01a16219"/>
    </style:style>
    <style:style style:name="T530" style:family="text">
      <style:text-properties fo:language="de" fo:country="DE" officeooo:rsid="01a21824"/>
    </style:style>
    <style:style style:name="T531" style:family="text">
      <style:text-properties fo:language="de" fo:country="DE" officeooo:rsid="01a461ce"/>
    </style:style>
    <style:style style:name="T532" style:family="text">
      <style:text-properties fo:language="de" fo:country="DE" officeooo:rsid="01a6eb4f"/>
    </style:style>
    <style:style style:name="T533" style:family="text">
      <style:text-properties fo:language="de" fo:country="DE" officeooo:rsid="02d6bef2"/>
    </style:style>
    <style:style style:name="T534" style:family="text">
      <style:text-properties fo:language="de" fo:country="DE" officeooo:rsid="01a96fbb"/>
    </style:style>
    <style:style style:name="T535" style:family="text">
      <style:text-properties fo:language="de" fo:country="DE" fo:font-style="normal" fo:font-weight="normal" officeooo:rsid="01ab6028" style:font-style-asian="normal" style:font-weight-asian="normal" style:font-style-complex="normal" style:font-weight-complex="normal"/>
    </style:style>
    <style:style style:name="T536" style:family="text">
      <style:text-properties fo:language="de" fo:country="DE" fo:font-style="normal" style:text-underline-style="none" style:font-style-asian="normal" style:font-style-complex="normal"/>
    </style:style>
    <style:style style:name="T537" style:family="text">
      <style:text-properties fo:language="de" fo:country="DE" fo:font-style="normal" style:text-underline-style="none" officeooo:rsid="02d86d17" style:font-style-asian="normal" style:font-style-complex="normal"/>
    </style:style>
    <style:style style:name="T538" style:family="text">
      <style:text-properties fo:language="de" fo:country="DE" officeooo:rsid="01ad11e3"/>
    </style:style>
    <style:style style:name="T539" style:family="text">
      <style:text-properties fo:language="de" fo:country="DE" officeooo:rsid="01ae49dc"/>
    </style:style>
    <style:style style:name="T540" style:family="text">
      <style:text-properties fo:language="de" fo:country="DE" officeooo:rsid="01aec5cf"/>
    </style:style>
    <style:style style:name="T541" style:family="text">
      <style:text-properties fo:language="de" fo:country="DE" officeooo:rsid="01b1a61f"/>
    </style:style>
    <style:style style:name="T542" style:family="text">
      <style:text-properties fo:language="de" fo:country="DE" officeooo:rsid="01b096b2"/>
    </style:style>
    <style:style style:name="T543" style:family="text">
      <style:text-properties fo:language="de" fo:country="DE" officeooo:rsid="01c8480b"/>
    </style:style>
    <style:style style:name="T544" style:family="text">
      <style:text-properties fo:language="de" fo:country="DE" officeooo:rsid="01cc932a"/>
    </style:style>
    <style:style style:name="T545" style:family="text">
      <style:text-properties fo:language="de" fo:country="DE" officeooo:rsid="01cffcb9"/>
    </style:style>
    <style:style style:name="T546" style:family="text">
      <style:text-properties fo:language="de" fo:country="DE" officeooo:rsid="01d57643"/>
    </style:style>
    <style:style style:name="T547" style:family="text">
      <style:text-properties fo:language="de" fo:country="DE" officeooo:rsid="01d90a43"/>
    </style:style>
    <style:style style:name="T548" style:family="text">
      <style:text-properties fo:language="de" fo:country="DE" officeooo:rsid="01d6c899"/>
    </style:style>
    <style:style style:name="T549" style:family="text">
      <style:text-properties fo:language="de" fo:country="DE" officeooo:rsid="01d8b67b"/>
    </style:style>
    <style:style style:name="T550" style:family="text">
      <style:text-properties fo:language="de" fo:country="DE" officeooo:rsid="01eba92c"/>
    </style:style>
    <style:style style:name="T551" style:family="text">
      <style:text-properties fo:language="de" fo:country="DE" officeooo:rsid="01ec8cb7"/>
    </style:style>
    <style:style style:name="T552" style:family="text">
      <style:text-properties fo:language="de" fo:country="DE" officeooo:rsid="01f04634"/>
    </style:style>
    <style:style style:name="T553" style:family="text">
      <style:text-properties fo:language="de" fo:country="DE" officeooo:rsid="01f4dcf2"/>
    </style:style>
    <style:style style:name="T554" style:family="text">
      <style:text-properties fo:language="de" fo:country="DE" officeooo:rsid="01ef2d9d"/>
    </style:style>
    <style:style style:name="T555" style:family="text">
      <style:text-properties fo:language="de" fo:country="DE" officeooo:rsid="01f1c59d"/>
    </style:style>
    <style:style style:name="T556" style:family="text">
      <style:text-properties fo:language="de" fo:country="DE" officeooo:rsid="01f99bef"/>
    </style:style>
    <style:style style:name="T557" style:family="text">
      <style:text-properties fo:language="de" fo:country="DE" officeooo:rsid="01fd76da"/>
    </style:style>
    <style:style style:name="T558" style:family="text">
      <style:text-properties fo:language="de" fo:country="DE" officeooo:rsid="02d7c55d"/>
    </style:style>
    <style:style style:name="T559" style:family="text">
      <style:text-properties fo:language="de" fo:country="DE" officeooo:rsid="01fe22cf"/>
    </style:style>
    <style:style style:name="T560" style:family="text">
      <style:text-properties fo:language="de" fo:country="DE" officeooo:rsid="02021543"/>
    </style:style>
    <style:style style:name="T561" style:family="text">
      <style:text-properties fo:language="de" fo:country="DE" officeooo:rsid="01ff5dbb"/>
    </style:style>
    <style:style style:name="T562" style:family="text">
      <style:text-properties fo:language="de" fo:country="DE" officeooo:rsid="02004fcd"/>
    </style:style>
    <style:style style:name="T563" style:family="text">
      <style:text-properties fo:language="de" fo:country="DE" officeooo:rsid="0204110b"/>
    </style:style>
    <style:style style:name="T564" style:family="text">
      <style:text-properties fo:language="de" fo:country="DE" officeooo:rsid="020498fe"/>
    </style:style>
    <style:style style:name="T565" style:family="text">
      <style:text-properties fo:language="de" fo:country="DE" officeooo:rsid="020533fe"/>
    </style:style>
    <style:style style:name="T566" style:family="text">
      <style:text-properties fo:language="de" fo:country="DE" officeooo:rsid="0205ef03"/>
    </style:style>
    <style:style style:name="T567" style:family="text">
      <style:text-properties fo:language="de" fo:country="DE" officeooo:rsid="021204c8"/>
    </style:style>
    <style:style style:name="T568" style:family="text">
      <style:text-properties fo:language="de" fo:country="DE" officeooo:rsid="02181601"/>
    </style:style>
    <style:style style:name="T569" style:family="text">
      <style:text-properties fo:language="de" fo:country="DE" officeooo:rsid="0219e201"/>
    </style:style>
    <style:style style:name="T570" style:family="text">
      <style:text-properties fo:language="de" fo:country="DE" officeooo:rsid="020e1408"/>
    </style:style>
    <style:style style:name="T571" style:family="text">
      <style:text-properties fo:language="de" fo:country="DE" officeooo:rsid="020ecfcf"/>
    </style:style>
    <style:style style:name="T572" style:family="text">
      <style:text-properties fo:language="de" fo:country="DE" officeooo:rsid="021062b4"/>
    </style:style>
    <style:style style:name="T573" style:family="text">
      <style:text-properties fo:language="de" fo:country="DE" officeooo:rsid="021e9a56"/>
    </style:style>
    <style:style style:name="T574" style:family="text">
      <style:text-properties fo:language="de" fo:country="DE" officeooo:rsid="02214812"/>
    </style:style>
    <style:style style:name="T575" style:family="text">
      <style:text-properties fo:language="de" fo:country="DE" officeooo:rsid="022443dd"/>
    </style:style>
    <style:style style:name="T576" style:family="text">
      <style:text-properties fo:language="de" fo:country="DE" officeooo:rsid="0223d06e"/>
    </style:style>
    <style:style style:name="T577" style:family="text">
      <style:text-properties fo:language="de" fo:country="DE" officeooo:rsid="02c7bb91"/>
    </style:style>
    <style:style style:name="T578" style:family="text">
      <style:text-properties fo:language="de" fo:country="DE" officeooo:rsid="022d5d50"/>
    </style:style>
    <style:style style:name="T579" style:family="text">
      <style:text-properties fo:language="de" fo:country="DE" officeooo:rsid="023041bb"/>
    </style:style>
    <style:style style:name="T580" style:family="text">
      <style:text-properties fo:language="de" fo:country="DE" officeooo:rsid="023bbe45"/>
    </style:style>
    <style:style style:name="T581" style:family="text">
      <style:text-properties fo:language="de" fo:country="DE" officeooo:rsid="0236e071"/>
    </style:style>
    <style:style style:name="T582" style:family="text">
      <style:text-properties fo:language="de" fo:country="DE" officeooo:rsid="02371332"/>
    </style:style>
    <style:style style:name="T583" style:family="text">
      <style:text-properties fo:language="de" fo:country="DE" officeooo:rsid="023f5b9d"/>
    </style:style>
    <style:style style:name="T584" style:family="text">
      <style:text-properties fo:language="de" fo:country="DE" officeooo:rsid="02429eaa"/>
    </style:style>
    <style:style style:name="T585" style:family="text">
      <style:text-properties fo:language="de" fo:country="DE" officeooo:rsid="02462a5d"/>
    </style:style>
    <style:style style:name="T586" style:family="text">
      <style:text-properties fo:language="de" fo:country="DE" officeooo:rsid="02562dcd"/>
    </style:style>
    <style:style style:name="T587" style:family="text">
      <style:text-properties fo:language="de" fo:country="DE" officeooo:rsid="024ada86"/>
    </style:style>
    <style:style style:name="T588" style:family="text">
      <style:text-properties fo:language="de" fo:country="DE" officeooo:rsid="02660a1c"/>
    </style:style>
    <style:style style:name="T589" style:family="text">
      <style:text-properties fo:language="de" fo:country="DE" officeooo:rsid="025d7a95"/>
    </style:style>
    <style:style style:name="T590" style:family="text">
      <style:text-properties fo:language="de" fo:country="DE" officeooo:rsid="026be9c8"/>
    </style:style>
    <style:style style:name="T591" style:family="text">
      <style:text-properties fo:language="de" fo:country="DE" officeooo:rsid="0257f06d"/>
    </style:style>
    <style:style style:name="T592" style:family="text">
      <style:text-properties fo:language="de" fo:country="DE" officeooo:rsid="02d86d17"/>
    </style:style>
    <style:style style:name="T593" style:family="text">
      <style:text-properties fo:language="de" fo:country="DE" officeooo:rsid="0262cab2"/>
    </style:style>
    <style:style style:name="T594" style:family="text">
      <style:text-properties fo:language="de" fo:country="DE" officeooo:rsid="02680781"/>
    </style:style>
    <style:style style:name="T595" style:family="text">
      <style:text-properties fo:language="de" fo:country="DE" officeooo:rsid="0234e922"/>
    </style:style>
    <style:style style:name="T596" style:family="text">
      <style:text-properties fo:language="de" fo:country="DE" officeooo:rsid="025e5e80"/>
    </style:style>
    <style:style style:name="T597" style:family="text">
      <style:text-properties fo:language="de" fo:country="DE" officeooo:rsid="025ed25f"/>
    </style:style>
    <style:style style:name="T598" style:family="text">
      <style:text-properties fo:language="de" fo:country="DE" officeooo:rsid="025ff413"/>
    </style:style>
    <style:style style:name="T599" style:family="text">
      <style:text-properties fo:language="de" fo:country="DE" officeooo:rsid="02865287"/>
    </style:style>
    <style:style style:name="T600" style:family="text">
      <style:text-properties fo:language="de" fo:country="DE" officeooo:rsid="027eee5c"/>
    </style:style>
    <style:style style:name="T601" style:family="text">
      <style:text-properties fo:language="de" fo:country="DE" officeooo:rsid="02895f26"/>
    </style:style>
    <style:style style:name="T602" style:family="text">
      <style:text-properties fo:language="de" fo:country="DE" officeooo:rsid="029cec4e"/>
    </style:style>
    <style:style style:name="T603" style:family="text">
      <style:text-properties fo:language="de" fo:country="DE" officeooo:rsid="029ebf5c"/>
    </style:style>
    <style:style style:name="T604" style:family="text">
      <style:text-properties fo:language="de" fo:country="DE" officeooo:rsid="029f382e"/>
    </style:style>
    <style:style style:name="T605" style:family="text">
      <style:text-properties fo:language="de" fo:country="DE" officeooo:rsid="02a0d5d6"/>
    </style:style>
    <style:style style:name="T606" style:family="text">
      <style:text-properties fo:language="de" fo:country="DE" officeooo:rsid="02b018b4"/>
    </style:style>
    <style:style style:name="T607" style:family="text">
      <style:text-properties fo:language="de" fo:country="DE" officeooo:rsid="02b2069b"/>
    </style:style>
    <style:style style:name="T608" style:family="text">
      <style:text-properties fo:language="de" fo:country="DE" officeooo:rsid="02b8c4ba"/>
    </style:style>
    <style:style style:name="T609" style:family="text">
      <style:text-properties fo:language="de" fo:country="DE" officeooo:rsid="02b85e96"/>
    </style:style>
    <style:style style:name="T610" style:family="text">
      <style:text-properties fo:language="de" fo:country="DE" officeooo:rsid="02ba95ce"/>
    </style:style>
    <style:style style:name="T611" style:family="text">
      <style:text-properties fo:language="de" fo:country="DE" officeooo:rsid="02e5512f"/>
    </style:style>
    <style:style style:name="T612" style:family="text">
      <style:text-properties fo:language="de" fo:country="DE" officeooo:rsid="0009d7e4"/>
    </style:style>
    <style:style style:name="T613" style:family="text">
      <style:text-properties fo:language="de" fo:country="DE" officeooo:rsid="02e84a54"/>
    </style:style>
    <style:style style:name="T614" style:family="text">
      <style:text-properties officeooo:rsid="02e15667"/>
    </style:style>
    <style:style style:name="T615" style:family="text">
      <style:text-properties officeooo:rsid="02e84a54"/>
    </style:style>
    <style:style style:name="T616" style:family="text">
      <style:text-properties style:font-name="Liberation Mono"/>
    </style:style>
    <style:style style:name="T617" style:family="text">
      <style:text-properties style:font-name="Liberation Mono" officeooo:rsid="020af663"/>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P<text:span text:style-name="T45">r</text:span>ogrammieren lernen mit Go (golang)</text:p>
      <text:p text:style-name="P17"/>
      <text:p text:style-name="P17">Version 1.0.<text:span text:style-name="T615">2</text:span>, Juni 2022, Jens Schendel</text:p>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Inhalt</text:p>
          </text:index-title>
          <text:p text:style-name="P1"><text:a xlink:type="simple" xlink:href="#__RefHeading___Toc34646_2106060835" text:style-name="Index_20_Link" text:visited-style-name="Index_20_Link"><text:span text:style-name="T416">Lektion 1 – Willkommensgruß, Einladung zum Lernen von Go <text:tab/>12</text:span></text:a></text:p>
          <text:p text:style-name="P1"><text:a xlink:type="simple" xlink:href="#__RefHeading___Toc24310_3686778067" text:style-name="Index_20_Link" text:visited-style-name="Index_20_Link"><text:span text:style-name="T416">Lektion 2 – Warum ausgerechnet Go? Historie, Einordnung und Typisierung<text:tab/>12</text:span></text:a></text:p>
          <text:p text:style-name="P2"><text:a xlink:type="simple" xlink:href="#__RefHeading___Toc24312_3686778067" text:style-name="Index_20_Link" text:visited-style-name="Index_20_Link"><text:span text:style-name="T416">Wer hat’s erfunden?<text:tab/>12</text:span></text:a></text:p>
          <text:p text:style-name="P2"><text:a xlink:type="simple" xlink:href="#__RefHeading___Toc27328_3221623059" text:style-name="Index_20_Link" text:visited-style-name="Index_20_Link"><text:span text:style-name="T416">Warum jetzt genau nochmal Go?<text:tab/>13</text:span></text:a></text:p>
          <text:p text:style-name="P2"><text:a xlink:type="simple" xlink:href="#__RefHeading___Toc24316_3686778067" text:style-name="Index_20_Link" text:visited-style-name="Index_20_Link"><text:span text:style-name="T416">Wofür man Go gut nutzen kann<text:tab/>13</text:span></text:a></text:p>
          <text:p text:style-name="P1"><text:a xlink:type="simple" xlink:href="#__RefHeading___Toc24318_36867780671" text:style-name="Index_20_Link" text:visited-style-name="Index_20_Link"><text:span text:style-name="T416">Lektion 3 – Lernhinweise zu diesem Kurs<text:tab/>14</text:span></text:a></text:p>
          <text:p text:style-name="P1"><text:a xlink:type="simple" xlink:href="#__RefHeading___Toc24318_368677806711" text:style-name="Index_20_Link" text:visited-style-name="Index_20_Link"><text:span text:style-name="T416">Lektion 4 – Übersicht über Vorgehensweise<text:tab/>14</text:span></text:a></text:p>
          <text:p text:style-name="P1"><text:a xlink:type="simple" xlink:href="#__RefHeading___Toc24318_3686778067111" text:style-name="Index_20_Link" text:visited-style-name="Index_20_Link"><text:span text:style-name="T416">Lektion 5 – Kursübersicht als PDF und auf Github<text:tab/>14</text:span></text:a></text:p>
          <text:p text:style-name="P1"><text:a xlink:type="simple" xlink:href="#__RefHeading___Toc24318_3686778067112" text:style-name="Index_20_Link" text:visited-style-name="Index_20_Link"><text:span text:style-name="T416">Lektion 6 – Informationsquellen im Web zu Go von der Herstellern/Enwicklern<text:tab/>14</text:span></text:a></text:p>
          <text:p text:style-name="P1"><text:a xlink:type="simple" xlink:href="#__RefHeading___Toc24318_36867780671121" text:style-name="Index_20_Link" text:visited-style-name="Index_20_Link"><text:span text:style-name="T416">Lektion 7 – Terminal/Konsolen/Shell<text:tab/>14</text:span></text:a></text:p>
          <text:p text:style-name="P1"><text:a xlink:type="simple" xlink:href="#__RefHeading___Toc24318_3686778067" text:style-name="Index_20_Link" text:visited-style-name="Index_20_Link"><text:span text:style-name="T416">Lektion 8 – Bash für Windows<text:tab/>14</text:span></text:a></text:p>
          <text:p text:style-name="P1"><text:a xlink:type="simple" xlink:href="#__RefHeading___Toc24320_3686778067" text:style-name="Index_20_Link" text:visited-style-name="Index_20_Link"><text:span text:style-name="T416">Lektion 9 – Einfache Einführung in die bash<text:tab/>14</text:span></text:a></text:p>
          <text:p text:style-name="P1"><text:a xlink:type="simple" xlink:href="#__RefHeading___Toc24322_3686778067" text:style-name="Index_20_Link" text:visited-style-name="Index_20_Link"><text:span text:style-name="T416">Lektion 10 – Einfache Einführung in die Eingabeaufforderung<text:tab/>14</text:span></text:a></text:p>
          <text:p text:style-name="P1"><text:a xlink:type="simple" xlink:href="#__RefHeading___Toc24324_3686778067" text:style-name="Index_20_Link" text:visited-style-name="Index_20_Link"><text:span text:style-name="T416">Lektion 11 – Installation von Go auf Linux, MAC und (Windows)-PC<text:tab/>15</text:span></text:a></text:p>
          <text:p text:style-name="P2"><text:a xlink:type="simple" xlink:href="#__RefHeading___Toc24326_3686778067" text:style-name="Index_20_Link" text:visited-style-name="Index_20_Link"><text:span text:style-name="T416">Kurze Einweisung in die Installation von go.<text:tab/>15</text:span></text:a></text:p>
          <text:p text:style-name="P1"><text:a xlink:type="simple" xlink:href="#__RefHeading___Toc24330_3686778067" text:style-name="Index_20_Link" text:visited-style-name="Index_20_Link"><text:span text:style-name="T416">Lektion 12 – Umgebungsvariablen<text:tab/>15</text:span></text:a></text:p>
          <text:p text:style-name="P1"><text:a xlink:type="simple" xlink:href="#__RefHeading___Toc24330_36867780671" text:style-name="Index_20_Link" text:visited-style-name="Index_20_Link"><text:span text:style-name="T416">Lektion 13 – Programmerstellung, Kompilierung, Ausführung<text:tab/>15</text:span></text:a></text:p>
          <text:p text:style-name="P1"><text:a xlink:type="simple" xlink:href="#__RefHeading___Toc24332_3686778067" text:style-name="Index_20_Link" text:visited-style-name="Index_20_Link"><text:span text:style-name="T416">Lektion 14 – Native Go-Befehle<text:tab/>15</text:span></text:a></text:p>
          <text:p text:style-name="P1"><text:a xlink:type="simple" xlink:href="#__RefHeading___Toc24334_3686778067" text:style-name="Index_20_Link" text:visited-style-name="Index_20_Link"><text:span text:style-name="T416">Lektion 16 – Off-Topic: Git installieren und github benutzen<text:tab/>15</text:span></text:a></text:p>
          <text:p text:style-name="P1"><text:a xlink:type="simple" xlink:href="#__RefHeading___Toc24348_3686778067" text:style-name="Index_20_Link" text:visited-style-name="Index_20_Link"><text:span text:style-name="T416">Lektion 17 – Idee für eine IDE: Der Go Spielplatz<text:tab/>16</text:span></text:a></text:p>
          <text:p text:style-name="P2"><text:a xlink:type="simple" xlink:href="#__RefHeading___Toc24350_3686778067" text:style-name="Index_20_Link" text:visited-style-name="Index_20_Link"><text:span text:style-name="T416">Playground<text:tab/>16</text:span></text:a></text:p>
          <text:p text:style-name="P3"><text:a xlink:type="simple" xlink:href="#__RefHeading___Toc24352_3686778067" text:style-name="Index_20_Link" text:visited-style-name="Index_20_Link"><text:span text:style-name="T416">run<text:tab/>16</text:span></text:a></text:p>
          <text:p text:style-name="P3"><text:a xlink:type="simple" xlink:href="#__RefHeading___Toc24354_3686778067" text:style-name="Index_20_Link" text:visited-style-name="Index_20_Link"><text:span text:style-name="T416">fmt<text:tab/>16</text:span></text:a></text:p>
          <text:p text:style-name="P4"><text:a xlink:type="simple" xlink:href="#__RefHeading___Toc24356_3686778067" text:style-name="Index_20_Link" text:visited-style-name="Index_20_Link"><text:span text:style-name="T416">Warum braucht es „idiomatic go”?<text:tab/>16</text:span></text:a></text:p>
          <text:p text:style-name="P3"><text:a xlink:type="simple" xlink:href="#__RefHeading___Toc24358_3686778067" text:style-name="Index_20_Link" text:visited-style-name="Index_20_Link"><text:span text:style-name="T416">share<text:tab/>17</text:span></text:a></text:p>
          <text:p text:style-name="P1"><text:a xlink:type="simple" xlink:href="#__RefHeading___Toc24360_3686778067" text:style-name="Index_20_Link" text:visited-style-name="Index_20_Link"><text:span text:style-name="T416">Lektion 18 – Hello World, Kontrollstrukturen<text:tab/>17</text:span></text:a></text:p>
          <text:p text:style-name="P2"><text:soft-page-break/><text:a xlink:type="simple" xlink:href="#__RefHeading___Toc24362_3686778067" text:style-name="Index_20_Link" text:visited-style-name="Index_20_Link"><text:span text:style-name="T416">Kontrollstrukturen (control flow)<text:tab/>17</text:span></text:a></text:p>
          <text:p text:style-name="P3"><text:a xlink:type="simple" xlink:href="#__RefHeading___Toc24364_3686778067" text:style-name="Index_20_Link" text:visited-style-name="Index_20_Link"><text:span text:style-name="T416">Sequence<text:tab/>17</text:span></text:a></text:p>
          <text:p text:style-name="P3"><text:a xlink:type="simple" xlink:href="#__RefHeading___Toc24366_3686778067" text:style-name="Index_20_Link" text:visited-style-name="Index_20_Link"><text:span text:style-name="T416">Schleifen<text:tab/>17</text:span></text:a></text:p>
          <text:p text:style-name="P3"><text:a xlink:type="simple" xlink:href="#__RefHeading___Toc24368_3686778067" text:style-name="Index_20_Link" text:visited-style-name="Index_20_Link"><text:span text:style-name="T416">Bedingungen<text:tab/>17</text:span></text:a></text:p>
          <text:p text:style-name="P1"><text:a xlink:type="simple" xlink:href="#__RefHeading___Toc24370_3686778067" text:style-name="Index_20_Link" text:visited-style-name="Index_20_Link"><text:span text:style-name="T416">Lektion 19 – Exkurs Packages, variatische Parameter<text:tab/>18</text:span></text:a></text:p>
          <text:p text:style-name="P2"><text:a xlink:type="simple" xlink:href="#__RefHeading___Toc24372_3686778067" text:style-name="Index_20_Link" text:visited-style-name="Index_20_Link"><text:span text:style-name="T416">Einführung in Packages<text:tab/>18</text:span></text:a></text:p>
          <text:p text:style-name="P3"><text:a xlink:type="simple" xlink:href="#__RefHeading___Toc24374_3686778067" text:style-name="Index_20_Link" text:visited-style-name="Index_20_Link"><text:span text:style-name="T416">Variatische Parameter (variadic parameters)<text:tab/>18</text:span></text:a></text:p>
          <text:p text:style-name="P3"><text:a xlink:type="simple" xlink:href="#__RefHeading___Toc24376_3686778067" text:style-name="Index_20_Link" text:visited-style-name="Index_20_Link"><text:span text:style-name="T416">Rückgabewerte ignorieren/verwerfen<text:tab/>18</text:span></text:a></text:p>
          <text:p text:style-name="P3"><text:a xlink:type="simple" xlink:href="#__RefHeading___Toc24378_3686778067" text:style-name="Index_20_Link" text:visited-style-name="Index_20_Link"><text:span text:style-name="T416">Warum darf man in Go keine ungenutzten Variablen haben?<text:tab/>18</text:span></text:a></text:p>
          <text:p text:style-name="P3"><text:a xlink:type="simple" xlink:href="#__RefHeading___Toc24380_3686778067" text:style-name="Index_20_Link" text:visited-style-name="Index_20_Link"><text:span text:style-name="T416">Notation zur Nutzung von Funktionen aus importierten Packages in Go<text:tab/>18</text:span></text:a></text:p>
          <text:p text:style-name="P3"><text:a xlink:type="simple" xlink:href="#__RefHeading___Toc24382_3686778067" text:style-name="Index_20_Link" text:visited-style-name="Index_20_Link"><text:span text:style-name="T416">Packages<text:tab/>18</text:span></text:a></text:p>
          <text:p text:style-name="P1"><text:a xlink:type="simple" xlink:href="#__RefHeading___Toc24384_3686778067" text:style-name="Index_20_Link" text:visited-style-name="Index_20_Link"><text:span text:style-name="T416">Lektion 20 - Terminologie und der Short Declaration Operator<text:tab/>18</text:span></text:a></text:p>
          <text:p text:style-name="P2"><text:a xlink:type="simple" xlink:href="#__RefHeading___Toc24386_3686778067" text:style-name="Index_20_Link" text:visited-style-name="Index_20_Link"><text:span text:style-name="T416">Terminologie<text:tab/>18</text:span></text:a></text:p>
          <text:p text:style-name="P3"><text:a xlink:type="simple" xlink:href="#__RefHeading___Toc24388_3686778067" text:style-name="Index_20_Link" text:visited-style-name="Index_20_Link"><text:span text:style-name="T416">Keywords<text:tab/>18</text:span></text:a></text:p>
          <text:p text:style-name="P3"><text:a xlink:type="simple" xlink:href="#__RefHeading___Toc24390_3686778067" text:style-name="Index_20_Link" text:visited-style-name="Index_20_Link"><text:span text:style-name="T416">Operatoren<text:tab/>19</text:span></text:a></text:p>
          <text:p text:style-name="P3"><text:a xlink:type="simple" xlink:href="#__RefHeading___Toc24392_3686778067" text:style-name="Index_20_Link" text:visited-style-name="Index_20_Link"><text:span text:style-name="T416">Operanden<text:tab/>19</text:span></text:a></text:p>
          <text:p text:style-name="P3"><text:a xlink:type="simple" xlink:href="#__RefHeading___Toc24394_3686778067" text:style-name="Index_20_Link" text:visited-style-name="Index_20_Link"><text:span text:style-name="T416">Statements<text:tab/>19</text:span></text:a></text:p>
          <text:p text:style-name="P3"><text:a xlink:type="simple" xlink:href="#__RefHeading___Toc24396_3686778067" text:style-name="Index_20_Link" text:visited-style-name="Index_20_Link"><text:span text:style-name="T416">Expressions (Ausdrücke)<text:tab/>19</text:span></text:a></text:p>
          <text:p text:style-name="P1"><text:a xlink:type="simple" xlink:href="#__RefHeading___Toc24398_3686778067" text:style-name="Index_20_Link" text:visited-style-name="Index_20_Link"><text:span text:style-name="T416">Lektion 21 - Keyword var - das darf ja wohl nicht var sein!<text:tab/>19</text:span></text:a></text:p>
          <text:p text:style-name="P2"><text:a xlink:type="simple" xlink:href="#__RefHeading___Toc24400_3686778067" text:style-name="Index_20_Link" text:visited-style-name="Index_20_Link"><text:span text:style-name="T416">Kurze Wiederholung<text:tab/>19</text:span></text:a></text:p>
          <text:p text:style-name="P1"><text:a xlink:type="simple" xlink:href="#__RefHeading___Toc24402_3686778067" text:style-name="Index_20_Link" text:visited-style-name="Index_20_Link"><text:span text:style-name="T416">Lektion 22 - Typisierung - genau mein Type<text:tab/>20</text:span></text:a></text:p>
          <text:p text:style-name="P2"><text:a xlink:type="simple" xlink:href="#__RefHeading___Toc24404_3686778067" text:style-name="Index_20_Link" text:visited-style-name="Index_20_Link"><text:span text:style-name="T416">Primitive Datentypen (Primitive Types)<text:tab/>20</text:span></text:a></text:p>
          <text:p text:style-name="P2"><text:a xlink:type="simple" xlink:href="#__RefHeading___Toc24406_3686778067" text:style-name="Index_20_Link" text:visited-style-name="Index_20_Link"><text:span text:style-name="T416">Zusammengesetze Datentypen (composite data types)<text:tab/>20</text:span></text:a></text:p>
          <text:p text:style-name="P1"><text:a xlink:type="simple" xlink:href="#__RefHeading___Toc24408_3686778067" text:style-name="Index_20_Link" text:visited-style-name="Index_20_Link"><text:span text:style-name="T416">Lektion 23 - Nullnummern - der Zero-Wert, also nil<text:tab/>21</text:span></text:a></text:p>
          <text:p text:style-name="P2"><text:a xlink:type="simple" xlink:href="#__RefHeading___Toc24410_3686778067" text:style-name="Index_20_Link" text:visited-style-name="Index_20_Link"><text:span text:style-name="T416">Notwendigkeit eines Nullwertes.<text:tab/>21</text:span></text:a></text:p>
          <text:p text:style-name="P1"><text:a xlink:type="simple" xlink:href="#__RefHeading___Toc24412_3686778067" text:style-name="Index_20_Link" text:visited-style-name="Index_20_Link"><text:span text:style-name="T416">Lektion 24 - Das Package fmt - bringt unseren Code so richtig in Form<text:tab/>22</text:span></text:a></text:p>
          <text:p text:style-name="P2"><text:a xlink:type="simple" xlink:href="#__RefHeading___Toc24414_3686778067" text:style-name="Index_20_Link" text:visited-style-name="Index_20_Link"><text:span text:style-name="T416">Formatierte Ausgabe<text:tab/>22</text:span></text:a></text:p>
          <text:p text:style-name="P1"><text:a xlink:type="simple" xlink:href="#__RefHeading___Toc24416_3686778067" text:style-name="Index_20_Link" text:visited-style-name="Index_20_Link"><text:span text:style-name="T416">Lektion 25 - Do it yourself: Type im Eigenbau<text:tab/>22</text:span></text:a></text:p>
          <text:p text:style-name="P1"><text:a xlink:type="simple" xlink:href="#__RefHeading___Toc24418_3686778067" text:style-name="Index_20_Link" text:visited-style-name="Index_20_Link"><text:span text:style-name="T416">Lektion 26 - Typveränderung: Conversion ist nicht Casting!<text:tab/>23</text:span></text:a></text:p>
          <text:p text:style-name="P1"><text:a xlink:type="simple" xlink:href="#__RefHeading___Toc24420_3686778067" text:style-name="Index_20_Link" text:visited-style-name="Index_20_Link"><text:span text:style-name="T416">Lektion 27 – Hinweise zu den Übungen<text:tab/>23</text:span></text:a></text:p>
          <text:p text:style-name="P1"><text:a xlink:type="simple" xlink:href="#__RefHeading___Toc24422_3686778067" text:style-name="Index_20_Link" text:visited-style-name="Index_20_Link"><text:span text:style-name="T416">Lektion 28 – Übung 1<text:tab/>23</text:span></text:a></text:p>
          <text:p text:style-name="P1"><text:a xlink:type="simple" xlink:href="#__RefHeading___Toc24424_3686778067" text:style-name="Index_20_Link" text:visited-style-name="Index_20_Link"><text:span text:style-name="T416">Lektion 29 – Übung 1 Beispiellösung<text:tab/>23</text:span></text:a></text:p>
          <text:p text:style-name="P1"><text:a xlink:type="simple" xlink:href="#__RefHeading___Toc24426_3686778067" text:style-name="Index_20_Link" text:visited-style-name="Index_20_Link"><text:span text:style-name="T416">Lektion 30 – Übung 2<text:tab/>23</text:span></text:a></text:p>
          <text:p text:style-name="P1"><text:a xlink:type="simple" xlink:href="#__RefHeading___Toc24428_3686778067" text:style-name="Index_20_Link" text:visited-style-name="Index_20_Link"><text:span text:style-name="T416">Lektion 31 – Übung 2 Beispiellösung<text:tab/>24</text:span></text:a></text:p>
          <text:p text:style-name="P1"><text:a xlink:type="simple" xlink:href="#__RefHeading___Toc24430_3686778067" text:style-name="Index_20_Link" text:visited-style-name="Index_20_Link"><text:span text:style-name="T416">Lektion 32 – Übung 3<text:tab/>24</text:span></text:a></text:p>
          <text:p text:style-name="P1"><text:a xlink:type="simple" xlink:href="#__RefHeading___Toc24432_3686778067" text:style-name="Index_20_Link" text:visited-style-name="Index_20_Link"><text:span text:style-name="T416">Lektion 33 – Übung 3 Beispiellösung<text:tab/>24</text:span></text:a></text:p>
          <text:p text:style-name="P1"><text:a xlink:type="simple" xlink:href="#__RefHeading___Toc24434_3686778067" text:style-name="Index_20_Link" text:visited-style-name="Index_20_Link"><text:span text:style-name="T416">Lektion 34 – Übung 4<text:tab/>24</text:span></text:a></text:p>
          <text:p text:style-name="P1"><text:a xlink:type="simple" xlink:href="#__RefHeading___Toc24436_3686778067" text:style-name="Index_20_Link" text:visited-style-name="Index_20_Link"><text:span text:style-name="T416">Lektion 35 – Übung 4 Beispiellösung<text:tab/>25</text:span></text:a></text:p>
          <text:p text:style-name="P1"><text:soft-page-break/><text:a xlink:type="simple" xlink:href="#__RefHeading___Toc24438_3686778067" text:style-name="Index_20_Link" text:visited-style-name="Index_20_Link"><text:span text:style-name="T416">Lektion 36 – Übung 5<text:tab/>25</text:span></text:a></text:p>
          <text:p text:style-name="P1"><text:a xlink:type="simple" xlink:href="#__RefHeading___Toc24440_3686778067" text:style-name="Index_20_Link" text:visited-style-name="Index_20_Link"><text:span text:style-name="T416">Lektion 37 – Übung 5 Beispiellösung<text:tab/>25</text:span></text:a></text:p>
          <text:p text:style-name="P1"><text:a xlink:type="simple" xlink:href="#__RefHeading___Toc24442_3686778067" text:style-name="Index_20_Link" text:visited-style-name="Index_20_Link"><text:span text:style-name="T416">Quiz 1<text:tab/>25</text:span></text:a></text:p>
          <text:p text:style-name="P1"><text:a xlink:type="simple" xlink:href="#__RefHeading___Toc24444_3686778067" text:style-name="Index_20_Link" text:visited-style-name="Index_20_Link"><text:span text:style-name="T416">Lektion 38 – Übung 6 Quiz Lösung<text:tab/>25</text:span></text:a></text:p>
          <text:p text:style-name="P1"><text:a xlink:type="simple" xlink:href="#__RefHeading___Toc24446_3686778067" text:style-name="Index_20_Link" text:visited-style-name="Index_20_Link"><text:span text:style-name="T416">Lektion 39 – Bool Type: Sein oder nicht Sein!<text:tab/>25</text:span></text:a></text:p>
          <text:p text:style-name="P1"><text:a xlink:type="simple" xlink:href="#__RefHeading___Toc24448_3686778067" text:style-name="Index_20_Link" text:visited-style-name="Index_20_Link"><text:span text:style-name="T416">Lektion 40 – Exkurs zu Binärzahlen und wie Computer arbeiten<text:tab/>25</text:span></text:a></text:p>
          <text:p text:style-name="P1"><text:a xlink:type="simple" xlink:href="#__RefHeading___Toc24450_3686778067" text:style-name="Index_20_Link" text:visited-style-name="Index_20_Link"><text:span text:style-name="T416">Lektion 41 – Numerische Typen<text:tab/>26</text:span></text:a></text:p>
          <text:p text:style-name="P1"><text:a xlink:type="simple" xlink:href="#__RefHeading___Toc24452_3686778067" text:style-name="Index_20_Link" text:visited-style-name="Index_20_Link"><text:span text:style-name="T416">Lektion 42 – String ist ein Typ<text:tab/>27</text:span></text:a></text:p>
          <text:p text:style-name="P1"><text:a xlink:type="simple" xlink:href="#__RefHeading___Toc24454_3686778067" text:style-name="Index_20_Link" text:visited-style-name="Index_20_Link"><text:span text:style-name="T416">Lektion 43 – Zahlensysteme: 2, 8, 10, 16 - binär, oktal, dezimal oder hexadezimal<text:tab/>28</text:span></text:a></text:p>
          <text:p text:style-name="P4"><text:a xlink:type="simple" xlink:href="#__RefHeading___Toc24456_3686778067" text:style-name="Index_20_Link" text:visited-style-name="Index_20_Link"><text:span text:style-name="T416">Dezimalsystem (zur Basis 10)<text:tab/>28</text:span></text:a></text:p>
          <text:p text:style-name="P4"><text:a xlink:type="simple" xlink:href="#__RefHeading___Toc24458_3686778067" text:style-name="Index_20_Link" text:visited-style-name="Index_20_Link"><text:span text:style-name="T416">Binärsystem (zur Basis 2)<text:tab/>28</text:span></text:a></text:p>
          <text:p text:style-name="P4"><text:a xlink:type="simple" xlink:href="#__RefHeading___Toc24460_3686778067" text:style-name="Index_20_Link" text:visited-style-name="Index_20_Link"><text:span text:style-name="T416">Hexadezimal (zur Basis 16)<text:tab/>28</text:span></text:a></text:p>
          <text:p text:style-name="P4"><text:a xlink:type="simple" xlink:href="#__RefHeading___Toc24462_3686778067" text:style-name="Index_20_Link" text:visited-style-name="Index_20_Link"><text:span text:style-name="T416">Oktal (zur Basis 8)<text:tab/>28</text:span></text:a></text:p>
          <text:p text:style-name="P1"><text:a xlink:type="simple" xlink:href="#__RefHeading___Toc24464_3686778067" text:style-name="Index_20_Link" text:visited-style-name="Index_20_Link"><text:span text:style-name="T416">Lektion 44 – Konstanten - die Konstanten im Leben und in Go<text:tab/>29</text:span></text:a></text:p>
          <text:p text:style-name="P1"><text:a xlink:type="simple" xlink:href="#__RefHeading___Toc24466_3686778067" text:style-name="Index_20_Link" text:visited-style-name="Index_20_Link"><text:span text:style-name="T416">Lektion 45 – Iota<text:tab/>29</text:span></text:a></text:p>
          <text:p text:style-name="P1"><text:a xlink:type="simple" xlink:href="#__RefHeading___Toc24468_3686778067" text:style-name="Index_20_Link" text:visited-style-name="Index_20_Link"><text:span text:style-name="T416">Lektion 46 – Bit shifting: Verschiebebahnhof!<text:tab/>29</text:span></text:a></text:p>
          <text:p text:style-name="P1"><text:a xlink:type="simple" xlink:href="#__RefHeading___Toc24470_3686778067" text:style-name="Index_20_Link" text:visited-style-name="Index_20_Link"><text:span text:style-name="T416">Lektion 47 – Weitere Hinweise<text:tab/>29</text:span></text:a></text:p>
          <text:p text:style-name="P1"><text:a xlink:type="simple" xlink:href="#__RefHeading___Toc24472_3686778067" text:style-name="Index_20_Link" text:visited-style-name="Index_20_Link"><text:span text:style-name="T416">Lektion 48 – Übung 1<text:tab/>29</text:span></text:a></text:p>
          <text:p text:style-name="P1"><text:a xlink:type="simple" xlink:href="#__RefHeading___Toc24474_3686778067" text:style-name="Index_20_Link" text:visited-style-name="Index_20_Link"><text:span text:style-name="T416">Lektion 49 – Übung 1 Beispiellösung<text:tab/>29</text:span></text:a></text:p>
          <text:p text:style-name="P1"><text:a xlink:type="simple" xlink:href="#__RefHeading___Toc24476_3686778067" text:style-name="Index_20_Link" text:visited-style-name="Index_20_Link"><text:span text:style-name="T416">Lektion 50 – Übung 2<text:tab/>29</text:span></text:a></text:p>
          <text:p text:style-name="P1"><text:a xlink:type="simple" xlink:href="#__RefHeading___Toc24478_3686778067" text:style-name="Index_20_Link" text:visited-style-name="Index_20_Link"><text:span text:style-name="T416">Lektion 51 – Übung 2 Beispiellösung<text:tab/>30</text:span></text:a></text:p>
          <text:p text:style-name="P1"><text:a xlink:type="simple" xlink:href="#__RefHeading___Toc24480_3686778067" text:style-name="Index_20_Link" text:visited-style-name="Index_20_Link"><text:span text:style-name="T416">Lektion 52 – Übung 3<text:tab/>30</text:span></text:a></text:p>
          <text:p text:style-name="P1"><text:a xlink:type="simple" xlink:href="#__RefHeading___Toc24482_3686778067" text:style-name="Index_20_Link" text:visited-style-name="Index_20_Link"><text:span text:style-name="T416">Lektion 53 – Übung 3 Beispiellösung<text:tab/>30</text:span></text:a></text:p>
          <text:p text:style-name="P1"><text:a xlink:type="simple" xlink:href="#__RefHeading___Toc24484_3686778067" text:style-name="Index_20_Link" text:visited-style-name="Index_20_Link"><text:span text:style-name="T416">Lektion 54 – Übung 4<text:tab/>30</text:span></text:a></text:p>
          <text:p text:style-name="P1"><text:a xlink:type="simple" xlink:href="#__RefHeading___Toc24486_3686778067" text:style-name="Index_20_Link" text:visited-style-name="Index_20_Link"><text:span text:style-name="T416">Lektion 55 – Übung 4 Beispiellösung<text:tab/>30</text:span></text:a></text:p>
          <text:p text:style-name="P1"><text:a xlink:type="simple" xlink:href="#__RefHeading___Toc24488_3686778067" text:style-name="Index_20_Link" text:visited-style-name="Index_20_Link"><text:span text:style-name="T416">Lektion 56 – Übung 5<text:tab/>31</text:span></text:a></text:p>
          <text:p text:style-name="P1"><text:a xlink:type="simple" xlink:href="#__RefHeading___Toc24490_3686778067" text:style-name="Index_20_Link" text:visited-style-name="Index_20_Link"><text:span text:style-name="T416">Lektion 57 – Übung 5 Beispiellösung<text:tab/>31</text:span></text:a></text:p>
          <text:p text:style-name="P1"><text:a xlink:type="simple" xlink:href="#__RefHeading___Toc24492_3686778067" text:style-name="Index_20_Link" text:visited-style-name="Index_20_Link"><text:span text:style-name="T416">Lektion 58 – Übung 6<text:tab/>31</text:span></text:a></text:p>
          <text:p text:style-name="P1"><text:a xlink:type="simple" xlink:href="#__RefHeading___Toc24494_3686778067" text:style-name="Index_20_Link" text:visited-style-name="Index_20_Link"><text:span text:style-name="T416">Lektion 59 – Übung 6 Beispiellösung<text:tab/>31</text:span></text:a></text:p>
          <text:p text:style-name="P1"><text:a xlink:type="simple" xlink:href="#__RefHeading___Toc24496_3686778067" text:style-name="Index_20_Link" text:visited-style-name="Index_20_Link"><text:span text:style-name="T416">Quiz 2<text:tab/>31</text:span></text:a></text:p>
          <text:p text:style-name="P1"><text:a xlink:type="simple" xlink:href="#__RefHeading___Toc24498_3686778067" text:style-name="Index_20_Link" text:visited-style-name="Index_20_Link"><text:span text:style-name="T416">Lektion 60 – Übung 7 Quiz-2 Lösung<text:tab/>31</text:span></text:a></text:p>
          <text:p text:style-name="P1"><text:soft-page-break/><text:a xlink:type="simple" xlink:href="#__RefHeading___Toc24500_3686778067" text:style-name="Index_20_Link" text:visited-style-name="Index_20_Link"><text:span text:style-name="T416">Lektion 61 – Kontrollstrukturen (control flow) - let it flow!<text:tab/>31</text:span></text:a></text:p>
          <text:p text:style-name="P1"><text:a xlink:type="simple" xlink:href="#__RefHeading___Toc24502_3686778067" text:style-name="Index_20_Link" text:visited-style-name="Index_20_Link"><text:span text:style-name="T416">Lektion 62 – init, cond, post<text:tab/>31</text:span></text:a></text:p>
          <text:p text:style-name="P1"><text:a xlink:type="simple" xlink:href="#__RefHeading___Toc24504_3686778067" text:style-name="Index_20_Link" text:visited-style-name="Index_20_Link"><text:span text:style-name="T416">Lektion 63 – Beispiel für verschachtelte Schleifen<text:tab/>32</text:span></text:a></text:p>
          <text:p text:style-name="P1"><text:a xlink:type="simple" xlink:href="#__RefHeading___Toc24506_3686778067" text:style-name="Index_20_Link" text:visited-style-name="Index_20_Link"><text:span text:style-name="T416">Lektion 64 – Die For-Anweisung/Dokumentation verstehen<text:tab/>32</text:span></text:a></text:p>
          <text:p text:style-name="P1"><text:a xlink:type="simple" xlink:href="#__RefHeading___Toc24508_3686778067" text:style-name="Index_20_Link" text:visited-style-name="Index_20_Link"><text:span text:style-name="T416">Lektion 65 – Break und Continue<text:tab/>32</text:span></text:a></text:p>
          <text:p text:style-name="P1"><text:a xlink:type="simple" xlink:href="#__RefHeading___Toc24510_3686778067" text:style-name="Index_20_Link" text:visited-style-name="Index_20_Link"><text:span text:style-name="T416">Lektion 66 – ASCII Zeichen in Schleife ausgeben<text:tab/>32</text:span></text:a></text:p>
          <text:p text:style-name="P1"><text:a xlink:type="simple" xlink:href="#__RefHeading___Toc24512_3686778067" text:style-name="Index_20_Link" text:visited-style-name="Index_20_Link"><text:span text:style-name="T416">Lektion 67 – if - die bedingte Verzweigung<text:tab/>33</text:span></text:a></text:p>
          <text:p text:style-name="P1"><text:a xlink:type="simple" xlink:href="#__RefHeading___Toc24514_3686778067" text:style-name="Index_20_Link" text:visited-style-name="Index_20_Link"><text:span text:style-name="T416">Lektion 68 – if, else if, else - Wenn dies, dann jenes, ansonsten welches ...<text:tab/>33</text:span></text:a></text:p>
          <text:p text:style-name="P1"><text:a xlink:type="simple" xlink:href="#__RefHeading___Toc24516_3686778067" text:style-name="Index_20_Link" text:visited-style-name="Index_20_Link"><text:span text:style-name="T416">Lektion 69 – for- und if-Statements mit Modulo Operator in einem Beispiel<text:tab/>33</text:span></text:a></text:p>
          <text:p text:style-name="P1"><text:a xlink:type="simple" xlink:href="#__RefHeading___Toc24518_3686778067" text:style-name="Index_20_Link" text:visited-style-name="Index_20_Link"><text:span text:style-name="T416">Lektion 70 – Switch Anweisung in Aktion<text:tab/>33</text:span></text:a></text:p>
          <text:p text:style-name="P1"><text:a xlink:type="simple" xlink:href="#__RefHeading___Toc24520_3686778067" text:style-name="Index_20_Link" text:visited-style-name="Index_20_Link"><text:span text:style-name="T416">Lektion 71 – switch - Blick in die Dokumentation<text:tab/>33</text:span></text:a></text:p>
          <text:p text:style-name="P1"><text:a xlink:type="simple" xlink:href="#__RefHeading___Toc24522_3686778067" text:style-name="Index_20_Link" text:visited-style-name="Index_20_Link"><text:span text:style-name="T416">Lektion 72 – Logische Vergleichsoperatoren<text:tab/>33</text:span></text:a></text:p>
          <text:p text:style-name="P1"><text:a xlink:type="simple" xlink:href="#__RefHeading___Toc24524_3686778067" text:style-name="Index_20_Link" text:visited-style-name="Index_20_Link"><text:span text:style-name="T416">Lektion 73 – browsh - Beispiel für Go Progammierung<text:tab/>34</text:span></text:a></text:p>
          <text:p text:style-name="P1"><text:a xlink:type="simple" xlink:href="#__RefHeading___Toc24526_3686778067" text:style-name="Index_20_Link" text:visited-style-name="Index_20_Link"><text:span text:style-name="T416">Lektion 74 – Übung 1<text:tab/>34</text:span></text:a></text:p>
          <text:p text:style-name="P1"><text:a xlink:type="simple" xlink:href="#__RefHeading___Toc24528_3686778067" text:style-name="Index_20_Link" text:visited-style-name="Index_20_Link"><text:span text:style-name="T416">Lektion 75 – Übung 1 Beispiellösung<text:tab/>34</text:span></text:a></text:p>
          <text:p text:style-name="P1"><text:a xlink:type="simple" xlink:href="#__RefHeading___Toc24530_3686778067" text:style-name="Index_20_Link" text:visited-style-name="Index_20_Link"><text:span text:style-name="T416">Lektion 76 – Übung 2<text:tab/>34</text:span></text:a></text:p>
          <text:p text:style-name="P1"><text:a xlink:type="simple" xlink:href="#__RefHeading___Toc24532_3686778067" text:style-name="Index_20_Link" text:visited-style-name="Index_20_Link"><text:span text:style-name="T416">Lektion 77 – Übung 2 Beispiellösung<text:tab/>35</text:span></text:a></text:p>
          <text:p text:style-name="P1"><text:a xlink:type="simple" xlink:href="#__RefHeading___Toc24534_3686778067" text:style-name="Index_20_Link" text:visited-style-name="Index_20_Link"><text:span text:style-name="T416">Lektion 78 – Übung 3<text:tab/>35</text:span></text:a></text:p>
          <text:p text:style-name="P1"><text:a xlink:type="simple" xlink:href="#__RefHeading___Toc24536_3686778067" text:style-name="Index_20_Link" text:visited-style-name="Index_20_Link"><text:span text:style-name="T416">Lektion 79 – Übung 3 Beispiellösung<text:tab/>35</text:span></text:a></text:p>
          <text:p text:style-name="P1"><text:a xlink:type="simple" xlink:href="#__RefHeading___Toc24538_3686778067" text:style-name="Index_20_Link" text:visited-style-name="Index_20_Link"><text:span text:style-name="T416">Lektion 80 – Übung 4<text:tab/>35</text:span></text:a></text:p>
          <text:p text:style-name="P1"><text:a xlink:type="simple" xlink:href="#__RefHeading___Toc24540_3686778067" text:style-name="Index_20_Link" text:visited-style-name="Index_20_Link"><text:span text:style-name="T416">Lektion 81 – Übung 4 Beispiellösung<text:tab/>35</text:span></text:a></text:p>
          <text:p text:style-name="P1"><text:a xlink:type="simple" xlink:href="#__RefHeading___Toc24542_3686778067" text:style-name="Index_20_Link" text:visited-style-name="Index_20_Link"><text:span text:style-name="T416">Lektion 82 – Übung 5<text:tab/>35</text:span></text:a></text:p>
          <text:p text:style-name="P1"><text:a xlink:type="simple" xlink:href="#__RefHeading___Toc24544_3686778067" text:style-name="Index_20_Link" text:visited-style-name="Index_20_Link"><text:span text:style-name="T416">Lektion 83 – Übung 5 Beispiellösung<text:tab/>35</text:span></text:a></text:p>
          <text:p text:style-name="P1"><text:a xlink:type="simple" xlink:href="#__RefHeading___Toc24546_3686778067" text:style-name="Index_20_Link" text:visited-style-name="Index_20_Link"><text:span text:style-name="T416">Lektion 84 – Übung 6<text:tab/>35</text:span></text:a></text:p>
          <text:p text:style-name="P1"><text:a xlink:type="simple" xlink:href="#__RefHeading___Toc24548_3686778067" text:style-name="Index_20_Link" text:visited-style-name="Index_20_Link"><text:span text:style-name="T416">Lektion 85 – Übung 6 Beispiellösung<text:tab/>35</text:span></text:a></text:p>
          <text:p text:style-name="P1"><text:a xlink:type="simple" xlink:href="#__RefHeading___Toc24550_3686778067" text:style-name="Index_20_Link" text:visited-style-name="Index_20_Link"><text:span text:style-name="T416">Lektion 86 – Übung 7<text:tab/>35</text:span></text:a></text:p>
          <text:p text:style-name="P1"><text:a xlink:type="simple" xlink:href="#__RefHeading___Toc24552_3686778067" text:style-name="Index_20_Link" text:visited-style-name="Index_20_Link"><text:span text:style-name="T416">Lektion 87 – Übung 7 Beispiellösung<text:tab/>36</text:span></text:a></text:p>
          <text:p text:style-name="P1"><text:a xlink:type="simple" xlink:href="#__RefHeading___Toc24554_3686778067" text:style-name="Index_20_Link" text:visited-style-name="Index_20_Link"><text:span text:style-name="T416">Lektion 88 – Übung 8<text:tab/>36</text:span></text:a></text:p>
          <text:p text:style-name="P1"><text:a xlink:type="simple" xlink:href="#__RefHeading___Toc24556_3686778067" text:style-name="Index_20_Link" text:visited-style-name="Index_20_Link"><text:span text:style-name="T416">Lektion 89 – Übung 8 Beispiellösung<text:tab/>36</text:span></text:a></text:p>
          <text:p text:style-name="P1"><text:soft-page-break/><text:a xlink:type="simple" xlink:href="#__RefHeading___Toc24558_3686778067" text:style-name="Index_20_Link" text:visited-style-name="Index_20_Link"><text:span text:style-name="T416">Lektion 90 – Übung 9<text:tab/>36</text:span></text:a></text:p>
          <text:p text:style-name="P1"><text:a xlink:type="simple" xlink:href="#__RefHeading___Toc24560_3686778067" text:style-name="Index_20_Link" text:visited-style-name="Index_20_Link"><text:span text:style-name="T416">Lektion 91 – Übung 9 Beispiellösung<text:tab/>36</text:span></text:a></text:p>
          <text:p text:style-name="P1"><text:a xlink:type="simple" xlink:href="#__RefHeading___Toc24562_3686778067" text:style-name="Index_20_Link" text:visited-style-name="Index_20_Link"><text:span text:style-name="T416">Lektion 92 – Übung 10<text:tab/>36</text:span></text:a></text:p>
          <text:p text:style-name="P1"><text:a xlink:type="simple" xlink:href="#__RefHeading___Toc24564_3686778067" text:style-name="Index_20_Link" text:visited-style-name="Index_20_Link"><text:span text:style-name="T416">Lektion 92 – Übung 10 Beispiellösung<text:tab/>36</text:span></text:a></text:p>
          <text:p text:style-name="P1"><text:a xlink:type="simple" xlink:href="#__RefHeading___Toc24566_3686778067" text:style-name="Index_20_Link" text:visited-style-name="Index_20_Link"><text:span text:style-name="T416">Quiz 3<text:tab/>36</text:span></text:a></text:p>
          <text:p text:style-name="P1"><text:a xlink:type="simple" xlink:href="#__RefHeading___Toc24568_3686778067" text:style-name="Index_20_Link" text:visited-style-name="Index_20_Link"><text:span text:style-name="T416">Lektion 94 – Übung 11 Quiz 3 gemeinsame Lösung<text:tab/>36</text:span></text:a></text:p>
          <text:p text:style-name="P1"><text:a xlink:type="simple" xlink:href="#__RefHeading___Toc24570_3686778067" text:style-name="Index_20_Link" text:visited-style-name="Index_20_Link"><text:span text:style-name="T416">Lektion 95 – Array<text:tab/>36</text:span></text:a></text:p>
          <text:p text:style-name="P1"><text:a xlink:type="simple" xlink:href="#__RefHeading___Toc24572_3686778067" text:style-name="Index_20_Link" text:visited-style-name="Index_20_Link"><text:span text:style-name="T416">Lektion 96 – Composite literals<text:tab/>37</text:span></text:a></text:p>
          <text:p text:style-name="P1"><text:a xlink:type="simple" xlink:href="#__RefHeading___Toc24574_3686778067" text:style-name="Index_20_Link" text:visited-style-name="Index_20_Link"><text:span text:style-name="T416">Lektion 97 – Slices sind die besseren Arrays<text:tab/>37</text:span></text:a></text:p>
          <text:p text:style-name="P1"><text:a xlink:type="simple" xlink:href="#__RefHeading___Toc24576_3686778067" text:style-name="Index_20_Link" text:visited-style-name="Index_20_Link"><text:span text:style-name="T416">Lektion 98 – Mit range über Slices iterieren<text:tab/>37</text:span></text:a></text:p>
          <text:p text:style-name="P1"><text:a xlink:type="simple" xlink:href="#__RefHeading___Toc24578_3686778067" text:style-name="Index_20_Link" text:visited-style-name="Index_20_Link"><text:span text:style-name="T416">Lektion 99 – Slice slicen - oder mal eine Scheibe abschneiden<text:tab/>37</text:span></text:a></text:p>
          <text:p text:style-name="P1"><text:a xlink:type="simple" xlink:href="#__RefHeading___Toc24580_3686778067" text:style-name="Index_20_Link" text:visited-style-name="Index_20_Link"><text:span text:style-name="T416">Lektion 100 – Append - etwas an ein Slice anfügen<text:tab/>37</text:span></text:a></text:p>
          <text:p text:style-name="P1"><text:a xlink:type="simple" xlink:href="#__RefHeading___Toc24582_3686778067" text:style-name="Index_20_Link" text:visited-style-name="Index_20_Link"><text:span text:style-name="T416">Lektion 101 – Append-Paradox - Etwas aus einem Slice löschen<text:tab/>38</text:span></text:a></text:p>
          <text:p text:style-name="P1"><text:a xlink:type="simple" xlink:href="#__RefHeading___Toc24584_3686778067" text:style-name="Index_20_Link" text:visited-style-name="Index_20_Link"><text:span text:style-name="T416">Lektion 102 – Slice erstellen mit make()<text:tab/>38</text:span></text:a></text:p>
          <text:p text:style-name="P1"><text:a xlink:type="simple" xlink:href="#__RefHeading___Toc24586_3686778067" text:style-name="Index_20_Link" text:visited-style-name="Index_20_Link"><text:span text:style-name="T416">Lektion 103 – Multidimensionale Slices<text:tab/>38</text:span></text:a></text:p>
          <text:p text:style-name="P1"><text:a xlink:type="simple" xlink:href="#__RefHeading___Toc24588_3686778067" text:style-name="Index_20_Link" text:visited-style-name="Index_20_Link"><text:span text:style-name="T416">Lektion 104 – Map - eine Einführung, Komma Okay<text:tab/>38</text:span></text:a></text:p>
          <text:p text:style-name="P1"><text:a xlink:type="simple" xlink:href="#__RefHeading___Toc24590_3686778067" text:style-name="Index_20_Link" text:visited-style-name="Index_20_Link"><text:span text:style-name="T416">Lektion 105 – Element in map einfügen und mit range darüber iterieren<text:tab/>39</text:span></text:a></text:p>
          <text:p text:style-name="P1"><text:a xlink:type="simple" xlink:href="#__RefHeading___Toc24592_3686778067" text:style-name="Index_20_Link" text:visited-style-name="Index_20_Link"><text:span text:style-name="T416">Lektion 106 – Element einer map entfernen mit delete()<text:tab/>39</text:span></text:a></text:p>
          <text:p text:style-name="P1"><text:a xlink:type="simple" xlink:href="#__RefHeading___Toc24594_3686778067" text:style-name="Index_20_Link" text:visited-style-name="Index_20_Link"><text:span text:style-name="T416">Lektion 107 – Übung 1<text:tab/>39</text:span></text:a></text:p>
          <text:p text:style-name="P1"><text:a xlink:type="simple" xlink:href="#__RefHeading___Toc24596_3686778067" text:style-name="Index_20_Link" text:visited-style-name="Index_20_Link"><text:span text:style-name="T416">Lektion 108 – Übung 1 Beispiellösung<text:tab/>39</text:span></text:a></text:p>
          <text:p text:style-name="P1"><text:a xlink:type="simple" xlink:href="#__RefHeading___Toc24598_3686778067" text:style-name="Index_20_Link" text:visited-style-name="Index_20_Link"><text:span text:style-name="T416">Lektion 109 – Übung 2<text:tab/>39</text:span></text:a></text:p>
          <text:p text:style-name="P1"><text:a xlink:type="simple" xlink:href="#__RefHeading___Toc24600_3686778067" text:style-name="Index_20_Link" text:visited-style-name="Index_20_Link"><text:span text:style-name="T416">Lektion 110 – Übung 2 Beispiellösung<text:tab/>39</text:span></text:a></text:p>
          <text:p text:style-name="P1"><text:a xlink:type="simple" xlink:href="#__RefHeading___Toc24602_3686778067" text:style-name="Index_20_Link" text:visited-style-name="Index_20_Link"><text:span text:style-name="T416">Lektion 111 – Übung 3<text:tab/>40</text:span></text:a></text:p>
          <text:p text:style-name="P1"><text:a xlink:type="simple" xlink:href="#__RefHeading___Toc24604_3686778067" text:style-name="Index_20_Link" text:visited-style-name="Index_20_Link"><text:span text:style-name="T416">Lektion 112 – Übung 3 Beispiellösung<text:tab/>40</text:span></text:a></text:p>
          <text:p text:style-name="P1"><text:a xlink:type="simple" xlink:href="#__RefHeading___Toc24606_3686778067" text:style-name="Index_20_Link" text:visited-style-name="Index_20_Link"><text:span text:style-name="T416">Lektion 113 – Übung 4<text:tab/>40</text:span></text:a></text:p>
          <text:p text:style-name="P1"><text:a xlink:type="simple" xlink:href="#__RefHeading___Toc24608_3686778067" text:style-name="Index_20_Link" text:visited-style-name="Index_20_Link"><text:span text:style-name="T416">Lektion 114 – Übung 4 Beispiellösung<text:tab/>40</text:span></text:a></text:p>
          <text:p text:style-name="P1"><text:a xlink:type="simple" xlink:href="#__RefHeading___Toc24610_3686778067" text:style-name="Index_20_Link" text:visited-style-name="Index_20_Link"><text:span text:style-name="T416">Lektion 115 – Übung 5<text:tab/>40</text:span></text:a></text:p>
          <text:p text:style-name="P1"><text:a xlink:type="simple" xlink:href="#__RefHeading___Toc24612_3686778067" text:style-name="Index_20_Link" text:visited-style-name="Index_20_Link"><text:span text:style-name="T416">Lektion 116 – Übung 5 Beispiellösung<text:tab/>41</text:span></text:a></text:p>
          <text:p text:style-name="P1"><text:a xlink:type="simple" xlink:href="#__RefHeading___Toc24614_3686778067" text:style-name="Index_20_Link" text:visited-style-name="Index_20_Link"><text:span text:style-name="T416">Lektion 117 – Übung 6<text:tab/>41</text:span></text:a></text:p>
          <text:p text:style-name="P1"><text:soft-page-break/><text:a xlink:type="simple" xlink:href="#__RefHeading___Toc24616_3686778067" text:style-name="Index_20_Link" text:visited-style-name="Index_20_Link"><text:span text:style-name="T416">Lektion 118 – Übung 6 Beispiellösung<text:tab/>41</text:span></text:a></text:p>
          <text:p text:style-name="P1"><text:a xlink:type="simple" xlink:href="#__RefHeading___Toc24618_3686778067" text:style-name="Index_20_Link" text:visited-style-name="Index_20_Link"><text:span text:style-name="T416">Lektion 119 – Übung 7<text:tab/>41</text:span></text:a></text:p>
          <text:p text:style-name="P1"><text:a xlink:type="simple" xlink:href="#__RefHeading___Toc24620_3686778067" text:style-name="Index_20_Link" text:visited-style-name="Index_20_Link"><text:span text:style-name="T416">Lektion 120 – Übung 7 Beispiellösung<text:tab/>42</text:span></text:a></text:p>
          <text:p text:style-name="P1"><text:a xlink:type="simple" xlink:href="#__RefHeading___Toc24622_3686778067" text:style-name="Index_20_Link" text:visited-style-name="Index_20_Link"><text:span text:style-name="T416">Lektion 121 – Übung 8<text:tab/>42</text:span></text:a></text:p>
          <text:p text:style-name="P1"><text:a xlink:type="simple" xlink:href="#__RefHeading___Toc24624_3686778067" text:style-name="Index_20_Link" text:visited-style-name="Index_20_Link"><text:span text:style-name="T416">Lektion 122 – Übung 8 Beispiellösung<text:tab/>42</text:span></text:a></text:p>
          <text:p text:style-name="P1"><text:a xlink:type="simple" xlink:href="#__RefHeading___Toc24626_3686778067" text:style-name="Index_20_Link" text:visited-style-name="Index_20_Link"><text:span text:style-name="T416">Lektion 123 – Übung 9<text:tab/>42</text:span></text:a></text:p>
          <text:p text:style-name="P1"><text:a xlink:type="simple" xlink:href="#__RefHeading___Toc24628_3686778067" text:style-name="Index_20_Link" text:visited-style-name="Index_20_Link"><text:span text:style-name="T416">Lektion 124 – Übung 9 Beispiellösung<text:tab/>42</text:span></text:a></text:p>
          <text:p text:style-name="P1"><text:a xlink:type="simple" xlink:href="#__RefHeading___Toc24630_3686778067" text:style-name="Index_20_Link" text:visited-style-name="Index_20_Link"><text:span text:style-name="T416">Lektion 125 – Übung 10<text:tab/>42</text:span></text:a></text:p>
          <text:p text:style-name="P1"><text:a xlink:type="simple" xlink:href="#__RefHeading___Toc24632_3686778067" text:style-name="Index_20_Link" text:visited-style-name="Index_20_Link"><text:span text:style-name="T416">Lektion 126 – Übung 10 Beispiellösung<text:tab/>43</text:span></text:a></text:p>
          <text:p text:style-name="P1"><text:a xlink:type="simple" xlink:href="#__RefHeading___Toc24634_3686778067" text:style-name="Index_20_Link" text:visited-style-name="Index_20_Link"><text:span text:style-name="T416">Quiz 4<text:tab/>43</text:span></text:a></text:p>
          <text:p text:style-name="P1"><text:a xlink:type="simple" xlink:href="#__RefHeading___Toc24636_3686778067" text:style-name="Index_20_Link" text:visited-style-name="Index_20_Link"><text:span text:style-name="T416">Lektion 127 – Übung 11 Quiz 4 gemeinsame Lösung<text:tab/>43</text:span></text:a></text:p>
          <text:p text:style-name="P1"><text:a xlink:type="simple" xlink:href="#__RefHeading___Toc24638_3686778067" text:style-name="Index_20_Link" text:visited-style-name="Index_20_Link"><text:span text:style-name="T416">Lektion 128 – Structs - bringen Struktur ins Leben<text:tab/>43</text:span></text:a></text:p>
          <text:p text:style-name="P1"><text:a xlink:type="simple" xlink:href="#__RefHeading___Toc24640_3686778067" text:style-name="Index_20_Link" text:visited-style-name="Index_20_Link"><text:span text:style-name="T416">Lektion 129 – Eingebettete Structs<text:tab/>43</text:span></text:a></text:p>
          <text:p text:style-name="P1"><text:a xlink:type="simple" xlink:href="#__RefHeading___Toc24642_3686778067" text:style-name="Index_20_Link" text:visited-style-name="Index_20_Link"><text:span text:style-name="T416">Lektion 130 – Blick in die Dokumentation<text:tab/>43</text:span></text:a></text:p>
          <text:p text:style-name="P1"><text:a xlink:type="simple" xlink:href="#__RefHeading___Toc24644_3686778067" text:style-name="Index_20_Link" text:visited-style-name="Index_20_Link"><text:span text:style-name="T416">Lektion 131 – Anonymous Structs - Structs ohne Namen<text:tab/>44</text:span></text:a></text:p>
          <text:p text:style-name="P1"><text:a xlink:type="simple" xlink:href="#__RefHeading___Toc24646_3686778067" text:style-name="Index_20_Link" text:visited-style-name="Index_20_Link"><text:span text:style-name="T416">Lektion 132 – Nachgang: Aufräumen (Zusammenfassung)<text:tab/>44</text:span></text:a></text:p>
          <text:p text:style-name="P1"><text:a xlink:type="simple" xlink:href="#__RefHeading___Toc24648_3686778067" text:style-name="Index_20_Link" text:visited-style-name="Index_20_Link"><text:span text:style-name="T416">Lektion 133 – Übung 1<text:tab/>44</text:span></text:a></text:p>
          <text:p text:style-name="P1"><text:a xlink:type="simple" xlink:href="#__RefHeading___Toc24650_3686778067" text:style-name="Index_20_Link" text:visited-style-name="Index_20_Link"><text:span text:style-name="T416">Lektion 134 – Übung 1 Beispiellösung<text:tab/>44</text:span></text:a></text:p>
          <text:p text:style-name="P1"><text:a xlink:type="simple" xlink:href="#__RefHeading___Toc24652_3686778067" text:style-name="Index_20_Link" text:visited-style-name="Index_20_Link"><text:span text:style-name="T416">Lektion 135 – Übung 2<text:tab/>45</text:span></text:a></text:p>
          <text:p text:style-name="P1"><text:a xlink:type="simple" xlink:href="#__RefHeading___Toc24654_3686778067" text:style-name="Index_20_Link" text:visited-style-name="Index_20_Link"><text:span text:style-name="T416">Lektion 136 – Übung 2 Beispiellösung<text:tab/>45</text:span></text:a></text:p>
          <text:p text:style-name="P1"><text:a xlink:type="simple" xlink:href="#__RefHeading___Toc24656_3686778067" text:style-name="Index_20_Link" text:visited-style-name="Index_20_Link"><text:span text:style-name="T416">Lektion 137 – Übung 3<text:tab/>45</text:span></text:a></text:p>
          <text:p text:style-name="P1"><text:a xlink:type="simple" xlink:href="#__RefHeading___Toc24658_3686778067" text:style-name="Index_20_Link" text:visited-style-name="Index_20_Link"><text:span text:style-name="T416">Lektion 138 – Übung 3 Beispiellösung<text:tab/>45</text:span></text:a></text:p>
          <text:p text:style-name="P1"><text:a xlink:type="simple" xlink:href="#__RefHeading___Toc24660_3686778067" text:style-name="Index_20_Link" text:visited-style-name="Index_20_Link"><text:span text:style-name="T416">Lektion 139 – Übung 4<text:tab/>45</text:span></text:a></text:p>
          <text:p text:style-name="P1"><text:a xlink:type="simple" xlink:href="#__RefHeading___Toc24662_3686778067" text:style-name="Index_20_Link" text:visited-style-name="Index_20_Link"><text:span text:style-name="T416">Lektion 140 – Übung 4 Beispiellösung<text:tab/>45</text:span></text:a></text:p>
          <text:p text:style-name="P1"><text:a xlink:type="simple" xlink:href="#__RefHeading___Toc24664_3686778067" text:style-name="Index_20_Link" text:visited-style-name="Index_20_Link"><text:span text:style-name="T416">Quiz 5<text:tab/>46</text:span></text:a></text:p>
          <text:p text:style-name="P1"><text:a xlink:type="simple" xlink:href="#__RefHeading___Toc24666_3686778067" text:style-name="Index_20_Link" text:visited-style-name="Index_20_Link"><text:span text:style-name="T416">Lektion 141 – Übung 5 Quiz 5 gemeinsame Lösung<text:tab/>46</text:span></text:a></text:p>
          <text:p text:style-name="P1"><text:a xlink:type="simple" xlink:href="#__RefHeading___Toc24668_3686778067" text:style-name="Index_20_Link" text:visited-style-name="Index_20_Link"><text:span text:style-name="T416">Lektion 142 – Funktionen - Syntax<text:tab/>46</text:span></text:a></text:p>
          <text:p text:style-name="P1"><text:a xlink:type="simple" xlink:href="#__RefHeading___Toc24670_3686778067" text:style-name="Index_20_Link" text:visited-style-name="Index_20_Link"><text:span text:style-name="T416">Lektion 143 – Variatische Parameter, die Zweite<text:tab/>46</text:span></text:a></text:p>
          <text:p text:style-name="P1"><text:a xlink:type="simple" xlink:href="#__RefHeading___Toc24672_3686778067" text:style-name="Index_20_Link" text:visited-style-name="Index_20_Link"><text:span text:style-name="T416">Lektion 144 – Ein Slices "abrollen"<text:tab/>46</text:span></text:a></text:p>
          <text:p text:style-name="P1"><text:soft-page-break/><text:a xlink:type="simple" xlink:href="#__RefHeading___Toc24674_3686778067" text:style-name="Index_20_Link" text:visited-style-name="Index_20_Link"><text:span text:style-name="T416">Lektion 145 – Defer - Verzögerungstaktik<text:tab/>47</text:span></text:a></text:p>
          <text:p text:style-name="P1"><text:a xlink:type="simple" xlink:href="#__RefHeading___Toc24676_3686778067" text:style-name="Index_20_Link" text:visited-style-name="Index_20_Link"><text:span text:style-name="T416">Lektion 146 – Methods - Funktionen haben Methode(n)<text:tab/>47</text:span></text:a></text:p>
          <text:p text:style-name="P1"><text:a xlink:type="simple" xlink:href="#__RefHeading___Toc24678_3686778067" text:style-name="Index_20_Link" text:visited-style-name="Index_20_Link"><text:span text:style-name="T416">Lektion 147 – Methods – die Zweite<text:tab/>47</text:span></text:a></text:p>
          <text:p text:style-name="P1"><text:a xlink:type="simple" xlink:href="#__RefHeading___Toc24680_3686778067" text:style-name="Index_20_Link" text:visited-style-name="Index_20_Link"><text:span text:style-name="T416">Lektion 148 – Methods – die Dritte - Call by Value / Call by Reference<text:tab/>47</text:span></text:a></text:p>
          <text:p text:style-name="P1"><text:a xlink:type="simple" xlink:href="#__RefHeading___Toc24682_3686778067" text:style-name="Index_20_Link" text:visited-style-name="Index_20_Link"><text:span text:style-name="T416">Lektion 149 – Einschub – Bleiben Sie dran<text:tab/>47</text:span></text:a></text:p>
          <text:p text:style-name="P1"><text:a xlink:type="simple" xlink:href="#__RefHeading___Toc24684_3686778067" text:style-name="Index_20_Link" text:visited-style-name="Index_20_Link"><text:span text:style-name="T416">Lektion 150 – Interfaces und Polymorphismus I<text:tab/>47</text:span></text:a></text:p>
          <text:p text:style-name="P1"><text:a xlink:type="simple" xlink:href="#__RefHeading___Toc24686_3686778067" text:style-name="Index_20_Link" text:visited-style-name="Index_20_Link"><text:span text:style-name="T416">Lektion 151 – Interfaces und Polymorphismus II<text:tab/>47</text:span></text:a></text:p>
          <text:p text:style-name="P1"><text:a xlink:type="simple" xlink:href="#__RefHeading___Toc24688_3686778067" text:style-name="Index_20_Link" text:visited-style-name="Index_20_Link"><text:span text:style-name="T416">Lektion 152 – Interfaces reloaded<text:tab/>48</text:span></text:a></text:p>
          <text:p text:style-name="P1"><text:a xlink:type="simple" xlink:href="#__RefHeading___Toc24690_3686778067" text:style-name="Index_20_Link" text:visited-style-name="Index_20_Link"><text:span text:style-name="T416">Lektion 153 – Interfaces Revolutions<text:tab/>48</text:span></text:a></text:p>
          <text:p text:style-name="P1"><text:a xlink:type="simple" xlink:href="#__RefHeading___Toc24692_3686778067" text:style-name="Index_20_Link" text:visited-style-name="Index_20_Link"><text:span text:style-name="T416">Lektion 154 – Anonyme Funktionen - Sie brauchen keinen Namen<text:tab/>48</text:span></text:a></text:p>
          <text:p text:style-name="P1"><text:a xlink:type="simple" xlink:href="#__RefHeading___Toc24694_3686778067" text:style-name="Index_20_Link" text:visited-style-name="Index_20_Link"><text:span text:style-name="T416">Lektion 155 – func Ausdrücke - auf geht's in den Kaninchenbau<text:tab/>48</text:span></text:a></text:p>
          <text:p text:style-name="P1"><text:a xlink:type="simple" xlink:href="#__RefHeading___Toc24696_3686778067" text:style-name="Index_20_Link" text:visited-style-name="Index_20_Link"><text:span text:style-name="T416">Lektion 156 – Eine Funktion als Rückgabewert<text:tab/>48</text:span></text:a></text:p>
          <text:p text:style-name="P1"><text:a xlink:type="simple" xlink:href="#__RefHeading___Toc24698_3686778067" text:style-name="Index_20_Link" text:visited-style-name="Index_20_Link"><text:span text:style-name="T416">Lektion 157 – Callbacks – Funktionen als Parameter anderer Funktionen<text:tab/>48</text:span></text:a></text:p>
          <text:p text:style-name="P1"><text:a xlink:type="simple" xlink:href="#__RefHeading___Toc24700_3686778067" text:style-name="Index_20_Link" text:visited-style-name="Index_20_Link"><text:span text:style-name="T416">Lektion 158 – Closure<text:tab/>49</text:span></text:a></text:p>
          <text:p text:style-name="P1"><text:a xlink:type="simple" xlink:href="#__RefHeading___Toc24702_3686778067" text:style-name="Index_20_Link" text:visited-style-name="Index_20_Link"><text:span text:style-name="T416">Lektion 159 – Rekursion<text:tab/>49</text:span></text:a></text:p>
          <text:p text:style-name="P1"><text:a xlink:type="simple" xlink:href="#__RefHeading___Toc24704_3686778067" text:style-name="Index_20_Link" text:visited-style-name="Index_20_Link"><text:span text:style-name="T416">Lektion 160 – Kurze Wiederholung (und Tipp gegen Prokrastination)<text:tab/>49</text:span></text:a></text:p>
          <text:p text:style-name="P1"><text:a xlink:type="simple" xlink:href="#__RefHeading___Toc24706_3686778067" text:style-name="Index_20_Link" text:visited-style-name="Index_20_Link"><text:span text:style-name="T416">Lektion 161 – Übung 1<text:tab/>50</text:span></text:a></text:p>
          <text:p text:style-name="P1"><text:a xlink:type="simple" xlink:href="#__RefHeading___Toc24708_3686778067" text:style-name="Index_20_Link" text:visited-style-name="Index_20_Link"><text:span text:style-name="T416">Lektion 162 – Übung 1 - Beispiellösung<text:tab/>50</text:span></text:a></text:p>
          <text:p text:style-name="P1"><text:a xlink:type="simple" xlink:href="#__RefHeading___Toc24710_3686778067" text:style-name="Index_20_Link" text:visited-style-name="Index_20_Link"><text:span text:style-name="T416">Lektion 163 – Übung 2<text:tab/>50</text:span></text:a></text:p>
          <text:p text:style-name="P1"><text:a xlink:type="simple" xlink:href="#__RefHeading___Toc24712_3686778067" text:style-name="Index_20_Link" text:visited-style-name="Index_20_Link"><text:span text:style-name="T416">Lektion 164 – Übung 2 - Beispiellösung<text:tab/>50</text:span></text:a></text:p>
          <text:p text:style-name="P1"><text:a xlink:type="simple" xlink:href="#__RefHeading___Toc24714_3686778067" text:style-name="Index_20_Link" text:visited-style-name="Index_20_Link"><text:span text:style-name="T416">Lektion 165 – Übung 3<text:tab/>50</text:span></text:a></text:p>
          <text:p text:style-name="P1"><text:a xlink:type="simple" xlink:href="#__RefHeading___Toc24716_3686778067" text:style-name="Index_20_Link" text:visited-style-name="Index_20_Link"><text:span text:style-name="T416">Lektion 166 – Übung 3 - Beispiellösung<text:tab/>50</text:span></text:a></text:p>
          <text:p text:style-name="P1"><text:a xlink:type="simple" xlink:href="#__RefHeading___Toc24718_3686778067" text:style-name="Index_20_Link" text:visited-style-name="Index_20_Link"><text:span text:style-name="T416">Lektion 167 – Übung 4<text:tab/>50</text:span></text:a></text:p>
          <text:p text:style-name="P1"><text:a xlink:type="simple" xlink:href="#__RefHeading___Toc24720_3686778067" text:style-name="Index_20_Link" text:visited-style-name="Index_20_Link"><text:span text:style-name="T416">Lektion 168 – Übung 4 - Beispiellösung<text:tab/>51</text:span></text:a></text:p>
          <text:p text:style-name="P1"><text:a xlink:type="simple" xlink:href="#__RefHeading___Toc24722_3686778067" text:style-name="Index_20_Link" text:visited-style-name="Index_20_Link"><text:span text:style-name="T416">Lektion 169 – Übung 5<text:tab/>51</text:span></text:a></text:p>
          <text:p text:style-name="P1"><text:a xlink:type="simple" xlink:href="#__RefHeading___Toc24724_3686778067" text:style-name="Index_20_Link" text:visited-style-name="Index_20_Link"><text:span text:style-name="T416">Lektion 170 – Übung 5 - Beispiellösung<text:tab/>51</text:span></text:a></text:p>
          <text:p text:style-name="P1"><text:a xlink:type="simple" xlink:href="#__RefHeading___Toc24726_3686778067" text:style-name="Index_20_Link" text:visited-style-name="Index_20_Link"><text:span text:style-name="T416">Lektion 171 – Übung 6<text:tab/>51</text:span></text:a></text:p>
          <text:p text:style-name="P1"><text:a xlink:type="simple" xlink:href="#__RefHeading___Toc24728_3686778067" text:style-name="Index_20_Link" text:visited-style-name="Index_20_Link"><text:span text:style-name="T416">Lektion 172 – Übung 6 - Beispiellösung<text:tab/>52</text:span></text:a></text:p>
          <text:p text:style-name="P1"><text:a xlink:type="simple" xlink:href="#__RefHeading___Toc24730_3686778067" text:style-name="Index_20_Link" text:visited-style-name="Index_20_Link"><text:span text:style-name="T416">Lektion 173 – Übung 7<text:tab/>52</text:span></text:a></text:p>
          <text:p text:style-name="P1"><text:soft-page-break/><text:a xlink:type="simple" xlink:href="#__RefHeading___Toc24732_3686778067" text:style-name="Index_20_Link" text:visited-style-name="Index_20_Link"><text:span text:style-name="T416">Lektion 174 – Übung 7 - Beispiellösung<text:tab/>52</text:span></text:a></text:p>
          <text:p text:style-name="P1"><text:a xlink:type="simple" xlink:href="#__RefHeading___Toc24734_3686778067" text:style-name="Index_20_Link" text:visited-style-name="Index_20_Link"><text:span text:style-name="T416">Lektion 175 – Übung 8<text:tab/>52</text:span></text:a></text:p>
          <text:p text:style-name="P1"><text:a xlink:type="simple" xlink:href="#__RefHeading___Toc24736_3686778067" text:style-name="Index_20_Link" text:visited-style-name="Index_20_Link"><text:span text:style-name="T416">Lektion 176 – Übung 8 - Beispiellösung<text:tab/>52</text:span></text:a></text:p>
          <text:p text:style-name="P1"><text:a xlink:type="simple" xlink:href="#__RefHeading___Toc24738_3686778067" text:style-name="Index_20_Link" text:visited-style-name="Index_20_Link"><text:span text:style-name="T416">Lektion 177 – Übung 9<text:tab/>52</text:span></text:a></text:p>
          <text:p text:style-name="P1"><text:a xlink:type="simple" xlink:href="#__RefHeading___Toc24740_3686778067" text:style-name="Index_20_Link" text:visited-style-name="Index_20_Link"><text:span text:style-name="T416">Lektion 178 – Übung 9 - Beispiellösung<text:tab/>52</text:span></text:a></text:p>
          <text:p text:style-name="P1"><text:a xlink:type="simple" xlink:href="#__RefHeading___Toc24742_3686778067" text:style-name="Index_20_Link" text:visited-style-name="Index_20_Link"><text:span text:style-name="T416">Lektion 179 – Übung 10<text:tab/>52</text:span></text:a></text:p>
          <text:p text:style-name="P1"><text:a xlink:type="simple" xlink:href="#__RefHeading___Toc24744_3686778067" text:style-name="Index_20_Link" text:visited-style-name="Index_20_Link"><text:span text:style-name="T416">Lektion 180 – Übung 10 - Beispiellösung<text:tab/>53</text:span></text:a></text:p>
          <text:p text:style-name="P1"><text:a xlink:type="simple" xlink:href="#__RefHeading___Toc24746_3686778067" text:style-name="Index_20_Link" text:visited-style-name="Index_20_Link"><text:span text:style-name="T416">Quiz 6<text:tab/>53</text:span></text:a></text:p>
          <text:p text:style-name="P1"><text:a xlink:type="simple" xlink:href="#__RefHeading___Toc24748_3686778067" text:style-name="Index_20_Link" text:visited-style-name="Index_20_Link"><text:span text:style-name="T416">Lektion 181 – Übung 11 Quiz 6 gemeinsame Lösung<text:tab/>53</text:span></text:a></text:p>
          <text:p text:style-name="P1"><text:a xlink:type="simple" xlink:href="#__RefHeading___Toc24750_3686778067" text:style-name="Index_20_Link" text:visited-style-name="Index_20_Link"><text:span text:style-name="T416">Lektion 182 – Konzept Speicher simplifiziert…<text:tab/>53</text:span></text:a></text:p>
          <text:p text:style-name="P1"><text:a xlink:type="simple" xlink:href="#__RefHeading___Toc24752_3686778067" text:style-name="Index_20_Link" text:visited-style-name="Index_20_Link"><text:span text:style-name="T416">Lektion 183 – Pointer - das unbekannte Wesen!<text:tab/>53</text:span></text:a></text:p>
          <text:p text:style-name="P1"><text:a xlink:type="simple" xlink:href="#__RefHeading___Toc24754_3686778067" text:style-name="Index_20_Link" text:visited-style-name="Index_20_Link"><text:span text:style-name="T416">Lektion 184 – Wann und wie man Pointer einsetzt<text:tab/>53</text:span></text:a></text:p>
          <text:p text:style-name="P1"><text:a xlink:type="simple" xlink:href="#__RefHeading___Toc24756_3686778067" text:style-name="Index_20_Link" text:visited-style-name="Index_20_Link"><text:span text:style-name="T416">Lektion 185 – Method Sets / Sätze von Methoden<text:tab/>53</text:span></text:a></text:p>
          <text:p text:style-name="P1"><text:a xlink:type="simple" xlink:href="#__RefHeading___Toc24758_3686778067" text:style-name="Index_20_Link" text:visited-style-name="Index_20_Link"><text:span text:style-name="T416">Lektion 186 – Übung 1<text:tab/>54</text:span></text:a></text:p>
          <text:p text:style-name="P1"><text:a xlink:type="simple" xlink:href="#__RefHeading___Toc24760_3686778067" text:style-name="Index_20_Link" text:visited-style-name="Index_20_Link"><text:span text:style-name="T416">Lektion 187 – Übung 1 - Beispiellösung<text:tab/>54</text:span></text:a></text:p>
          <text:p text:style-name="P1"><text:a xlink:type="simple" xlink:href="#__RefHeading___Toc24762_3686778067" text:style-name="Index_20_Link" text:visited-style-name="Index_20_Link"><text:span text:style-name="T416">Lektion 188 – Übung 2<text:tab/>54</text:span></text:a></text:p>
          <text:p text:style-name="P1"><text:a xlink:type="simple" xlink:href="#__RefHeading___Toc24764_3686778067" text:style-name="Index_20_Link" text:visited-style-name="Index_20_Link"><text:span text:style-name="T416">Lektion 189 – Übung 2 - Beispiellösung<text:tab/>55</text:span></text:a></text:p>
          <text:p text:style-name="P1"><text:a xlink:type="simple" xlink:href="#__RefHeading___Toc24766_3686778067" text:style-name="Index_20_Link" text:visited-style-name="Index_20_Link"><text:span text:style-name="T416">Quiz 7<text:tab/>55</text:span></text:a></text:p>
          <text:p text:style-name="P1"><text:a xlink:type="simple" xlink:href="#__RefHeading___Toc24768_3686778067" text:style-name="Index_20_Link" text:visited-style-name="Index_20_Link"><text:span text:style-name="T416">Lektion 190 – Übung 3 Quiz 7 gemeinsame Lösung<text:tab/>55</text:span></text:a></text:p>
          <text:p text:style-name="P1"><text:a xlink:type="simple" xlink:href="#__RefHeading___Toc24770_3686778067" text:style-name="Index_20_Link" text:visited-style-name="Index_20_Link"><text:span text:style-name="T416">Lektion 191 – JSON Package Dokumentation<text:tab/>55</text:span></text:a></text:p>
          <text:p text:style-name="P1"><text:a xlink:type="simple" xlink:href="#__RefHeading___Toc24772_3686778067" text:style-name="Index_20_Link" text:visited-style-name="Index_20_Link"><text:span text:style-name="T416">Lektion 192 – JSON marshal<text:tab/>56</text:span></text:a></text:p>
          <text:p text:style-name="P1"><text:a xlink:type="simple" xlink:href="#__RefHeading___Toc24774_3686778067" text:style-name="Index_20_Link" text:visited-style-name="Index_20_Link"><text:span text:style-name="T416">Lektion 193 – JSON unmarshal<text:tab/>56</text:span></text:a></text:p>
          <text:p text:style-name="P1"><text:a xlink:type="simple" xlink:href="#__RefHeading___Toc24776_3686778067" text:style-name="Index_20_Link" text:visited-style-name="Index_20_Link"><text:span text:style-name="T416">Lektion 194 – Writer Interface<text:tab/>56</text:span></text:a></text:p>
          <text:p text:style-name="P1"><text:a xlink:type="simple" xlink:href="#__RefHeading___Toc24778_3686778067" text:style-name="Index_20_Link" text:visited-style-name="Index_20_Link"><text:span text:style-name="T416">Lektion 195 – Sortieren<text:tab/>56</text:span></text:a></text:p>
          <text:p text:style-name="P1"><text:a xlink:type="simple" xlink:href="#__RefHeading___Toc24780_3686778067" text:style-name="Index_20_Link" text:visited-style-name="Index_20_Link"><text:span text:style-name="T416">Lektion 196 – Sortieren - diesmal an die eigenen Bedürfnisse angepasst<text:tab/>56</text:span></text:a></text:p>
          <text:p text:style-name="P1"><text:a xlink:type="simple" xlink:href="#__RefHeading___Toc24782_3686778067" text:style-name="Index_20_Link" text:visited-style-name="Index_20_Link"><text:span text:style-name="T416">Lektion 197 – bcrypt<text:tab/>56</text:span></text:a></text:p>
          <text:p text:style-name="P1"><text:a xlink:type="simple" xlink:href="#__RefHeading___Toc24784_3686778067" text:style-name="Index_20_Link" text:visited-style-name="Index_20_Link"><text:span text:style-name="T416">Lektion 198 – Übung 1<text:tab/>57</text:span></text:a></text:p>
          <text:p text:style-name="P1"><text:a xlink:type="simple" xlink:href="#__RefHeading___Toc24786_3686778067" text:style-name="Index_20_Link" text:visited-style-name="Index_20_Link"><text:span text:style-name="T416">Lektion 199 – Übung 1 - Beispiellösung<text:tab/>57</text:span></text:a></text:p>
          <text:p text:style-name="P1"><text:a xlink:type="simple" xlink:href="#__RefHeading___Toc24788_3686778067" text:style-name="Index_20_Link" text:visited-style-name="Index_20_Link"><text:span text:style-name="T416">Lektion 200 – Übung 2<text:tab/>57</text:span></text:a></text:p>
          <text:p text:style-name="P1"><text:soft-page-break/><text:a xlink:type="simple" xlink:href="#__RefHeading___Toc24790_3686778067" text:style-name="Index_20_Link" text:visited-style-name="Index_20_Link"><text:span text:style-name="T416">Lektion 201 – Übung 2 - Beispiellösung<text:tab/>57</text:span></text:a></text:p>
          <text:p text:style-name="P1"><text:a xlink:type="simple" xlink:href="#__RefHeading___Toc24792_3686778067" text:style-name="Index_20_Link" text:visited-style-name="Index_20_Link"><text:span text:style-name="T416">Lektion 202 – Übung 3<text:tab/>57</text:span></text:a></text:p>
          <text:p text:style-name="P1"><text:a xlink:type="simple" xlink:href="#__RefHeading___Toc24794_3686778067" text:style-name="Index_20_Link" text:visited-style-name="Index_20_Link"><text:span text:style-name="T416">Lektion 203 – Übung 3 - Beispiellösung<text:tab/>58</text:span></text:a></text:p>
          <text:p text:style-name="P1"><text:a xlink:type="simple" xlink:href="#__RefHeading___Toc24796_3686778067" text:style-name="Index_20_Link" text:visited-style-name="Index_20_Link"><text:span text:style-name="T416">Lektion 204 – Übung 4<text:tab/>58</text:span></text:a></text:p>
          <text:p text:style-name="P1"><text:a xlink:type="simple" xlink:href="#__RefHeading___Toc24798_3686778067" text:style-name="Index_20_Link" text:visited-style-name="Index_20_Link"><text:span text:style-name="T416">Lektion 205 – Übung 4 - Beispiellösung<text:tab/>58</text:span></text:a></text:p>
          <text:p text:style-name="P1"><text:a xlink:type="simple" xlink:href="#__RefHeading___Toc24800_3686778067" text:style-name="Index_20_Link" text:visited-style-name="Index_20_Link"><text:span text:style-name="T416">Lektion 206 – Übung 5<text:tab/>58</text:span></text:a></text:p>
          <text:p text:style-name="P1"><text:a xlink:type="simple" xlink:href="#__RefHeading___Toc24802_3686778067" text:style-name="Index_20_Link" text:visited-style-name="Index_20_Link"><text:span text:style-name="T416">Lektion 207 – Übung 5 - Beispiellösung<text:tab/>58</text:span></text:a></text:p>
          <text:p text:style-name="P1"><text:a xlink:type="simple" xlink:href="#__RefHeading___Toc24804_3686778067" text:style-name="Index_20_Link" text:visited-style-name="Index_20_Link"><text:span text:style-name="T416">Lektion 208 – Nebenläufigkeit versus Parallelverarbeitung<text:tab/>58</text:span></text:a></text:p>
          <text:p text:style-name="P1"><text:a xlink:type="simple" xlink:href="#__RefHeading___Toc24806_3686778067" text:style-name="Index_20_Link" text:visited-style-name="Index_20_Link"><text:span text:style-name="T416">Lektion 209 – WaitGroup – Warten wir mal, bis die da fertig sind<text:tab/>59</text:span></text:a></text:p>
          <text:p text:style-name="P1"><text:a xlink:type="simple" xlink:href="#__RefHeading___Toc24808_3686778067" text:style-name="Index_20_Link" text:visited-style-name="Index_20_Link"><text:span text:style-name="T416">Lektion 210 – Method Sets reloaded - diesmal kennen sie keine Gnade<text:tab/>59</text:span></text:a></text:p>
          <text:p text:style-name="P1"><text:a xlink:type="simple" xlink:href="#__RefHeading___Toc24810_3686778067" text:style-name="Index_20_Link" text:visited-style-name="Index_20_Link"><text:span text:style-name="T416">Lektion 211 – Nebenläufigkeit - Ein Blick in die Dokumentation<text:tab/>60</text:span></text:a></text:p>
          <text:p text:style-name="P1"><text:a xlink:type="simple" xlink:href="#__RefHeading___Toc24812_3686778067" text:style-name="Index_20_Link" text:visited-style-name="Index_20_Link"><text:span text:style-name="T416">Lektion 212 – DIY Race Condition – Wer keine Arbeit hat, macht sich welche<text:tab/>60</text:span></text:a></text:p>
          <text:p text:style-name="P1"><text:a xlink:type="simple" xlink:href="#__RefHeading___Toc24814_3686778067" text:style-name="Index_20_Link" text:visited-style-name="Index_20_Link"><text:span text:style-name="T416">Lektion 213 – Mutex<text:tab/>60</text:span></text:a></text:p>
          <text:p text:style-name="P1"><text:a xlink:type="simple" xlink:href="#__RefHeading___Toc24816_3686778067" text:style-name="Index_20_Link" text:visited-style-name="Index_20_Link"><text:span text:style-name="T416">Lektion 214 – Package Atomic<text:tab/>60</text:span></text:a></text:p>
          <text:p text:style-name="P1"><text:a xlink:type="simple" xlink:href="#__RefHeading___Toc24818_3686778067" text:style-name="Index_20_Link" text:visited-style-name="Index_20_Link"><text:span text:style-name="T416">Lektion 215 – Übung 1<text:tab/>61</text:span></text:a></text:p>
          <text:p text:style-name="P1"><text:a xlink:type="simple" xlink:href="#__RefHeading___Toc24820_3686778067" text:style-name="Index_20_Link" text:visited-style-name="Index_20_Link"><text:span text:style-name="T416">Lektion 216 – Übung 1 - Beispiellösung<text:tab/>61</text:span></text:a></text:p>
          <text:p text:style-name="P1"><text:a xlink:type="simple" xlink:href="#__RefHeading___Toc24822_3686778067" text:style-name="Index_20_Link" text:visited-style-name="Index_20_Link"><text:span text:style-name="T416">Lektion 217 – Übung 2<text:tab/>61</text:span></text:a></text:p>
          <text:p text:style-name="P1"><text:a xlink:type="simple" xlink:href="#__RefHeading___Toc24824_3686778067" text:style-name="Index_20_Link" text:visited-style-name="Index_20_Link"><text:span text:style-name="T416">Lektion 218 – Übung 2 - Beispiellösung<text:tab/>61</text:span></text:a></text:p>
          <text:p text:style-name="P1"><text:a xlink:type="simple" xlink:href="#__RefHeading___Toc24826_3686778067" text:style-name="Index_20_Link" text:visited-style-name="Index_20_Link"><text:span text:style-name="T416">Lektion 219 – Übung 3<text:tab/>61</text:span></text:a></text:p>
          <text:p text:style-name="P1"><text:a xlink:type="simple" xlink:href="#__RefHeading___Toc24828_3686778067" text:style-name="Index_20_Link" text:visited-style-name="Index_20_Link"><text:span text:style-name="T416">Lektion 220 – Übung 3 - Beispiellösung<text:tab/>62</text:span></text:a></text:p>
          <text:p text:style-name="P1"><text:a xlink:type="simple" xlink:href="#__RefHeading___Toc24830_3686778067" text:style-name="Index_20_Link" text:visited-style-name="Index_20_Link"><text:span text:style-name="T416">Lektion 221 – Übung 4<text:tab/>62</text:span></text:a></text:p>
          <text:p text:style-name="P1"><text:a xlink:type="simple" xlink:href="#__RefHeading___Toc24832_3686778067" text:style-name="Index_20_Link" text:visited-style-name="Index_20_Link"><text:span text:style-name="T416">Lektion 222 – Übung 4 - Beispiellösung<text:tab/>62</text:span></text:a></text:p>
          <text:p text:style-name="P1"><text:a xlink:type="simple" xlink:href="#__RefHeading___Toc24834_3686778067" text:style-name="Index_20_Link" text:visited-style-name="Index_20_Link"><text:span text:style-name="T416">Lektion 223 – Übung 5<text:tab/>62</text:span></text:a></text:p>
          <text:p text:style-name="P1"><text:a xlink:type="simple" xlink:href="#__RefHeading___Toc24836_3686778067" text:style-name="Index_20_Link" text:visited-style-name="Index_20_Link"><text:span text:style-name="T416">Lektion 224 – Übung 5 - Beispiellösung<text:tab/>62</text:span></text:a></text:p>
          <text:p text:style-name="P1"><text:a xlink:type="simple" xlink:href="#__RefHeading___Toc24838_3686778067" text:style-name="Index_20_Link" text:visited-style-name="Index_20_Link"><text:span text:style-name="T416">Lektion 225 – Übung 6<text:tab/>62</text:span></text:a></text:p>
          <text:p text:style-name="P1"><text:a xlink:type="simple" xlink:href="#__RefHeading___Toc24840_3686778067" text:style-name="Index_20_Link" text:visited-style-name="Index_20_Link"><text:span text:style-name="T416">Lektion 226 – Übung 6 - Beispiellösung<text:tab/>62</text:span></text:a></text:p>
          <text:p text:style-name="P1"><text:a xlink:type="simple" xlink:href="#__RefHeading___Toc24842_3686778067" text:style-name="Index_20_Link" text:visited-style-name="Index_20_Link"><text:span text:style-name="T416">Lektion 227 – Einführung und Erläuterungen zu Channels<text:tab/>63</text:span></text:a></text:p>
          <text:p text:style-name="P1"><text:a xlink:type="simple" xlink:href="#__RefHeading___Toc24844_3686778067" text:style-name="Index_20_Link" text:visited-style-name="Index_20_Link"><text:span text:style-name="T416">Lektion 228 – Channels TL;DR; Channels block (die sind halt störrische Konstrukte!)<text:tab/>63</text:span></text:a></text:p>
          <text:p text:style-name="P1"><text:a xlink:type="simple" xlink:href="#__RefHeading___Toc24846_3686778067" text:style-name="Index_20_Link" text:visited-style-name="Index_20_Link"><text:span text:style-name="T416">Lektion 229 – Direktionale Channels – Geben Sie der Existenz Ihres Channels eine Richtung<text:tab/>63</text:span></text:a></text:p>
          <text:p text:style-name="P1"><text:soft-page-break/><text:a xlink:type="simple" xlink:href="#__RefHeading___Toc24848_3686778067" text:style-name="Index_20_Link" text:visited-style-name="Index_20_Link"><text:span text:style-name="T416">Lektion 230 – Channels nutzen - eine Art Anwendungsbeispiel<text:tab/>64</text:span></text:a></text:p>
          <text:p text:style-name="P1"><text:a xlink:type="simple" xlink:href="#__RefHeading___Toc24850_3686778067" text:style-name="Index_20_Link" text:visited-style-name="Index_20_Link"><text:span text:style-name="T416">Lektion 231 – Range &amp; Close - Channel zu, Affe tot?<text:tab/>64</text:span></text:a></text:p>
          <text:p text:style-name="P1"><text:a xlink:type="simple" xlink:href="#__RefHeading___Toc24852_3686778067" text:style-name="Index_20_Link" text:visited-style-name="Index_20_Link"><text:span text:style-name="T416">Lektion 232 – Select - Wählen Sie Ihren Kommunikationskanal<text:tab/>64</text:span></text:a></text:p>
          <text:p text:style-name="P1"><text:a xlink:type="simple" xlink:href="#__RefHeading___Toc24854_3686778067" text:style-name="Index_20_Link" text:visited-style-name="Index_20_Link"><text:span text:style-name="T416">Lektion 233 – , ok – Hey, das ist nicht komma okay!<text:tab/>64</text:span></text:a></text:p>
          <text:p text:style-name="P1"><text:a xlink:type="simple" xlink:href="#__RefHeading___Toc24856_3686778067" text:style-name="Index_20_Link" text:visited-style-name="Index_20_Link"><text:span text:style-name="T416">Lektion 234 – Fan in - Channels zum Trichter aufgebaut<text:tab/>64</text:span></text:a></text:p>
          <text:p text:style-name="P1"><text:a xlink:type="simple" xlink:href="#__RefHeading___Toc24858_3686778067" text:style-name="Index_20_Link" text:visited-style-name="Index_20_Link"><text:span text:style-name="T416">Lektion 235 – Fan out - Fliegt, meine Hübschen, fliegt, fliegt!<text:tab/>65</text:span></text:a></text:p>
          <text:p text:style-name="P1"><text:a xlink:type="simple" xlink:href="#__RefHeading___Toc24860_3686778067" text:style-name="Index_20_Link" text:visited-style-name="Index_20_Link"><text:span text:style-name="T416">Lektion 236 – Package Context - Wir geben Go-Routinen einen Kontext<text:tab/>65</text:span></text:a></text:p>
          <text:p text:style-name="P1"><text:a xlink:type="simple" xlink:href="#__RefHeading___Toc24862_3686778067" text:style-name="Index_20_Link" text:visited-style-name="Index_20_Link"><text:span text:style-name="T416">Lektion 237 – Übung 1<text:tab/>66</text:span></text:a></text:p>
          <text:p text:style-name="P1"><text:a xlink:type="simple" xlink:href="#__RefHeading___Toc24864_3686778067" text:style-name="Index_20_Link" text:visited-style-name="Index_20_Link"><text:span text:style-name="T416">Lektion 238 – Übung 1 - Beispiellösung<text:tab/>66</text:span></text:a></text:p>
          <text:p text:style-name="P1"><text:a xlink:type="simple" xlink:href="#__RefHeading___Toc24866_3686778067" text:style-name="Index_20_Link" text:visited-style-name="Index_20_Link"><text:span text:style-name="T416">Lektion 239 – Übung 2<text:tab/>66</text:span></text:a></text:p>
          <text:p text:style-name="P1"><text:a xlink:type="simple" xlink:href="#__RefHeading___Toc24868_3686778067" text:style-name="Index_20_Link" text:visited-style-name="Index_20_Link"><text:span text:style-name="T416">Lektion 240 – Übung 2 - Beispiellösung<text:tab/>66</text:span></text:a></text:p>
          <text:p text:style-name="P1"><text:a xlink:type="simple" xlink:href="#__RefHeading___Toc24870_3686778067" text:style-name="Index_20_Link" text:visited-style-name="Index_20_Link"><text:span text:style-name="T416">Lektion 241 – Übung 3<text:tab/>66</text:span></text:a></text:p>
          <text:p text:style-name="P1"><text:a xlink:type="simple" xlink:href="#__RefHeading___Toc24872_3686778067" text:style-name="Index_20_Link" text:visited-style-name="Index_20_Link"><text:span text:style-name="T416">Lektion 242 – Übung 3 - Beispiellösung<text:tab/>66</text:span></text:a></text:p>
          <text:p text:style-name="P1"><text:a xlink:type="simple" xlink:href="#__RefHeading___Toc24874_3686778067" text:style-name="Index_20_Link" text:visited-style-name="Index_20_Link"><text:span text:style-name="T416">Lektion 243 – Übung 4<text:tab/>66</text:span></text:a></text:p>
          <text:p text:style-name="P1"><text:a xlink:type="simple" xlink:href="#__RefHeading___Toc24876_3686778067" text:style-name="Index_20_Link" text:visited-style-name="Index_20_Link"><text:span text:style-name="T416">Lektion 244 – Übung 4 - Beispiellösung<text:tab/>66</text:span></text:a></text:p>
          <text:p text:style-name="P1"><text:a xlink:type="simple" xlink:href="#__RefHeading___Toc24878_3686778067" text:style-name="Index_20_Link" text:visited-style-name="Index_20_Link"><text:span text:style-name="T416">Lektion 245 – Übung 5<text:tab/>67</text:span></text:a></text:p>
          <text:p text:style-name="P1"><text:a xlink:type="simple" xlink:href="#__RefHeading___Toc24880_3686778067" text:style-name="Index_20_Link" text:visited-style-name="Index_20_Link"><text:span text:style-name="T416">Lektion 246 – Übung 5 - Beispiellösung<text:tab/>67</text:span></text:a></text:p>
          <text:p text:style-name="P1"><text:a xlink:type="simple" xlink:href="#__RefHeading___Toc24882_3686778067" text:style-name="Index_20_Link" text:visited-style-name="Index_20_Link"><text:span text:style-name="T416">Lektion 247 – Übung 6<text:tab/>67</text:span></text:a></text:p>
          <text:p text:style-name="P1"><text:a xlink:type="simple" xlink:href="#__RefHeading___Toc24884_3686778067" text:style-name="Index_20_Link" text:visited-style-name="Index_20_Link"><text:span text:style-name="T416">Lektion 248 – Übung 6 - Beispiellösung<text:tab/>67</text:span></text:a></text:p>
          <text:p text:style-name="P1"><text:a xlink:type="simple" xlink:href="#__RefHeading___Toc24886_3686778067" text:style-name="Index_20_Link" text:visited-style-name="Index_20_Link"><text:span text:style-name="T416">Lektion 249 – Übung 7<text:tab/>67</text:span></text:a></text:p>
          <text:p text:style-name="P1"><text:a xlink:type="simple" xlink:href="#__RefHeading___Toc24888_3686778067" text:style-name="Index_20_Link" text:visited-style-name="Index_20_Link"><text:span text:style-name="T416">Lektion 250 – Übung 7 - Beispiellösung<text:tab/>67</text:span></text:a></text:p>
          <text:p text:style-name="P1"><text:a xlink:type="simple" xlink:href="#__RefHeading___Toc24890_3686778067" text:style-name="Index_20_Link" text:visited-style-name="Index_20_Link"><text:span text:style-name="T416">Lektion 251 – Übersicht: Notwendigkeit von Fehlerbehandlung verstehen<text:tab/>67</text:span></text:a></text:p>
          <text:p text:style-name="P1"><text:a xlink:type="simple" xlink:href="#__RefHeading___Toc24892_3686778067" text:style-name="Index_20_Link" text:visited-style-name="Index_20_Link"><text:span text:style-name="T416">Lektion 252 – Auf Fehler prüfen meint prüfen und auch behandeln/abhandeln!<text:tab/>68</text:span></text:a></text:p>
          <text:p text:style-name="P1"><text:a xlink:type="simple" xlink:href="#__RefHeading___Toc24894_3686778067" text:style-name="Index_20_Link" text:visited-style-name="Index_20_Link"><text:span text:style-name="T416">Lektion 253 – Fehlerausgabe und in Logdateien schreiben<text:tab/>69</text:span></text:a></text:p>
          <text:p text:style-name="P1"><text:a xlink:type="simple" xlink:href="#__RefHeading___Toc24896_3686778067" text:style-name="Index_20_Link" text:visited-style-name="Index_20_Link"><text:span text:style-name="T416">Lektion 254 – Recovering - von Fehlern erholen<text:tab/>70</text:span></text:a></text:p>
          <text:p text:style-name="P1"><text:a xlink:type="simple" xlink:href="#__RefHeading___Toc24898_3686778067" text:style-name="Index_20_Link" text:visited-style-name="Index_20_Link"><text:span text:style-name="T416">Lektion 255 – Fehler mit Ansage und weitere Informationen<text:tab/>70</text:span></text:a></text:p>
          <text:p text:style-name="P1"><text:a xlink:type="simple" xlink:href="#__RefHeading___Toc24900_3686778067" text:style-name="Index_20_Link" text:visited-style-name="Index_20_Link"><text:span text:style-name="T416">Lektion 256 – Übung 1<text:tab/>70</text:span></text:a></text:p>
          <text:p text:style-name="P1"><text:a xlink:type="simple" xlink:href="#__RefHeading___Toc24902_3686778067" text:style-name="Index_20_Link" text:visited-style-name="Index_20_Link"><text:span text:style-name="T416">Lektion 257 – Übung 1 - Beispiellösung<text:tab/>70</text:span></text:a></text:p>
          <text:p text:style-name="P1"><text:a xlink:type="simple" xlink:href="#__RefHeading___Toc24904_3686778067" text:style-name="Index_20_Link" text:visited-style-name="Index_20_Link"><text:span text:style-name="T416">Lektion 258 – Übung 2<text:tab/>70</text:span></text:a></text:p>
          <text:p text:style-name="P1"><text:soft-page-break/><text:a xlink:type="simple" xlink:href="#__RefHeading___Toc24906_3686778067" text:style-name="Index_20_Link" text:visited-style-name="Index_20_Link"><text:span text:style-name="T416">Lektion 259 – Übung 2 - Beispiellösung<text:tab/>70</text:span></text:a></text:p>
          <text:p text:style-name="P1"><text:a xlink:type="simple" xlink:href="#__RefHeading___Toc24908_3686778067" text:style-name="Index_20_Link" text:visited-style-name="Index_20_Link"><text:span text:style-name="T416">Lektion 260 – Übung 2 – Beispiellösung - Ergänzung<text:tab/>71</text:span></text:a></text:p>
          <text:p text:style-name="P1"><text:a xlink:type="simple" xlink:href="#__RefHeading___Toc24910_3686778067" text:style-name="Index_20_Link" text:visited-style-name="Index_20_Link"><text:span text:style-name="T416">Lektion 261 – Übung 3<text:tab/>71</text:span></text:a></text:p>
          <text:p text:style-name="P1"><text:a xlink:type="simple" xlink:href="#__RefHeading___Toc24912_3686778067" text:style-name="Index_20_Link" text:visited-style-name="Index_20_Link"><text:span text:style-name="T416">Lektion 262 – Übung 3 - Beispiellösung<text:tab/>71</text:span></text:a></text:p>
          <text:p text:style-name="P1"><text:a xlink:type="simple" xlink:href="#__RefHeading___Toc24914_3686778067" text:style-name="Index_20_Link" text:visited-style-name="Index_20_Link"><text:span text:style-name="T416">Lektion 263 – Übung 4<text:tab/>71</text:span></text:a></text:p>
          <text:p text:style-name="P1"><text:a xlink:type="simple" xlink:href="#__RefHeading___Toc24916_3686778067" text:style-name="Index_20_Link" text:visited-style-name="Index_20_Link"><text:span text:style-name="T416">Lektion 264 – Übung 4 - Beispiellösung<text:tab/>71</text:span></text:a></text:p>
          <text:p text:style-name="P1"><text:a xlink:type="simple" xlink:href="#__RefHeading___Toc24918_3686778067" text:style-name="Index_20_Link" text:visited-style-name="Index_20_Link"><text:span text:style-name="T416">Lektion 265 – Einführung und Übersicht<text:tab/>71</text:span></text:a></text:p>
          <text:p text:style-name="P1"><text:a xlink:type="simple" xlink:href="#__RefHeading___Toc24920_3686778067" text:style-name="Index_20_Link" text:visited-style-name="Index_20_Link"><text:span text:style-name="T416">Lektion 266 – Go doc - alles, was man so braucht, auf der Konsole<text:tab/>72</text:span></text:a></text:p>
          <text:p text:style-name="P1"><text:a xlink:type="simple" xlink:href="#__RefHeading___Toc24922_3686778067" text:style-name="Index_20_Link" text:visited-style-name="Index_20_Link"><text:span text:style-name="T416">Lektion 267 – Godoc - Dokumentation ansehnlich<text:tab/>73</text:span></text:a></text:p>
          <text:p text:style-name="P1"><text:a xlink:type="simple" xlink:href="#__RefHeading___Toc24924_3686778067" text:style-name="Index_20_Link" text:visited-style-name="Index_20_Link"><text:span text:style-name="T416">Lektion 268 – pkg.go.dev (ehemals godoc.org)<text:tab/>73</text:span></text:a></text:p>
          <text:p text:style-name="P1"><text:a xlink:type="simple" xlink:href="#__RefHeading___Toc24926_3686778067" text:style-name="Index_20_Link" text:visited-style-name="Index_20_Link"><text:span text:style-name="T416">Lektion 269 – Schreiben von Dokumentation<text:tab/>74</text:span></text:a></text:p>
          <text:p text:style-name="P1"><text:a xlink:type="simple" xlink:href="#__RefHeading___Toc24928_3686778067" text:style-name="Index_20_Link" text:visited-style-name="Index_20_Link"><text:span text:style-name="T416">Lektion 270 – Übung 1<text:tab/>75</text:span></text:a></text:p>
          <text:p text:style-name="P1"><text:a xlink:type="simple" xlink:href="#__RefHeading___Toc24930_3686778067" text:style-name="Index_20_Link" text:visited-style-name="Index_20_Link"><text:span text:style-name="T416">Lektion 270 – Übung 2<text:tab/>75</text:span></text:a></text:p>
          <text:p text:style-name="P1"><text:a xlink:type="simple" xlink:href="#__RefHeading___Toc24932_3686778067" text:style-name="Index_20_Link" text:visited-style-name="Index_20_Link"><text:span text:style-name="T416">Lektion 271 – Übung 1 &amp; 2 – Beispiellösung<text:tab/>75</text:span></text:a></text:p>
          <text:p text:style-name="P1"><text:a xlink:type="simple" xlink:href="#__RefHeading___Toc24934_3686778067" text:style-name="Index_20_Link" text:visited-style-name="Index_20_Link"><text:span text:style-name="T416">Lektion 272 – Übung 3<text:tab/>75</text:span></text:a></text:p>
          <text:p text:style-name="P1"><text:a xlink:type="simple" xlink:href="#__RefHeading___Toc24936_3686778067" text:style-name="Index_20_Link" text:visited-style-name="Index_20_Link"><text:span text:style-name="T416">Lektion 273 – Übung 3 – Beispiellösung<text:tab/>75</text:span></text:a></text:p>
          <text:p text:style-name="P1"><text:a xlink:type="simple" xlink:href="#__RefHeading___Toc24938_3686778067" text:style-name="Index_20_Link" text:visited-style-name="Index_20_Link"><text:span text:style-name="T416">Lektion 274– Einführung und Übersicht über Tests und Benchmarks in Go<text:tab/>75</text:span></text:a></text:p>
          <text:p text:style-name="P1"><text:a xlink:type="simple" xlink:href="#__RefHeading___Toc24940_3686778067" text:style-name="Index_20_Link" text:visited-style-name="Index_20_Link"><text:span text:style-name="T416">Lektion 275 – Table Tests - Verhalten wie am Fließband testen<text:tab/>76</text:span></text:a></text:p>
          <text:p text:style-name="P1"><text:a xlink:type="simple" xlink:href="#__RefHeading___Toc24942_3686778067" text:style-name="Index_20_Link" text:visited-style-name="Index_20_Link"><text:span text:style-name="T416">Lektion 276 – Examples erlauben die Kombination von Dokumentation und Tests<text:tab/>76</text:span></text:a></text:p>
          <text:p text:style-name="P1"><text:a xlink:type="simple" xlink:href="#__RefHeading___Toc24944_3686778067" text:style-name="Index_20_Link" text:visited-style-name="Index_20_Link"><text:span text:style-name="T416">Lektion 277 – Staticcheck: Schöner und einfacher<text:tab/>76</text:span></text:a></text:p>
          <text:p text:style-name="P1"><text:a xlink:type="simple" xlink:href="#__RefHeading___Toc24946_3686778067" text:style-name="Index_20_Link" text:visited-style-name="Index_20_Link"><text:span text:style-name="T416">Lektion 278 – Benchmarks/BET: Wir gehen mit schlechtem Beispiel voran<text:tab/>76</text:span></text:a></text:p>
          <text:p text:style-name="P1"><text:a xlink:type="simple" xlink:href="#__RefHeading___Toc24948_3686778067" text:style-name="Index_20_Link" text:visited-style-name="Index_20_Link"><text:span text:style-name="T416">Lektion 279 – Benchmarks/BET: Lasst die Spiele beginnen!<text:tab/>77</text:span></text:a></text:p>
          <text:p text:style-name="P1"><text:a xlink:type="simple" xlink:href="#__RefHeading___Toc24950_3686778067" text:style-name="Index_20_Link" text:visited-style-name="Index_20_Link"><text:span text:style-name="T416">Lektion 280 – Über die Abdeckung von Go Code in Tests<text:tab/>77</text:span></text:a></text:p>
          <text:p text:style-name="P1"><text:a xlink:type="simple" xlink:href="#__RefHeading___Toc24952_3686778067" text:style-name="Index_20_Link" text:visited-style-name="Index_20_Link"><text:span text:style-name="T416">Lektion 281 – Zusammenfassung BET<text:tab/>77</text:span></text:a></text:p>
          <text:p text:style-name="P1"><text:a xlink:type="simple" xlink:href="#__RefHeading___Toc24954_3686778067" text:style-name="Index_20_Link" text:visited-style-name="Index_20_Link"><text:span text:style-name="T416">Lektion 282 – Übung 1<text:tab/>78</text:span></text:a></text:p>
          <text:p text:style-name="P1"><text:a xlink:type="simple" xlink:href="#__RefHeading___Toc24956_3686778067" text:style-name="Index_20_Link" text:visited-style-name="Index_20_Link"><text:span text:style-name="T416">Lektion 283 - 291 – Übung 1 a) - i) Beispiellösung<text:tab/>81</text:span></text:a></text:p>
          <text:p text:style-name="P1"><text:a xlink:type="simple" xlink:href="#__RefHeading___Toc24956_36867780671" text:style-name="Index_20_Link" text:visited-style-name="Index_20_Link"><text:span text:style-name="T416">Lektion 292 – Package Manager und Abhängigkeiten (Dependencies)<text:tab/>81</text:span></text:a></text:p>
          <text:p text:style-name="P1"><text:a xlink:type="simple" xlink:href="#__RefHeading___Toc24956_368677806711" text:style-name="Index_20_Link" text:visited-style-name="Index_20_Link"><text:span text:style-name="T416">Lektion 293 – Wie man Go Modules benutzt - allgemeiner Hinweise<text:tab/>81</text:span></text:a></text:p>
          <text:p text:style-name="P1"><text:a xlink:type="simple" xlink:href="#__RefHeading___Toc24956_3686778067111" text:style-name="Index_20_Link" text:visited-style-name="Index_20_Link"><text:span text:style-name="T416">Lektion 294 – Selbst ein Go Modul erstellen<text:tab/>81</text:span></text:a></text:p>
          <text:p text:style-name="P1"><text:soft-page-break/><text:a xlink:type="simple" xlink:href="#__RefHeading___Toc24956_36867780671111" text:style-name="Index_20_Link" text:visited-style-name="Index_20_Link"><text:span text:style-name="T416">Lektion 295 – Abhängigkeiten einem Go Modul hinzufügen<text:tab/>82</text:span></text:a></text:p>
          <text:p text:style-name="P1"><text:a xlink:type="simple" xlink:href="#__RefHeading___Toc24956_368677806711111" text:style-name="Index_20_Link" text:visited-style-name="Index_20_Link"><text:span text:style-name="T416">Lektion 296 – Abhängigkeiten updaten/erfüllen/downgraden<text:tab/>82</text:span></text:a></text:p>
          <text:p text:style-name="P1"><text:a xlink:type="simple" xlink:href="#__RefHeading___Toc24954_36867780671" text:style-name="Index_20_Link" text:visited-style-name="Index_20_Link"><text:span text:style-name="T416">Lektion 297 – Übung 1<text:tab/>82</text:span></text:a></text:p>
          <text:p text:style-name="P1"><text:a xlink:type="simple" xlink:href="#__RefHeading___Toc24956_36867780672" text:style-name="Index_20_Link" text:visited-style-name="Index_20_Link"><text:span text:style-name="T416">Lektion 298 – Übung 1 a), b) Beispiellösung<text:tab/>83</text:span></text:a></text:p>
          <text:p text:style-name="P1"><text:a xlink:type="simple" xlink:href="#__RefHeading___Toc24956_368677806721" text:style-name="Index_20_Link" text:visited-style-name="Index_20_Link"><text:span text:style-name="T416">Lektion 299– Sie haben's geschafft - feiern Sie sich!<text:tab/>83</text:span></text:a></text:p>
          <text:p text:style-name="P1"><text:a xlink:type="simple" xlink:href="#__RefHeading___Toc24956_368677806722" text:style-name="Index_20_Link" text:visited-style-name="Index_20_Link"><text:span text:style-name="T416">Lektion 300 – Hinter dem Horizont geht's weiter ...<text:tab/>83</text:span></text:a></text:p>
        </text:index-body>
      </text:table-of-content>
      <text:p text:style-name="P16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68" text:outline-level="1"><text:bookmark-start text:name="__RefHeading___Toc34646_2106060835"/><text:soft-page-break/>Lektion 1 – <text:s/>Willkommensgruß, Einladung zum Lernen von Go und Hinweise zu Kurs und Übungen<text:bookmark-end text:name="__RefHeading___Toc34646_2106060835"/></text:h>
      <text:p text:style-name="P18">Willkommensgruß.</text:p>
      <text:h text:style-name="P169" text:outline-level="1"><text:bookmark-start text:name="__RefHeading___Toc24310_3686778067"/>Lektion 2 – Warum ausgerechnet Go? Historie, Einordnung und Typisierung<text:bookmark-end text:name="__RefHeading___Toc24310_3686778067"/></text:h>
      <text:h text:style-name="P330" text:outline-level="2"><text:bookmark-start text:name="__RefHeading___Toc24312_3686778067"/>Wer hat’s erfunden?<text:bookmark-end text:name="__RefHeading___Toc24312_3686778067"/></text:h>
      <text:p text:style-name="Text_20_body"><text:span text:style-name="T416">- Google </text:span><text:span text:style-name="T417">(</text:span><text:a xlink:type="simple" xlink:href="https://de.wikipedia.org/wiki/Go_(Programmiersprache)" text:style-name="Internet_20_link" text:visited-style-name="Visited_20_Internet_20_Link"><text:span text:style-name="T416">zu Wikipedia</text:span></text:a><text:span text:style-name="T417">)</text:span></text:p>
      <text:p text:style-name="Text_20_body"><text:span text:style-name="T416">- </text:span><text:a xlink:type="simple" xlink:href="https://de.wikipedia.org/wiki/Rob_Pike" text:style-name="Internet_20_link" text:visited-style-name="Visited_20_Internet_20_Link"><text:span text:style-name="T416">Rob Pike</text:span></text:a><text:span text:style-name="T416">, </text:span><text:span text:style-name="T611">U</text:span><text:span text:style-name="T416">nix, UTF-8</text:span></text:p>
      <text:p text:style-name="Text_20_body"><text:span text:style-name="T416">- </text:span><text:a xlink:type="simple" xlink:href="https://de.wikipedia.org/wiki/Robert_Griesemer" text:style-name="Internet_20_link" text:visited-style-name="Visited_20_Internet_20_Link"><text:span text:style-name="T416">Robert Griesemer</text:span></text:a><text:span text:style-name="T416"> </text:span><text:span text:style-name="T611">studierte</text:span><text:span text:style-name="T612"> beim Erfinder von Pascal, </text:span><text:span text:style-name="T611">arbeitete an </text:span><text:span text:style-name="T416">Googles V8 JavaScript engine</text:span></text:p>
      <text:p text:style-name="Text_20_body"><text:span text:style-name="T416">- </text:span><text:a xlink:type="simple" xlink:href="https://de.wikipedia.org/wiki/Ken_Thompson" text:style-name="Internet_20_link" text:visited-style-name="Visited_20_Internet_20_Link"><text:span text:style-name="T416">Ken Thompson</text:span></text:a><text:span text:style-name="T416">, </text:span><text:span text:style-name="T612">federführend bei der Implementierung von Unix, hat die </text:span><text:span text:style-name="T416">B </text:span><text:span text:style-name="T612">Programmiersprache <text:line-break/><text:tab/>und damit den Vorläufer von </text:span><text:span text:style-name="T416">C </text:span><text:span text:style-name="T612">erfunden und beteiligt, C ins Leben zu rufen.</text:span></text:p>
      <text:h text:style-name="P330" text:outline-level="2"><text:bookmark-start text:name="__RefHeading___Toc27328_3221623059"/>Warum jetzt genau nochmal Go?<text:bookmark-end text:name="__RefHeading___Toc27328_3221623059"/></text:h>
      <text:list xml:id="list1909165804" text:style-name="L1">
        <text:list-item>
          <text:p text:style-name="P343">Hocheffizientes Compilieren</text:p>
        </text:list-item>
        <text:list-item>
          <text:p text:style-name="P344">Go <text:span text:style-name="T2">erstellt kompilierte Programme</text:span></text:p>
        </text:list-item>
        <text:list-item>
          <text:p text:style-name="P344"><text:span text:style-name="T2">Es gibt einen „</text:span><text:span text:style-name="T398">G</text:span>arbage <text:span text:style-name="T398">C</text:span>ollector“ (GC)</text:p>
        </text:list-item>
        <text:list-item>
          <text:p text:style-name="P344">Es gibt kein virtuelle Maschine, in der Code ausgeführt wird, keinen Emulator und keinen Interpreter</text:p>
        </text:list-item>
        <text:list-item>
          <text:p text:style-name="P345">Schnelle Ausführungzeiten</text:p>
        </text:list-item>
        <text:list-item>
          <text:p text:style-name="P344"><text:span text:style-name="T398">Einfacheit in der Anwendung, </text:span>„<text:span text:style-name="T2">E</text:span>ase of programming“</text:p>
        </text:list-item>
      </text:list>
      <text:p text:style-name="Text_20_body"><text:span text:style-name="T416">Zusammengefasst </text:span><text:a xlink:type="simple" xlink:href="https://golang.org/doc/faq#What_is_the_purpose_of_the_project" text:style-name="Internet_20_link" text:visited-style-name="Visited_20_Internet_20_Link"><text:span text:style-name="T418">drei Hauptmerkmale</text:span></text:a><text:span text:style-name="T416">, die Go so erfolgreich machen:</text:span></text:p>
      <text:list xml:id="list1658605878" text:style-name="L2">
        <text:list-item>
          <text:p text:style-name="P346">Compiliert einfach und sehr schnell – auch große Projekte compilieren in Sekunden und Minuten <text:s/>und nicht in Stunden.</text:p>
        </text:list-item>
        <text:list-item>
          <text:p text:style-name="P346">Effizient Ausführung mit sehr hoher Ausführungsgeschwindigkeit</text:p>
        </text:list-item>
        <text:list-item>
          <text:p text:style-name="P346">Ease of Programming – Programmieren soll mit Leichtigkeit vonstatten gehen, keine Krämpfe in Gehirnwindungen.</text:p>
        </text:list-item>
      </text:list>
      <text:h text:style-name="P331" text:outline-level="2"><text:bookmark-start text:name="__RefHeading___Toc24316_3686778067"/>Wofür man Go gut nutzen kann<text:bookmark-end text:name="__RefHeading___Toc24316_3686778067"/></text:h>
      <text:list xml:id="list118057901" text:style-name="L3">
        <text:list-item>
          <text:p text:style-name="P347"><text:span text:style-name="T44">Alles, was</text:span> Google <text:span text:style-name="T44">macht</text:span> / <text:span text:style-name="T44">alle Intenet Dienste, die höchsten Ansprüchen genügen müssen und hochskalierbar sein müssen. </text:span></text:p>
        </text:list-item>
        <text:list-item>
          <text:p text:style-name="P347">networking</text:p>
        </text:list-item>
        <text:list-item>
          <text:p text:style-name="P347">http/<text:span text:style-name="T45">https</text:span>, tcp, udp</text:p>
        </text:list-item>
        <text:list-item>
          <text:p text:style-name="P347"><text:span text:style-name="T44">Nebenläufigkeit</text:span> / <text:span text:style-name="T44">Parallelprogrammierung</text:span></text:p>
        </text:list-item>
        <text:list-item>
          <text:p text:style-name="P347"><text:soft-page-break/><text:span text:style-name="T1">bedingt </text:span><text:span text:style-name="T44">S</text:span>ystem<text:span text:style-name="T1">programmierung</text:span></text:p>
        </text:list-item>
        <text:list-item>
          <text:p text:style-name="P347"><text:span text:style-name="T44">A</text:span>utomation, command-line tools</text:p>
        </text:list-item>
        <text:list-item>
          <text:p text:style-name="P347"><text:span text:style-name="T44">C</text:span>rypto</text:p>
        </text:list-item>
        <text:list-item>
          <text:p text:style-name="P348">Bildverarbeitung</text:p>
        </text:list-item>
      </text:list>
      <text:p text:style-name="P167"><text:a xlink:type="simple" xlink:href="https://golang.org/doc/faq#principles" text:style-name="Internet_20_link" text:visited-style-name="Visited_20_Internet_20_Link"><text:span text:style-name="T425">Erstellungsprinzipien</text:span></text:a></text:p>
      <text:list xml:id="list3460731628" text:style-name="L4">
        <text:list-item>
          <text:p text:style-name="P349">aussagekräftig, verständlich, anspruchsvoll</text:p>
        </text:list-item>
        <text:list-item>
          <text:p text:style-name="P349">sauber, klar, leicht zu lesen</text:p>
        </text:list-item>
      </text:list>
      <text:p text:style-name="Text_20_body"><text:a xlink:type="simple" xlink:href="https://github.com/golang/go/wiki/GoUsers" text:style-name="Internet_20_link" text:visited-style-name="Visited_20_Internet_20_Link"><text:span text:style-name="T425">Unternehmen, die Go einsetzen</text:span></text:a></text:p>
      <text:p text:style-name="Text_20_body"><text:span text:style-name="T416"><text:tab/></text:span><text:span text:style-name="T426">Unter anderem bei </text:span><text:span text:style-name="T416">Google, YouTube, </text:span><text:span text:style-name="T426">Netflix, </text:span><text:span text:style-name="T416">Google Confidential, Docker, Kubernetes,<text:line-break/><text:tab/>InfluxDB, Twitter, Apple, </text:span><text:span text:style-name="T426">Cloudflare, DropBox und andere,</text:span><text:span text:style-name="T416"> </text:span><text:a xlink:type="simple" xlink:href="https://go.dev/solutions/#case-studies" text:style-name="Internet_20_link" text:visited-style-name="Visited_20_Internet_20_Link"><text:span text:style-name="T416">weitere Beispiele im Detail</text:span></text:a><text:span text:style-name="T426"> </text:span></text:p>
      <text:p text:style-name="P19">Trivia:</text:p>
      <text:p text:style-name="Text_20_body"><text:a xlink:type="simple" xlink:href="https://mappingthejourney.com/single-post/2017/08/31/episode-8-interview-with-ryan-dahl-creator-of-nodejs/" text:style-name="Internet_20_link" text:visited-style-name="Visited_20_Internet_20_Link"><text:span text:style-name="T425">Der Erfinder von </text:span></text:a><text:a xlink:type="simple" xlink:href="https://mappingthejourney.com/single-post/2017/08/31/episode-8-interview-with-ryan-dahl-creator-of-nodejs/" text:style-name="Internet_20_link" text:visited-style-name="Visited_20_Internet_20_Link"><text:span text:style-name="T416">Node.js </text:span></text:a><text:a xlink:type="simple" xlink:href="https://mappingthejourney.com/single-post/2017/08/31/episode-8-interview-with-ryan-dahl-creator-of-nodejs/" text:style-name="Internet_20_link" text:visited-style-name="Visited_20_Internet_20_Link"><text:span text:style-name="T425">hat Node aufgegeben und gibt stattdessen Go den Vorzug</text:span></text:a></text:p>
      <text:p text:style-name="Text_20_body"><text:a xlink:type="simple" xlink:href="https://insights.stackoverflow.com/survey/2017#top-paying-technologies" text:style-name="Internet_20_link" text:visited-style-name="Visited_20_Internet_20_Link"><text:span text:style-name="T416">Go </text:span></text:a><text:a xlink:type="simple" xlink:href="https://insights.stackoverflow.com/survey/2017#top-paying-technologies" text:style-name="Internet_20_link" text:visited-style-name="Visited_20_Internet_20_Link"><text:span text:style-name="T427">programmierer sind zur Zeit die bestbezahlten Programmierer in den USA – </text:span></text:a><text:a xlink:type="simple" xlink:href="https://insights.stackoverflow.com/survey/2017#top-paying-technologies" text:style-name="Internet_20_link" text:visited-style-name="Visited_20_Internet_20_Link"><text:span text:style-name="T425">Platz 5 weltweit</text:span></text:a></text:p>
      <text:h text:style-name="P170" text:outline-level="1"><text:bookmark-start text:name="__RefHeading___Toc24318_36867780671"/><text:span text:style-name="T50">Le</text:span>ktion <text:span text:style-name="T390">3</text:span> – Lernhinweise zu diesem Kurs<text:span text:style-name="T48"> </text:span><text:bookmark-end text:name="__RefHeading___Toc24318_36867780671"/></text:h>
      <text:h text:style-name="P170" text:outline-level="1"><text:bookmark-start text:name="__RefHeading___Toc24318_368677806711"/><text:span text:style-name="T50">Le</text:span>ktion <text:span text:style-name="T390">4</text:span> – <text:span text:style-name="T390">Übersicht über Vorgehensweise</text:span><text:bookmark-end text:name="__RefHeading___Toc24318_368677806711"/></text:h>
      <text:h text:style-name="P171" text:outline-level="1"><text:bookmark-start text:name="__RefHeading___Toc24318_3686778067111"/><text:span text:style-name="T50">Le</text:span>ktion <text:span text:style-name="T390">5</text:span> – Kursübersicht als PDF und auf Github<text:bookmark-end text:name="__RefHeading___Toc24318_3686778067111"/></text:h>
      <text:p text:style-name="Text_20_body"><text:a xlink:type="simple" xlink:href="https://github.com/Educational-Coding-Examples-Exercises/go-collection/blob/main/README.md" text:style-name="Internet_20_link" text:visited-style-name="Visited_20_Internet_20_Link"><text:span text:style-name="T416">https://github.com/Educational-Coding-Examples-Exercises/go-collection/blob/main/README.md</text:span></text:a></text:p>
      <text:h text:style-name="P171" text:outline-level="1"><text:bookmark-start text:name="__RefHeading___Toc24318_3686778067112"/><text:span text:style-name="T50">Le</text:span>ktion <text:span text:style-name="T390">6</text:span> – Informationsquellen im Web zu Go von der Herstellern/Enwicklern<text:bookmark-end text:name="__RefHeading___Toc24318_3686778067112"/></text:h>
      <text:h text:style-name="P171" text:outline-level="1"><text:bookmark-start text:name="__RefHeading___Toc24318_36867780671121"/><text:span text:style-name="T50">Le</text:span>ktion <text:span text:style-name="T390">7</text:span> – Terminal/Konsolen/Shell<text:bookmark-end text:name="__RefHeading___Toc24318_36867780671121"/></text:h>
      <text:p text:style-name="P20">Eine kurze Klärung der Terminologie.</text:p>
      <text:h text:style-name="P172" text:outline-level="1"><text:bookmark-start text:name="__RefHeading___Toc24318_3686778067"/><text:span text:style-name="T50">Le</text:span>ktion <text:span text:style-name="T390">8</text:span> – <text:span text:style-name="T220">Bash für Windows</text:span><text:span text:style-name="T48"> </text:span><text:bookmark-end text:name="__RefHeading___Toc24318_3686778067"/></text:h>
      <text:p text:style-name="P18"><text:span text:style-name="T220">Unter MS Windows </text:span>werden Sie keine unixoide Eingabeaufforderung zwingend nutzen müssen, aber </text:p>
      <text:p text:style-name="P18">Sie können dies tun:</text:p>
      <text:p text:style-name="Text_20_body"><text:a xlink:type="simple" xlink:href="https://www.cygwin.com/" text:style-name="Internet_20_link" text:visited-style-name="Visited_20_Internet_20_Link"><text:span text:style-name="T416">https://www.cygwin.com/</text:span></text:a></text:p>
      <text:p text:style-name="P18">oder Windows Subsystem for Linux </text:p>
      <text:p text:style-name="Text_20_body"><text:a xlink:type="simple" xlink:href="https://docs.microsoft.com/de-de/windows/wsl/install" text:style-name="Internet_20_link" text:visited-style-name="Visited_20_Internet_20_Link"><text:span text:style-name="T416">https://docs.microsoft.com/de-de/windows</text:span></text:a><text:a xlink:type="simple" xlink:href="https://docs.microsoft.com/de-de/windows/wsl/install" text:style-name="Internet_20_link" text:visited-style-name="Visited_20_Internet_20_Link"><text:span text:style-name="T416">/wsl/install</text:span></text:a><text:span text:style-name="T428"> </text:span></text:p>
      <text:h text:style-name="P173" text:outline-level="1"><text:bookmark-start text:name="__RefHeading___Toc24320_3686778067"/><text:soft-page-break/><text:span text:style-name="T50">Le</text:span>ktion <text:span text:style-name="T390">9</text:span> – <text:span text:style-name="T221">Einfache Einführung in die bash</text:span><text:span text:style-name="T48"> </text:span><text:bookmark-end text:name="__RefHeading___Toc24320_3686778067"/></text:h>
      <text:p text:style-name="P166"><text:a xlink:type="simple" xlink:href="https://www.ernstlx.com/linux90bash.html" text:style-name="Internet_20_link" text:visited-style-name="Visited_20_Internet_20_Link"><text:span text:style-name="T416">https://www.ernstlx.com/linux90bash.html</text:span></text:a><text:span text:style-name="T416"> und falls Sie grundlegende Kenntnisse über Linux benötigen, empfehle ich Ihnen diesen kostenlosen (</text:span><text:span text:style-name="T429">E</text:span><text:span text:style-name="T416">nglisch) </text:span><text:a xlink:type="simple" xlink:href="https://snar.co/linux" text:style-name="Internet_20_link" text:visited-style-name="Visited_20_Internet_20_Link"><text:span text:style-name="T416">Videokurs von Shawn Powers</text:span></text:a><text:span text:style-name="T416"> – in mehr als 5 Stunden bringt Ihnen der Dozent in unterhaltsamer und leicht verständlicher Weise die Linux-Grundlagen bei.</text:span></text:p>
      <text:h text:style-name="P174" text:outline-level="1"><text:bookmark-start text:name="__RefHeading___Toc24322_3686778067"/><text:span text:style-name="T50">Le</text:span>ktion <text:span text:style-name="T390">10</text:span> – <text:span text:style-name="T221">Einfache Einführung in die </text:span><text:span text:style-name="T222">Eingabeaufforderung</text:span><text:span text:style-name="T48"> </text:span><text:bookmark-end text:name="__RefHeading___Toc24322_3686778067"/></text:h>
      <text:p text:style-name="P165"><text:a xlink:type="simple" xlink:href="https://www.thomas-krenn.com/de/wiki/Cmd-Befehle_unter_Windows" text:style-name="Internet_20_link" text:visited-style-name="Visited_20_Internet_20_Link"><text:span text:style-name="T416">https://www.thomas-krenn.com/de/wiki/Cmd-Befehle_unter_Windows</text:span></text:a><text:span text:style-name="T416"> <text:s/></text:span></text:p>
      <text:h text:style-name="P175" text:outline-level="1"><text:bookmark-start text:name="__RefHeading___Toc24324_3686778067"/><text:span text:style-name="T50">Le</text:span>ktion <text:span text:style-name="T55">1</text:span><text:span text:style-name="T391">1</text:span> – Installation von Go auf Linux, MAC und <text:s/>(Windows)-PC<text:span text:style-name="T48"> </text:span><text:bookmark-end text:name="__RefHeading___Toc24324_3686778067"/></text:h>
      <text:h text:style-name="P330" text:outline-level="2"><text:bookmark-start text:name="__RefHeading___Toc24326_3686778067"/>Kurze Einweisung in die Installation von go.<text:bookmark-end text:name="__RefHeading___Toc24326_3686778067"/></text:h>
      <text:p text:style-name="P18"><text:bookmark-start text:name="__RefHeading___Toc24328_3686778067"/>Für das Zielsystem passenden Installer oder Paket herunterladen, wenn nötig entpacken, installieren, bzw, durch einen Paketmanager installieren lassen. <text:bookmark-end text:name="__RefHeading___Toc24328_3686778067"/></text:p>
      <text:p text:style-name="P21">Bitte auf die richtige Architektur (386, AMD64, ARM in 32-bit, 64 bit) achten. Wer will, mag ggfls. <text:span text:style-name="T415">a</text:span>uch die Prüfsummen mit denen auf der Website angegebenen vergleichen, um Manipulationen auszuschließen. Eventuell ist der Pfad zu Go dem Standardpfad des Benutzers (oder aller Benutzer) hinzuzufügen.</text:p>
      <text:p text:style-name="Text_20_body"><text:span text:style-name="T430">Link im Web: </text:span><text:a xlink:type="simple" xlink:href="https://go.dev/dl/" text:style-name="Internet_20_link" text:visited-style-name="Visited_20_Internet_20_Link"><text:span text:style-name="T416">https://go.dev/dl/</text:span></text:a><text:span text:style-name="T416"> </text:span></text:p>
      <text:h text:style-name="P176" text:outline-level="1"><text:bookmark-start text:name="__RefHeading___Toc24330_3686778067"/><text:span text:style-name="T50">Le</text:span>ktion <text:span text:style-name="T221">1</text:span><text:span text:style-name="T391">2</text:span> – <text:span text:style-name="T391">Umgebungsvariablen</text:span><text:bookmark-end text:name="__RefHeading___Toc24330_3686778067"/></text:h>
      <text:h text:style-name="P176" text:outline-level="1"><text:bookmark-start text:name="__RefHeading___Toc24330_36867780671"/><text:span text:style-name="T50">Le</text:span>ktion <text:span text:style-name="T221">1</text:span><text:span text:style-name="T391">3</text:span> – Programmerstellung, Kompilierung, Ausführung<text:bookmark-end text:name="__RefHeading___Toc24330_36867780671"/></text:h>
      <text:p text:style-name="P22">Quellcode <text:span text:style-name="T406">schreiben</text:span>, kompilieren, ausführen. </text:p>
      <text:h text:style-name="P177" text:outline-level="1"><text:bookmark-start text:name="__RefHeading___Toc24332_3686778067"/><text:span text:style-name="T50">Le</text:span>ktion <text:span text:style-name="T221">1</text:span><text:span text:style-name="T391">4</text:span> – <text:span text:style-name="T223">Native Go-Befehle</text:span><text:bookmark-end text:name="__RefHeading___Toc24332_3686778067"/></text:h>
      <text:p text:style-name="P23"><text:span text:style-name="T319">go </text:span><text:span text:style-name="T311">env</text:span> – <text:span text:style-name="T391">zeigt uns die durch Go gesetzten Umgebunsgvariablen an</text:span></text:p>
      <text:p text:style-name="P23"><text:span text:style-name="T319">go </text:span><text:span text:style-name="T311">fmt </text:span><text:span text:style-name="T319">code.go</text:span><text:span text:style-name="T391"> </text:span>– <text:span text:style-name="T391">formatiert, wenn keine </text:span><text:span text:style-name="T415">groben</text:span><text:span text:style-name="T391"> sysntaktischen Fehler vorliegen, den Go Code </text:span><text:span text:style-name="T319">code.go </text:span></text:p>
      <text:p text:style-name="P23"><text:span text:style-name="T319">go </text:span><text:span text:style-name="T311">run </text:span><text:span text:style-name="T319">code.go</text:span><text:span text:style-name="T391"> </text:span>– <text:span text:style-name="T391">compiliert den Quellecode </text:span><text:span text:style-name="T319">code.go </text:span><text:span text:style-name="T391">und bringt das Ergebnis zur Ausführung.</text:span></text:p>
      <text:h text:style-name="P171" text:outline-level="1"><text:bookmark-start text:name="__RefHeading___Toc24334_3686778067"/><text:soft-page-break/><text:span text:style-name="T50">Le</text:span><text:span text:style-name="T2">ktion </text:span><text:span text:style-name="T221">1</text:span><text:span text:style-name="T224">6</text:span><text:span text:style-name="T2"> – </text:span>Off-Topic: Git installieren und <text:span text:style-name="T225">github</text:span> benutzen<text:bookmark-end text:name="__RefHeading___Toc24334_3686778067"/></text:h>
      <text:p text:style-name="P164"><text:span text:style-name="T416">Was ist git? </text:span><text:a xlink:type="simple" xlink:href="https://de.wikipedia.org/wiki/Git" text:style-name="Internet_20_link" text:visited-style-name="Visited_20_Internet_20_Link"><text:span text:style-name="T416">https://de.wikipedia.org/wiki/Git</text:span></text:a><text:span text:style-name="T416"> </text:span></text:p>
      <text:p text:style-name="P164"><text:span text:style-name="T416">Git installieren: </text:span><text:a xlink:type="simple" xlink:href="https://git-scm.com/downloads" text:style-name="Internet_20_link" text:visited-style-name="Visited_20_Internet_20_Link"><text:span text:style-name="T416">https://git-scm.com/downloads</text:span></text:a></text:p>
      <text:p text:style-name="P95"><text:span text:style-name="T416">github.</text:span><text:span text:style-name="T430">com (gitlab.com)</text:span><text:span text:style-name="T416">: </text:span><text:a xlink:type="simple" xlink:href="https://www.github.com/" text:style-name="Internet_20_link" text:visited-style-name="Visited_20_Internet_20_Link"><text:span text:style-name="T416">https://www.github.com</text:span></text:a><text:span text:style-name="T416"> </text:span></text:p>
      <text:p text:style-name="P7"/>
      <text:p text:style-name="P7">Vorschlag TL;DR;</text:p>
      <text:p text:style-name="P24">Installieren Sie git auf Ihrem lokalen Rechner.</text:p>
      <text:p text:style-name="P37">Erstellen Sie einen kostenlosen Account und ein Repository auf github (mit .gitignore Datei für Go)</text:p>
      <text:p text:style-name="P37">Erstellen Sie einen Access Token (mit Geltungbereich (Scope „Repo“)) <text:s/><text:span text:style-name="T226">oder machen Sie sich mit der SSH-Authentifizierung vertraut</text:span>.</text:p>
      <text:p text:style-name="P37">Auf Ihrem lokalen Rechner wechseln Sie in ein Verzeichnis, in dem Sie Ihre Projekte verwalten wollen. Dort geben Sie ein:</text:p>
      <text:p text:style-name="P87">git clone https://github.com/accountname/repositoryname.<text:span text:style-name="T226">git</text:span></text:p>
      <text:p text:style-name="P163">bei SSH-Zertifizierung bei github.com lautet die Eingabe:</text:p>
      <text:p text:style-name="P90"><text:span text:style-name="T178">git clone </text:span><text:span text:style-name="T177">git@github.com:</text:span><text:span text:style-name="T178">accountname/repositoryname.</text:span><text:span text:style-name="T177">git</text:span></text:p>
      <text:p text:style-name="P38">Sie werden nach Accountname und Access Token (als Passwort) gefragt.</text:p>
      <text:p text:style-name="P38">Sie haben eine lokale Kopie des Repository.</text:p>
      <text:p text:style-name="P38">Ändern Sie etwas an Ihrem Repository lokal, können Sie die Änderungen (wenn Sie im Verwzeichnis sind) hochladen mit:</text:p>
      <text:p text:style-name="P88">git <text:span text:style-name="T226">add</text:span> <text:span text:style-name="T226">.<text:line-break/>git commit -m „eine aussagekräftige Nachricht“<text:line-break/>git push origin main</text:span></text:p>
      <text:p text:style-name="P38">Wollen Sie bereits (woanders oder von anderen) ausgeführte Änderungen von github lokal updaten können Sie das mit:</text:p>
      <text:p text:style-name="P89">git pull origin main</text:p>
      <text:p text:style-name="P163">Sich überschneidene Änderungen bedürfen besonderer Aufmerksamkeit, schauen Sie dazu auf github.com, wie im Einzelfall zu verfahren ist.</text:p>
      <text:h text:style-name="P169" text:outline-level="1"><text:bookmark-start text:name="__RefHeading___Toc24348_3686778067"/>Lektion <text:span text:style-name="T391">17</text:span><text:span text:style-name="T46"> – </text:span>Idee für eine IDE: Der Go Spielplatz<text:bookmark-end text:name="__RefHeading___Toc24348_3686778067"/></text:h>
      <text:h text:style-name="P332" text:outline-level="2"><text:bookmark-start text:name="__RefHeading___Toc24350_3686778067"/>Playground<text:bookmark-end text:name="__RefHeading___Toc24350_3686778067"/></text:h>
      <text:h text:style-name="P336" text:outline-level="3"><text:bookmark-start text:name="__RefHeading___Toc24352_3686778067"/>run<text:bookmark-end text:name="__RefHeading___Toc24352_3686778067"/></text:h>
      <text:p text:style-name="P18">Führt Go Code im Broswer aus, indem es den Code zum Webserver des Playground übertragt, übersetrzt, dort ausführt und nur die Ausgabe zurück überträgt.</text:p>
      <text:h text:style-name="P337" text:outline-level="3"><text:bookmark-start text:name="__RefHeading___Toc24354_3686778067"/><text:soft-page-break/>fmt<text:bookmark-end text:name="__RefHeading___Toc24354_3686778067"/></text:h>
      <text:h text:style-name="P342" text:outline-level="4"><text:bookmark-start text:name="__RefHeading___Toc24356_3686778067"/><text:span text:style-name="T46">Warum braucht es „</text:span>idiomatic go”?<text:bookmark-end text:name="__RefHeading___Toc24356_3686778067"/></text:h>
      <text:p text:style-name="P18">Portability und Teamarbeit an derselben Codebase wird ungleich vereinfacht, wenn man sich an die gleichen Regeln hält. „Format“ oder auch oft „famp“ gesprochen, sorgt dafür, dass diese idiomatischen Regeln eingehalten werden</text:p>
      <text:list xml:id="list1319990578" text:style-name="L5">
        <text:list-item>
          <text:p text:style-name="P350">„<text:span text:style-name="T46">Idioms“ selbst sind Sprachmuster gebräuchliche Sparchmuster, sowohl in gesprochener Sprache als auch in Programmiersprachen</text:span></text:p>
        </text:list-item>
      </text:list>
      <text:p text:style-name="P18">Beispiel: „Raining cats and dogs“ würde in Deutsch eher ein „Es schüttet wie aus Kübeln“ enstprechen. Verschiedene Idioms in verschiedenen Sprachen.</text:p>
      <text:list xml:id="list62204859" text:style-name="L6">
        <text:list-item>
          <text:p text:style-name="P351"><text:span text:style-name="T46">Wenn von </text:span>“idiomatic Go” <text:span text:style-name="T46">gesprochen wird ist damit gemeint, Go Code so zu schreiben, wie es in der Go Community üblich ist und von Google angedacht ist. </text:span></text:p>
        </text:list-item>
        <text:list-item>
          <text:p text:style-name="P351"><text:span text:style-name="T407">D</text:span><text:span text:style-name="T47">ie Funktion „Format“ im Playground, ebenso wie ein „go fmt gofile.go“ auf der Konsole stellen sicher, dass Go Code den idiomatischen Ansprüchen genügt (was vermutlich auch nicht zuletzt dafür sorgt, dass der Compiler den Code schnell verarbeiten kann)</text:span></text:p>
        </text:list-item>
      </text:list>
      <text:h text:style-name="P338" text:outline-level="3"><text:bookmark-start text:name="__RefHeading___Toc24358_3686778067"/>share<text:bookmark-end text:name="__RefHeading___Toc24358_3686778067"/></text:h>
      <text:p text:style-name="Text_20_body"><text:span text:style-name="T431">So kann man sicherstellen, dass auf Foren wie </text:span><text:a xlink:type="simple" xlink:href="https://forum.golangbridge.org/" text:style-name="Internet_20_link" text:visited-style-name="Visited_20_Internet_20_Link"><text:span text:style-name="T416">https://forum.golangbridge.org/</text:span></text:a><text:span text:style-name="T431"> Code leicht </text:span><text:span text:style-name="T432">ausgetauscht</text:span><text:span text:style-name="T431"> werden kann und jeder sofort gleiche Formatierungen einhält.</text:span></text:p>
      <text:p text:style-name="P18">Ideal für diesen Kurs, um kleine Beispiele zu teilen und in dieser Kursübersicht zur Verfügung zu stellen.</text:p>
      <text:p text:style-name="Text_20_body"><text:span text:style-name="T416">Beispiel: </text:span><text:a xlink:type="simple" xlink:href="https://go.dev/play/p/c4Ly4WPBZ9d" text:style-name="Internet_20_link" text:visited-style-name="Visited_20_Internet_20_Link"><text:span text:style-name="T416">https://go.dev/play/p/c4Ly4WPBZ9d</text:span></text:a><text:span text:style-name="T416"> </text:span></text:p>
      <text:h text:style-name="P169" text:outline-level="1"><text:bookmark-start text:name="__RefHeading___Toc24360_3686778067"/>Lektion <text:span text:style-name="T391">18</text:span><text:span text:style-name="T48"> – Hello World, </text:span><text:span text:style-name="T49">Kontrollstrukturen</text:span><text:span text:style-name="T48"> </text:span><text:bookmark-end text:name="__RefHeading___Toc24360_3686778067"/></text:h>
      <text:h text:style-name="P333" text:outline-level="2"><text:bookmark-start text:name="__RefHeading___Toc24362_3686778067"/>Kontrollstrukturen (control flow)<text:bookmark-end text:name="__RefHeading___Toc24362_3686778067"/></text:h>
      <text:p text:style-name="P161"><text:a xlink:type="simple" xlink:href="https://de.wikipedia.org/wiki/Kontrollstruktur" text:style-name="Internet_20_link" text:visited-style-name="Visited_20_Internet_20_Link"><text:span text:style-name="T416">https://de.wikipedia.org/wiki/Kontrollstruktur</text:span></text:a><text:span text:style-name="T416"> </text:span></text:p>
      <text:h text:style-name="P339" text:outline-level="3"><text:bookmark-start text:name="__RefHeading___Toc24364_3686778067"/>Sequence<text:bookmark-end text:name="__RefHeading___Toc24364_3686778067"/></text:h>
      <text:p text:style-name="P18">Go-Code wird „der Reihe nach von oben nach unten und von links nach rechts“ gelesen, <text:span text:style-name="T415">interpretiert</text:span> und ausgeführt.</text:p>
      <text:h text:style-name="P339" text:outline-level="3"><text:bookmark-start text:name="__RefHeading___Toc24366_3686778067"/>Schleifen<text:bookmark-end text:name="__RefHeading___Toc24366_3686778067"/></text:h>
      <text:p text:style-name="P18">Es gibt in Go keine while oder do...while-Schleifen – zumindest nicht als Keywords. Alle Schleifen werden als for-Schleifen realisiert. </text:p>
      <text:p text:style-name="P18">Beispiel:</text:p>
      <text:p text:style-name="P18">:= dekla<text:span text:style-name="T407">r</text:span>iert und initialisiert eine Variable mit einem Startwert.</text:p>
      <text:p text:style-name="P91">for Variable := startwert; Bedingung bis zu der die Schleife laufen soll; Änderungsanweisung der <text:s/>Variablen {Codeblock zur <text:soft-page-break/>Ausführung, in dem die Variable und deren Wert zur Verfügung steht}</text:p>
      <text:h text:style-name="P339" text:outline-level="3"><text:bookmark-start text:name="__RefHeading___Toc24368_3686778067"/>Bedingungen<text:bookmark-end text:name="__RefHeading___Toc24368_3686778067"/></text:h>
      <text:p text:style-name="P18">Bedingungen (conditional<text:span text:style-name="T53">s</text:span>) prüfen, ob eine oder mehrere Bedingungen zutreffen und führen ggfls. Codeblock aus.</text:p>
      <text:p text:style-name="P18">Beispiel:</text:p>
      <text:p text:style-name="P91">if Bedingung {Codeblock zur Ausführung, wenn Bedingung zutrifft}</text:p>
      <text:p text:style-name="Text_20_body"><text:span text:style-name="T416">Codebeispiel Kontrollstrukturen: </text:span><text:a xlink:type="simple" xlink:href="https://go.dev/play/p/tciECuRpbOu" text:style-name="Internet_20_link" text:visited-style-name="Visited_20_Internet_20_Link"><text:span text:style-name="T416">https://go.dev/play/p/tciECuRpbOu</text:span></text:a><text:span text:style-name="T416"> </text:span></text:p>
      <text:h text:style-name="P171" text:outline-level="1"><text:bookmark-start text:name="__RefHeading___Toc24370_3686778067"/><text:span text:style-name="T50">Le</text:span>ktion <text:span text:style-name="T391">19</text:span> – Exkurs Packages, <text:span text:style-name="T50">variatische Parameter</text:span><text:span text:style-name="T48"> </text:span><text:bookmark-end text:name="__RefHeading___Toc24370_3686778067"/></text:h>
      <text:h text:style-name="P334" text:outline-level="2"><text:bookmark-start text:name="__RefHeading___Toc24372_3686778067"/>Einführung in Packages<text:bookmark-end text:name="__RefHeading___Toc24372_3686778067"/></text:h>
      <text:h text:style-name="P338" text:outline-level="3"><text:bookmark-start text:name="__RefHeading___Toc24374_3686778067"/><text:span text:style-name="T51">Variatische Parameter (v</text:span>ariadic parameters<text:span text:style-name="T51">)</text:span><text:bookmark-end text:name="__RefHeading___Toc24374_3686778067"/></text:h>
      <text:list xml:id="list2371021206" text:style-name="L7">
        <text:list-item>
          <text:p text:style-name="P352"><text:span text:style-name="T407">D</text:span><text:span text:style-name="T51">ie Notation</text:span> “...&lt;some type&gt;” <text:span text:style-name="T51">ist nötig, um variatische Parameter anzugeben</text:span><text:line-break/><text:span text:style-name="T51">der Dateityp</text:span><text:span text:style-name="T48"> “interface{}” </text:span><text:span text:style-name="T51">ist ein sogenanntes leeres Interface</text:span><text:span text:style-name="T48">, </text:span><text:span text:style-name="T51">jeder Wert der dort folgt, ist ebenfalls vom Typ</text:span><text:span text:style-name="T48"> “interface{}”</text:span></text:p>
        </text:list-item>
        <text:list-item>
          <text:p text:style-name="P352"><text:span text:style-name="T51">Das bedeutet soviel wie, dass</text:span> “...interface{}” <text:span text:style-name="T51">erlaubt, beliebige viele Werte und Argumente von jedwedem Typ zu übergeben</text:span></text:p>
        </text:list-item>
      </text:list>
      <text:h text:style-name="P340" text:outline-level="3"><text:bookmark-start text:name="__RefHeading___Toc24376_3686778067"/>Rückgabewerte ignorieren/<text:span text:style-name="T52">verwerfen</text:span><text:bookmark-end text:name="__RefHeading___Toc24376_3686778067"/></text:h>
      <text:list xml:id="list1952810240" text:style-name="L8">
        <text:list-item>
          <text:p text:style-name="P353"><text:span text:style-name="T52">Man nutzt </text:span>“_” <text:span text:style-name="T52">Unterstrich</text:span> <text:span text:style-name="T52">und Rückgabewerte zu verwerfen</text:span></text:p>
        </text:list-item>
      </text:list>
      <text:h text:style-name="P341" text:outline-level="3"><text:bookmark-start text:name="__RefHeading___Toc24378_3686778067"/>Warum darf man in Go keine ungenutzten Variablen haben?<text:bookmark-end text:name="__RefHeading___Toc24378_3686778067"/></text:h>
      <text:list xml:id="list460621189" text:style-name="L9">
        <text:list-item>
          <text:p text:style-name="P354">Codeverschmutzung (code pollution)</text:p>
        </text:list-item>
        <text:list-item>
          <text:p text:style-name="P354">Der Compiler erlaubt es nicht</text:p>
        </text:list-item>
      </text:list>
      <text:h text:style-name="P341" text:outline-level="3"><text:bookmark-start text:name="__RefHeading___Toc24380_3686778067"/>Notation zur Nutzung von Funktionen aus importierten Packages in Go<text:bookmark-end text:name="__RefHeading___Toc24380_3686778067"/></text:h>
      <text:p text:style-name="P91">package.Identifier</text:p>
      <text:p text:style-name="P18"><text:span text:style-name="T51">Beispiel:</text:span> <text:line-break/><text:span text:style-name="T311">fmt.Println()</text:span></text:p>
      <text:list xml:id="list3231779930" text:style-name="L10">
        <text:list-item>
          <text:p text:style-name="P356"><text:span text:style-name="T52">Bedeutung in etwa</text:span> “<text:span text:style-name="T52">von Package</text:span> fmt <text:span text:style-name="T52">nutze die funktion Println()</text:span>”</text:p>
        </text:list-item>
        <text:list-item>
          <text:p text:style-name="P356"><text:span text:style-name="T52">Als </text:span>identifier <text:span text:style-name="T52">dient der Name einer Variablen, Konstanten oder Funktion.</text:span></text:p>
        </text:list-item>
      </text:list>
      <text:h text:style-name="P341" text:outline-level="3"><text:bookmark-start text:name="__RefHeading___Toc24382_3686778067"/>Packages<text:bookmark-end text:name="__RefHeading___Toc24382_3686778067"/></text:h>
      <text:list xml:id="list359293123" text:style-name="L11">
        <text:list-item>
          <text:p text:style-name="P357"><text:span text:style-name="T52">Packages enthalten vorgeschrie</text:span><text:span text:style-name="T54">b</text:span><text:span text:style-name="T52">enen Code, den man importieren und benutzen kann</text:span></text:p>
        </text:list-item>
        <text:list-item>
          <text:p text:style-name="P355">ähnlich includes von Header-Dateien in C.</text:p>
        </text:list-item>
      </text:list>
      <text:p text:style-name="Text_20_body"><text:span text:style-name="T416">Codebeispiel </text:span><text:span text:style-name="T433">Packages,</text:span><text:span text:style-name="T416"> </text:span><text:span text:style-name="T433">variatische Parameter</text:span><text:span text:style-name="T416">: <text:s/></text:span><text:a xlink:type="simple" xlink:href="https://go.dev/play/p/oqTmqB-WRhk" text:style-name="Internet_20_link" text:visited-style-name="Visited_20_Internet_20_Link"><text:span text:style-name="T416">https://go.dev/play/p/oqTmqB-WRhk</text:span></text:a><text:span text:style-name="T416"> </text:span></text:p>
      <text:h text:style-name="P178" text:outline-level="1"><text:bookmark-start text:name="__RefHeading___Toc24384_3686778067"/><text:soft-page-break/><text:span text:style-name="T1">Lektion </text:span><text:span text:style-name="T391">20</text:span><text:span text:style-name="T1"> - Terminologie und der Short Declaration Operator</text:span><text:bookmark-end text:name="__RefHeading___Toc24384_3686778067"/></text:h>
      <text:h text:style-name="P330" text:outline-level="2"><text:bookmark-start text:name="__RefHeading___Toc24386_3686778067"/>Terminologie<text:bookmark-end text:name="__RefHeading___Toc24386_3686778067"/></text:h>
      <text:p text:style-name="P18">In Go unterscheiden wir:</text:p>
      <text:h text:style-name="P338" text:outline-level="3"><text:bookmark-start text:name="__RefHeading___Toc24388_3686778067"/><text:span text:style-name="T56">K</text:span>eywords<text:bookmark-end text:name="__RefHeading___Toc24388_3686778067"/></text:h>
      <text:p text:style-name="P18">Alle Zeichenfolgen, die in Go bereits zur Nutzung vordefiniert sind.</text:p>
      <text:list xml:id="list1408721286" text:style-name="L12">
        <text:list-item>
          <text:p text:style-name="P358">manchmal auf „reservierte Ausdrücke“ o.ä. genannt</text:p>
        </text:list-item>
        <text:list-item>
          <text:p text:style-name="P358">ein Keyword kann ausschließlich für seinen von den Herstellern von Go bestimmten Zweck benutzt werden</text:p>
        </text:list-item>
      </text:list>
      <text:h text:style-name="P338" text:outline-level="3"><text:bookmark-start text:name="__RefHeading___Toc24390_3686778067"/><text:span text:style-name="T56">O</text:span>perator<text:span text:style-name="T56">en</text:span><text:bookmark-end text:name="__RefHeading___Toc24390_3686778067"/></text:h>
      <text:list xml:id="list2670420378" text:style-name="L13">
        <text:list-item>
          <text:p text:style-name="P359">in “2 + 2” <text:span text:style-name="T56">ist</text:span> “+” <text:span text:style-name="T56">der</text:span> <text:span text:style-name="T407">Operator</text:span></text:p>
        </text:list-item>
        <text:list-item>
          <text:p text:style-name="P360"><text:span text:style-name="T56">Ein</text:span> <text:span text:style-name="T56">O</text:span>perator <text:span text:style-name="T56">ist ein Zeichen, das eine Operation darstellt</text:span>, <text:span text:style-name="T56">wie das</text:span> “+” <text:span text:style-name="T56">einen </text:span>arithmeti<text:span text:style-name="T56">schen</text:span> <text:span text:style-name="T407">Operator</text:span> <text:span text:style-name="T56">für das erstellen einer Summe darstellt</text:span></text:p>
        </text:list-item>
      </text:list>
      <text:h text:style-name="P338" text:outline-level="3"><text:bookmark-start text:name="__RefHeading___Toc24392_3686778067"/><text:span text:style-name="T56">Op</text:span>eran<text:span text:style-name="T57">d</text:span><text:span text:style-name="T56">en</text:span><text:bookmark-end text:name="__RefHeading___Toc24392_3686778067"/></text:h>
      <text:list xml:id="list3273316768" text:style-name="L14">
        <text:list-item>
          <text:p text:style-name="P361">in “2 + 2” <text:span text:style-name="T56">sind die </text:span><text:s/>“2”<text:span text:style-name="T56">en</text:span> <text:span text:style-name="T56">die</text:span> <text:span text:style-name="T407">Operanden.</text:span></text:p>
        </text:list-item>
      </text:list>
      <text:h text:style-name="P338" text:outline-level="3"><text:bookmark-start text:name="__RefHeading___Toc24394_3686778067"/><text:span text:style-name="T56">S</text:span>tatement<text:span text:style-name="T56">s</text:span><text:bookmark-end text:name="__RefHeading___Toc24394_3686778067"/></text:h>
      <text:p text:style-name="P18"><text:span text:style-name="T56">Beim Programmieren ist ein Statement die kleines </text:span><text:span text:style-name="T58">E</text:span><text:span text:style-name="T56">inheit, der eine Anweisung für ein Programm enthalten kann, um eine Aktion auszuführen</text:span>. <text:span text:style-name="T56">Ein Programm entsteht durch die Aneinandereihung von Statements, die als Sequenz ausgeführt werden</text:span></text:p>
      <text:h text:style-name="P338" text:outline-level="3"><text:bookmark-start text:name="__RefHeading___Toc24396_3686778067"/><text:span text:style-name="T56">E</text:span>xpressio<text:span text:style-name="T56">ns (Ausdrücke)</text:span><text:bookmark-end text:name="__RefHeading___Toc24396_3686778067"/></text:h>
      <text:p text:style-name="P18"><text:span text:style-name="T56">In der Programmierung ist ein Ausdruck eine Aneinandereihung von Werten</text:span>, <text:span text:style-name="T56">Konstanten</text:span>, <text:span text:style-name="T56">Variablen, Operantoren </text:span><text:span text:style-name="T57">und Funktionen, die von der Programmiersprache interpretiert und schließlich ausgeführt werden, um einen Wert daraus zu erhalten.</text:span></text:p>
      <text:p text:style-name="P18">So ist 2 + 3 ein Ausdruck, aus dem sich der Wert 5 ergibt.</text:p>
      <text:p text:style-name="P39">Beispiel <text:span text:style-name="T59">Short Declaration Operator</text:span>: </text:p>
      <text:p text:style-name="P92">var variablenname int </text:p>
      <text:p text:style-name="P91">variablenname = wert</text:p>
      <text:p text:style-name="P18">abgekürzt als </text:p>
      <text:p text:style-name="P18"><text:span text:style-name="T311">variablenname := </text:span><text:span text:style-name="T320">wert </text:span>(das impliziert in diesem Fall den Typ Integer)</text:p>
      <text:p text:style-name="Text_20_body"><text:span text:style-name="T434">Beispiel: </text:span><text:a xlink:type="simple" xlink:href="https://go.dev/play/p/ktnV5CcoGQY" text:style-name="Internet_20_link" text:visited-style-name="Visited_20_Internet_20_Link"><text:span text:style-name="T416">https://go.dev/play/p/ktnV5CcoGQY</text:span></text:a><text:span text:style-name="T416"> </text:span></text:p>
      <text:h text:style-name="P171" text:outline-level="1"><text:bookmark-start text:name="__RefHeading___Toc24398_3686778067"/><text:soft-page-break/><text:span text:style-name="T1">Lektion </text:span><text:span text:style-name="T394">21</text:span><text:span text:style-name="T60"> - Keyword var - das darf ja wohl nicht var sein!</text:span><text:bookmark-end text:name="__RefHeading___Toc24398_3686778067"/></text:h>
      <text:h text:style-name="P330" text:outline-level="2"><text:bookmark-start text:name="__RefHeading___Toc24400_3686778067"/>Kurze Wiederholung<text:bookmark-end text:name="__RefHeading___Toc24400_3686778067"/></text:h>
      <text:p text:style-name="Text_20_body"><text:span text:style-name="T416">Beispiel: </text:span><text:a xlink:type="simple" xlink:href="https://go.dev/play/p/vYtleP18dJs" text:style-name="Internet_20_link" text:visited-style-name="Visited_20_Internet_20_Link"><text:span text:style-name="T416">https://go.dev/play/p/vYtleP18dJs</text:span></text:a><text:span text:style-name="T416"> </text:span></text:p>
      <text:p text:style-name="P91">var y = 23</text:p>
      <text:p text:style-name="P18">Deklaration der Variable "y"</text:p>
      <text:p text:style-name="P18">Wertzuweisung: <text:span text:style-name="T77">Wert</text:span> ist 23</text:p>
      <text:p text:style-name="P18">Implizierte Typzuweisung <text:span text:style-name="T77">und damit Initialisierung</text:span></text:p>
      <text:p text:style-name="P18">Deklaration <text:span text:style-name="T77">UND</text:span> Wertzuweisung = Initialisierung</text:p>
      <text:p text:style-name="P91">var z int</text:p>
      <text:p text:style-name="P18">Deklaration der Variable "z"</text:p>
      <text:p text:style-name="P18">Typzuweisung: Identifier "z" ist Typ int</text:p>
      <text:p text:style-name="P18">Implizierte Wertezuweisung und Initialisierung durch automatische <text:span text:style-name="T77">Z</text:span>uweisung eines "Null"-Wertes <text:span text:style-name="T399">(Zero Value, </text:span>in manchen Fällen <text:span text:style-name="T399">nil</text:span>) d. h. z. B.: false für booleans, 0 für integers, 0.0 für floats, "" für strings und <text:span text:style-name="T399">nil</text:span> für pointers, functions, interfaces, slices, channels und maps.</text:p>
      <text:h text:style-name="P171" text:outline-level="1"><text:bookmark-start text:name="__RefHeading___Toc24402_3686778067"/><text:span text:style-name="T1">Lektion </text:span><text:span text:style-name="T394">22</text:span><text:span text:style-name="T60"> - Typisierung - genau mein Type</text:span><text:bookmark-end text:name="__RefHeading___Toc24402_3686778067"/></text:h>
      <text:p text:style-name="P18"><text:span text:style-name="T70">Es gibt da </text:span><text:span text:style-name="T78">den</text:span><text:span text:style-name="T70"> Spruch „</text:span>Go suffers no fools.” <text:span text:style-name="T78">Frei übersetzt:</text:span> <text:span text:style-name="T70">Go leidet </text:span><text:span text:style-name="T407">keinen Mangel an</text:span><text:span text:style-name="T70"> Narren. Man könnte Fools vielleicht auch mit Dummköpfen übersetzen, aber Narren scheint mir weniger beleidigend.</text:span></text:p>
      <text:p text:style-name="P18">Wenn man eine <text:span text:style-name="T3">Variable</text:span> als von einem bestimmten <text:span text:style-name="T3">Type</text:span> <text:s/><text:span text:style-name="T3">deklariert, </text:span><text:span text:style-name="T61">kann diese Variable auch nur </text:span><text:span text:style-name="T3">Werte/Values</text:span><text:span text:style-name="T61"> eines bestimmten Typs halten. </text:span></text:p>
      <text:p text:style-name="Text_20_body"><text:span text:style-name="T416">Beispiel: </text:span><text:a xlink:type="simple" xlink:href="https://go.dev/play/p/clyuLTvww7k" text:style-name="Internet_20_link" text:visited-style-name="Visited_20_Internet_20_Link"><text:span text:style-name="T416">https://go.dev/play/p/clyuLTvww7k</text:span></text:a><text:span text:style-name="T416"> <text:s text:c="2"/></text:span></text:p>
      <text:p text:style-name="P91">var z int = 2<text:span text:style-name="T400">3</text:span></text:p>
      <text:p text:style-name="P18"><text:span text:style-name="T78">außerhalb </text:span><text:span text:style-name="T80">einer F</text:span><text:span text:style-name="T78">unktion </text:span><text:span text:style-name="T80">deklariert</text:span><text:span text:style-name="T78"> hat z </text:span>„package scope“ <text:span text:style-name="T78">also paketweite </text:span><text:span text:style-name="T407">Geltungsbereich</text:span><text:span text:style-name="T78">.</text:span></text:p>
      <text:h text:style-name="P330" text:outline-level="2"><text:bookmark-start text:name="__RefHeading___Toc24404_3686778067"/><text:span text:style-name="T71">P</text:span>rimitive <text:span text:style-name="T71">Datentypen (Primitive Types)</text:span><text:bookmark-end text:name="__RefHeading___Toc24404_3686778067"/></text:h>
      <text:p text:style-name="P18">In der Informatik ist ein primitiver/<text:span text:style-name="T72">elementarer</text:span> Datentyp einer der folgenden Typen:</text:p>
      <text:list xml:id="list3771064877" text:style-name="L15">
        <text:list-item>
          <text:p text:style-name="P362">ein Basistyp ist ein Datentyp, der von einer Programmiersprache als Grundbaustein <text:span text:style-name="T71">bereitgestellt wird.</text:span> Die meisten Sprachen erlauben es, kompliziertere zusammengesetzte Typen ausgehend von Basistypen zu konstruieren.</text:p>
        </text:list-item>
        <text:list-item>
          <text:p text:style-name="P362">ein eingebauter Typ ist ein Datentyp, für den die Programmiersprache eine eingebaute Unterstützung bietet. In den meisten Programmiersprachen sind alle Grunddatentypen eingebaut. <text:span text:style-name="T71">(int, float, char string usw)</text:span></text:p>
        </text:list-item>
      </text:list>
      <text:p text:style-name="P18"><text:soft-page-break/>Darüber hinaus viele Sprachen auch eine Reihe von zusammengesetzten Datentypen. Die Meinungen gehen auseinander, ob ob ein eingebauter Typ, der nicht grundlegend ist, <text:span text:style-name="T71">auch </text:span>als "primitiv" betrachtet werden sollte.</text:p>
      <text:p text:style-name="P96"><text:span text:style-name="T435">Die Seite </text:span><text:a xlink:type="simple" xlink:href="https://en.wikipedia.org/wiki/Primitive_data_type" text:style-name="Internet_20_link" text:visited-style-name="Visited_20_Internet_20_Link"><text:span text:style-name="T416">https://en.wikipedia.org/wiki/Primitive_data_type</text:span></text:a><text:span text:style-name="T416"> </text:span><text:span text:style-name="T435">gibt’s so nicht in Deutsch auf Wikipedia, aber </text:span><text:a xlink:type="simple" xlink:href="https://de.wikipedia.org/wiki/Datentyp#Elementare_Datentypen" text:style-name="Internet_20_link" text:visited-style-name="Visited_20_Internet_20_Link"><text:span text:style-name="T416">https://de.wikipedia.org/wiki/Datentyp#Elementare_Datentypen</text:span></text:a><text:span text:style-name="T435"> erklärt ganz gut, was gemeint ist.</text:span></text:p>
      <text:h text:style-name="P335" text:outline-level="2"><text:bookmark-start text:name="__RefHeading___Toc24406_3686778067"/><text:span text:style-name="T79">Z</text:span><text:span text:style-name="T72">usammengesetze Datentypen (</text:span>composite data types<text:span text:style-name="T72">)</text:span><text:bookmark-end text:name="__RefHeading___Toc24406_3686778067"/></text:h>
      <text:p text:style-name="P18">In der Informatik ist ein zusammengesetzter Datentyp oder ein zusammengesetzter Datentyp jeder Datentyp, der in einem Programm aus den primitiven Datentypen <text:span text:style-name="T72">einer</text:span> Programmiersprache <text:span text:style-name="T72">und/oder aus</text:span> anderen zusammengesetzten Datentypen konstruiert werden kann. Er wird manchmal auch als Struktur- oder <text:span text:style-name="T72">aggregierter D</text:span>atentyp bezeichnet, obwohl sich der letztere Begriff auch auf Arrays, Listen, etc. <text:span text:style-name="T72">beziehen kann.</text:span> Der Vorgang der Konstruktion eines zusammengesetzten Typs <text:span text:style-name="T72">wird in English oft als „Composition“ bezeichnet.</text:span></text:p>
      <text:p text:style-name="Text_20_body"><text:span text:style-name="T416">Auf der </text:span><text:span text:style-name="T436">d</text:span><text:span text:style-name="T416">eutschen Wikipediaseite </text:span><text:a xlink:type="simple" xlink:href="https://de.wikipedia.org/wiki/Datentyp#Zusammengesetzte_Datentypen" text:style-name="Internet_20_link" text:visited-style-name="Visited_20_Internet_20_Link"><text:span text:style-name="T416">https://de.wikipedia.org/wiki/Datentyp#Zusammengesetzte_Datentypen</text:span></text:a><text:span text:style-name="T416"> werden eben auch Strings und Arrays als zusammengesetzte Datentypen bezeichnet.</text:span></text:p>
      <text:p text:style-name="Text_20_body"><text:span text:style-name="T416">Beispiel: </text:span><text:a xlink:type="simple" xlink:href="https://go.dev/play/p/clhJGk3a0g6" text:style-name="Internet_20_link" text:visited-style-name="Visited_20_Internet_20_Link"><text:span text:style-name="T416">https://go.dev/play/p/clhJGk3a0g6</text:span></text:a><text:span text:style-name="T416"> </text:span></text:p>
      <text:h text:style-name="P171" text:outline-level="1"><text:bookmark-start text:name="__RefHeading___Toc24408_3686778067"/><text:span text:style-name="T1">Lektion </text:span><text:span text:style-name="T394">23</text:span><text:span text:style-name="T60"> - Nullnummern - der Zero-Wert, also </text:span><text:span text:style-name="T328">nil</text:span><text:bookmark-end text:name="__RefHeading___Toc24408_3686778067"/></text:h>
      <text:h text:style-name="P330" text:outline-level="2"><text:bookmark-start text:name="__RefHeading___Toc24410_3686778067"/>Notwendigkeit eines Nullwertes. <text:bookmark-end text:name="__RefHeading___Toc24410_3686778067"/></text:h>
      <text:p text:style-name="P18">Es ge<text:span text:style-name="T74">h</text:span>t bei einer stark typisierenden Sprache wie Go darum, auch beim Deklarieren einer Variable einen Werte zuzuweisen, damit man nicht – wie zum Beipsiel in C – plötzlich mit einem Fantasiewert dasteht, nachdem man eine Variable deklariert, aber ihr noch nicht explizit einen Wert zugewiesen hat. </text:p>
      <text:p text:style-name="P18">Ease of programming – <text:span text:style-name="T74">Bei der Programmieren in Go soll ja Leichtigkeit mitschwingen.</text:span></text:p>
      <text:p text:style-name="P18">Verschiedene Typen erhalten verschiedene „Nullwerte“</text:p>
      <text:p text:style-name="P18">- false <text:span text:style-name="T72">für</text:span> booleans</text:p>
      <text:p text:style-name="P18">- 0 <text:span text:style-name="T72">für</text:span> integers</text:p>
      <text:p text:style-name="P18">- 0.0 <text:span text:style-name="T72">für</text:span> floats</text:p>
      <text:p text:style-name="P18">- "" <text:span text:style-name="T72">für</text:span> strings</text:p>
      <text:p text:style-name="P18">- <text:span text:style-name="T328">nil</text:span> <text:s/><text:span text:style-name="T72">für</text:span></text:p>
      <text:p text:style-name="P18"><text:span text:style-name="T72"><text:tab/>P</text:span>ointer <text:span text:style-name="T72">(Zeiger)</text:span></text:p>
      <text:p text:style-name="P18"><text:span text:style-name="T72"><text:tab/>F</text:span>un<text:span text:style-name="T72">k</text:span>tion<text:span text:style-name="T72">en</text:span></text:p>
      <text:p text:style-name="P18"><text:tab/><text:span text:style-name="T72">I</text:span>nterfaces</text:p>
      <text:p text:style-name="P18"><text:tab/><text:span text:style-name="T72">S</text:span>lices</text:p>
      <text:p text:style-name="P18"><text:soft-page-break/><text:span text:style-name="T72"><text:tab/>C</text:span>hannels</text:p>
      <text:p text:style-name="P18"><text:span text:style-name="T72"><text:tab/>M</text:span>aps</text:p>
      <text:p text:style-name="Text_20_body"><text:a xlink:type="simple" xlink:href="https://de.wikipedia.org/wiki/Nullwert" text:style-name="Internet_20_link" text:visited-style-name="Visited_20_Internet_20_Link"><text:span text:style-name="T416">https://de.wikipedia.org/wiki/Nullwert</text:span></text:a><text:span text:style-name="T416"> </text:span></text:p>
      <text:p text:style-name="P18"><text:span text:style-name="T73">Eine allgemein als „Best Practice“ empfohlene Arbeistweise ist, den S</text:span>hort <text:span text:style-name="T73">D</text:span>eclaration <text:span text:style-name="T73">O</text:span>perator <text:span text:style-name="T73">so häufig wie möglich zum Einsatz zu bringen, aber var zu nutzen für </text:span></text:p>
      <text:list xml:id="list2446058567" text:style-name="L16">
        <text:list-item>
          <text:p text:style-name="P363"><text:span text:style-name="T73">Nullwerte (</text:span>zero value<text:span text:style-name="T73">)</text:span></text:p>
        </text:list-item>
        <text:list-item>
          <text:p text:style-name="P363"><text:span text:style-name="T73">Paketweiten Gültigkeitsbereich (</text:span>package scope<text:span text:style-name="T73">)</text:span></text:p>
        </text:list-item>
      </text:list>
      <text:p text:style-name="Text_20_body"><text:span text:style-name="T416">Beispiele: </text:span><text:a xlink:type="simple" xlink:href="https://go.dev/play/p/srWjYSVhQnh" text:style-name="Internet_20_link" text:visited-style-name="Visited_20_Internet_20_Link"><text:span text:style-name="T416">https://go.dev/play/p/srWjYSVhQnh</text:span></text:a><text:span text:style-name="T416"> </text:span></text:p>
      <text:h text:style-name="P171" text:outline-level="1"><text:bookmark-start text:name="__RefHeading___Toc24412_3686778067"/><text:span text:style-name="T1">Lektion </text:span><text:span text:style-name="T394">24</text:span><text:span text:style-name="T60"> - Das Package fmt - bringt unseren Code so richtig in Form</text:span><text:bookmark-end text:name="__RefHeading___Toc24412_3686778067"/></text:h>
      <text:p text:style-name="P18">Das Package fmt bringt grundsätzliche Funktionen zur Ein- und Ausgabe in Go mit.</text:p>
      <text:p text:style-name="Text_20_body"><text:span text:style-name="T416">Übersicht: </text:span><text:a xlink:type="simple" xlink:href="https://pkg.go.dev/fmt#pkg-overview" text:style-name="Internet_20_link" text:visited-style-name="Visited_20_Internet_20_Link"><text:span text:style-name="T416">https://pkg.go.dev/fmt#pkg-overview</text:span></text:a><text:span text:style-name="T416"> <text:s/></text:span></text:p>
      <text:p text:style-name="Text_20_body"><text:span text:style-name="T416">Beispiel für „verbs“ wie „%v“ </text:span><text:span text:style-name="T434">innerhalb von Strings:</text:span><text:span text:style-name="T416"> </text:span><text:a xlink:type="simple" xlink:href="https://go.dev/play/p/4kcVtZXMjvU" text:style-name="Internet_20_link" text:visited-style-name="Visited_20_Internet_20_Link"><text:span text:style-name="T416">https://go.dev/play/p/4kcVtZXMjvU</text:span></text:a><text:span text:style-name="T416"> </text:span></text:p>
      <text:p text:style-name="Text_20_body"><text:span text:style-name="T437">Beispiel verschiedene „rune riterals“ / „escape</text:span><text:span text:style-name="T438">d</text:span><text:span text:style-name="T437">“ </text:span><text:span text:style-name="T439">Zeichen</text:span><text:span text:style-name="T437"> </text:span><text:span text:style-name="T440">wie</text:span><text:span text:style-name="T437"> \n or \t: </text:span><text:a xlink:type="simple" xlink:href="https://go.dev/ref/spec#Rune_literals" text:style-name="Internet_20_link" text:visited-style-name="Visited_20_Internet_20_Link"><text:span text:style-name="T416">https://go.dev/ref/spec#Rune_literals</text:span></text:a><text:span text:style-name="T416"> </text:span></text:p>
      <text:h text:style-name="P330" text:outline-level="2"><text:bookmark-start text:name="__RefHeading___Toc24414_3686778067"/>Formatierte Ausgabe<text:bookmark-end text:name="__RefHeading___Toc24414_3686778067"/></text:h>
      <text:p text:style-name="P18"><text:span text:style-name="T74">Unterschiede der verschiedenen </text:span><text:span text:style-name="T75">ein- und ausgabeoerientierten Funktionen:</text:span></text:p>
      <text:p text:style-name="Text_20_body"><text:a xlink:type="simple" xlink:href="https://pkg.go.dev/fmt#Print" text:style-name="Internet_20_link" text:visited-style-name="Visited_20_Internet_20_Link"><text:span text:style-name="T416">https://pkg.go.dev/fmt#Print</text:span></text:a></text:p>
      <text:p text:style-name="Text_20_body"><text:a xlink:type="simple" xlink:href="https://pkg.go.dev/fmt#SPrint" text:style-name="Internet_20_link" text:visited-style-name="Visited_20_Internet_20_Link"><text:span text:style-name="T416">https://pkg.go.dev/fmt#SPrint</text:span></text:a></text:p>
      <text:p text:style-name="Text_20_body"><text:a xlink:type="simple" xlink:href="https://pkg.go.dev/fmt#Fprint" text:style-name="Internet_20_link" text:visited-style-name="Visited_20_Internet_20_Link"><text:span text:style-name="T416">https://pkg.go.dev/fmt#Fprint</text:span></text:a></text:p>
      <text:p text:style-name="Text_20_body"><text:span text:style-name="T416">Beispiel: </text:span><text:a xlink:type="simple" xlink:href="https://go.dev/play/p/JypKbYzKE9R" text:style-name="Internet_20_link" text:visited-style-name="Visited_20_Internet_20_Link"><text:span text:style-name="T416">https://go.dev/play/p/JypKbYzKE9R</text:span></text:a><text:span text:style-name="T441"> </text:span><text:span text:style-name="T416"><text:tab/></text:span></text:p>
      <text:p text:style-name="P39"><text:span text:style-name="T4">Gruppe 1: Allgemeine Ausgabe auf stdout</text:span><text:span text:style-name="T75"> (Standardausgabe</text:span><text:span text:style-name="T81">)</text:span></text:p>
      <text:list xml:id="list1669764298" text:style-name="L17">
        <text:list-item>
          <text:p text:style-name="P364">func Print(a ...interface{}) (n int, err error)</text:p>
        </text:list-item>
      </text:list>
      <text:list xml:id="list744715861" text:style-name="L18">
        <text:list-item>
          <text:p text:style-name="P365">func Printf(format string, a ...interface{}) (n int, err error)</text:p>
        </text:list-item>
        <text:list-item>
          <text:p text:style-name="P365">func Println(a ...interface{}) (n int, err error)t</text:p>
        </text:list-item>
      </text:list>
      <text:p text:style-name="P8">Gruppe 1: Allgemeine Ausgabe in einen String (string, daher vorangestelltes „s“), <text:line-break/>was in unserem Falle aber auch eine Variable vom Typ String sein kann!</text:p>
      <text:list xml:id="list1613459189" text:style-name="L19">
        <text:list-item>
          <text:p text:style-name="P366">func Sprint(a ...interface{}) string</text:p>
        </text:list-item>
        <text:list-item>
          <text:p text:style-name="P366">func Sprintf(format string, a ...interface{}) string</text:p>
        </text:list-item>
        <text:list-item>
          <text:p text:style-name="P366">func Sprintln(a ...interface{}) string</text:p>
        </text:list-item>
      </text:list>
      <text:p text:style-name="P8">Gruppe 1: Allgemeine Ausgabe in eine Datei (file, daher vorangestelltes „f“), <text:line-break/>was in unserem Falle aber auch eine Antwort eines Servers o.ä sein kann!</text:p>
      <text:list xml:id="list3533309226" text:style-name="L20">
        <text:list-item>
          <text:p text:style-name="P367"><text:soft-page-break/>func <text:span text:style-name="T81">ww</text:span>(w io.Writer, a ...interface{}) (n int, err error)</text:p>
        </text:list-item>
        <text:list-item>
          <text:p text:style-name="P367">func Fprintf(w io.Writer, format string, a ...interface{}) (n int, err error)</text:p>
        </text:list-item>
        <text:list-item>
          <text:p text:style-name="P367">func Fprintln(w io.Writer, a ...interface{}) (n int, err error)</text:p>
        </text:list-item>
      </text:list>
      <text:h text:style-name="P171" text:outline-level="1"><text:bookmark-start text:name="__RefHeading___Toc24416_3686778067"/><text:span text:style-name="T1">Lektion </text:span><text:span text:style-name="T394">25</text:span><text:span text:style-name="T60"> - Do it yourself: Type im Eigenbau</text:span><text:bookmark-end text:name="__RefHeading___Toc24416_3686778067"/></text:h>
      <text:p text:style-name="P18">In Go können wir natürlich auch unsere eigenen <text:span text:style-name="T82">(auch </text:span>zusammengesetzten<text:span text:style-name="T82">)</text:span> Typen erstellen.</text:p>
      <text:p text:style-name="Text_20_body"><text:span text:style-name="T416">Beispiel: </text:span><text:a xlink:type="simple" xlink:href="https://go.dev/play/p/9WxlCBHxTu-" text:style-name="Internet_20_link" text:visited-style-name="Visited_20_Internet_20_Link"><text:span text:style-name="T416">https://go.dev/play/p/9WxlCBHxTu-</text:span></text:a><text:span text:style-name="T416"> </text:span></text:p>
      <text:h text:style-name="P171" text:outline-level="1"><text:bookmark-start text:name="__RefHeading___Toc24418_3686778067"/><text:span text:style-name="T1">Lektion </text:span><text:span text:style-name="T394">26</text:span><text:span text:style-name="T60"> - Typveränderung: Conversion ist nicht Casting!</text:span><text:bookmark-end text:name="__RefHeading___Toc24418_3686778067"/></text:h>
      <text:p text:style-name="P18">Go hat <text:span text:style-name="T75">s</text:span>eine <text:span text:style-name="T75">eigene</text:span> Sprache, um über <text:span text:style-name="T75">sich und von sich selbst zu sprechen</text:span>. <text:span text:style-name="T75">Alte Begrifflichkeiten</text:span> wurden über Bord geworfen, weil sie <text:span text:style-name="T75">mit Altlasten beladen daherkommen</text:span>. <text:span text:style-name="T75">In Go wurde </text:span>Programmierung neu <text:span text:style-name="T75">erdacht und daher werden auch neue Bez</text:span><text:span text:style-name="T83">e</text:span><text:span text:style-name="T75">ichnungen benutzt</text:span>, um über einige Konzepte zu sprechen <text:span text:style-name="T75">und deren </text:span><text:span text:style-name="T408">Besonderheiten</text:span><text:span text:style-name="T75"> gerecht zu werden</text:span>. </text:p>
      <text:p text:style-name="P40"><text:span text:style-name="T76">So wird in Go nicht mehr von Objekten gesprochen</text:span>, sondern <text:span text:style-name="T408">von</text:span> <text:span text:style-name="T408">der</text:span> Erstellung von <text:span text:style-name="T408">Typen</text:span> und <text:span text:style-name="T408">Werten</text:span> eines bestimmten <text:span text:style-name="T408">Typs (value of type)</text:span>. <text:span text:style-name="T76">Natürlich spiegelt sich viel von Object Orientated Programming </text:span><text:span text:style-name="T408">(</text:span><text:span text:style-name="T76">OOP) </text:span><text:span text:style-name="T408">a</text:span><text:span text:style-name="T76">uch in Go wider, aber die Begriffe sollte man vermeiden, weil im Z</text:span><text:span text:style-name="T83">w</text:span><text:span text:style-name="T76">eifelsfall sich Konzepte und Anwendung im Detail von anderen Programmiersprachen unterschieden!</text:span></text:p>
      <text:p text:style-name="P18"><text:span text:style-name="T408">So</text:span> sprechen <text:span text:style-name="T408">wir bei Go </text:span><text:span text:style-name="T76">auch </text:span>nicht von „Casting“, sondern von „<text:span text:style-name="T408">Conversion“</text:span> <text:span text:style-name="T83">(</text:span>und „<text:span text:style-name="T408">Assertion"</text:span><text:span text:style-name="T83">)</text:span>. </text:p>
      <text:p text:style-name="Text_20_body"><text:span text:style-name="T416">Beispiel: </text:span><text:a xlink:type="simple" xlink:href="https://go.dev/play/p/LDlF_ZbgH4P" text:style-name="Internet_20_link" text:visited-style-name="Visited_20_Internet_20_Link"><text:span text:style-name="T416">https://go.dev/play/p/LDlF_ZbgH4P</text:span></text:a><text:span text:style-name="T416"> </text:span></text:p>
      <text:h text:style-name="P179" text:outline-level="1"><text:bookmark-start text:name="__RefHeading___Toc24420_3686778067"/><text:span text:style-name="T1">Lektion </text:span><text:span text:style-name="T394">27</text:span><text:span text:style-name="T60"> – </text:span><text:span text:style-name="T84">Hinweise zu den Übungen</text:span><text:bookmark-end text:name="__RefHeading___Toc24420_3686778067"/></text:h>
      <text:p text:style-name="P18">Einfach nur ein paar Hinweise zur Motivation! </text:p>
      <text:p text:style-name="P9">Takeaway: <text:span text:style-name="T120">Machen!</text:span></text:p>
      <text:h text:style-name="P180" text:outline-level="1"><text:bookmark-start text:name="__RefHeading___Toc24422_3686778067"/><text:span text:style-name="T1">Lektion </text:span><text:span text:style-name="T394">28</text:span><text:span text:style-name="T60"> – </text:span><text:span text:style-name="T85">Übung 1 </text:span><text:bookmark-end text:name="__RefHeading___Toc24422_3686778067"/></text:h>
      <text:p text:style-name="P18"><text:span text:style-name="T85">1. Erstellen Sie mit dem Short Declaration Operator</text:span> <text:span text:style-name="T85">die Vari</text:span><text:span text:style-name="T86">a</text:span><text:span text:style-name="T85">blen mit den Identifiern</text:span> „x”, „y” <text:span text:style-name="T85">und</text:span> „z” <text:span text:style-name="T85">und weisen Sie ihnen folgenden Werte zu:</text:span></text:p>
      <text:list xml:id="list3396524706" text:style-name="L21">
        <text:list-item>
          <text:p text:style-name="P368">23</text:p>
        </text:list-item>
        <text:list-item>
          <text:p text:style-name="P370">„<text:span text:style-name="T85">Papa Schlumpf</text:span>”</text:p>
        </text:list-item>
        <text:list-item>
          <text:p text:style-name="P370">true</text:p>
        </text:list-item>
      </text:list>
      <text:p text:style-name="P18">2. <text:span text:style-name="T85">Geben Sie die Werte der Variablen aus mit</text:span></text:p>
      <text:list xml:id="list3074636100" text:style-name="L22">
        <text:list-item>
          <text:p text:style-name="P369">einem einzelnen „print“-Statement</text:p>
        </text:list-item>
        <text:list-item>
          <text:p text:style-name="P371"><text:span text:style-name="T86">mehreren einzelnen </text:span><text:span text:style-name="T85">„print“-Statement</text:span></text:p>
        </text:list-item>
      </text:list>
      <text:h text:style-name="P180" text:outline-level="1"><text:bookmark-start text:name="__RefHeading___Toc24424_3686778067"/><text:soft-page-break/><text:span text:style-name="T1">Lektion </text:span><text:span text:style-name="T394">29</text:span><text:span text:style-name="T60"> – </text:span><text:span text:style-name="T85">Übung 1 Beispiellösung</text:span><text:bookmark-end text:name="__RefHeading___Toc24424_3686778067"/></text:h>
      <text:p text:style-name="Text_20_body"><text:a xlink:type="simple" xlink:href="https://go.dev/play/p/j8JzP4yH6Lm" text:style-name="Internet_20_link" text:visited-style-name="Visited_20_Internet_20_Link"><text:span text:style-name="T416">https://go.dev/play/p/j8JzP4yH6Lm</text:span></text:a></text:p>
      <text:h text:style-name="P181" text:outline-level="1"><text:bookmark-start text:name="__RefHeading___Toc24426_3686778067"/><text:span text:style-name="T1">Lektion </text:span><text:span text:style-name="T394">30</text:span><text:span text:style-name="T60"> – </text:span><text:span text:style-name="T85">Übung </text:span><text:span text:style-name="T87">2</text:span><text:span text:style-name="T85"> </text:span><text:bookmark-end text:name="__RefHeading___Toc24426_3686778067"/></text:h>
      <text:p text:style-name="P18"><text:span text:style-name="T85">1. Erstellen Sie mit d</text:span><text:span text:style-name="T88">em Keyword var</text:span><text:span text:style-name="T85"> </text:span><text:span text:style-name="T87">global</text:span> <text:span text:style-name="T85">die Vari</text:span><text:span text:style-name="T86">a</text:span><text:span text:style-name="T85">blen mit den Identifiern</text:span> „x”, „y” <text:span text:style-name="T85">und</text:span> „z” <text:span text:style-name="T87">und deklarieren sie deren Typen als</text:span><text:span text:style-name="T85">:</text:span></text:p>
      <text:list xml:id="list3808855815" text:style-name="L23">
        <text:list-item>
          <text:p text:style-name="P372">int</text:p>
        </text:list-item>
        <text:list-item>
          <text:p text:style-name="P372">string</text:p>
        </text:list-item>
        <text:list-item>
          <text:p text:style-name="P372">bool</text:p>
        </text:list-item>
      </text:list>
      <text:p text:style-name="P18"/>
      <text:p text:style-name="P18">2. <text:span text:style-name="T85">Geben Sie die Werte der Variablen </text:span><text:span text:style-name="T87">in der Funktion main()</text:span><text:span text:style-name="T85"> aus.</text:span></text:p>
      <text:p text:style-name="P18">Zusatzfrage: Wie nennt man diese vom Compiler zugewiesenen Werte?</text:p>
      <text:h text:style-name="P181" text:outline-level="1"><text:bookmark-start text:name="__RefHeading___Toc24428_3686778067"/><text:span text:style-name="T1">Lektion </text:span><text:span text:style-name="T394">31</text:span><text:span text:style-name="T60"> – </text:span><text:span text:style-name="T85">Übung </text:span><text:span text:style-name="T87">2</text:span><text:span text:style-name="T85"> Beispiellösung</text:span><text:bookmark-end text:name="__RefHeading___Toc24428_3686778067"/></text:h>
      <text:p text:style-name="Text_20_body"><text:a xlink:type="simple" xlink:href="https://go.dev/play/p/hHYDYExC6-x" text:style-name="Internet_20_link" text:visited-style-name="Visited_20_Internet_20_Link"><text:span text:style-name="T416">https://go.dev/play/p/hHYDYExC6-x</text:span></text:a></text:p>
      <text:h text:style-name="P182" text:outline-level="1"><text:bookmark-start text:name="__RefHeading___Toc24430_3686778067"/><text:span text:style-name="T1">Lektion </text:span><text:span text:style-name="T394">32</text:span><text:span text:style-name="T60"> – </text:span><text:span text:style-name="T85">Übung </text:span><text:span text:style-name="T89">3</text:span><text:span text:style-name="T85"> </text:span><text:bookmark-end text:name="__RefHeading___Toc24430_3686778067"/></text:h>
      <text:p text:style-name="P18">Auf Grundlage ihres Codebeispieles aus der vorherigen Übung</text:p>
      <text:p text:style-name="P18">1. <text:span text:style-name="T89">weisen Sie den drei Variablen auf der Gültigkeitsbereich</text:span><text:span text:style-name="T90">ebene</text:span><text:span text:style-name="T89"> des ganzen Paketes die Werte </text:span></text:p>
      <text:list xml:id="list3667832995" text:style-name="L24">
        <text:list-item>
          <text:p text:style-name="P373">23</text:p>
        </text:list-item>
        <text:list-item>
          <text:p text:style-name="P374">„<text:span text:style-name="T90">Schlumpfine</text:span>”</text:p>
        </text:list-item>
        <text:list-item>
          <text:p text:style-name="P374">true</text:p>
        </text:list-item>
      </text:list>
      <text:p text:style-name="P18">zu und in Funktion main()</text:p>
      <text:p text:style-name="P18">2. <text:span text:style-name="T90">Benutzen Sie die Funktion </text:span><text:span text:style-name="T92">main</text:span> Sprintf</text:p>
      <text:list xml:id="list1057573661" text:style-name="L25">
        <text:list-item>
          <text:p text:style-name="P375">um alle drei Werte, einer eigenen Variablen mit dem Identifier „s“ zuzuweisen, die Sie mittels Short Declaration Operator erstellen,</text:p>
        </text:list-item>
        <text:list-item>
          <text:p text:style-name="P375">und geben Sie den in „s“ gespeicherten Wert aus.</text:p>
        </text:list-item>
      </text:list>
      <text:h text:style-name="P183" text:outline-level="1"><text:bookmark-start text:name="__RefHeading___Toc24432_3686778067"/><text:span text:style-name="T1">Lektion </text:span><text:span text:style-name="T394">33</text:span><text:span text:style-name="T60"> – </text:span><text:span text:style-name="T85">Übung </text:span><text:span text:style-name="T90">3</text:span><text:span text:style-name="T85"> Beispiellösung</text:span><text:bookmark-end text:name="__RefHeading___Toc24432_3686778067"/></text:h>
      <text:p text:style-name="Text_20_body"><text:a xlink:type="simple" xlink:href="https://go.dev/play/p/1rhjXq-z5iJ" text:style-name="Internet_20_link" text:visited-style-name="Visited_20_Internet_20_Link"><text:span text:style-name="T416">https://go.dev/play/p/1rhjXq-z5iJ</text:span></text:a><text:span text:style-name="T416"> <text:s/></text:span></text:p>
      <text:h text:style-name="P184" text:outline-level="1"><text:bookmark-start text:name="__RefHeading___Toc24434_3686778067"/><text:span text:style-name="T1">Lektion </text:span><text:span text:style-name="T394">34</text:span><text:span text:style-name="T60"> – </text:span><text:span text:style-name="T85">Übung </text:span><text:span text:style-name="T91">4</text:span><text:span text:style-name="T85"> </text:span><text:bookmark-end text:name="__RefHeading___Toc24434_3686778067"/></text:h>
      <text:p text:style-name="P18">FYI: <text:span text:style-name="T91">Einfache Erklärung der Terminology</text:span> “underlying type”</text:p>
      <text:p text:style-name="Text_20_body"><text:a xlink:type="simple" xlink:href="https://go.dev/ref/spec#Underlying_types" text:style-name="Internet_20_link" text:visited-style-name="Visited_20_Internet_20_Link"><text:span text:style-name="T416">https://go.dev/ref/spec#Underlying_types</text:span></text:a><text:span text:style-name="T416"> </text:span></text:p>
      <text:p text:style-name="P18"><text:soft-page-break/>Für diese Übung </text:p>
      <text:p text:style-name="P18">1. <text:span text:style-name="T91">Erstellen Sie Ihren eigen</text:span><text:span text:style-name="T93">en</text:span><text:span text:style-name="T91"> Variablentyp basierend auf dem Typ int.</text:span></text:p>
      <text:p text:style-name="P18">2. <text:span text:style-name="T91">Erstellen Sie die Variable „x“ mit dem von Ihnen erstellen Typ mittels var</text:span></text:p>
      <text:p text:style-name="P18">3. <text:span text:style-name="T91">In der Funktion</text:span> main<text:span text:style-name="T91">()</text:span></text:p>
      <text:list xml:id="list3040896996" text:style-name="L26">
        <text:list-item>
          <text:p text:style-name="P376"><text:span text:style-name="T91">Geben Sie den Wert von „</text:span>x” <text:span text:style-name="T91">aus</text:span></text:p>
        </text:list-item>
        <text:list-item>
          <text:p text:style-name="P376"><text:span text:style-name="T91">Geben Sie den Typ von „</text:span>x” <text:span text:style-name="T91">aus</text:span></text:p>
        </text:list-item>
        <text:list-item>
          <text:p text:style-name="P376"><text:span text:style-name="T91">Weisen Sie „</text:span>x” <text:span text:style-name="T91">den Wert 23 mit dem einfachen Zuweisungsoperator zu</text:span></text:p>
        </text:list-item>
        <text:list-item>
          <text:p text:style-name="P376"><text:span text:style-name="T91">Geben Sie nochmal den Wert von „</text:span>x” <text:span text:style-name="T91">aus</text:span></text:p>
        </text:list-item>
      </text:list>
      <text:h text:style-name="P184" text:outline-level="1"><text:bookmark-start text:name="__RefHeading___Toc24436_3686778067"/><text:span text:style-name="T1">Lektion </text:span><text:span text:style-name="T394">35</text:span><text:span text:style-name="T60"> – </text:span><text:span text:style-name="T85">Übung </text:span><text:span text:style-name="T91">4</text:span><text:span text:style-name="T85"> Beispiellösung</text:span><text:bookmark-end text:name="__RefHeading___Toc24436_3686778067"/></text:h>
      <text:p text:style-name="Text_20_body"><text:a xlink:type="simple" xlink:href="https://go.dev/play/p/DhvNphCwYGk" text:style-name="Internet_20_link" text:visited-style-name="Visited_20_Internet_20_Link"><text:span text:style-name="T416">https://go.dev/play/p/DhvNphCwYGk</text:span></text:a><text:span text:style-name="T416"> </text:span></text:p>
      <text:h text:style-name="P185" text:outline-level="1"><text:bookmark-start text:name="__RefHeading___Toc24438_3686778067"/><text:span text:style-name="T1">Lektion </text:span><text:span text:style-name="T394">36</text:span><text:span text:style-name="T93"> </text:span><text:span text:style-name="T60">– </text:span><text:span text:style-name="T85">Übung </text:span><text:span text:style-name="T93">5</text:span><text:span text:style-name="T85"> </text:span><text:bookmark-end text:name="__RefHeading___Toc24438_3686778067"/></text:h>
      <text:p text:style-name="P18">Auf Grundlage ihres Codebeispieles aus der vorherigen Übung</text:p>
      <text:p text:style-name="P18">1. <text:span text:style-name="T94">Erstellen</text:span><text:span text:style-name="T93"> mit var </text:span><text:span text:style-name="T94">eine</text:span><text:span text:style-name="T89"> Variable </text:span><text:span text:style-name="T94">mit dem Identifier „y“</text:span><text:span text:style-name="T89"> auf der Gültigkeitsbereich</text:span><text:span text:style-name="T90">ebene</text:span><text:span text:style-name="T89"> des ganzen Paketes </text:span><text:span text:style-name="T94">und weisen Sie ihr den „underlying type“ ihres eigenen erstellen Types zu (also int).</text:span></text:p>
      <text:p text:style-name="P18">2. <text:span text:style-name="T94">I</text:span>n <text:span text:style-name="T94">Funktion</text:span> main<text:span text:style-name="T94">()</text:span></text:p>
      <text:p text:style-name="P18">Weisen Sie „y“ den Wert von „x“ zu und nutzen Sie „conversion“, also die Umwandlung des Wertes der Vari<text:span text:style-name="T95">a</text:span>blen „x“ in den underlying type int. </text:p>
      <text:p text:style-name="P18"><text:span text:style-name="T94">3</text:span>. <text:span text:style-name="T94">Geben Sie den Wert von „y“ aus</text:span></text:p>
      <text:p text:style-name="P18"><text:span text:style-name="T94">4</text:span>. <text:span text:style-name="T94">Geben Sie den Typ von „y“ aus</text:span></text:p>
      <text:h text:style-name="P186" text:outline-level="1"><text:bookmark-start text:name="__RefHeading___Toc24440_3686778067"/><text:span text:style-name="T1">Lektion </text:span><text:span text:style-name="T394">37</text:span><text:span text:style-name="T60"> – </text:span><text:span text:style-name="T85">Übung </text:span><text:span text:style-name="T95">5</text:span><text:span text:style-name="T85"> Beispiellösung</text:span><text:bookmark-end text:name="__RefHeading___Toc24440_3686778067"/></text:h>
      <text:p text:style-name="Text_20_body"><text:a xlink:type="simple" xlink:href="https://go.dev/play/p/Nsu3XX441Vf" text:style-name="Internet_20_link" text:visited-style-name="Visited_20_Internet_20_Link"><text:span text:style-name="T416">https://go.dev/play/p/Nsu3XX441Vf</text:span></text:a><text:span text:style-name="T416"> </text:span></text:p>
      <text:h text:style-name="P187" text:outline-level="1"><text:bookmark-start text:name="__RefHeading___Toc24442_3686778067"/>Quiz 1<text:bookmark-end text:name="__RefHeading___Toc24442_3686778067"/></text:h>
      <text:h text:style-name="P194" text:outline-level="1"><text:bookmark-start text:name="__RefHeading___Toc24444_3686778067"/><text:span text:style-name="T1">Lektion </text:span><text:span text:style-name="T394">38</text:span><text:span text:style-name="T60"> – </text:span><text:span text:style-name="T96">Übung 6 Quiz Lösung</text:span><text:bookmark-end text:name="__RefHeading___Toc24444_3686778067"/></text:h>
      <text:h text:style-name="P195" text:outline-level="1"><text:bookmark-start text:name="__RefHeading___Toc24446_3686778067"/><text:span text:style-name="T1">Lektion </text:span><text:span text:style-name="T394">39</text:span><text:span text:style-name="T60"> – Bool Type: Sein oder nicht Sein!</text:span><text:bookmark-end text:name="__RefHeading___Toc24446_3686778067"/></text:h>
      <text:p text:style-name="P97"><text:a xlink:type="simple" xlink:href="https://de.wikipedia.org/wiki/George_Boole" text:style-name="Internet_20_link" text:visited-style-name="Visited_20_Internet_20_Link"><text:span text:style-name="T416">https://de.wikipedia.org/wiki/George_Boole</text:span></text:a><text:span text:style-name="T416"> </text:span></text:p>
      <text:p text:style-name="P97"><text:a xlink:type="simple" xlink:href="https://de.wikipedia.org/wiki/Boolesche_Algebra" text:style-name="Internet_20_link" text:visited-style-name="Visited_20_Internet_20_Link"><text:span text:style-name="T416">https://de.wikipedia.org/wiki/Boolesche_Algebra</text:span></text:a><text:span text:style-name="T416"> </text:span></text:p>
      <text:p text:style-name="P25">Beispiele:</text:p>
      <text:p text:style-name="P97"><text:a xlink:type="simple" xlink:href="https://go.dev/play/p/AHr7iSOcnhK" text:style-name="Internet_20_link" text:visited-style-name="Visited_20_Internet_20_Link"><text:span text:style-name="T416">https://go.dev/play/p/AHr7iSOcnhK</text:span></text:a><text:span text:style-name="T416"> </text:span></text:p>
      <text:p text:style-name="P97"><text:soft-page-break/><text:a xlink:type="simple" xlink:href="https://go.dev/play/p/znA51euWOSk" text:style-name="Internet_20_link" text:visited-style-name="Visited_20_Internet_20_Link"><text:span text:style-name="T416">https://go.dev/play/p/znA51euWOSk</text:span></text:a><text:span text:style-name="T416"> </text:span></text:p>
      <text:h text:style-name="P196" text:outline-level="1"><text:bookmark-start text:name="__RefHeading___Toc24448_3686778067"/><text:span text:style-name="T1">Lektion </text:span><text:span text:style-name="T394">40</text:span><text:span text:style-name="T60"> – </text:span><text:span text:style-name="T97">Exkurs zu Binärzahlen und wie Computer arbeiten</text:span><text:bookmark-end text:name="__RefHeading___Toc24448_3686778067"/></text:h>
      <text:p text:style-name="P41">Computer rechnen intern ausschließlich mit Binärzahlen, also im Zahlensystem mit der Basis 2.</text:p>
      <text:p text:style-name="P41">Nullen und Einsen werden im Binärsystem wie Schalter für Lampen betrachtet. <text:span text:style-name="T98">Jeder dieser Schalter nennt sich ein „Bit“ (eine zusammengesetzter Begriff aus „</text:span><text:span text:style-name="T100">Bi</text:span><text:span text:style-name="T98">nary Digi</text:span><text:span text:style-name="T101">t</text:span><text:span text:style-name="T98">“.</text:span> <text:span text:style-name="T98">Diese Bits</text:span> <text:span text:style-name="T98">bedürfen</text:span> der Interpretation durch uns. <text:span text:style-name="T98">Allgemein nennt man acht solcher Bits ein Byte.</text:span></text:p>
      <text:p text:style-name="P42">10101010 ist ein Beispiel für ein Byte. Ein Byte kann alle Werte von 0 bis 255 also insgesamt 256 Werte darstellen.</text:p>
      <text:p text:style-name="P41">Werte für jede Stelle (von rechts nach links) werden mit 0 und 1 beschrieben und jede höhere Stelle stellt eine um 1 höhere 2er Potenz dar. </text:p>
      <text:p text:style-name="P26">Beispiel:</text:p>
      <text:p text:style-name="P41">23 im Dezimalsystem (Zahlensystem mit der Basis 10) entspricht der Binärzahl:</text:p>
      <text:p text:style-name="P41"><text:s text:c="2"/>0<text:tab/> 0<text:tab/> 0<text:tab/> 1<text:tab/>0<text:tab/>1<text:tab/>1<text:tab/>1<text:tab/>(16 + 4 + 2 + 1 = 23)</text:p>
      <text:p text:style-name="P41">128<text:tab/>64<text:tab/>32<text:tab/>16<text:tab/>8<text:tab/>4<text:tab/>2<text:tab/>1</text:p>
      <text:p text:style-name="P98"><text:a xlink:type="simple" xlink:href="https://de.wikipedia.org/wiki/Binärcode" text:style-name="Internet_20_link" text:visited-style-name="Visited_20_Internet_20_Link"><text:span text:style-name="T416">https://de.wikipedia.org/wiki/Bin%C3%A4rcode</text:span></text:a><text:span text:style-name="T416"> </text:span></text:p>
      <text:p text:style-name="P41">Eine weitere Interpretation kann bereits im Computer stattfinden, aber muss nach einem einheitlichen zuvor abgesprochenen System standartisiert werden. Ein Beispiel dafür ist das ASCII-System, dass Zahlen<text:span text:style-name="T98">werten</text:span> Buchstaben und Zeichen zuordnet.</text:p>
      <text:p text:style-name="P98"><text:a xlink:type="simple" xlink:href="https://de.wikipedia.org/wiki/American_Standard_Code_for_Information_Interchange#ASCII-Tabelle" text:style-name="Internet_20_link" text:visited-style-name="Visited_20_Internet_20_Link"><text:span text:style-name="T416">https://de.wikipedia.org/wiki/American_Standard_Code_for_Information_Interchange#ASCII-Tabelle</text:span></text:a><text:span text:style-name="T416"> </text:span></text:p>
      <text:p text:style-name="P43">ASCII nutzt 7 Bit zur Beschreibung. </text:p>
      <text:p text:style-name="P44">UTF-8 nutzt 32 Bits und kann damit über eine Millionen verschiedener Zeichen abbilden, theoretisch sogar mehr als 2 Millionen. </text:p>
      <text:p text:style-name="P160"><text:a xlink:type="simple" xlink:href="https://de.wikipedia.org/wiki/UTF-8" text:style-name="Internet_20_link" text:visited-style-name="Visited_20_Internet_20_Link"><text:span text:style-name="T416">https://de.wikipedia.org/wiki/UTF-8</text:span></text:a><text:span text:style-name="T416"> </text:span></text:p>
      <text:p text:style-name="P160"><text:span text:style-name="T416">Die grundsätzliche Funktionsweise von </text:span><text:a xlink:type="simple" xlink:href="https://de.wikipedia.org/wiki/Computer" text:style-name="Internet_20_link" text:visited-style-name="Visited_20_Internet_20_Link"><text:span text:style-name="T416">Computern</text:span></text:a><text:span text:style-name="T416"> beruht auf der Fähigkeit, sehr schnell </text:span><text:span text:style-name="T442">Rechnenoperationen mit </text:span><text:span text:style-name="T416">Binärzahlen </text:span><text:span text:style-name="T442">ausführen zu können. Anfangs mittels (ganz änfänglich noch mechanischen) Schaltungen und Lampen, später mittel Kondensatoren, dann in integrierten Schaltungen und schließlich auf universell programierbaren CPUs (Central Processing Unit), die wir heute kennen. Die Anzahl von Schaltungen in Form von Transistoren und damit die Rechenleistung scheint sich in den letzten Jahrzehnten </text:span><text:span text:style-name="T443">in regelmäßigen Intervallen </text:span><text:span text:style-name="T442">verdoppelt zu haben. </text:span><text:a xlink:type="simple" xlink:href="https://de.wikipedia.org/wiki/Mooresches_Gesetz" text:style-name="Internet_20_link" text:visited-style-name="Visited_20_Internet_20_Link"><text:span text:style-name="T416">https://de.wikipedia.org/wiki/Mooresches_Gesetz</text:span></text:a><text:span text:style-name="T442"> </text:span></text:p>
      <text:h text:style-name="P197" text:outline-level="1"><text:bookmark-start text:name="__RefHeading___Toc24450_3686778067"/><text:span text:style-name="T1">Lektion </text:span><text:span text:style-name="T394">41</text:span><text:span text:style-name="T60"> – </text:span>Numerische Typen<text:bookmark-end text:name="__RefHeading___Toc24450_3686778067"/></text:h>
      <text:p text:style-name="P18">Numerische Typen beschreiben Zahlen.</text:p>
      <text:p text:style-name="Text_20_body"><text:a xlink:type="simple" xlink:href="https://go.dev/ref/spec#Numeric_types" text:style-name="Internet_20_link" text:visited-style-name="Visited_20_Internet_20_Link"><text:span text:style-name="T416">https://go.dev/ref/spec#Numeric_types</text:span></text:a><text:span text:style-name="T416"> </text:span></text:p>
      <text:p text:style-name="P18"><text:soft-page-break/>Die Typen int, float und complex stehen für die Menge der Ganzzahl-, Gleitkomma- bzw. komplexen Zahlen. Sie werden zusammenfassend als numerische Typen bezeichnet. </text:p>
      <text:p text:style-name="P18">Integers <text:span text:style-name="T103">beschreiben ganze Zahlen.</text:span></text:p>
      <text:p text:style-name="P18">Floats beschreiben Zahlen mit Nachkommastellen.</text:p>
      <text:p text:style-name="P18">Complex beschrieben komplexe Zahlen (hier vernachlässigt).</text:p>
      <text:p text:style-name="P18">Die Größe eines Typs kann architektur-unabhängig angegeben werden. Die verschiedenen „Untertypen“ sind <text:span text:style-name="T99">nicht</text:span> zueinander kompatibel. Ein int32 un<text:span text:style-name="T104">d</text:span> ein int sind daher <text:span text:style-name="T99">nicht</text:span> untereinander austauschbar, auch wenn ihre Größe auf vielen Architekturen dieselbe ist! Stichwort auch hier: (strenge) statische Typisierung!</text:p>
      <text:p text:style-name="P18">Integers unterscheiden sich nochmal in mit und ohne Vorzeichen. Das <text:span text:style-name="T106">linke</text:span> Bit wird als Indikator für ein Vorzeichen genutzt, dadurch „halbiert“ sich mögliche darstellbare Größe von „unsigned int“ für Integers mit Vorzeichen.</text:p>
      <text:p text:style-name="P18">byte <text:s text:c="7"/><text:span text:style-name="T107">A</text:span>lias <text:span text:style-name="T105">für</text:span> uint8</text:p>
      <text:p text:style-name="P18">rune <text:s text:c="7"/><text:span text:style-name="T107">A</text:span>lias <text:span text:style-name="T105">für</text:span> int32</text:p>
      <text:p text:style-name="Text_20_body"><text:span text:style-name="T416">Daumenregel: Einfach int und float64 nutzen. Was gut genug für den Compiler ist, ist auch gut genug für uns. </text:span><text:a xlink:type="simple" xlink:href="https://go.dev/play/p/2QlV3pguOEA" text:style-name="Internet_20_link" text:visited-style-name="Visited_20_Internet_20_Link"><text:span text:style-name="T416">https://go.dev/play/p/2QlV3pguOEA</text:span></text:a><text:span text:style-name="T416"> </text:span><text:span text:style-name="T444">Aber w</text:span><text:span text:style-name="T445">ir können den Typ genau angeben, wenn wir wollen: </text:span><text:a xlink:type="simple" xlink:href="https://go.dev/play/p/Y8sag2jIedM" text:style-name="Internet_20_link" text:visited-style-name="Visited_20_Internet_20_Link"><text:span text:style-name="T416">https://go.dev/play/p/Y8sag2jIedM</text:span></text:a><text:span text:style-name="T445"> </text:span></text:p>
      <text:p text:style-name="P18">Wer Speicherplatz sparen will (oder muss), kann das <text:span text:style-name="T107">also</text:span> einfach tun. Beispiel wären Funktion<text:span text:style-name="T107">en</text:span>, deren einfache Zähler ohnehin sich immer im unteren dreistelligen Bereich bewegen, oder Packages, die massive Parallel ablaufen und ansonsten zu viel nie genutzten Speicher belegen. </text:p>
      <text:p text:style-name="P18"><text:span text:style-name="T104">Package </text:span><text:span text:style-name="T329">r</text:span><text:span text:style-name="T330">untime</text:span><text:span text:style-name="T104"> bietet </text:span><text:span text:style-name="T311">GOOS</text:span> <text:span text:style-name="T104">und </text:span><text:span text:style-name="T311">GOARCH</text:span></text:p>
      <text:p text:style-name="Text_20_body"><text:a xlink:type="simple" xlink:href="https://go.dev/play/p/nJCcrYrxfDK" text:style-name="Internet_20_link" text:visited-style-name="Visited_20_Internet_20_Link"><text:span text:style-name="T416">https://go.dev/play/p/nJCcrYrxfDK</text:span></text:a><text:span text:style-name="T416"> </text:span></text:p>
      <text:h text:style-name="P198" text:outline-level="1"><text:bookmark-start text:name="__RefHeading___Toc24452_3686778067"/><text:span text:style-name="T1">Lektion </text:span><text:span text:style-name="T394">42</text:span><text:span text:style-name="T60"> – </text:span><text:span text:style-name="T108">String ist ein Typ</text:span><text:bookmark-end text:name="__RefHeading___Toc24452_3686778067"/></text:h>
      <text:p text:style-name="P18">String<text:span text:style-name="T109">s</text:span> sind in Go ein eigener Datentyp.</text:p>
      <text:p text:style-name="P9">TL;DR;</text:p>
      <text:p text:style-name="P18">1. <text:span text:style-name="T110">String</text:span>s<text:span text:style-name="T110"> sind in Go ein eigener Datentyp.</text:span></text:p>
      <text:p text:style-name="P18">2. Die Werte in Strings sind unabänderbar (immutable, read only).</text:p>
      <text:p text:style-name="P18">3. Stringwerte sind „Slices of Byte (uint8)“.</text:p>
      <text:p text:style-name="P18">4. Strings können leer sein.</text:p>
      <text:p text:style-name="P18">Beispiele im Video:</text:p>
      <text:p text:style-name="Text_20_body"><text:a xlink:type="simple" xlink:href="https://go.dev/play/p/J0E71TdQ2Wc" text:style-name="Internet_20_link" text:visited-style-name="Visited_20_Internet_20_Link"><text:span text:style-name="T416">https://go.dev/play/p/J0E71TdQ2Wc</text:span></text:a><text:span text:style-name="T416"> </text:span></text:p>
      <text:p text:style-name="Text_20_body"><text:a xlink:type="simple" xlink:href="https://go.dev/play/p/6kOq6hgWkuI" text:style-name="Internet_20_link" text:visited-style-name="Visited_20_Internet_20_Link"><text:span text:style-name="T416">https://go.dev/play/p/6kOq6hgWkuI</text:span></text:a><text:span text:style-name="T416"> </text:span></text:p>
      <text:p text:style-name="Text_20_body"><text:a xlink:type="simple" xlink:href="https://go.dev/play/p/C8yrp2eAufi" text:style-name="Internet_20_link" text:visited-style-name="Visited_20_Internet_20_Link"><text:span text:style-name="T416">https://go.dev/play/p/C8yrp2eAufi</text:span></text:a></text:p>
      <text:p text:style-name="P18"><text:span text:style-name="T3">Gut zu Wissen:</text:span> </text:p>
      <text:p text:style-name="P18"><text:soft-page-break/>Die „Slices of Byte“ beruhen auf einer Datenstruktur „Pointer auf den Anfang des Slices“ und „Länge des slices in Byte“ d.h. die Werte bedürfen auch einer anschließenden Interpretation. Das hat schon viel Ähnlichkeit mit bekannten Konzepten wie Arrays von Characters, ist aber weniger eingeschränkt.</text:p>
      <text:p text:style-name="Text_20_body"><text:span text:style-name="T416">Erklärung </text:span><text:span text:style-name="T446">wie Zeichen überhaupt ausgegeben werden, wenn doch in Go nur Daten vom Typ byte aneinandergereicht werden: </text:span><text:a xlink:type="simple" xlink:href="https://golangbyexample.com/character-in-go/" text:style-name="Internet_20_link" text:visited-style-name="Visited_20_Internet_20_Link"><text:span text:style-name="T416">https://golangbyexample.com/character-in-go/</text:span></text:a><text:span text:style-name="T416"> </text:span></text:p>
      <text:p text:style-name="P18">Erklärung und weiterführende Informationen von Rob Pike <text:span text:style-name="T109">himself, die hilft UFT-8 in Go zu verstehen und Daten vom String nicht nur als Aneinanderreihung von Zeichen zu sehen:</text:span></text:p>
      <text:p text:style-name="Text_20_body"><text:a xlink:type="simple" xlink:href="https://go.dev/blog/strings" text:style-name="Internet_20_link" text:visited-style-name="Visited_20_Internet_20_Link"><text:span text:style-name="T416">https://go.dev/blog/strings</text:span></text:a></text:p>
      <text:p text:style-name="Text_20_body"><text:span text:style-name="T416">Wer mag kann auch schon mal „vorlernen“ und sich ansehen, was ein Slice ist und warum das kein array ist, sondern eine Struktur in Go, die sich von der Einschränkungen eines arrays befreit hat und viel mehr Möglichkeiten bietet: </text:span><text:a xlink:type="simple" xlink:href="https://go.dev/blog/slices" text:style-name="Internet_20_link" text:visited-style-name="Visited_20_Internet_20_Link"><text:span text:style-name="T416">https://go.dev/blog/slices</text:span></text:a><text:span text:style-name="T416"> </text:span></text:p>
      <text:h text:style-name="P202" text:outline-level="1"><text:bookmark-start text:name="__RefHeading___Toc24454_3686778067"/><text:span text:style-name="T1">Lektion </text:span><text:span text:style-name="T394">43</text:span><text:span text:style-name="T60"> – Zahlensysteme: <text:line-break/>2, 8, 10, 16 - binär, oktal, dezimal oder hexadezimal</text:span><text:bookmark-end text:name="__RefHeading___Toc24454_3686778067"/></text:h>
      <text:p text:style-name="P18">Wir lernen Zahlensystem (nochmal) kennen.</text:p>
      <text:h text:style-name="P342" text:outline-level="4"><text:bookmark-start text:name="__RefHeading___Toc24456_3686778067"/>Dezimalsystem (zur Basis 10)<text:bookmark-end text:name="__RefHeading___Toc24456_3686778067"/></text:h>
      <text:p text:style-name="P18">0 1 2 3 4 5 6 7 8 9 = Zehn Ziffern</text:p>
      <text:p text:style-name="P18"><text:span text:style-name="T112">10Ter<text:tab/><text:tab/>1000er <text:tab/>100er <text:tab/><text:tab/>10er</text:span><text:tab/><text:tab/>Einer</text:p>
      <text:p text:style-name="P18"><text:span text:style-name="T112">10⁴</text:span><text:tab/><text:tab/><text:span text:style-name="T112">10³</text:span><text:tab/><text:tab/><text:span text:style-name="T112">10²</text:span><text:tab/><text:tab/><text:span text:style-name="T112">10¹</text:span><text:tab/><text:tab/><text:span text:style-name="T112">10⁰ (1)</text:span></text:p>
      <text:p text:style-name="P18">1<text:tab/><text:tab/>2<text:tab/><text:tab/>3<text:tab/><text:tab/>4<text:tab/><text:tab/>5 <text:tab/>= <text:tab/>12345</text:p>
      <text:h text:style-name="P342" text:outline-level="4"><text:bookmark-start text:name="__RefHeading___Toc24458_3686778067"/><text:span text:style-name="T112">Binärsystem</text:span> (zur Basis <text:span text:style-name="T112">2</text:span>)<text:bookmark-end text:name="__RefHeading___Toc24458_3686778067"/></text:h>
      <text:p text:style-name="P45">0 und 1 = Zwei Ziffern<text:line-break/><text:span text:style-name="T112">16er<text:tab/><text:tab/>8er<text:tab/> <text:tab/>4er <text:tab/><text:tab/>2er</text:span><text:span text:style-name="T111"><text:tab/><text:tab/>Einer<text:line-break/></text:span><text:span text:style-name="T112">2⁴<text:tab/><text:tab/>2³<text:tab/><text:tab/>2²<text:tab/><text:tab/>2¹<text:tab/><text:tab/>2⁰<text:line-break/></text:span>1<text:tab/><text:tab/>0<text:tab/><text:tab/>1<text:span text:style-name="T112"><text:tab/><text:tab/>1<text:tab/><text:tab/>1<text:tab/>= <text:tab/></text:span>23</text:p>
      <text:p text:style-name="P46"><text:span text:style-name="T117">Binärzahl 32 Bit mit allen Stellen ausgeschrieben: </text:span><text:span text:style-name="T113">000000000000000000000000000</text:span>10111 <text:span text:style-name="T117">entspricht </text:span><text:span text:style-name="T113">23 </text:span><text:span text:style-name="T117">im Dezinmalsystem.</text:span></text:p>
      <text:h text:style-name="P342" text:outline-level="4"><text:bookmark-start text:name="__RefHeading___Toc24460_3686778067"/><text:span text:style-name="T113">Hexadezimal</text:span> (zur Basis <text:span text:style-name="T113">16</text:span>)<text:bookmark-end text:name="__RefHeading___Toc24460_3686778067"/></text:h>
      <text:p text:style-name="P47"><text:span text:style-name="T113">0 1 2 3 4 5 6 7 8 9 A B C D E F</text:span> = <text:span text:style-name="T113">Sechszehn</text:span> Ziffern<text:line-break/><text:span text:style-name="T113">65536</text:span><text:span text:style-name="T112">er<text:tab/></text:span><text:span text:style-name="T113">4096</text:span><text:span text:style-name="T112">er<text:tab/> <text:tab/></text:span><text:span text:style-name="T113">256</text:span><text:span text:style-name="T112">er <text:tab/><text:tab/></text:span><text:span text:style-name="T113">16</text:span><text:span text:style-name="T112">er</text:span><text:span text:style-name="T111"><text:tab/><text:tab/></text:span><text:span text:style-name="T113">Einer <text:line-break/>16⁴<text:tab/><text:tab/>16³<text:tab/><text:tab/>16²<text:tab/><text:tab/>16¹<text:tab/><text:tab/>16⁰<text:line-break/></text:span><text:span text:style-name="T114">0</text:span><text:span text:style-name="T113"><text:tab/><text:tab/></text:span><text:span text:style-name="T114">0</text:span><text:span text:style-name="T113"><text:tab/><text:tab/></text:span><text:span text:style-name="T114">0</text:span><text:span text:style-name="T113"><text:tab/><text:tab/></text:span><text:span text:style-name="T114">1<text:tab/><text:tab/>7<text:tab/>= <text:tab/>23<text:line-break/>0<text:tab/><text:tab/>0<text:tab/><text:tab/>0<text:tab/><text:tab/>1<text:tab/><text:tab/>1<text:tab/>=<text:tab/>17<text:line-break/>0<text:tab/><text:tab/>0<text:tab/><text:tab/>0<text:tab/><text:tab/>7<text:tab/><text:tab/>B<text:tab/>=<text:tab/>123</text:span></text:p>
      <text:p text:style-name="P158"><text:span text:style-name="T416">Beispiel Ausgabe in Go bis hier: </text:span><text:a xlink:type="simple" xlink:href="https://go.dev/play/p/TB-f0IsqFV6" text:style-name="Internet_20_link" text:visited-style-name="Visited_20_Internet_20_Link"><text:span text:style-name="T447">https://go.dev/play/p/TB-f0IsqFV6</text:span></text:a></text:p>
      <text:h text:style-name="P342" text:outline-level="4"><text:bookmark-start text:name="__RefHeading___Toc24462_3686778067"/><text:soft-page-break/><text:span text:style-name="T114">Oktal</text:span> (zur Basis <text:span text:style-name="T114">8</text:span>)<text:bookmark-end text:name="__RefHeading___Toc24462_3686778067"/></text:h>
      <text:p text:style-name="P47"><text:span text:style-name="T113">0 1 2 3 4 5 6 7</text:span> = <text:span text:style-name="T114">Acht</text:span> Ziffern<text:line-break/><text:span text:style-name="T116">4096</text:span><text:span text:style-name="T112">er<text:tab/><text:tab/></text:span><text:span text:style-name="T116">512</text:span><text:span text:style-name="T112">er<text:tab/> <text:tab/></text:span><text:span text:style-name="T116">64</text:span><text:span text:style-name="T112">er <text:tab/><text:tab/></text:span><text:span text:style-name="T116">8</text:span><text:span text:style-name="T112">er</text:span><text:span text:style-name="T111"><text:tab/><text:tab/></text:span><text:span text:style-name="T113">Einer <text:line-break/></text:span><text:span text:style-name="T115">8</text:span><text:span text:style-name="T113">⁴<text:tab/><text:tab/></text:span><text:span text:style-name="T115">8</text:span><text:span text:style-name="T113">³<text:tab/><text:tab/></text:span><text:span text:style-name="T115">8</text:span><text:span text:style-name="T113">²<text:tab/><text:tab/></text:span><text:span text:style-name="T115">8</text:span><text:span text:style-name="T113">¹<text:tab/><text:tab/></text:span><text:span text:style-name="T114">8</text:span><text:span text:style-name="T113">⁰</text:span></text:p>
      <text:p text:style-name="P159"><text:span text:style-name="T416">Einfache Umrechnungstabelle online: </text:span><text:a xlink:type="simple" xlink:href="https://www.elektronik-kompendium.de/sites/dig/0710081.htm" text:style-name="Internet_20_link" text:visited-style-name="Visited_20_Internet_20_Link"><text:span text:style-name="T416">https://www.elektronik-kompendium.de/sites/dig/0710081.htm</text:span></text:a><text:span text:style-name="T447"> </text:span></text:p>
      <text:p text:style-name="P159"><text:span text:style-name="T416">Zahlensysteme: </text:span><text:a xlink:type="simple" xlink:href="https://de.wikipedia.org/wiki/Zahlensystem" text:style-name="Internet_20_link" text:visited-style-name="Visited_20_Internet_20_Link"><text:span text:style-name="T416">https://de.wikipedia.org/wiki/Zahlensystem</text:span></text:a><text:span text:style-name="T416"> </text:span></text:p>
      <text:p text:style-name="P158"><text:span text:style-name="T416">Letzte Beispielausgabe in Go: </text:span><text:a xlink:type="simple" xlink:href="https://go.dev/play/p/fAayLqZgN_r" text:style-name="Internet_20_link" text:visited-style-name="Visited_20_Internet_20_Link"><text:span text:style-name="T416">https://go.dev/play/p/fAayLqZgN_r</text:span></text:a><text:span text:style-name="T416"> </text:span></text:p>
      <text:h text:style-name="P199" text:outline-level="1"><text:bookmark-start text:name="__RefHeading___Toc24464_3686778067"/><text:span text:style-name="T1">Lektion </text:span><text:span text:style-name="T394">44</text:span><text:span text:style-name="T60"> – Konstanten - die Konstanten im Leben und in Go</text:span><text:bookmark-end text:name="__RefHeading___Toc24464_3686778067"/></text:h>
      <text:p text:style-name="P16"><text:span text:style-name="T3">„Die einzige Konstante im Leben ist die Veränderung“ </text:span>– Heraklit</text:p>
      <text:p text:style-name="Text_20_body"><text:span text:style-name="T416">Konstanten, </text:span><text:span text:style-name="T448">Beispiele für Deklarierung: </text:span><text:a xlink:type="simple" xlink:href="https://go.dev/play/p/dyJu_BBGtqs" text:style-name="Internet_20_link" text:visited-style-name="Visited_20_Internet_20_Link"><text:span text:style-name="T416">https://go.dev/play/p/dyJu_BBGtqs</text:span></text:a><text:span text:style-name="T448"> </text:span></text:p>
      <text:h text:style-name="P200" text:outline-level="1"><text:bookmark-start text:name="__RefHeading___Toc24466_3686778067"/><text:span text:style-name="T1">Lektion </text:span><text:span text:style-name="T394">45</text:span><text:span text:style-name="T60"> – </text:span><text:span text:style-name="T118">Iota</text:span><text:bookmark-end text:name="__RefHeading___Toc24466_3686778067"/></text:h>
      <text:p text:style-name="P18">Iota ist ein vordefinierter Identifier, der während der Deklaration von Konstanten benutzt werden kann, um eine bei jeder Zuweisung im 1 erhöhte Ganzzahl nutzen zu können.</text:p>
      <text:p text:style-name="Text_20_body"><text:span text:style-name="T448">Iota Beispiele: </text:span><text:a xlink:type="simple" xlink:href="https://go.dev/play/p/VgNTaj-U4tj" text:style-name="Internet_20_link" text:visited-style-name="Visited_20_Internet_20_Link"><text:span text:style-name="T416">https://go.dev/play/p/VgNTaj-U4tj</text:span></text:a><text:span text:style-name="T448"> </text:span></text:p>
      <text:p text:style-name="P18"/>
      <text:h text:style-name="P201" text:outline-level="1"><text:bookmark-start text:name="__RefHeading___Toc24468_3686778067"/><text:span text:style-name="T1">Lektion </text:span><text:span text:style-name="T394">46</text:span><text:span text:style-name="T60"> – Bit shifting: Verschiebebahnhof!</text:span><text:bookmark-end text:name="__RefHeading___Toc24468_3686778067"/></text:h>
      <text:p text:style-name="P18"><text:span text:style-name="T119">Bits kann man in Go mit einfachen Mittel verschieben und so Werte von Variablen und Konstanten manipulieren</text:span>!</text:p>
      <text:p text:style-name="Text_20_body"><text:span text:style-name="T416">Einfaches Beispiel bit shifting: </text:span><text:a xlink:type="simple" xlink:href="https://go.dev/play/p/xMvj6ako5HV" text:style-name="Internet_20_link" text:visited-style-name="Visited_20_Internet_20_Link"><text:span text:style-name="T416">https://go.dev/play/p/xMvj6ako5HV</text:span></text:a><text:span text:style-name="T416"> </text:span></text:p>
      <text:p text:style-name="Text_20_body"><text:span text:style-name="T416">Komplexes Beispiel bit shifting (mit Konstanten und Iota): </text:span><text:a xlink:type="simple" xlink:href="https://go.dev/play/p/szGbnPhwwtB" text:style-name="Internet_20_link" text:visited-style-name="Visited_20_Internet_20_Link"><text:span text:style-name="T416">https://go.dev/play/p/szGbnPhwwtB</text:span></text:a><text:span text:style-name="T416"> </text:span></text:p>
      <text:p text:style-name="Text_20_body"><text:span text:style-name="T416">Beispiel anderer bit-manipulierender Operatoren: </text:span><text:a xlink:type="simple" xlink:href="https://go.dev/play/p/fhPRztZQHu0" text:style-name="Internet_20_link" text:visited-style-name="Visited_20_Internet_20_Link"><text:span text:style-name="T416">https://go.dev/play/p/fhPRztZQHu0</text:span></text:a></text:p>
      <text:p text:style-name="Text_20_body"><text:span text:style-name="T416">Beitrag Medium zu Bit Operatoren: </text:span><text:a xlink:type="simple" xlink:href="https://medium.com/learning-the-go-programming-language/bit-hacking-with-go-e0acee258827" text:style-name="Internet_20_link" text:visited-style-name="Visited_20_Internet_20_Link"><text:span text:style-name="T416">https://medium.com/learning-the-go-programming-language/bit-hacking-with-go-e0acee258827</text:span></text:a><text:span text:style-name="T416"> </text:span></text:p>
      <text:h text:style-name="P203" text:outline-level="1"><text:bookmark-start text:name="__RefHeading___Toc24470_3686778067"/><text:span text:style-name="T1">Lektion </text:span><text:span text:style-name="T394">47</text:span><text:span text:style-name="T60"> – </text:span><text:span text:style-name="T121">Weitere </text:span><text:span text:style-name="T84">Hinweise</text:span><text:bookmark-end text:name="__RefHeading___Toc24470_3686778067"/></text:h>
      <text:p text:style-name="P18">Takeaway: <text:span text:style-name="T41">Machen, </text:span><text:span text:style-name="T42">auch wenn einfach oder zu schwer</text:span><text:span text:style-name="T41">!</text:span></text:p>
      <text:h text:style-name="P204" text:outline-level="1"><text:bookmark-start text:name="__RefHeading___Toc24472_3686778067"/><text:span text:style-name="T1">Lektion </text:span><text:span text:style-name="T394">48</text:span><text:span text:style-name="T60"> – </text:span><text:span text:style-name="T85">Übung 1 </text:span><text:bookmark-end text:name="__RefHeading___Toc24472_3686778067"/></text:h>
      <text:p text:style-name="P18">Schreiben Sie ein kurzes Programm, das einer Variablen den Typ uint32 zuweist. Weise<text:span text:style-name="T127">n Sie</text:span> dieser Variablen einen Wert aus ihrem Wertebereich zu.</text:p>
      <text:p text:style-name="P18"><text:soft-page-break/><text:span text:style-name="T127">Geben Sie den</text:span> Wert als Dezimalzahl, als Binärzahl und in hexadezimaler Schreibweise (mit vorangestelltem „0x“<text:span text:style-name="T127">)</text:span> aus. </text:p>
      <text:h text:style-name="P203" text:outline-level="1"><text:bookmark-start text:name="__RefHeading___Toc24474_3686778067"/><text:span text:style-name="T1">Lektion </text:span><text:span text:style-name="T394">49</text:span><text:span text:style-name="T60"> – </text:span><text:span text:style-name="T85">Übung 1 Beispiellösung</text:span><text:bookmark-end text:name="__RefHeading___Toc24474_3686778067"/></text:h>
      <text:p text:style-name="Text_20_body"><text:a xlink:type="simple" xlink:href="https://go.dev/play/p/uBTJFYwDDqB" text:style-name="Internet_20_link" text:visited-style-name="Visited_20_Internet_20_Link"><text:span text:style-name="T416">https://go.dev/play/p/uBTJFYwDDqB</text:span></text:a><text:span text:style-name="T416"> </text:span></text:p>
      <text:h text:style-name="P205" text:outline-level="1"><text:bookmark-start text:name="__RefHeading___Toc24476_3686778067"/><text:span text:style-name="T1">Lektion </text:span><text:span text:style-name="T394">50</text:span><text:span text:style-name="T60"> – </text:span><text:span text:style-name="T85">Übung </text:span><text:span text:style-name="T122">2</text:span><text:span text:style-name="T85"> </text:span><text:bookmark-end text:name="__RefHeading___Toc24476_3686778067"/></text:h>
      <text:p text:style-name="P18">Nutzen Sie die nachfolgenden Operatoren und erstellen Sie je einen Ausdruck damit, deren Werte (Auswertung) Sie jeweils einer <text:span text:style-name="T127">V</text:span>ariablen zuweisen (mittels Short Declaration Operator).</text:p>
      <text:p text:style-name="P18"><text:span text:style-name="T122">1</text:span>. ==<text:tab/><text:span text:style-name="T122">in Variable a</text:span></text:p>
      <text:p text:style-name="P18"><text:span text:style-name="T122">2</text:span>. &lt;=<text:tab/><text:span text:style-name="T122">in Variable b</text:span></text:p>
      <text:p text:style-name="P18"><text:span text:style-name="T122">3</text:span>. &gt;=<text:tab/><text:span text:style-name="T122">in Variable c</text:span></text:p>
      <text:p text:style-name="P18"><text:span text:style-name="T122">4</text:span>. !=<text:tab/><text:span text:style-name="T122">in Variable d</text:span></text:p>
      <text:p text:style-name="P18"><text:span text:style-name="T122">5</text:span>. &lt;<text:tab/><text:span text:style-name="T122">in Variable e</text:span></text:p>
      <text:p text:style-name="P18"><text:span text:style-name="T122">6</text:span>. &gt;<text:tab/><text:span text:style-name="T122">in Variable f</text:span></text:p>
      <text:p text:style-name="P18">Geben Sie die Werte der Variablen a bis f mit nur einem Statement untereinander aus. </text:p>
      <text:h text:style-name="P205" text:outline-level="1"><text:bookmark-start text:name="__RefHeading___Toc24478_3686778067"/><text:span text:style-name="T1">Lektion </text:span><text:span text:style-name="T394">51</text:span><text:span text:style-name="T60"> – </text:span><text:span text:style-name="T85">Übung </text:span><text:span text:style-name="T122">2</text:span><text:span text:style-name="T85"> Beispiellösung</text:span><text:bookmark-end text:name="__RefHeading___Toc24478_3686778067"/></text:h>
      <text:p text:style-name="Text_20_body"><text:a xlink:type="simple" xlink:href="https://go.dev/play/p/uqqeb3vFR9t" text:style-name="Internet_20_link" text:visited-style-name="Visited_20_Internet_20_Link"><text:span text:style-name="T416">https://go.dev/play/p/uqqeb3vFR9t</text:span></text:a><text:span text:style-name="T416"> </text:span></text:p>
      <text:h text:style-name="P205" text:outline-level="1"><text:bookmark-start text:name="__RefHeading___Toc24480_3686778067"/><text:span text:style-name="T1">Lektion </text:span><text:span text:style-name="T394">52</text:span><text:span text:style-name="T60"> – </text:span><text:span text:style-name="T85">Übung </text:span><text:span text:style-name="T122">3</text:span><text:span text:style-name="T85"> </text:span><text:bookmark-end text:name="__RefHeading___Toc24480_3686778067"/></text:h>
      <text:p text:style-name="P18">Erstellen Sie sowohl „typed“ als auch „untyped“ Konstanten.</text:p>
      <text:p text:style-name="P18">Geben Sie in einem Statement die zugewiesenen Werte und zugewiesenen/angenommenen Typen aus.</text:p>
      <text:h text:style-name="P205" text:outline-level="1"><text:bookmark-start text:name="__RefHeading___Toc24482_3686778067"/><text:span text:style-name="T1">Lektion </text:span><text:span text:style-name="T394">53</text:span><text:span text:style-name="T60"> – </text:span><text:span text:style-name="T85">Übung </text:span><text:span text:style-name="T122">3</text:span><text:span text:style-name="T85"> Beispiellösung</text:span><text:bookmark-end text:name="__RefHeading___Toc24482_3686778067"/></text:h>
      <text:p text:style-name="Text_20_body"><text:a xlink:type="simple" xlink:href="https://go.dev/play/p/squOAZP2LED" text:style-name="Internet_20_link" text:visited-style-name="Visited_20_Internet_20_Link"><text:span text:style-name="T416">https://go.dev/play/p/squOAZP2LED</text:span></text:a><text:span text:style-name="T449"> </text:span></text:p>
      <text:h text:style-name="P206" text:outline-level="1"><text:bookmark-start text:name="__RefHeading___Toc24484_3686778067"/><text:span text:style-name="T1">Lektion </text:span><text:span text:style-name="T394">54</text:span><text:span text:style-name="T60"> – </text:span><text:span text:style-name="T85">Übung </text:span><text:span text:style-name="T123">4</text:span><text:span text:style-name="T85"> </text:span><text:bookmark-end text:name="__RefHeading___Toc24484_3686778067"/></text:h>
      <text:p text:style-name="P18">Schreiben Sie ein Programm, das</text:p>
      <text:list xml:id="list1406769987" text:style-name="L27">
        <text:list-item>
          <text:p text:style-name="P377">einer Variable den Typ int und den Wert 23232 zuweist.</text:p>
        </text:list-item>
        <text:list-item>
          <text:p text:style-name="P378"><text:span text:style-name="T123">Geben Sie diese</text:span><text:span text:style-name="T126">n Wert</text:span><text:span text:style-name="T123"> nebeneinander als binär, </text:span>de<text:span text:style-name="T123">z</text:span>imal <text:span text:style-name="T123">u</text:span>nd hex<text:span text:style-name="T123">adezimal aus.</text:span></text:p>
        </text:list-item>
        <text:list-item>
          <text:p text:style-name="P378"><text:span text:style-name="T123">Weisen Sie das um 1 nach links verschobene Bitmuster </text:span><text:span text:style-name="T126">diesen Wertes</text:span><text:span text:style-name="T123"> einer neuen Variable zu.</text:span></text:p>
        </text:list-item>
        <text:list-item>
          <text:p text:style-name="P378"><text:span text:style-name="T123">Geben Sie den Wert dieser Variablen nebeneinander als binär, </text:span>de<text:span text:style-name="T123">z</text:span>imal <text:span text:style-name="T123">u</text:span>nd hex<text:span text:style-name="T123">adezimal aus.</text:span></text:p>
        </text:list-item>
      </text:list>
      <text:p text:style-name="P18"><text:soft-page-break/><text:span text:style-name="T3">Tipp:</text:span> „Verb“ für die Ausgabe in Binärschreibweise ist „%b“ und Breite des Ausdrucks auf 32 Stellen erweister<text:span text:style-name="T126">t</text:span> und <text:span text:style-name="T126">(</text:span>nach links<text:span text:style-name="T126">)</text:span> mit Nullen auf<text:span text:style-name="T126">ge</text:span>füll<text:span text:style-name="T126">t</text:span>: „%032b“.</text:p>
      <text:h text:style-name="P206" text:outline-level="1"><text:bookmark-start text:name="__RefHeading___Toc24486_3686778067"/><text:span text:style-name="T1">Lektion </text:span><text:span text:style-name="T394">55</text:span><text:span text:style-name="T60"> – </text:span><text:span text:style-name="T85">Übung </text:span><text:span text:style-name="T123">4</text:span><text:span text:style-name="T85"> Beispiellösung</text:span><text:bookmark-end text:name="__RefHeading___Toc24486_3686778067"/></text:h>
      <text:p text:style-name="Text_20_body"><text:a xlink:type="simple" xlink:href="https://go.dev/play/p/a6E6ByCRJfo" text:style-name="Internet_20_link" text:visited-style-name="Visited_20_Internet_20_Link"><text:span text:style-name="T416">https://go.dev/play/p/a6E6ByCRJfo</text:span></text:a><text:span text:style-name="T416"> </text:span></text:p>
      <text:h text:style-name="P207" text:outline-level="1"><text:bookmark-start text:name="__RefHeading___Toc24488_3686778067"/><text:span text:style-name="T1">Lektion </text:span><text:span text:style-name="T394">56</text:span><text:span text:style-name="T60"> – </text:span><text:span text:style-name="T85">Übung </text:span><text:span text:style-name="T124">5</text:span><text:span text:style-name="T85"> </text:span><text:bookmark-end text:name="__RefHeading___Toc24488_3686778067"/></text:h>
      <text:p text:style-name="P18">Erstellen Sie mit dem Short Declaration Operator eine <text:span text:style-name="T408">Variable vom Typ </text:span><text:span text:style-name="T329">string</text:span> und weisen Sie ihr als Wert mittels eines „raw string literal“ zu. Der Wert sollte einen Zeilenumbruch enthalten OHNE einen „escaped character“ wie „\n“ zu nutzen. </text:p>
      <text:h text:style-name="P207" text:outline-level="1"><text:bookmark-start text:name="__RefHeading___Toc24490_3686778067"/><text:span text:style-name="T1">Lektion </text:span><text:span text:style-name="T394">57</text:span><text:span text:style-name="T60"> – </text:span><text:span text:style-name="T85">Übung </text:span><text:span text:style-name="T124">5</text:span><text:span text:style-name="T85"> Beispiellösung</text:span><text:bookmark-end text:name="__RefHeading___Toc24490_3686778067"/></text:h>
      <text:p text:style-name="Text_20_body"><text:a xlink:type="simple" xlink:href="https://go.dev/play/p/P_HdKpJbE21" text:style-name="Internet_20_link" text:visited-style-name="Visited_20_Internet_20_Link"><text:span text:style-name="T416">https://go.dev/play/p/P_HdKpJbE21</text:span></text:a><text:span text:style-name="T416"> </text:span></text:p>
      <text:h text:style-name="P207" text:outline-level="1"><text:bookmark-start text:name="__RefHeading___Toc24492_3686778067"/><text:span text:style-name="T1">Lektion </text:span><text:span text:style-name="T394">58</text:span><text:span text:style-name="T60"> – </text:span><text:span text:style-name="T85">Übung </text:span><text:span text:style-name="T124">6</text:span><text:span text:style-name="T85"> </text:span><text:bookmark-end text:name="__RefHeading___Toc24492_3686778067"/></text:h>
      <text:p text:style-name="P18">Erstellen Sie 4 Konstanten der nächsten Jahreszahlen beginnenend mit dem aktuellen Jahr und nutzen Sie dazu den Ausdruck iota in allen Wertzuweisungen. Geben Sie die Konstanten nebeneinander durch Leerzeichen getrennt aus.</text:p>
      <text:h text:style-name="P207" text:outline-level="1"><text:bookmark-start text:name="__RefHeading___Toc24494_3686778067"/><text:span text:style-name="T1">Lektion </text:span><text:span text:style-name="T394">59</text:span><text:span text:style-name="T60"> – </text:span><text:span text:style-name="T85">Übung </text:span><text:span text:style-name="T124">6</text:span><text:span text:style-name="T85"> Beispiellösung</text:span><text:bookmark-end text:name="__RefHeading___Toc24494_3686778067"/></text:h>
      <text:p text:style-name="Text_20_body"><text:a xlink:type="simple" xlink:href="https://go.dev/play/p/H0N99M4Zvml" text:style-name="Internet_20_link" text:visited-style-name="Visited_20_Internet_20_Link"><text:span text:style-name="T416">https://go.dev/play/p/H0N99M4Zvml</text:span></text:a><text:span text:style-name="T416"> </text:span></text:p>
      <text:h text:style-name="P188" text:outline-level="1"><text:bookmark-start text:name="__RefHeading___Toc24496_3686778067"/>Quiz <text:span text:style-name="T125">2</text:span><text:bookmark-end text:name="__RefHeading___Toc24496_3686778067"/></text:h>
      <text:h text:style-name="P208" text:outline-level="1"><text:bookmark-start text:name="__RefHeading___Toc24498_3686778067"/><text:span text:style-name="T1">Lektion </text:span><text:span text:style-name="T394">60</text:span><text:span text:style-name="T60"> – </text:span><text:span text:style-name="T96">Übung </text:span><text:span text:style-name="T125">7</text:span><text:span text:style-name="T96"> Quiz-</text:span><text:span text:style-name="T125">2</text:span><text:span text:style-name="T96"> Lösung</text:span><text:bookmark-end text:name="__RefHeading___Toc24498_3686778067"/></text:h>
      <text:h text:style-name="P209" text:outline-level="1"><text:bookmark-start text:name="__RefHeading___Toc24500_3686778067"/><text:span text:style-name="T1">Lektion </text:span><text:span text:style-name="T394">61</text:span><text:span text:style-name="T60"> – Kontrollstrukturen (control flow) - let it flow!</text:span><text:bookmark-end text:name="__RefHeading___Toc24500_3686778067"/></text:h>
      <text:p text:style-name="P157"><text:span text:style-name="T424">Kontrollstrukturen</text:span><text:span text:style-name="T450"> sind in der Informatik die Vorgabe, in welcher Reihenfolge die Handlungsschritte eines Algorithmus abgearbeitet werden. In imperativen Programmiersprachen werden sie durch </text:span><text:span text:style-name="T424">Kontrollanweisungen</text:span><text:span text:style-name="T450"> (</text:span><text:span text:style-name="T424">Steuerkonstrukte</text:span><text:span text:style-name="T450">) implementiert. Mit Kontrollstrukturen können Programme auf verschiedene Zustände reagieren, indem Programmteile nur bedingt (bedingte Anweisung) oder wiederholt (Schleife) ausgeführt werden.</text:span><text:a xlink:type="simple" xlink:href="https://de.wikipedia.org/wiki/Kontrollstruktur#cite_note-1" text:style-name="Internet_20_link" text:visited-style-name="Visited_20_Internet_20_Link"><text:span text:style-name="T128">*</text:span></text:a><text:span text:style-name="T450"> </text:span></text:p>
      <text:p text:style-name="Text_20_body"><text:span text:style-name="T416">Flow control (english): </text:span><text:a xlink:type="simple" xlink:href="https://en.wikipedia.org/wiki/Control_flow" text:style-name="Internet_20_link" text:visited-style-name="Visited_20_Internet_20_Link"><text:span text:style-name="T416">https://en.wikipedia.org/wiki/Control_flow</text:span></text:a><text:span text:style-name="T416"> </text:span></text:p>
      <text:p text:style-name="Text_20_body"><text:span text:style-name="T416">Kontrollstruktur(en) (deutsch): </text:span><text:a xlink:type="simple" xlink:href="https://de.wikipedia.org/wiki/Kontrollstruktur" text:style-name="Internet_20_link" text:visited-style-name="Visited_20_Internet_20_Link"><text:span text:style-name="T416">https://de.wikipedia.org/wiki/Kontrollstruktur</text:span></text:a><text:span text:style-name="T416"> </text:span></text:p>
      <text:h text:style-name="P210" text:outline-level="1"><text:bookmark-start text:name="__RefHeading___Toc24502_3686778067"/><text:soft-page-break/><text:span text:style-name="T1">Lektion </text:span><text:span text:style-name="T394">62</text:span><text:span text:style-name="T60"> – </text:span><text:span text:style-name="T129">init, cond, post</text:span><text:bookmark-end text:name="__RefHeading___Toc24502_3686778067"/></text:h>
      <text:p text:style-name="P48">Eine „For“-Schleife wird durch das Keyword „for“ eingeleitet. Sie ermöglicht es, einen mit {} umschlossenen Codeblock wiederholt auszuführen. „For“ sollte hier vielleicht nicht mit „für“ übersetzt werden, sondern gibt einen Zeitraum an. Die Bedeutung ist also eher „solange“. Also vereinfacht: Solange dies (noch) zutrifft, mache jenes.</text:p>
      <text:p text:style-name="P48">Mit drei Literalen kann dieses „dies“, was zutreffen kann beschrieben werden.</text:p>
      <text:p text:style-name="P48">1. <text:span text:style-name="T3">Init</text:span>ialisierung: eine Zählvariable wird für die Dauer der Schleifenausführung deklariert und mit einem Startwert initialisiert.</text:p>
      <text:p text:style-name="P48">2. <text:span text:style-name="T3">Cond</text:span>ition/Bedingung: Es wird eine Abbruchbedingung für weitere Durchläufe gestellt.</text:p>
      <text:p text:style-name="P48">Und</text:p>
      <text:p text:style-name="P48">3. <text:span text:style-name="T3">Post</text:span>-increment oder -dekrement wird der Wert der Zählvariable verändert.</text:p>
      <text:p text:style-name="P99"><text:span text:style-name="T451">Einfaches Beispiel: </text:span><text:a xlink:type="simple" xlink:href="https://go.dev/play/p/YjvKOOz9tbZ" text:style-name="Internet_20_link" text:visited-style-name="Visited_20_Internet_20_Link"><text:span text:style-name="T416">https://go.dev/play/p/YjvKOOz9tbZ</text:span></text:a><text:span text:style-name="T416"> </text:span></text:p>
      <text:p text:style-name="P156"><text:span text:style-name="T451">Einfache </text:span><text:span text:style-name="T452">Erklärungen</text:span><text:span text:style-name="T451">: </text:span><text:a xlink:type="simple" xlink:href="https://gobyexample.com/for" text:style-name="Internet_20_link" text:visited-style-name="Visited_20_Internet_20_Link"><text:span text:style-name="T416">https://gobyexample.com/for</text:span></text:a><text:span text:style-name="T416"> </text:span></text:p>
      <text:p text:style-name="P155"><text:span text:style-name="T452">Beispiel, wie Pre-Inkrement/Decrement in Go umgesetzt werden muss:<text:line-break/></text:span><text:a xlink:type="simple" xlink:href="https://go.dev/play/p/STbMiE5IoAg" text:style-name="Internet_20_link" text:visited-style-name="Visited_20_Internet_20_Link"><text:span text:style-name="T416">https://go.dev/play/p/STbMiE5IoAg</text:span></text:a><text:span text:style-name="T416"> </text:span></text:p>
      <text:p text:style-name="P155"><text:span text:style-name="T452">Für Fortgeschrittene nochmals hier: </text:span><text:a xlink:type="simple" xlink:href="https://yourbasic.org/golang/gotcha-increment-decrement-statement/" text:style-name="Internet_20_link" text:visited-style-name="Visited_20_Internet_20_Link"><text:span text:style-name="T416">https://yourbasic.org/golang/gotcha-increment-decrement-statement/</text:span></text:a><text:span text:style-name="T416"> </text:span></text:p>
      <text:h text:style-name="P211" text:outline-level="1"><text:bookmark-start text:name="__RefHeading___Toc24504_3686778067"/><text:span text:style-name="T1">Lektion </text:span><text:span text:style-name="T394">63</text:span><text:span text:style-name="T60"> – Beispiel für verschachtelte Schleifen</text:span><text:bookmark-end text:name="__RefHeading___Toc24504_3686778067"/></text:h>
      <text:p text:style-name="P154"><text:span text:style-name="T453">Beispiel für eine einfach verschachtelte Schleife mit zwei </text:span><text:span text:style-name="T452">F</text:span><text:span text:style-name="T453">or-Statements:<text:line-break/></text:span><text:a xlink:type="simple" xlink:href="https://go.dev/play/p/9aTSTdIxslk" text:style-name="Internet_20_link" text:visited-style-name="Visited_20_Internet_20_Link"><text:span text:style-name="T416">https://go.dev/play/p/9aTSTdIxslk</text:span></text:a><text:span text:style-name="T416"> </text:span></text:p>
      <text:h text:style-name="P212" text:outline-level="1"><text:bookmark-start text:name="__RefHeading___Toc24506_3686778067"/><text:span text:style-name="T1">Lektion </text:span><text:span text:style-name="T394">64</text:span><text:span text:style-name="T60"> – Die For-Anweisung/Dokumentation verstehen</text:span><text:bookmark-end text:name="__RefHeading___Toc24506_3686778067"/></text:h>
      <text:p text:style-name="P153"><text:span text:style-name="T454">Beispiele und Definition von For-Anweisungen in dem Spezifikationen: </text:span><text:a xlink:type="simple" xlink:href="https://go.dev/ref/spec#For" text:style-name="Internet_20_link" text:visited-style-name="Visited_20_Internet_20_Link"><text:span text:style-name="T416">https://go.dev/ref/spec#For</text:span></text:a><text:span text:style-name="T416"> </text:span></text:p>
      <text:p text:style-name="P153"><text:span text:style-name="T454">Erweriterte Backus-Naur Form zu Darstellung der Syntaxvorschr</text:span><text:span text:style-name="T455">i</text:span><text:span text:style-name="T454">ften in Programmiersprachen: </text:span><text:a xlink:type="simple" xlink:href="https://de.wikipedia.org/wiki/Erweiterte_Backus-Naur-Form" text:style-name="Internet_20_link" text:visited-style-name="Visited_20_Internet_20_Link"><text:span text:style-name="T416">https://de.wikipedia.org/wiki/Erweiterte_Backus-Naur-Form</text:span></text:a><text:span text:style-name="T416"> </text:span></text:p>
      <text:p text:style-name="P152"><text:span text:style-name="T454">Aus der Dokumentation der Programmierer/Hersteller von Go (ehemals „Effective Go“) mit einfachen Beispielen: </text:span><text:a xlink:type="simple" xlink:href="https://go.dev/doc/effective_go#for" text:style-name="Internet_20_link" text:visited-style-name="Visited_20_Internet_20_Link"><text:span text:style-name="T416">https://go.dev/doc/effective_go#for</text:span></text:a><text:span text:style-name="T454"> </text:span></text:p>
      <text:h text:style-name="P213" text:outline-level="1"><text:bookmark-start text:name="__RefHeading___Toc24508_3686778067"/><text:span text:style-name="T1">Lektion </text:span><text:span text:style-name="T394">65</text:span><text:span text:style-name="T60"> – </text:span><text:span text:style-name="T130">Break und Continue</text:span><text:bookmark-end text:name="__RefHeading___Toc24508_3686778067"/></text:h>
      <text:p text:style-name="P151"><text:span text:style-name="T454">Beispiele </text:span><text:span text:style-name="T456">für Break um aus einer Endlosschleife herauszukommen: </text:span><text:a xlink:type="simple" xlink:href="https://go.dev/play/p/2j1M7rDnVAF" text:style-name="Internet_20_link" text:visited-style-name="Visited_20_Internet_20_Link"><text:span text:style-name="T416">https://go.dev/play/p/2j1M7rDnVAF</text:span></text:a><text:span text:style-name="T456"> </text:span></text:p>
      <text:p text:style-name="P150"><text:span text:style-name="T457">Beispiel, für die mögliche Anwendung von break und continue: </text:span><text:a xlink:type="simple" xlink:href="https://go.dev/play/p/GoNHeHQkRtI" text:style-name="Internet_20_link" text:visited-style-name="Visited_20_Internet_20_Link"><text:span text:style-name="T416">https://go.dev/play/p/GoNHeHQkRtI</text:span></text:a><text:span text:style-name="T457"> <text:line-break/></text:span><text:span text:style-name="T458">und nochmals mit anders gestalteter Bedingung (Bit Operator): </text:span><text:a xlink:type="simple" xlink:href="https://go.dev/play/p/pvmEI74HKoB" text:style-name="Internet_20_link" text:visited-style-name="Visited_20_Internet_20_Link"><text:span text:style-name="T416">https://go.dev/play/p/pvmEI74HKoB</text:span></text:a><text:span text:style-name="T458"> <text:s/></text:span></text:p>
      <text:h text:style-name="P214" text:outline-level="1"><text:bookmark-start text:name="__RefHeading___Toc24510_3686778067"/><text:soft-page-break/><text:span text:style-name="T1">Lektion </text:span><text:span text:style-name="T394">66</text:span><text:span text:style-name="T60"> – </text:span><text:span text:style-name="T131">ASCII Zeichen in Schleife ausgeben</text:span><text:bookmark-end text:name="__RefHeading___Toc24510_3686778067"/></text:h>
      <text:p text:style-name="P149"><text:span text:style-name="T459">Beispiel: </text:span><text:a xlink:type="simple" xlink:href="https://go.dev/play/p/ttMWk2ccYDk" text:style-name="Internet_20_link" text:visited-style-name="Visited_20_Internet_20_Link"><text:span text:style-name="T416">https://go.dev/play/p/ttMWk2ccYDk</text:span></text:a><text:span text:style-name="T459"> </text:span></text:p>
      <text:h text:style-name="P215" text:outline-level="1"><text:bookmark-start text:name="__RefHeading___Toc24512_3686778067"/><text:span text:style-name="T1">Lektion </text:span><text:span text:style-name="T394">67</text:span><text:span text:style-name="T60"> – if - die bedingte Verzweigung</text:span><text:bookmark-end text:name="__RefHeading___Toc24512_3686778067"/></text:h>
      <text:p text:style-name="P148"><text:span text:style-name="T416">Beispiel: </text:span><text:a xlink:type="simple" xlink:href="https://go.dev/play/p/arW3mnwYijt" text:style-name="Internet_20_link" text:visited-style-name="Visited_20_Internet_20_Link"><text:span text:style-name="T416">https://go.dev/play/p/arW3mnwYijt</text:span></text:a><text:span text:style-name="T416"> </text:span></text:p>
      <text:h text:style-name="P216" text:outline-level="1"><text:bookmark-start text:name="__RefHeading___Toc24514_3686778067"/><text:span text:style-name="T1">Lektion </text:span><text:span text:style-name="T394">68</text:span><text:span text:style-name="T60"> – if, else if, else - Wenn dies, dann jenes, ansonsten welches ...</text:span><text:bookmark-end text:name="__RefHeading___Toc24514_3686778067"/></text:h>
      <text:p text:style-name="P147"><text:span text:style-name="T416">Beispiel: </text:span><text:a xlink:type="simple" xlink:href="https://go.dev/play/p/fE9OTBwRywG" text:style-name="Internet_20_link" text:visited-style-name="Visited_20_Internet_20_Link"><text:span text:style-name="T416">https://go.dev/play/p/fE9OTBwRywG</text:span></text:a><text:span text:style-name="T416"> </text:span></text:p>
      <text:h text:style-name="P217" text:outline-level="1"><text:bookmark-start text:name="__RefHeading___Toc24516_3686778067"/><text:span text:style-name="T1">Lektion </text:span><text:span text:style-name="T394">69</text:span><text:span text:style-name="T60"> – </text:span><text:span text:style-name="T132">for- und if-Statements mit Modulo Operator in einem Beispiel</text:span><text:bookmark-end text:name="__RefHeading___Toc24516_3686778067"/></text:h>
      <text:p text:style-name="P146"><text:span text:style-name="T459">Der Beispiel: </text:span><text:a xlink:type="simple" xlink:href="https://go.dev/play/p/1qiFBsbcGWR" text:style-name="Internet_20_link" text:visited-style-name="Visited_20_Internet_20_Link"><text:span text:style-name="T416">https://go.dev/play/p/1qiFBsbcGWR</text:span></text:a><text:span text:style-name="T459"> </text:span></text:p>
      <text:h text:style-name="P218" text:outline-level="1"><text:bookmark-start text:name="__RefHeading___Toc24518_3686778067"/><text:span text:style-name="T1">Lektion </text:span><text:span text:style-name="T394">70</text:span><text:span text:style-name="T60"> – </text:span><text:span text:style-name="T133">Switch Anweisung in Aktion</text:span><text:bookmark-end text:name="__RefHeading___Toc24518_3686778067"/></text:h>
      <text:p text:style-name="P18"><text:span text:style-name="T133">Das s</text:span>witch Statement / <text:span text:style-name="T133">die switch Anweisung</text:span></text:p>
      <text:p text:style-name="P18"><text:span text:style-name="T311">switch / case / default</text:span> </text:p>
      <text:list xml:id="list2327036847" text:style-name="L28">
        <text:list-item>
          <text:p text:style-name="P379"><text:span text:style-name="T133">„</text:span>fall-through“ <text:span text:style-name="T133">ist nicht standard, d.h. kein break nötig!</text:span> </text:p>
        </text:list-item>
        <text:list-item>
          <text:p text:style-name="P379"><text:span text:style-name="T133">f</text:span>all-through <text:span text:style-name="T133">aber möglich</text:span></text:p>
        </text:list-item>
        <text:list-item>
          <text:p text:style-name="P380">mehrere Fälle nacheinander</text:p>
        </text:list-item>
        <text:list-item>
          <text:p text:style-name="P379"><text:span text:style-name="T133">Die Fälle können auch wieder testbare Ausdrücke sein </text:span><text:span text:style-name="T134">(Fälle laufen, wenn „true“)</text:span></text:p>
        </text:list-item>
      </text:list>
      <text:p text:style-name="P49">Beispiele:</text:p>
      <text:p text:style-name="Text_20_body"><text:span text:style-name="T416">switch </text:span><text:span text:style-name="T460">mit bool Werten</text:span><text:span text:style-name="T416">: </text:span><text:a xlink:type="simple" xlink:href="https://go.dev/play/p/FPQp7-dfHgK" text:style-name="Internet_20_link" text:visited-style-name="Visited_20_Internet_20_Link"><text:span text:style-name="T416">https://go.dev/play/p/FPQp7-dfHgK</text:span></text:a><text:span text:style-name="T416"> </text:span><text:span text:style-name="T461"><text:s text:c="2"/></text:span><text:span text:style-name="T416"><text:s/></text:span></text:p>
      <text:p text:style-name="Text_20_body"><text:span text:style-name="T460">„</text:span><text:span text:style-name="T416">fall-through“ </text:span><text:span text:style-name="T460">ist nicht standard</text:span><text:span text:style-name="T416">: </text:span><text:a xlink:type="simple" xlink:href="https://go.dev/play/p/eQlPOXdwCF6" text:style-name="Internet_20_link" text:visited-style-name="Visited_20_Internet_20_Link"><text:span text:style-name="T416">https://go.dev/play/p/eQlPOXdwCF6</text:span></text:a><text:span text:style-name="T416"> </text:span></text:p>
      <text:p text:style-name="Text_20_body"><text:span text:style-name="T460">f</text:span><text:span text:style-name="T416">all-through </text:span><text:span text:style-name="T460">aber möglich</text:span><text:span text:style-name="T416">: </text:span><text:a xlink:type="simple" xlink:href="https://go.dev/play/p/CmJRvH6y5xu" text:style-name="Internet_20_link" text:visited-style-name="Visited_20_Internet_20_Link"><text:span text:style-name="T416">https://go.dev/play/p/CmJRvH6y5xu</text:span></text:a><text:span text:style-name="T416"> </text:span></text:p>
      <text:p text:style-name="Text_20_body"><text:span text:style-name="T416">default: </text:span><text:a xlink:type="simple" xlink:href="https://go.dev/play/p/Ut_gfOCJzEe" text:style-name="Internet_20_link" text:visited-style-name="Visited_20_Internet_20_Link"><text:span text:style-name="T416">https://go.dev/play/p/Ut_gfOCJzEe</text:span></text:a><text:span text:style-name="T416"> </text:span></text:p>
      <text:p text:style-name="Text_20_body"><text:span text:style-name="T416">switch </text:span><text:span text:style-name="T462">für einen Wert, welcher läuft? </text:span><text:a xlink:type="simple" xlink:href="https://go.dev/play/p/t__ffPEGEAB" text:style-name="Internet_20_link" text:visited-style-name="Visited_20_Internet_20_Link"><text:span text:style-name="T416">https://go.dev/play/p/t__ffPEGEAB</text:span></text:a><text:span text:style-name="T462"> </text:span></text:p>
      <text:p text:style-name="Text_20_body"><text:span text:style-name="T416">switch </text:span><text:span text:style-name="T462">für einen Wert, </text:span><text:span text:style-name="T463">für den mehrere Fälle gleic</text:span><text:span text:style-name="T464">h</text:span><text:span text:style-name="T463">zeitig geprüft werden</text:span><text:span text:style-name="T416">: </text:span><text:a xlink:type="simple" xlink:href="https://go.dev/play/p/J1vmeg5yPO-" text:style-name="Internet_20_link" text:visited-style-name="Visited_20_Internet_20_Link"><text:span text:style-name="T416">https://go.dev/play/p/J1vmeg5yPO-</text:span></text:a><text:span text:style-name="T416"> </text:span></text:p>
      <text:h text:style-name="P219" text:outline-level="1"><text:bookmark-start text:name="__RefHeading___Toc24520_3686778067"/><text:span text:style-name="T1">Lektion </text:span><text:span text:style-name="T394">71</text:span><text:span text:style-name="T60"> – switch - Blick in die Dokumentation</text:span><text:bookmark-end text:name="__RefHeading___Toc24520_3686778067"/></text:h>
      <text:p text:style-name="Text_20_body"><text:a xlink:type="simple" xlink:href="https://go.dev/ref/spec#Switch_statements" text:style-name="Internet_20_link" text:visited-style-name="Visited_20_Internet_20_Link"><text:span text:style-name="T416">https://go.dev/ref/spec#Switch_statements</text:span></text:a><text:span text:style-name="T416"> </text:span></text:p>
      <text:h text:style-name="P220" text:outline-level="1"><text:bookmark-start text:name="__RefHeading___Toc24522_3686778067"/><text:soft-page-break/><text:span text:style-name="T1">Lektion </text:span><text:span text:style-name="T394">72</text:span><text:span text:style-name="T60"> – </text:span><text:span text:style-name="T135">Logische Vergleichsoperatoren</text:span><text:bookmark-end text:name="__RefHeading___Toc24522_3686778067"/></text:h>
      <text:p text:style-name="P145">fmt.Println(true &amp;&amp; true)</text:p>
      <text:p text:style-name="P145">fmt.Println(true &amp;&amp; false)</text:p>
      <text:p text:style-name="P145"><text:span text:style-name="T135">fmt.</text:span>Println(true || true)</text:p>
      <text:p text:style-name="P145">fmt.Println(true || false)</text:p>
      <text:p text:style-name="P145">fmt.Println(!true)</text:p>
      <text:p text:style-name="Text_20_body"><text:a xlink:type="simple" xlink:href="https://go.dev/play/p/LdJlmtdodwC" text:style-name="Internet_20_link" text:visited-style-name="Visited_20_Internet_20_Link"><text:span text:style-name="T416">https://go.dev/play/p/LdJlmtdodwC</text:span></text:a><text:span text:style-name="T416"> </text:span></text:p>
      <text:p text:style-name="Text_20_body"><text:a xlink:type="simple" xlink:href="https://go.dev/play/p/1OmeFTU5lto" text:style-name="Internet_20_link" text:visited-style-name="Visited_20_Internet_20_Link"><text:span text:style-name="T416">https://go.dev/play/p/1OmeFTU5lto</text:span></text:a><text:span text:style-name="T416"> </text:span></text:p>
      <text:p text:style-name="Text_20_body"><text:a xlink:type="simple" xlink:href="https://go.dev/ref/spec#Logical_operators" text:style-name="Internet_20_link" text:visited-style-name="Visited_20_Internet_20_Link"><text:span text:style-name="T416">https://go.dev/ref/spec#Logical_operators</text:span></text:a><text:span text:style-name="T416"> </text:span></text:p>
      <text:h text:style-name="P221" text:outline-level="1"><text:bookmark-start text:name="__RefHeading___Toc24524_3686778067"/><text:span text:style-name="T1">Lektion </text:span><text:span text:style-name="T394">73</text:span><text:span text:style-name="T60"> – browsh - Beispiel für Go Progammierung</text:span><text:bookmark-end text:name="__RefHeading___Toc24524_3686778067"/></text:h>
      <text:p text:style-name="Text_20_body"><text:span text:style-name="T416">Website und Download: </text:span><text:a xlink:type="simple" xlink:href="https://www.brow.sh/" text:style-name="Internet_20_link" text:visited-style-name="Visited_20_Internet_20_Link"><text:span text:style-name="T416">https://www.brow.sh</text:span></text:a><text:span text:style-name="T416"> und </text:span><text:a xlink:type="simple" xlink:href="https://www.brow.sh/downloads/" text:style-name="Internet_20_link" text:visited-style-name="Visited_20_Internet_20_Link"><text:span text:style-name="T416">https://</text:span></text:a><text:a xlink:type="simple" xlink:href="https://www.brow.sh/downloads/" text:style-name="Internet_20_link" text:visited-style-name="Visited_20_Internet_20_Link"><text:span text:style-name="T465">www.b</text:span></text:a><text:a xlink:type="simple" xlink:href="https://www.brow.sh/downloads/" text:style-name="Internet_20_link" text:visited-style-name="Visited_20_Internet_20_Link"><text:span text:style-name="T416">row.sh/downloads/</text:span></text:a><text:span text:style-name="T416"> </text:span></text:p>
      <text:p text:style-name="P18">Quellcode (in Klammern ein großer Teil des Go-Codes)</text:p>
      <text:p text:style-name="Text_20_body"><text:a xlink:type="simple" xlink:href="https://github.com/browsh-org/browsh" text:style-name="Internet_20_link" text:visited-style-name="Visited_20_Internet_20_Link"><text:span text:style-name="T416">https://github.com/browsh-org/browsh</text:span></text:a><text:span text:style-name="T416"> <text:line-break/></text:span><text:span text:style-name="T465">(</text:span><text:a xlink:type="simple" xlink:href="https://github.com/browsh-org/browsh/tree/master/interfacer/src/browsh" text:style-name="Internet_20_link" text:visited-style-name="Visited_20_Internet_20_Link"><text:span text:style-name="T416">https://github.com/browsh-org/browsh/tree/master/interfacer/src/browsh</text:span></text:a><text:span text:style-name="T465">) </text:span></text:p>
      <text:h text:style-name="P222" text:outline-level="1"><text:bookmark-start text:name="__RefHeading___Toc24526_3686778067"/><text:span text:style-name="T1">Lektion </text:span><text:span text:style-name="T394">74</text:span><text:span text:style-name="T60"> – </text:span><text:span text:style-name="T136">Übung 1</text:span><text:bookmark-end text:name="__RefHeading___Toc24526_3686778067"/></text:h>
      <text:p text:style-name="P18">Geben Sie die Zahlen 1 bis 10000 aus.</text:p>
      <text:h text:style-name="P222" text:outline-level="1"><text:bookmark-start text:name="__RefHeading___Toc24528_3686778067"/><text:span text:style-name="T1">Lektion </text:span><text:span text:style-name="T394">75</text:span><text:span text:style-name="T60"> – </text:span><text:span text:style-name="T136">Übung 1 </text:span><text:span text:style-name="T139">Beispiellösung</text:span><text:bookmark-end text:name="__RefHeading___Toc24528_3686778067"/></text:h>
      <text:p text:style-name="Text_20_body"><text:a xlink:type="simple" xlink:href="https://go.dev/play/p/8AJQXsRhKgV" text:style-name="Internet_20_link" text:visited-style-name="Visited_20_Internet_20_Link"><text:span text:style-name="T416">https://go.dev/play/p/8AJQXsRhKgV</text:span></text:a><text:span text:style-name="T416"> </text:span></text:p>
      <text:p text:style-name="Text_20_body"><text:span text:style-name="T416">Alternative (unelegant): </text:span><text:a xlink:type="simple" xlink:href="https://go.dev/play/p/BW_c0WEIvPc" text:style-name="Internet_20_link" text:visited-style-name="Visited_20_Internet_20_Link"><text:span text:style-name="T416">https://go.dev/play/p/BW_c0WEIvPc</text:span></text:a><text:span text:style-name="T416"> </text:span><text:span text:style-name="T466">r</text:span><text:span text:style-name="T416"> </text:span></text:p>
      <text:h text:style-name="P223" text:outline-level="1"><text:bookmark-start text:name="__RefHeading___Toc24530_3686778067"/><text:span text:style-name="T1">Lektion </text:span><text:span text:style-name="T394">76</text:span><text:span text:style-name="T60"> – </text:span><text:span text:style-name="T136">Übung 2</text:span><text:bookmark-end text:name="__RefHeading___Toc24530_3686778067"/></text:h>
      <text:p text:style-name="P18">Geben Sie jeden „rune code point“ der Großbuchstaben des Aphabets drei mal aus. Das sollte so in etwa aussehen: </text:p>
      <text:p text:style-name="P18">65</text:p>
      <text:p text:style-name="P18">U+0041 'A'</text:p>
      <text:p text:style-name="P18">U+0041 'A'</text:p>
      <text:p text:style-name="P18">U+0041 'A'</text:p>
      <text:p text:style-name="P18">66</text:p>
      <text:p text:style-name="P18">U+0042 'B'<text:span text:style-name="T140">r</text:span></text:p>
      <text:p text:style-name="P18">U+0042 'B'</text:p>
      <text:p text:style-name="P18"><text:soft-page-break/>U+0042 'B'</text:p>
      <text:p text:style-name="P18">… <text:span text:style-name="T137">bis zum Character „Z“, </text:span><text:span text:style-name="T138">also A bis Z</text:span></text:p>
      <text:h text:style-name="P224" text:outline-level="1"><text:bookmark-start text:name="__RefHeading___Toc24532_3686778067"/><text:span text:style-name="T1">Lektion </text:span><text:span text:style-name="T394">77</text:span><text:span text:style-name="T60"> – </text:span><text:span text:style-name="T136">Übung 2 </text:span><text:span text:style-name="T139">Beispiellösung</text:span><text:bookmark-end text:name="__RefHeading___Toc24532_3686778067"/></text:h>
      <text:p text:style-name="Text_20_body"><text:a xlink:type="simple" xlink:href="https://go.dev/play/p/gUFgee2tasg" text:style-name="Internet_20_link" text:visited-style-name="Visited_20_Internet_20_Link"><text:span text:style-name="T416">https://go.dev/play/p/gUFgee2tasg</text:span></text:a><text:span text:style-name="T416"> </text:span></text:p>
      <text:h text:style-name="P223" text:outline-level="1"><text:bookmark-start text:name="__RefHeading___Toc24534_3686778067"/><text:span text:style-name="T1">Lektion </text:span><text:span text:style-name="T394">78</text:span><text:span text:style-name="T60"> – </text:span><text:span text:style-name="T136">Übung 3</text:span><text:bookmark-end text:name="__RefHeading___Toc24534_3686778067"/></text:h>
      <text:p text:style-name="P18">Erstellen Sie eine <text:span text:style-name="T141">Schleife</text:span> mit </text:p>
      <text:p text:style-name="P91">for condition { }</text:p>
      <text:p text:style-name="P18">und geben Sie damit alle Jahre aus, die sie bereits leben (in denen sie gelebt haben).</text:p>
      <text:h text:style-name="P225" text:outline-level="1"><text:bookmark-start text:name="__RefHeading___Toc24536_3686778067"/><text:span text:style-name="T1">Lektion </text:span><text:span text:style-name="T394">79</text:span><text:span text:style-name="T60"> – </text:span><text:span text:style-name="T136">Übung </text:span><text:span text:style-name="T141">3</text:span><text:span text:style-name="T136"> </text:span><text:span text:style-name="T139">Beispiellösung</text:span><text:bookmark-end text:name="__RefHeading___Toc24536_3686778067"/></text:h>
      <text:p text:style-name="Text_20_body"><text:a xlink:type="simple" xlink:href="https://go.dev/play/p/9SnkJMv-7FM" text:style-name="Internet_20_link" text:visited-style-name="Visited_20_Internet_20_Link"><text:span text:style-name="T416">https://go.dev/play/p/9SnkJMv-7FM</text:span></text:a><text:span text:style-name="T416"> <text:s/></text:span></text:p>
      <text:h text:style-name="P226" text:outline-level="1"><text:bookmark-start text:name="__RefHeading___Toc24538_3686778067"/><text:span text:style-name="T1">Lektion </text:span><text:span text:style-name="T394">80</text:span><text:span text:style-name="T60"> – </text:span><text:span text:style-name="T136">Übung 4</text:span><text:bookmark-end text:name="__RefHeading___Toc24538_3686778067"/></text:h>
      <text:p text:style-name="P18">Erstellen Sie eine <text:span text:style-name="T141">Schleife</text:span> mit </text:p>
      <text:p text:style-name="P91">for { }</text:p>
      <text:p text:style-name="P18">und geben Sie damit alle Jahre aus, die sie bereits leben (in denen sie gelebt haben).</text:p>
      <text:h text:style-name="P225" text:outline-level="1"><text:bookmark-start text:name="__RefHeading___Toc24540_3686778067"/><text:span text:style-name="T1">Lektion </text:span><text:span text:style-name="T394">81</text:span><text:span text:style-name="T60"> – </text:span><text:span text:style-name="T136">Übung </text:span><text:span text:style-name="T141">4</text:span><text:span text:style-name="T136"> </text:span><text:span text:style-name="T139">Beispiellösung</text:span><text:bookmark-end text:name="__RefHeading___Toc24540_3686778067"/></text:h>
      <text:p text:style-name="Text_20_body"><text:a xlink:type="simple" xlink:href="https://go.dev/play/p/Dg-aqljad-v" text:style-name="Internet_20_link" text:visited-style-name="Visited_20_Internet_20_Link"><text:span text:style-name="T416">https://go.dev/play/p/Dg-aqljad-v</text:span></text:a><text:span text:style-name="T416"> </text:span></text:p>
      <text:h text:style-name="P223" text:outline-level="1"><text:bookmark-start text:name="__RefHeading___Toc24542_3686778067"/><text:span text:style-name="T1">Lektion </text:span><text:span text:style-name="T394">82</text:span><text:span text:style-name="T60"> – </text:span><text:span text:style-name="T136">Übung 5</text:span><text:bookmark-end text:name="__RefHeading___Toc24542_3686778067"/></text:h>
      <text:p text:style-name="P18"><text:span text:style-name="T137">Geben Sie den Rest</text:span> (modul<text:span text:style-name="T137">o</text:span>) <text:span text:style-name="T137">aus</text:span>, <text:span text:style-name="T137">der bei der Teilung der Zahlen zwischen 10 und 100 (jeweils einschließlich) durch 4 ergibt.</text:span></text:p>
      <text:h text:style-name="P227" text:outline-level="1"><text:bookmark-start text:name="__RefHeading___Toc24544_3686778067"/><text:span text:style-name="T1">Lektion </text:span><text:span text:style-name="T394">83</text:span><text:span text:style-name="T60"> – </text:span><text:span text:style-name="T136">Übung </text:span><text:span text:style-name="T142">5 </text:span><text:span text:style-name="T139">Beispiellösung</text:span><text:bookmark-end text:name="__RefHeading___Toc24544_3686778067"/></text:h>
      <text:p text:style-name="Text_20_body"><text:a xlink:type="simple" xlink:href="https://go.dev/play/p/3_SNxzOcR4Q" text:style-name="Internet_20_link" text:visited-style-name="Visited_20_Internet_20_Link"><text:span text:style-name="T416">https://go.dev/play/p/3_SNxzOcR4Q</text:span></text:a><text:span text:style-name="T416"> </text:span></text:p>
      <text:h text:style-name="P227" text:outline-level="1"><text:bookmark-start text:name="__RefHeading___Toc24546_3686778067"/><text:span text:style-name="T1">Lektion </text:span><text:span text:style-name="T394">84</text:span><text:span text:style-name="T60"> – </text:span><text:span text:style-name="T136">Übung 6</text:span><text:bookmark-end text:name="__RefHeading___Toc24546_3686778067"/></text:h>
      <text:p text:style-name="P18">Erstellen Sie ein Programm, das ein if-Statement nutzt.</text:p>
      <text:h text:style-name="P228" text:outline-level="1"><text:bookmark-start text:name="__RefHeading___Toc24548_3686778067"/><text:span text:style-name="T1">Lektion </text:span><text:span text:style-name="T394">85</text:span><text:span text:style-name="T60"> – </text:span><text:span text:style-name="T136">Übung </text:span><text:span text:style-name="T143">6</text:span><text:span text:style-name="T142"> </text:span><text:span text:style-name="T139">Beispiellösung</text:span><text:bookmark-end text:name="__RefHeading___Toc24548_3686778067"/></text:h>
      <text:p text:style-name="Text_20_body"><text:a xlink:type="simple" xlink:href="https://go.dev/play/p/0fpYEJ_SksX" text:style-name="Internet_20_link" text:visited-style-name="Visited_20_Internet_20_Link"><text:span text:style-name="T416">https://go.dev/play/p/0fpYEJ_SksX</text:span></text:a><text:span text:style-name="T416"> </text:span></text:p>
      <text:h text:style-name="P223" text:outline-level="1"><text:bookmark-start text:name="__RefHeading___Toc24550_3686778067"/><text:soft-page-break/><text:span text:style-name="T1">Lektion </text:span><text:span text:style-name="T394">86</text:span><text:span text:style-name="T60"> – </text:span><text:span text:style-name="T136">Übung 7</text:span><text:bookmark-end text:name="__RefHeading___Toc24550_3686778067"/></text:h>
      <text:p text:style-name="P18"><text:span text:style-name="T137">Erweitern Sie das Programm aus Übung 6, dass es nun auch</text:span> “else if” <text:span text:style-name="T137">und</text:span> “else” <text:span text:style-name="T137">nutzt</text:span>.</text:p>
      <text:h text:style-name="P229" text:outline-level="1"><text:bookmark-start text:name="__RefHeading___Toc24552_3686778067"/><text:span text:style-name="T1">Lektion </text:span><text:span text:style-name="T394">87</text:span><text:span text:style-name="T60"> – </text:span><text:span text:style-name="T136">Übung </text:span><text:span text:style-name="T146">7</text:span><text:span text:style-name="T142"> </text:span><text:span text:style-name="T139">Beispiellösung</text:span><text:span text:style-name="T138"> </text:span><text:bookmark-end text:name="__RefHeading___Toc24552_3686778067"/></text:h>
      <text:p text:style-name="Text_20_body"><text:a xlink:type="simple" xlink:href="https://go.dev/play/p/g-rzgO9gNKS" text:style-name="Internet_20_link" text:visited-style-name="Visited_20_Internet_20_Link"><text:span text:style-name="T416">https://go.dev/play/p/g-rzgO9gNKS</text:span></text:a><text:span text:style-name="T467"> </text:span></text:p>
      <text:h text:style-name="P223" text:outline-level="1"><text:bookmark-start text:name="__RefHeading___Toc24554_3686778067"/><text:span text:style-name="T1">Lektion </text:span><text:span text:style-name="T394">88</text:span><text:span text:style-name="T60"> – </text:span><text:span text:style-name="T136">Übung 8</text:span><text:bookmark-end text:name="__RefHeading___Toc24554_3686778067"/></text:h>
      <text:p text:style-name="P50">Erstellen Sie ein Programm, das ein switch statement ohne die explizite Angabe eines Ausdrucks nutzt. </text:p>
      <text:h text:style-name="P230" text:outline-level="1"><text:bookmark-start text:name="__RefHeading___Toc24556_3686778067"/><text:span text:style-name="T1">Lektion </text:span><text:span text:style-name="T394">89</text:span><text:span text:style-name="T60"> – </text:span><text:span text:style-name="T136">Übung </text:span><text:span text:style-name="T147">8</text:span><text:span text:style-name="T142"> </text:span><text:span text:style-name="T139">Beispiellösung</text:span><text:span text:style-name="T138"> </text:span><text:bookmark-end text:name="__RefHeading___Toc24556_3686778067"/></text:h>
      <text:p text:style-name="Text_20_body"><text:a xlink:type="simple" xlink:href="https://go.dev/play/p/goHitje8O4b" text:style-name="Internet_20_link" text:visited-style-name="Visited_20_Internet_20_Link"><text:span text:style-name="T416">https://go.dev/play/p/goHitje8O4b</text:span></text:a><text:span text:style-name="T416"> </text:span></text:p>
      <text:h text:style-name="P223" text:outline-level="1"><text:bookmark-start text:name="__RefHeading___Toc24558_3686778067"/><text:span text:style-name="T1">Lektion </text:span><text:span text:style-name="T394">90</text:span><text:span text:style-name="T60"> – </text:span><text:span text:style-name="T136">Übung 9</text:span><text:bookmark-end text:name="__RefHeading___Toc24558_3686778067"/></text:h>
      <text:p text:style-name="P18"><text:span text:style-name="T137">Erstellen Sie ein Programm, das ein switch statement nutzt und einen Ausdruck </text:span><text:span text:style-name="T138">vom Typ „String“ mit dem Namen „favSport“ abfragt. Geben Sie in den Fallunterscheidungen drei Sportarten und einen default case die Ausgabe „Sport interessiert mich nicht.“ an.</text:span></text:p>
      <text:h text:style-name="P231" text:outline-level="1"><text:bookmark-start text:name="__RefHeading___Toc24560_3686778067"/><text:span text:style-name="T1">Lektion </text:span><text:span text:style-name="T394">91</text:span><text:span text:style-name="T60"> – </text:span><text:span text:style-name="T136">Übung </text:span><text:span text:style-name="T144">9</text:span><text:span text:style-name="T142"> </text:span><text:span text:style-name="T139">Beispiellösung</text:span><text:span text:style-name="T138"> </text:span><text:bookmark-end text:name="__RefHeading___Toc24560_3686778067"/></text:h>
      <text:p text:style-name="P144"><text:a xlink:type="simple" xlink:href="https://go.dev/play/p/idClavVetC6" text:style-name="Internet_20_link" text:visited-style-name="Visited_20_Internet_20_Link"><text:span text:style-name="T416">https://go.dev/play/p/idClavVetC6</text:span></text:a><text:span text:style-name="T416"> </text:span></text:p>
      <text:h text:style-name="P171" text:outline-level="1"><text:bookmark-start text:name="__RefHeading___Toc24562_3686778067"/><text:span text:style-name="T1">Lektion </text:span><text:span text:style-name="T394">92</text:span><text:span text:style-name="T60"> – </text:span><text:span text:style-name="T136">Übung 10</text:span><text:bookmark-end text:name="__RefHeading___Toc24562_3686778067"/></text:h>
      <text:p text:style-name="P18"><text:span text:style-name="T138">Geben Sie diese logischen Vergleiche und ihre Ergebnisse aus</text:span>:</text:p>
      <text:p text:style-name="P91">fmt.Println(true &amp;&amp; true)</text:p>
      <text:p text:style-name="P91">fmt.Println(true &amp;&amp; false)</text:p>
      <text:p text:style-name="P91">fmt.Println(true || true)</text:p>
      <text:p text:style-name="P91">fmt.Println(true || false)</text:p>
      <text:p text:style-name="P91"><text:span text:style-name="T136">f</text:span>mt.Println(!true)</text:p>
      <text:h text:style-name="P232" text:outline-level="1"><text:bookmark-start text:name="__RefHeading___Toc24564_3686778067"/><text:span text:style-name="T1">Lektion </text:span><text:span text:style-name="T394">92</text:span><text:span text:style-name="T60"> – </text:span><text:span text:style-name="T136">Übung </text:span><text:span text:style-name="T145">10</text:span><text:span text:style-name="T142"> </text:span><text:span text:style-name="T139">Beispiellösung</text:span><text:bookmark-end text:name="__RefHeading___Toc24564_3686778067"/></text:h>
      <text:p text:style-name="Text_20_body"><text:a xlink:type="simple" xlink:href="https://go.dev/play/p/8m41Yok0djz" text:style-name="Internet_20_link" text:visited-style-name="Visited_20_Internet_20_Link"><text:span text:style-name="T416">https://go.dev/play/p/8m41Yok0djz</text:span></text:a><text:span text:style-name="T416"> </text:span></text:p>
      <text:h text:style-name="P189" text:outline-level="1"><text:bookmark-start text:name="__RefHeading___Toc24566_3686778067"/><text:soft-page-break/>Quiz <text:span text:style-name="T148">3</text:span><text:bookmark-end text:name="__RefHeading___Toc24566_3686778067"/></text:h>
      <text:h text:style-name="P233" text:outline-level="1"><text:bookmark-start text:name="__RefHeading___Toc24568_3686778067"/><text:span text:style-name="T1">Lektion </text:span><text:span text:style-name="T394">94</text:span><text:span text:style-name="T60"> – Übung 11 </text:span><text:span text:style-name="T96">Quiz </text:span><text:span text:style-name="T148">3 </text:span><text:span text:style-name="T60">gemeinsame Lösung</text:span><text:bookmark-end text:name="__RefHeading___Toc24568_3686778067"/></text:h>
      <text:h text:style-name="P234" text:outline-level="1"><text:bookmark-start text:name="__RefHeading___Toc24570_3686778067"/><text:span text:style-name="T1">Lektion </text:span><text:span text:style-name="T394">95</text:span><text:span text:style-name="T60"> – </text:span><text:span text:style-name="T149">Array</text:span><text:bookmark-end text:name="__RefHeading___Toc24570_3686778067"/></text:h>
      <text:p text:style-name="Text_20_body"><text:span text:style-name="T416">Allgemeines über Arrays: </text:span><text:a xlink:type="simple" xlink:href="https://de.wikipedia.org/wiki/Feld_(Datentyp)" text:style-name="Internet_20_link" text:visited-style-name="Visited_20_Internet_20_Link"><text:span text:style-name="T416">https://de.wikipedia.org/wiki/Feld_(Datentyp)</text:span></text:a><text:span text:style-name="T416"> </text:span></text:p>
      <text:p text:style-name="Text_20_body"><text:span text:style-name="T416">und über Arrays in Go im Besonderen: </text:span><text:a xlink:type="simple" xlink:href="https://go.dev/doc/effective_go#arrays" text:style-name="Internet_20_link" text:visited-style-name="Visited_20_Internet_20_Link"><text:span text:style-name="T416">https://go.dev/doc/effective_go#arrays</text:span></text:a><text:span text:style-name="T416"> </text:span></text:p>
      <text:p text:style-name="P18"><text:span text:style-name="T3">Beispiel Deklaration mit var:</text:span> <text:span text:style-name="T311">var x [5]int</text:span></text:p>
      <text:p text:style-name="P18"><text:span text:style-name="T3">Beispiel Deklaration und Wertzuweisung mit Short Declaration Operator </text:span>(Syntax mit „dem zugrundeliegenden Typ“ vorangestellter Länge in eckigen Klammern und Wertelist in geschweiften Klammern für Kommata getrennt): <text:span text:style-name="T311">x := [5]int{1,2,3,4,5}</text:span></text:p>
      <text:p text:style-name="P18">Arrays in Go:</text:p>
      <text:list xml:id="list3265304461" text:style-name="L29">
        <text:list-item>
          <text:p text:style-name="P381">eine Datenstruktur, um gleichartige Werte (desselben Typs) in eine Reihenfolge zu bringen und über einen Index ansprechbar zu machen.</text:p>
        </text:list-item>
        <text:list-item>
          <text:p text:style-name="P381">Arrays haben Werte, d.h. man kopiert alle Werte eines Arrays in ein anderes, nicht nur eine Referenz zum ersten Werte. (Call-by-Value)</text:p>
        </text:list-item>
        <text:list-item>
          <text:p text:style-name="P381">Die Länge eines Arrays (Anzahl der Elemente) ist Teil seines Typ, d.h. verschieden lange Arrays haben werden als von einem verschiedenen Typ betrachtet.</text:p>
        </text:list-item>
      </text:list>
      <text:p text:style-name="Text_20_body"><text:span text:style-name="T416">Beispiel: </text:span><text:a xlink:type="simple" xlink:href="https://go.dev/play/p/u1HJlHmJrrJ" text:style-name="Internet_20_link" text:visited-style-name="Visited_20_Internet_20_Link"><text:span text:style-name="T416">https://go.dev/play/p/u1HJlHmJrrJ</text:span></text:a><text:span text:style-name="T416"> </text:span></text:p>
      <text:h text:style-name="P235" text:outline-level="1"><text:bookmark-start text:name="__RefHeading___Toc24572_3686778067"/><text:span text:style-name="T1">Lektion </text:span><text:span text:style-name="T394">96</text:span><text:span text:style-name="T60"> – </text:span><text:span text:style-name="T150">Composite literals</text:span><text:bookmark-end text:name="__RefHeading___Toc24572_3686778067"/></text:h>
      <text:p text:style-name="Text_20_body"><text:span text:style-name="T468">Beispiel eines composite literals anhang eines Slices: </text:span><text:a xlink:type="simple" xlink:href="https://go.dev/play/p/RApQwMH_ZdM" text:style-name="Internet_20_link" text:visited-style-name="Visited_20_Internet_20_Link"><text:span text:style-name="T416">https://go.dev/play/p/RApQwMH_ZdM</text:span></text:a><text:span text:style-name="T416"> </text:span></text:p>
      <text:h text:style-name="P236" text:outline-level="1"><text:bookmark-start text:name="__RefHeading___Toc24574_3686778067"/><text:span text:style-name="T1">Lektion </text:span><text:span text:style-name="T394">97</text:span><text:span text:style-name="T60"> – </text:span><text:span text:style-name="T151">Slices sind die besseren Arrays</text:span><text:bookmark-end text:name="__RefHeading___Toc24574_3686778067"/></text:h>
      <text:h text:style-name="P237" text:outline-level="1"><text:bookmark-start text:name="__RefHeading___Toc24576_3686778067"/><text:span text:style-name="T1">Lektion </text:span><text:span text:style-name="T394">98</text:span><text:span text:style-name="T60"> – </text:span><text:span text:style-name="T152">Mit range über Slices iterieren </text:span><text:bookmark-end text:name="__RefHeading___Toc24576_3686778067"/></text:h>
      <text:p text:style-name="P100"><text:span text:style-name="T469">Beispiele</text:span><text:span text:style-name="T468"> </text:span><text:span text:style-name="T469">range:</text:span><text:span text:style-name="T468"> </text:span><text:a xlink:type="simple" xlink:href="https://go.dev/play/p/g1Y04Hkyily" text:style-name="Internet_20_link" text:visited-style-name="Visited_20_Internet_20_Link"><text:span text:style-name="T416">https://go.dev/play/p/g1Y04Hkyily</text:span></text:a><text:span text:style-name="T416"> </text:span></text:p>
      <text:h text:style-name="P237" text:outline-level="1"><text:bookmark-start text:name="__RefHeading___Toc24578_3686778067"/><text:span text:style-name="T1">Lektion </text:span><text:span text:style-name="T394">99</text:span><text:span text:style-name="T60"> – Slice slicen - oder mal eine Scheibe abschneiden</text:span><text:span text:style-name="T152"> </text:span><text:bookmark-end text:name="__RefHeading___Toc24578_3686778067"/></text:h>
      <text:p text:style-name="P51">Slice erstellen und ausgeben.</text:p>
      <text:p text:style-name="P51">Slice mit Range ausgeben.</text:p>
      <text:p text:style-name="P51">Slice <text:span text:style-name="T3">von</text:span> (Position eingeschlossen) <text:span text:style-name="T3">bis unter</text:span> (Position nicht mehr eingeschlosen) mit Doppelpunkt ausgeben (Operator „:“)</text:p>
      <text:p text:style-name="P51">Slice von bis mit Ausdrücken testen.</text:p>
      <text:p text:style-name="P51"><text:soft-page-break/>Ursprüngliches Slice bleibt unangetastet, aber man kann den Inhalt einem neuen Slice zuweisen.</text:p>
      <text:p text:style-name="P100"><text:span text:style-name="T469">Beispiele</text:span><text:span text:style-name="T468"> </text:span><text:span text:style-name="T470">Slicing a Slice</text:span><text:span text:style-name="T469">:</text:span><text:span text:style-name="T468"> </text:span><text:a xlink:type="simple" xlink:href="https://go.dev/play/p/6RUA6d0hjrJ" text:style-name="Internet_20_link" text:visited-style-name="Visited_20_Internet_20_Link"><text:span text:style-name="T416">https://go.dev/play/p/6RUA6d0hjrJ</text:span></text:a><text:span text:style-name="T468"> </text:span></text:p>
      <text:h text:style-name="P238" text:outline-level="1"><text:bookmark-start text:name="__RefHeading___Toc24580_3686778067"/><text:span text:style-name="T1">Lektion </text:span><text:span text:style-name="T394">100</text:span><text:span text:style-name="T60"> – Append - etwas an ein Slice anfügen</text:span><text:bookmark-end text:name="__RefHeading___Toc24580_3686778067"/></text:h>
      <text:p text:style-name="P86"><text:span text:style-name="T471">Spezifikation und Beschreibung von </text:span><text:span text:style-name="T349">append</text:span><text:span text:style-name="T350">()</text:span><text:span text:style-name="T471"> mit interessanten Anwendungsbeispielen: </text:span><text:a xlink:type="simple" xlink:href="https://go.dev/ref/spec#Appending_and_copying_slices" text:style-name="Internet_20_link" text:visited-style-name="Visited_20_Internet_20_Link"><text:span text:style-name="T416">https://go.dev/ref/spec#Appending_and_copying_slices</text:span></text:a><text:span text:style-name="T416"> </text:span></text:p>
      <text:p text:style-name="P101"><text:span text:style-name="T471">Beispiel für verschieden Nutzung von </text:span><text:span text:style-name="T352">append</text:span><text:span text:style-name="T353">()</text:span><text:span text:style-name="T471">: </text:span><text:a xlink:type="simple" xlink:href="https://go.dev/play/p/yTqL33RFZDL" text:style-name="Internet_20_link" text:visited-style-name="Visited_20_Internet_20_Link"><text:span text:style-name="T416">https://go.dev/play/p/yTqL33RFZDL</text:span></text:a></text:p>
      <text:h text:style-name="P171" text:outline-level="1"><text:bookmark-start text:name="__RefHeading___Toc24582_3686778067"/><text:span text:style-name="T1">Lektion </text:span><text:span text:style-name="T394">101</text:span><text:span text:style-name="T60"> – Append-</text:span><text:span text:style-name="T153">Paradox</text:span><text:span text:style-name="T60"> - </text:span>Etwas aus einem Slice löschen<text:bookmark-end text:name="__RefHeading___Toc24582_3686778067"/></text:h>
      <text:p text:style-name="P27">Es gibt in Go keine eingebaute „delete from slice“-Funktion, stattdessen, sollte man <text:span text:style-name="T331">append</text:span><text:span text:style-name="T332">()</text:span> benutzen und das neue Slice aus dem Slice bis zu dem zu löschenden Element und den Elementen nach dem zu löchenden Element zusammensetzen:</text:p>
      <text:p text:style-name="P85"><text:span text:style-name="T416">Beispiel: </text:span><text:a xlink:type="simple" xlink:href="https://go.dev/play/p/VI0z1wuNSsW" text:style-name="Internet_20_link" text:visited-style-name="Visited_20_Internet_20_Link"><text:span text:style-name="T416">https://go.dev/play/p/VI0z1wuNSsW</text:span></text:a><text:span text:style-name="T416"> </text:span></text:p>
      <text:h text:style-name="P239" text:outline-level="1"><text:bookmark-start text:name="__RefHeading___Toc24584_3686778067"/><text:span text:style-name="T1">Lektion </text:span><text:span text:style-name="T394">102</text:span><text:span text:style-name="T60"> – Slice erstellen mit make</text:span><text:span text:style-name="T154">()</text:span><text:bookmark-end text:name="__RefHeading___Toc24584_3686778067"/></text:h>
      <text:p text:style-name="P28">Overhead/Mehraufwand zur Ausführungszeit </text:p>
      <text:p text:style-name="P84"><text:span text:style-name="T416">Beispiel: </text:span><text:a xlink:type="simple" xlink:href="https://go.dev/play/p/4FVqUinfKL1" text:style-name="Internet_20_link" text:visited-style-name="Visited_20_Internet_20_Link"><text:span text:style-name="T416">https://go.dev/play/p/4FVqUinfKL1</text:span></text:a><text:span text:style-name="T416"> </text:span></text:p>
      <text:p text:style-name="P29">Wenn menötigte Größe und Kapazität zur Compilezeit bekannt sind (oder zumindest gut abschätzbar), können und sollten slices mit der Funktion mak erstellt werden.</text:p>
      <text:p text:style-name="P83"><text:span text:style-name="T416">Make bei effective Go: </text:span><text:a xlink:type="simple" xlink:href="https://go.dev/doc/effective_go#allocation_make" text:style-name="Internet_20_link" text:visited-style-name="Visited_20_Internet_20_Link"><text:span text:style-name="T416">https://go.dev/doc/effective_go#allocation_make</text:span></text:a><text:span text:style-name="T416"> </text:span></text:p>
      <text:p text:style-name="P52"><text:span text:style-name="T62">Syntax: </text:span><text:span text:style-name="T311">make(</text:span><text:span text:style-name="T333">Typ</text:span><text:span text:style-name="T311">, </text:span><text:span text:style-name="T333">Länge</text:span><text:span text:style-name="T311">, </text:span><text:span text:style-name="T333">Kapazität</text:span><text:span text:style-name="T311">)</text:span></text:p>
      <text:p text:style-name="P53">liefert zurück ein slices (!) mit den angeforderten eigenschäften, deren in Länge angegebenen Werte bereits mit Null-Werten (Zero Values des Typs) gefüllt sind.</text:p>
      <text:p text:style-name="P102"><text:span text:style-name="T416">Beispiel make: </text:span><text:a xlink:type="simple" xlink:href="https://go.dev/play/p/SJidFQvo48f" text:style-name="Internet_20_link" text:visited-style-name="Visited_20_Internet_20_Link"><text:span text:style-name="T416">https://go.dev/play/p/SJidFQvo48f</text:span></text:a><text:span text:style-name="T416"> </text:span></text:p>
      <text:h text:style-name="P240" text:outline-level="1"><text:bookmark-start text:name="__RefHeading___Toc24586_3686778067"/><text:span text:style-name="T1">Lektion </text:span><text:span text:style-name="T394">103</text:span><text:span text:style-name="T60"> – Multidimensionale </text:span><text:span text:style-name="T155">S</text:span><text:span text:style-name="T60">lices</text:span><text:bookmark-end text:name="__RefHeading___Toc24586_3686778067"/></text:h>
      <text:p text:style-name="P30">Slices können mehrere Dimenstionen haben.</text:p>
      <text:p text:style-name="P82"><text:span text:style-name="T416">Beispiel mit Slices aus mehreren Dimensionen aus eindimensionalen Slices (Strings): </text:span><text:a xlink:type="simple" xlink:href="https://go.dev/play/p/B4Bn0weHQ0V" text:style-name="Internet_20_link" text:visited-style-name="Visited_20_Internet_20_Link"><text:span text:style-name="T416">https://go.dev/play/p/B4Bn0weHQ0V</text:span></text:a><text:span text:style-name="T472"> </text:span></text:p>
      <text:h text:style-name="P241" text:outline-level="1"><text:bookmark-start text:name="__RefHeading___Toc24588_3686778067"/><text:span text:style-name="T1">Lektion </text:span><text:span text:style-name="T394">104</text:span><text:span text:style-name="T60"> – Map - eine Einführung, Komma Okay</text:span><text:bookmark-end text:name="__RefHeading___Toc24588_3686778067"/></text:h>
      <text:p text:style-name="P31">Map ist ein eigener Datentyp in Go, der es ermöglicht, ungeordnete Listen mit Werten eines Typs (Element Type) anhand Werten eines (möglicherweise anderen) Schlüsseltyps (Key Type) zu durchsuchen.</text:p>
      <text:p text:style-name="P31">Das Durchsuchen von Maps ist auch bei großen Datenmengen sehr effektiv und schnell.</text:p>
      <text:p text:style-name="P31"><text:soft-page-break/>Ist der gesuchte Schlüsselwert (key value) nicht in der map vorhanden, wird nil (Zero-Value des Element Typs zurückgeliefert. Aber Anfragen an Maps liefern ebenfalls einen Bool-Wert mit, der das Vorhandensein des Key Values bestätigt oder verneint. </text:p>
      <text:p text:style-name="P31">Das ermöglicht das sogenannte „Komma Okay“-Konstrukt, das bei Abfragen von Keyvalues eine Unterscheidung zwischen „Null“ und „nicht vorhanden“ ermöglicht.</text:p>
      <text:p text:style-name="P81"><text:span text:style-name="T416">Beispiel map </text:span><text:span text:style-name="T473">als Datentyp</text:span><text:span text:style-name="T416"> und dem in Englisch „comma okay idiom“ </text:span><text:span text:style-name="T473">genannten Ausdruck</text:span><text:span text:style-name="T416">: <text:s/></text:span><text:a xlink:type="simple" xlink:href="https://go.dev/play/p/qulOJQOx26O" text:style-name="Internet_20_link" text:visited-style-name="Visited_20_Internet_20_Link"><text:span text:style-name="T416">https://go.dev/play/p/qulOJQOx26O</text:span></text:a><text:span text:style-name="T416"> </text:span></text:p>
      <text:h text:style-name="P242" text:outline-level="1"><text:bookmark-start text:name="__RefHeading___Toc24590_3686778067"/><text:span text:style-name="T1">Lektion </text:span><text:span text:style-name="T394">105</text:span><text:span text:style-name="T60"> – Element in map einfügen und mit range darüber iterieren</text:span><text:bookmark-end text:name="__RefHeading___Toc24590_3686778067"/></text:h>
      <text:p text:style-name="P80"><text:span text:style-name="T416">Beispiel: </text:span><text:a xlink:type="simple" xlink:href="https://go.dev/play/p/rZ-DcakRf1r" text:style-name="Internet_20_link" text:visited-style-name="Visited_20_Internet_20_Link"><text:span text:style-name="T416">https://go.dev/play/p/rZ-DcakRf1r</text:span></text:a><text:span text:style-name="T416"> </text:span></text:p>
      <text:h text:style-name="P242" text:outline-level="1"><text:bookmark-start text:name="__RefHeading___Toc24592_3686778067"/><text:span text:style-name="T1">Lektion </text:span><text:span text:style-name="T394">106</text:span><text:span text:style-name="T60"> – Element einer map entfernen mit delete()</text:span><text:bookmark-end text:name="__RefHeading___Toc24592_3686778067"/></text:h>
      <text:p text:style-name="P32"><text:span text:style-name="T161">Mit der Funktion </text:span><text:span text:style-name="T311">delete</text:span><text:span text:style-name="T334">(map, KeyValue)</text:span><text:span text:style-name="T161"> kann man einen Eintrag aus einer map entfernen.</text:span></text:p>
      <text:p text:style-name="P80"><text:span text:style-name="T416">Beispiel: </text:span><text:a xlink:type="simple" xlink:href="https://go.dev/play/p/GcIgLiIEQU1" text:style-name="Internet_20_link" text:visited-style-name="Visited_20_Internet_20_Link"><text:span text:style-name="T416">https://go.dev/play/p/GcIgLiIEQU1</text:span></text:a><text:span text:style-name="T416"> </text:span></text:p>
      <text:h text:style-name="P243" text:outline-level="1"><text:bookmark-start text:name="__RefHeading___Toc24594_3686778067"/><text:span text:style-name="T1">Lektion </text:span><text:span text:style-name="T394">107</text:span><text:span text:style-name="T60"> <text:s/>– </text:span><text:span text:style-name="T136">Übung 1</text:span><text:bookmark-end text:name="__RefHeading___Toc24594_3686778067"/></text:h>
      <text:p text:style-name="P18"><text:span text:style-name="T157">Benutzen Sie ein „composite literal“, um</text:span>:</text:p>
      <text:list xml:id="list1915169378" text:style-name="L30">
        <text:list-item>
          <text:p text:style-name="P382">ein Array mit 5 Elementen vom Typ int zu erzeugen</text:p>
        </text:list-item>
        <text:list-item>
          <text:p text:style-name="P382">Weisen Sie manuell jeder Indexposition einen Wert zu</text:p>
        </text:list-item>
        <text:list-item>
          <text:p text:style-name="P382">Nutzen Sie eine For-Schleife mit „range“ um das Array und Index auszugeben</text:p>
        </text:list-item>
        <text:list-item>
          <text:p text:style-name="P384"><text:span text:style-name="T157">nutzen Sie </text:span><text:span text:style-name="T163">eine formatierte</text:span><text:span text:style-name="T157"> Ausgabe</text:span></text:p>
        </text:list-item>
        <text:list-item>
          <text:p text:style-name="P384">und geben Sie anschließend den Typ des Arrays aus</text:p>
        </text:list-item>
      </text:list>
      <text:h text:style-name="P244" text:outline-level="1"><text:bookmark-start text:name="__RefHeading___Toc24596_3686778067"/><text:span text:style-name="T1">Lektion </text:span><text:span text:style-name="T394">108</text:span><text:span text:style-name="T60"> <text:s/>– </text:span><text:span text:style-name="T136">Übung 1 </text:span><text:span text:style-name="T164">Beispiellösung</text:span><text:bookmark-end text:name="__RefHeading___Toc24596_3686778067"/></text:h>
      <text:p text:style-name="Text_20_body"><text:span text:style-name="T416">Beispiel: </text:span><text:a xlink:type="simple" xlink:href="https://go.dev/play/p/ZQENwYHdO5Q" text:style-name="Internet_20_link" text:visited-style-name="Visited_20_Internet_20_Link"><text:span text:style-name="T416">https://go.dev/play/p/ZQENwYHdO5Q</text:span></text:a><text:span text:style-name="T416"> </text:span></text:p>
      <text:h text:style-name="P243" text:outline-level="1"><text:bookmark-start text:name="__RefHeading___Toc24598_3686778067"/><text:span text:style-name="T1">Lektion </text:span><text:span text:style-name="T394">109</text:span><text:span text:style-name="T60"> <text:s/>– </text:span><text:span text:style-name="T136">Übung </text:span><text:span text:style-name="T156">2</text:span><text:bookmark-end text:name="__RefHeading___Toc24598_3686778067"/></text:h>
      <text:p text:style-name="P18"><text:span text:style-name="T157">Benutzen Sie ein „composite literal“, um</text:span>:</text:p>
      <text:list xml:id="list952431985" text:style-name="L31">
        <text:list-item>
          <text:p text:style-name="P385"><text:span text:style-name="T162">e</text:span><text:span text:style-name="T157">rstellen Sie ein Slice aus Werten vom Typ int</text:span></text:p>
        </text:list-item>
        <text:list-item>
          <text:p text:style-name="P385"><text:span text:style-name="T162">w</text:span><text:span text:style-name="T157">eisen Sie 10 Werte zu</text:span></text:p>
        </text:list-item>
        <text:list-item>
          <text:p text:style-name="P385"><text:span text:style-name="T162">n</text:span><text:span text:style-name="T157">utzen Sie eine For-Schleife mit „range“ um </text:span><text:span text:style-name="T162">Werte des </text:span><text:span text:style-name="T158">Slice</text:span><text:span text:style-name="T162">s</text:span><text:span text:style-name="T157"> und Index auszugeben</text:span></text:p>
        </text:list-item>
        <text:list-item>
          <text:p text:style-name="P383">nutzen Sie formatierte Ausgabe</text:p>
        </text:list-item>
        <text:list-item>
          <text:p text:style-name="P385">und geben Sie anschließend den Typ des <text:span text:style-name="T162">Slice</text:span> aus</text:p>
        </text:list-item>
      </text:list>
      <text:h text:style-name="P245" text:outline-level="1"><text:bookmark-start text:name="__RefHeading___Toc24600_3686778067"/><text:soft-page-break/><text:span text:style-name="T1">Lektion </text:span><text:span text:style-name="T394">110</text:span><text:span text:style-name="T60"> <text:s/>– </text:span><text:span text:style-name="T136">Übung </text:span><text:span text:style-name="T165">2</text:span><text:span text:style-name="T136"> </text:span><text:span text:style-name="T164">Beispiellösung</text:span><text:bookmark-end text:name="__RefHeading___Toc24600_3686778067"/></text:h>
      <text:p text:style-name="Text_20_body"><text:span text:style-name="T416">Beispiel: </text:span><text:a xlink:type="simple" xlink:href="https://go.dev/play/p/SZJZ8mIKPnh" text:style-name="Internet_20_link" text:visited-style-name="Visited_20_Internet_20_Link"><text:span text:style-name="T416">https://go.dev/play/p/SZJZ8mIKPnh</text:span></text:a><text:span text:style-name="T416"> </text:span></text:p>
      <text:h text:style-name="P243" text:outline-level="1"><text:bookmark-start text:name="__RefHeading___Toc24602_3686778067"/><text:span text:style-name="T1">Lektion </text:span><text:span text:style-name="T394">111</text:span><text:span text:style-name="T60"> <text:s/>– </text:span><text:span text:style-name="T136">Übung </text:span><text:span text:style-name="T156">3</text:span><text:bookmark-end text:name="__RefHeading___Toc24602_3686778067"/></text:h>
      <text:p text:style-name="P18">Erstellen Sie folgendes Slice mit Werten vom Typ int:</text:p>
      <text:p text:style-name="P91">[42 43 44 45 46 <text:span text:style-name="T158">47 48 49 50 51</text:span>]</text:p>
      <text:p text:style-name="P18">Nutzen Sie „Slicing“ um folgende Ausgaben zu erreichen (ohne das Slice zu verändern)</text:p>
      <text:p text:style-name="P91">[42 43 44 45 46]</text:p>
      <text:p text:style-name="P91">[47 48 49 50 51]</text:p>
      <text:p text:style-name="P91">[44 45 46 47 48]</text:p>
      <text:p text:style-name="P91">[43 44 45 46 47 <text:span text:style-name="T158">78 49 50</text:span>]</text:p>
      <text:h text:style-name="P246" text:outline-level="1"><text:bookmark-start text:name="__RefHeading___Toc24604_3686778067"/><text:span text:style-name="T1">Lektion </text:span><text:span text:style-name="T394">112</text:span><text:span text:style-name="T60"> <text:s/>– </text:span><text:span text:style-name="T136">Übung </text:span><text:span text:style-name="T166">3</text:span><text:span text:style-name="T136"> </text:span><text:span text:style-name="T164">Beispiellösung</text:span><text:bookmark-end text:name="__RefHeading___Toc24604_3686778067"/></text:h>
      <text:p text:style-name="Text_20_body"><text:span text:style-name="T474">Beispiel:</text:span><text:span text:style-name="T416"> </text:span><text:a xlink:type="simple" xlink:href="https://go.dev/play/p/a1bIYudIGni" text:style-name="Internet_20_link" text:visited-style-name="Visited_20_Internet_20_Link"><text:span text:style-name="T416">https://go.dev/play/p/a1bIYudIGni</text:span></text:a><text:span text:style-name="T416"> </text:span></text:p>
      <text:h text:style-name="P243" text:outline-level="1"><text:bookmark-start text:name="__RefHeading___Toc24606_3686778067"/><text:span text:style-name="T1">Lektion </text:span><text:span text:style-name="T394">113</text:span><text:span text:style-name="T60"> <text:s/>– </text:span><text:span text:style-name="T136">Übung </text:span><text:span text:style-name="T156">4</text:span><text:bookmark-end text:name="__RefHeading___Toc24606_3686778067"/></text:h>
      <text:p text:style-name="P18">Führen Sie folgende Schritte aus.</text:p>
      <text:p text:style-name="P18">Beginnen Sie mit folgendem Slice: </text:p>
      <text:p text:style-name="P91">x := []int{42, 43, 44, 45, 46, 47, 48, 49, 50, 51}</text:p>
      <text:list xml:id="list2702436025" text:style-name="L32">
        <text:list-item>
          <text:p text:style-name="P386"><text:span text:style-name="T405">H</text:span>ängen Sie mit append() den Werte 51 an</text:p>
        </text:list-item>
        <text:list-item>
          <text:p text:style-name="P387"><text:span text:style-name="T405">G</text:span>eben Sie das slice aus</text:p>
        </text:list-item>
        <text:list-item>
          <text:p text:style-name="P386"><text:span text:style-name="T405">H</text:span>ängen Sie ein <text:span text:style-name="T3">einem</text:span> Statement die Werte 52, 53 und 54 an</text:p>
        </text:list-item>
        <text:list-item>
          <text:p text:style-name="P388"><text:span text:style-name="T405">G</text:span>eben Sie das slice aus</text:p>
        </text:list-item>
        <text:list-item>
          <text:p text:style-name="P386"><text:span text:style-name="T405">H</text:span>ängen Sie <text:span text:style-name="T162">mit</text:span> <text:span text:style-name="T3">einem</text:span> Statement an das Slice das folgende Slice an</text:p>
        </text:list-item>
      </text:list>
      <text:p text:style-name="P91">y := []int{56, 57, 58, 59, 60}</text:p>
      <text:p text:style-name="P18"><text:span text:style-name="T158">Geben Sie das Slice </text:span><text:span text:style-name="T162">x</text:span><text:span text:style-name="T158"> aus</text:span></text:p>
      <text:h text:style-name="P246" text:outline-level="1"><text:bookmark-start text:name="__RefHeading___Toc24608_3686778067"/><text:span text:style-name="T1">Lektion </text:span><text:span text:style-name="T394">114</text:span><text:span text:style-name="T60"> <text:s/>– </text:span><text:span text:style-name="T136">Übung </text:span><text:span text:style-name="T166">4</text:span><text:span text:style-name="T136"> </text:span><text:span text:style-name="T164">Beispiellösung</text:span><text:bookmark-end text:name="__RefHeading___Toc24608_3686778067"/></text:h>
      <text:p text:style-name="Text_20_body"><text:span text:style-name="T474">Beispiel:</text:span><text:span text:style-name="T416"> </text:span><text:a xlink:type="simple" xlink:href="https://go.dev/play/p/tlJjoczViim" text:style-name="Internet_20_link" text:visited-style-name="Visited_20_Internet_20_Link"><text:span text:style-name="T416">https://go.dev/play/p/tlJjoczViim</text:span></text:a><text:span text:style-name="T416"> </text:span></text:p>
      <text:h text:style-name="P243" text:outline-level="1"><text:bookmark-start text:name="__RefHeading___Toc24610_3686778067"/><text:span text:style-name="T1">Lektion </text:span><text:span text:style-name="T394">115</text:span><text:span text:style-name="T60"> <text:s/>– </text:span><text:span text:style-name="T136">Übung </text:span><text:span text:style-name="T156">5</text:span><text:bookmark-end text:name="__RefHeading___Toc24610_3686778067"/></text:h>
      <text:p text:style-name="P18">Führen Sie <text:span text:style-name="T405">nachfolgende</text:span> Schritte aus.</text:p>
      <text:p text:style-name="P18">Beginnen Sie mit folgendem Slice: </text:p>
      <text:p text:style-name="P91"><text:soft-page-break/>x := []int{42, 43, 44, 45, 46, 47, 48, 49, 50, 51}</text:p>
      <text:p text:style-name="P18"><text:span text:style-name="T158">Nut</text:span><text:span text:style-name="T401">z</text:span><text:span text:style-name="T158">en Sie </text:span><text:span text:style-name="T326">append()</text:span><text:span text:style-name="T158"> und Slicing, um das folgende Slice dem neu zu erstellenden Slice y zuzuweisen:</text:span></text:p>
      <text:p text:style-name="P91">[42, 43, 44, 48, 49, 50, 51]</text:p>
      <text:h text:style-name="P247" text:outline-level="1"><text:bookmark-start text:name="__RefHeading___Toc24612_3686778067"/><text:span text:style-name="T1">Lektion </text:span><text:span text:style-name="T394">116</text:span><text:span text:style-name="T60"> <text:s/>– </text:span><text:span text:style-name="T136">Übung </text:span><text:span text:style-name="T167">5</text:span><text:span text:style-name="T136"> </text:span><text:span text:style-name="T164">Beispiellösung</text:span><text:bookmark-end text:name="__RefHeading___Toc24612_3686778067"/></text:h>
      <text:p text:style-name="Text_20_body"><text:span text:style-name="T474">Beispiel: </text:span><text:a xlink:type="simple" xlink:href="https://go.dev/play/p/Pg1d724mtUG" text:style-name="Internet_20_link" text:visited-style-name="Visited_20_Internet_20_Link"><text:span text:style-name="T416">https://go.dev/play/p/Pg1d724mtUG</text:span></text:a><text:span text:style-name="T416"> </text:span></text:p>
      <text:h text:style-name="P243" text:outline-level="1"><text:bookmark-start text:name="__RefHeading___Toc24614_3686778067"/><text:span text:style-name="T1">Lektion </text:span><text:span text:style-name="T394">117</text:span><text:span text:style-name="T60"> <text:s/>– </text:span><text:span text:style-name="T136">Übung </text:span><text:span text:style-name="T156">6</text:span><text:bookmark-end text:name="__RefHeading___Toc24614_3686778067"/></text:h>
      <text:p text:style-name="P18">Erstellen Sie ein Slice, um die Namen aller <text:span text:style-name="T158">deutschen Bundeländer</text:span> zu speichern. Verwenden Sie <text:span text:style-name="T311">make</text:span><text:span text:style-name="T326">()</text:span><text:span text:style-name="T158"> </text:span>und <text:span text:style-name="T311">append</text:span><text:span text:style-name="T326">()</text:span>, um dies zu tun. </text:p>
      <text:p text:style-name="P18">Ziel: Das Array, das dem Slice zugrunde liegt, soll nicht mehr als einmal erstellt wird. </text:p>
      <text:p text:style-name="P18">Wie lang ist Ihr Slice? Wie groß ist die Kapazität? </text:p>
      <text:p text:style-name="P18"><text:span text:style-name="T168">Geben</text:span> Sie alle Werte zusammen mit mit ihrer Indexposition aus, ohne „<text:span text:style-name="T159">range“</text:span> zu verwenden.</text:p>
      <text:p text:style-name="P18">(Aufgabe ist weniger einfach als sie aussieht.)</text:p>
      <text:p text:style-name="P18">Hier die Bundesländer:</text:p>
      <text:p text:style-name="P91">`Bayern`, `Baden-Württemberg`, `Berlin`, `Brandenburg`, `Bremen`, `Hamburg`, `Hessen`, `Mecklenburg-Vorpommern`, `Niedersachsen`, `Nordrhein-Westfalen`, `Rheinland-Pfalz`, `Saarland`, `Sachsen`, `Sachsen-Anhalt`, `Schleswig-Holstein`, `Thüringen`</text:p>
      <text:h text:style-name="P248" text:outline-level="1"><text:bookmark-start text:name="__RefHeading___Toc24616_3686778067"/><text:span text:style-name="T1">Lektion </text:span><text:span text:style-name="T394">118</text:span><text:span text:style-name="T60"> <text:s/>– </text:span><text:span text:style-name="T136">Übung </text:span><text:span text:style-name="T169">6</text:span><text:span text:style-name="T136"> </text:span><text:span text:style-name="T164">Beispiellösung</text:span><text:bookmark-end text:name="__RefHeading___Toc24616_3686778067"/></text:h>
      <text:p text:style-name="Text_20_body"><text:span text:style-name="T474">Beispiel: </text:span><text:a xlink:type="simple" xlink:href="https://go.dev/play/p/SfafU8z6ypC" text:style-name="Internet_20_link" text:visited-style-name="Visited_20_Internet_20_Link"><text:span text:style-name="T416">https://go.dev/play/p/SfafU8z6ypC</text:span></text:a><text:span text:style-name="T416"> </text:span><text:span text:style-name="T475">(aus Video) oder</text:span><text:span text:style-name="T416"> </text:span><text:a xlink:type="simple" xlink:href="https://go.dev/play/p/TMKXkElrsEL" text:style-name="Internet_20_link" text:visited-style-name="Visited_20_Internet_20_Link"><text:span text:style-name="T416">https://go.dev/play/p/TMKXkElrsEL</text:span></text:a><text:span text:style-name="T416"> </text:span><text:span text:style-name="T475">(auch gut)</text:span></text:p>
      <text:p text:style-name="Text_20_body"><text:span text:style-name="T476">Das geht nicht: </text:span><text:a xlink:type="simple" xlink:href="https://go.dev/play/p/0DkjJnMcQnv" text:style-name="Internet_20_link" text:visited-style-name="Visited_20_Internet_20_Link"><text:span text:style-name="T416">https://go.dev/play/p/0DkjJnMcQnv</text:span></text:a><text:span text:style-name="T476"> </text:span><text:span text:style-name="T416"><text:s/></text:span></text:p>
      <text:h text:style-name="P243" text:outline-level="1"><text:bookmark-start text:name="__RefHeading___Toc24618_3686778067"/><text:span text:style-name="T1">Lektion </text:span><text:span text:style-name="T394">119</text:span><text:span text:style-name="T60"> <text:s/>– </text:span><text:span text:style-name="T136">Übung </text:span><text:span text:style-name="T156">7</text:span><text:bookmark-end text:name="__RefHeading___Toc24618_3686778067"/></text:h>
      <text:p text:style-name="P18"><text:span text:style-name="T159">Erstellen Sie ein Slice von </text:span><text:span text:style-name="T163">S</text:span><text:span text:style-name="T159">lice von String</text:span> ([][]string). <text:span text:style-name="T159">Speichern Sie die folgenden Werte:</text:span></text:p>
      <text:p text:style-name="P91">"James", "Bond", "<text:span text:style-name="T159">Bond, James Bond</text:span>"</text:p>
      <text:p text:style-name="P91">"<text:span text:style-name="T159">Papa</text:span>", "<text:span text:style-name="T159">Schlumpf</text:span>", "<text:span text:style-name="T159">Schlumpf, Papa Schlumpf</text:span>"</text:p>
      <text:p text:style-name="P91">"<text:span text:style-name="T159">Rick</text:span>", "<text:span text:style-name="T159">Sanchez</text:span>", "<text:span text:style-name="T159">Schlauster Kopf im Multiversum</text:span>"</text:p>
      <text:p text:style-name="P91">"<text:span text:style-name="T160">Morty</text:span>", "<text:span text:style-name="T160">Smith</text:span>", "<text:span text:style-name="T160">Hauptberuflicher Sidekick</text:span>"</text:p>
      <text:p text:style-name="P18">Nutzen Sie Sie zwei ineinander verschachtelte For-Schleifen mit range die Nummer (Index) des Slices auszugeben und jeweils darunter alle Werte des jeweiligen Slice mit vorangestellter Position innerhalb des jeweiligen Slice. </text:p>
      <text:p text:style-name="P9"><text:soft-page-break/>In <text:span text:style-name="T409">E</text:span>twa:</text:p>
      <text:p text:style-name="P18">Slice Nummer: 0</text:p>
      <text:p text:style-name="P18"><text:tab/>Postion 0: James</text:p>
      <text:p text:style-name="P18"><text:tab/>Postion 1: Bond </text:p>
      <text:p text:style-name="P18"><text:tab/>Postion 2: <text:span text:style-name="T160">B</text:span>ond, James Bond</text:p>
      <text:p text:style-name="P18">usw ...</text:p>
      <text:h text:style-name="P249" text:outline-level="1"><text:bookmark-start text:name="__RefHeading___Toc24620_3686778067"/><text:span text:style-name="T1">Lektion </text:span><text:span text:style-name="T394">120</text:span><text:span text:style-name="T60"> <text:s/>– </text:span><text:span text:style-name="T136">Übung </text:span><text:span text:style-name="T170">7</text:span><text:span text:style-name="T136"> </text:span><text:span text:style-name="T164">Beispiellösung</text:span><text:bookmark-end text:name="__RefHeading___Toc24620_3686778067"/></text:h>
      <text:p text:style-name="Text_20_body"><text:span text:style-name="T474">Beispiel:</text:span><text:span text:style-name="T416"> </text:span><text:a xlink:type="simple" xlink:href="https://go.dev/play/p/uF-QO1H-oD0" text:style-name="Internet_20_link" text:visited-style-name="Visited_20_Internet_20_Link"><text:span text:style-name="T416">https://go.dev/play/p/uF-QO1H-oD0</text:span></text:a><text:span text:style-name="T416"> <text:s/></text:span></text:p>
      <text:h text:style-name="P243" text:outline-level="1"><text:bookmark-start text:name="__RefHeading___Toc24622_3686778067"/><text:span text:style-name="T1">Lektion </text:span><text:span text:style-name="T394">121</text:span><text:span text:style-name="T60"> <text:s/>– </text:span><text:span text:style-name="T136">Übung </text:span><text:span text:style-name="T156">8</text:span><text:bookmark-end text:name="__RefHeading___Toc24622_3686778067"/></text:h>
      <text:p text:style-name="P18">Erstellen Sie eine <text:span text:style-name="T160">map</text:span> mit einem <text:span text:style-name="T160">Key</text:span> vom <text:span text:style-name="T160">Typ</text:span> string, der "<text:span text:style-name="T160">Vorname Familienname</text:span>" einer Person <text:span text:style-name="T160">entspricht</text:span>, und einem Wert<text:span text:style-name="T160">en</text:span> vom <text:span text:style-name="T160">Typ</text:span> <text:span text:style-name="T160">[]</text:span>string, die ihre Lieblingsdinge speichert. Speichern Sie <text:span text:style-name="T160">sieben</text:span> Datensätze in Ihrer <text:span text:style-name="T160">map</text:span>. <text:span text:style-name="T160">Geben</text:span> Sie alle Werte aus, zusammen mit ihrer Indexposition im Slice <text:span text:style-name="T160">aus</text:span>.</text:p>
      <text:p text:style-name="P91">`<text:span text:style-name="T160">Stan Smith</text:span>`, `<text:span text:style-name="T160">Amerika</text:span>`, `<text:span text:style-name="T160">Familie</text:span>`, `<text:span text:style-name="T160">Jesus</text:span>`</text:p>
      <text:p text:style-name="P91">`<text:span text:style-name="T160">Francine Smith</text:span>`, `<text:span text:style-name="T160">Lippenstift</text:span>`, `<text:span text:style-name="T160">Pinke Kleider</text:span>`, `<text:span text:style-name="T160">Weinen unter der Dusche`</text:span></text:p>
      <text:p text:style-name="P91">`Hayley<text:span text:style-name="T160"> Smith</text:span>`, `<text:span text:style-name="T160">Stirnband</text:span>`, `<text:span text:style-name="T160">Tank Top</text:span>`, `<text:span text:style-name="T160">Sandalen</text:span>`</text:p>
      <text:p text:style-name="P91">`<text:span text:style-name="T160">Steve Smith</text:span>`, `<text:span text:style-name="T160">Computer</text:span>`, `<text:span text:style-name="T160">Mädchen</text:span>`, `<text:span text:style-name="T160">Freunde</text:span>`</text:p>
      <text:p text:style-name="P91">`<text:span text:style-name="T160">Roger Smith</text:span>`, `<text:span text:style-name="T160">Fernsehen</text:span>`, `<text:span text:style-name="T160">Alkohol</text:span>`, `<text:span text:style-name="T160">Drogen</text:span>`</text:p>
      <text:p text:style-name="P91">`<text:span text:style-name="T160">Klaus Heissler</text:span>`, `<text:span text:style-name="T160">Skispringen</text:span>`, `<text:span text:style-name="T160">Schwimmen</text:span>`, `<text:span text:style-name="T160">Rap &amp; Hip Hop</text:span>`</text:p>
      <text:p text:style-name="P91">`<text:span text:style-name="T160">Jeff Fischer</text:span>`, `<text:span text:style-name="T160">Gras rauchen</text:span>`, `<text:span text:style-name="T160">Fish (die Band)</text:span>`, `<text:span text:style-name="T160">seinen Hut</text:span>`</text:p>
      <text:h text:style-name="P250" text:outline-level="1"><text:bookmark-start text:name="__RefHeading___Toc24624_3686778067"/><text:span text:style-name="T1">Lektion </text:span><text:span text:style-name="T394">122</text:span><text:span text:style-name="T60"> <text:s/>– </text:span><text:span text:style-name="T136">Übung </text:span><text:span text:style-name="T171">8</text:span><text:span text:style-name="T136"> </text:span><text:span text:style-name="T164">Beispiellösung</text:span><text:bookmark-end text:name="__RefHeading___Toc24624_3686778067"/></text:h>
      <text:p text:style-name="Text_20_body"><text:span text:style-name="T474">Beispiel:</text:span><text:span text:style-name="T416"> </text:span><text:a xlink:type="simple" xlink:href="https://go.dev/play/p/-vIAJzWJ2Ko" text:style-name="Internet_20_link" text:visited-style-name="Visited_20_Internet_20_Link"><text:span text:style-name="T416">https://go.dev/play/p/-vIAJzWJ2Ko</text:span></text:a><text:span text:style-name="T416"> </text:span></text:p>
      <text:h text:style-name="P243" text:outline-level="1"><text:bookmark-start text:name="__RefHeading___Toc24626_3686778067"/><text:span text:style-name="T1">Lektion </text:span><text:span text:style-name="T394">123</text:span><text:span text:style-name="T60"> <text:s/>– </text:span><text:span text:style-name="T136">Übung </text:span><text:span text:style-name="T156">9</text:span><text:bookmark-end text:name="__RefHeading___Toc24626_3686778067"/></text:h>
      <text:p text:style-name="P18">Aufbauend auf dem Code aus der vorherigen Übung fügen Sie einen Eintrag für sich selbst der Liste hinzu. Geben Sie die gesamten Werte mit einer For-Schleife und mit der Nutzung von range aus.</text:p>
      <text:h text:style-name="P251" text:outline-level="1"><text:bookmark-start text:name="__RefHeading___Toc24628_3686778067"/><text:span text:style-name="T1">Lektion </text:span><text:span text:style-name="T394">124</text:span><text:span text:style-name="T60"> <text:s/>– </text:span><text:span text:style-name="T136">Übung </text:span><text:span text:style-name="T172">9</text:span><text:span text:style-name="T136"> </text:span><text:span text:style-name="T164">Beispiellösung</text:span><text:bookmark-end text:name="__RefHeading___Toc24628_3686778067"/></text:h>
      <text:p text:style-name="Text_20_body"><text:span text:style-name="T474">Beispiel:</text:span><text:span text:style-name="T416"> <text:s/></text:span><text:a xlink:type="simple" xlink:href="https://go.dev/play/p/0SgLkOxKkeW" text:style-name="Internet_20_link" text:visited-style-name="Visited_20_Internet_20_Link"><text:span text:style-name="T416">https://go.dev/play/p/0SgLkOxKkeW</text:span></text:a><text:span text:style-name="T416"> </text:span></text:p>
      <text:h text:style-name="P243" text:outline-level="1"><text:bookmark-start text:name="__RefHeading___Toc24630_3686778067"/><text:soft-page-break/><text:span text:style-name="T1">Lektion </text:span><text:span text:style-name="T394">1</text:span><text:span text:style-name="T395">25</text:span><text:span text:style-name="T60"> <text:s/>– </text:span><text:span text:style-name="T136">Übung 1</text:span><text:span text:style-name="T156">0</text:span><text:bookmark-end text:name="__RefHeading___Toc24630_3686778067"/></text:h>
      <text:p text:style-name="P18">Entfernen Sie den Eintrag von Klaus aus der Map und stellen Sie dabei sicher, dass der Eintrag nur gelöscht wird, wenn er auch existiert! </text:p>
      <text:p text:style-name="P18">Geben Sie die gesamten Werte mit einer For-Schleife und mit der Nutzung von range aus.</text:p>
      <text:h text:style-name="P252" text:outline-level="1"><text:bookmark-start text:name="__RefHeading___Toc24632_3686778067"/><text:span text:style-name="T1">Lektion </text:span><text:span text:style-name="T395">126</text:span><text:span text:style-name="T60"> <text:s/>– </text:span><text:span text:style-name="T136">Übung </text:span><text:span text:style-name="T173">10</text:span><text:span text:style-name="T136"> </text:span><text:span text:style-name="T164">Beispiellösung</text:span><text:bookmark-end text:name="__RefHeading___Toc24632_3686778067"/></text:h>
      <text:p text:style-name="Text_20_body"><text:span text:style-name="T474">Beispiel:</text:span><text:span text:style-name="T416"> <text:s/></text:span><text:a xlink:type="simple" xlink:href="https://go.dev/play/p/0dWg8GA6QGP" text:style-name="Internet_20_link" text:visited-style-name="Visited_20_Internet_20_Link"><text:span text:style-name="T416">https://go.dev/play/p/0dWg8GA6QGP</text:span></text:a><text:span text:style-name="T416"> </text:span></text:p>
      <text:h text:style-name="P190" text:outline-level="1"><text:bookmark-start text:name="__RefHeading___Toc24634_3686778067"/>Quiz <text:span text:style-name="T174">4</text:span><text:bookmark-end text:name="__RefHeading___Toc24634_3686778067"/></text:h>
      <text:h text:style-name="P253" text:outline-level="1"><text:bookmark-start text:name="__RefHeading___Toc24636_3686778067"/><text:span text:style-name="T1">Lektion </text:span><text:span text:style-name="T395">127</text:span><text:span text:style-name="T60"> – Übung 11 </text:span><text:span text:style-name="T96">Quiz </text:span><text:span text:style-name="T174">4</text:span><text:span text:style-name="T148"> </text:span><text:span text:style-name="T60">gemeinsame Lösung</text:span><text:bookmark-end text:name="__RefHeading___Toc24636_3686778067"/></text:h>
      <text:h text:style-name="P256" text:outline-level="1"><text:bookmark-start text:name="__RefHeading___Toc24638_3686778067"/><text:span text:style-name="T1">Lektion </text:span><text:span text:style-name="T395">128</text:span><text:span text:style-name="T60"> – Structs - bringen Struktur ins Leben</text:span><text:bookmark-end text:name="__RefHeading___Toc24638_3686778067"/></text:h>
      <text:p text:style-name="P18">Structs <text:span text:style-name="T176">bieten</text:span> die Möglichkeit, <text:span text:style-name="T409">zusammengesetzte </text:span>Strukturen aus aus verschiedenen Datentypen zu bilden und Variablen <text:span text:style-name="T409">als Wert </text:span>zuzuweisen. Das hat schon viel von Ob<text:span text:style-name="T175">j</text:span>ekten und Klassen aus anderen Programmiersprachen, trotzdem sprechen wir in Go von „Values of Type“,also von Werten eines bestimmten Typs.</text:p>
      <text:p text:style-name="P18">In der Regel werden diese Structs mit dem keyword type einer eigenen Datentyp zugewiesen und zu Beginn inititalisiert, wenn eine Wertzuweisung erfolgen soll.</text:p>
      <text:p text:style-name="P18">Erfolgt eine Wertzuweisung nach der definition eines Strucs (nachflegend „structure“) in der Form</text:p>
      <text:p text:style-name="P18"><text:span text:style-name="T311">x := structure{}</text:span> </text:p>
      <text:p text:style-name="P18">oder mit</text:p>
      <text:p text:style-name="P18"><text:span text:style-name="T311">var x structure</text:span> <text:s/></text:p>
      <text:p text:style-name="P18">wird für alle Elemente des Structs eine Nullwert (Zero Value) angenommen. Das gilt auch für in einer Initialisierung ausgelassene Wertzuweisungen.</text:p>
      <text:p text:style-name="Text_20_body"><text:span text:style-name="T416">Beispiel: </text:span><text:a xlink:type="simple" xlink:href="https://go.dev/play/p/Pc3Ocg1CwsO" text:style-name="Internet_20_link" text:visited-style-name="Visited_20_Internet_20_Link"><text:span text:style-name="T416">https://go.dev/play/p/Pc3Ocg1CwsO</text:span></text:a><text:span text:style-name="T416"> </text:span></text:p>
      <text:h text:style-name="P257" text:outline-level="1"><text:bookmark-start text:name="__RefHeading___Toc24640_3686778067"/><text:span text:style-name="T1">Lektion </text:span><text:span text:style-name="T395">129</text:span><text:span text:style-name="T60"> – Eingebettete Structs</text:span><text:bookmark-end text:name="__RefHeading___Toc24640_3686778067"/></text:h>
      <text:p text:style-name="P54">Struct können andere Structs als Element beinhalten. Bei der Deklaration ist eine Typangabe des inneren Structs<text:span text:style-name="T228"> nicht nötig, </text:span><text:span text:style-name="T229">b</text:span><text:span text:style-name="T228">ei der Initialisierung schon. Auf Elemente von Structs kann man wie gewohnt mit dem Punktoperator („.“) zugreifen. Dabei ist es nicht zwingend nötig, Elemente eingebetteter Structs mit in der Hirarchie </text:span><text:span text:style-name="T229">des</text:span><text:span text:style-name="T228"> </text:span><text:span text:style-name="T229">Ausdrucks</text:span><text:span text:style-name="T228"> zu nennen. Ein Aufruf wie </text:span><text:span text:style-name="T335">aeusseresStruct.elementInneresStruct</text:span><text:span text:style-name="T228"> reicht in der Regel. </text:span></text:p>
      <text:p text:style-name="P54"><text:span text:style-name="T228">Um Namenskollisionen zu vermeiden ist es aber möglich, sie mit </text:span><text:span text:style-name="T335">aeusseresStruct.InneresStruct.elementInneresStruct</text:span><text:span text:style-name="T228"> </text:span><text:span text:style-name="T229">anzusprechen.</text:span></text:p>
      <text:p text:style-name="Text_20_body"><text:span text:style-name="T416">Beispiel: </text:span><text:a xlink:type="simple" xlink:href="https://go.dev/play/p/_MXt1YaUtXN" text:style-name="Internet_20_link" text:visited-style-name="Visited_20_Internet_20_Link"><text:span text:style-name="T416">https://go.dev/play/p/_MXt1YaUtXN</text:span></text:a><text:span text:style-name="T416"> </text:span></text:p>
      <text:h text:style-name="P258" text:outline-level="1"><text:bookmark-start text:name="__RefHeading___Toc24642_3686778067"/><text:soft-page-break/><text:span text:style-name="T1">Lektion </text:span><text:span text:style-name="T395">130</text:span><text:span text:style-name="T60"> – Blick in die Dokumentation</text:span><text:bookmark-end text:name="__RefHeading___Toc24642_3686778067"/></text:h>
      <text:p text:style-name="Text_20_body"><text:span text:style-name="T416">Structs: </text:span><text:a xlink:type="simple" xlink:href="https://go.dev/ref/spec#Struct_types" text:style-name="Internet_20_link" text:visited-style-name="Visited_20_Internet_20_Link"><text:span text:style-name="T416">https://go.dev/ref/spec#Struct_types</text:span></text:a><text:span text:style-name="T416"> </text:span></text:p>
      <text:p text:style-name="Text_20_body"><text:span text:style-name="T416">Schöne Erklärung in Deutsch: </text:span><text:a xlink:type="simple" xlink:href="https://geekflare.com/de/structs-in-golang/" text:style-name="Internet_20_link" text:visited-style-name="Visited_20_Internet_20_Link"><text:span text:style-name="T416">https://geekflare.com/de/Structs-in-golang/</text:span></text:a><text:span text:style-name="T416"> </text:span></text:p>
      <text:h text:style-name="P259" text:outline-level="1"><text:bookmark-start text:name="__RefHeading___Toc24644_3686778067"/><text:span text:style-name="T1">Lektion </text:span><text:span text:style-name="T395">131</text:span><text:span text:style-name="T60"> – Anonymous Structs - Structs ohne Namen</text:span><text:bookmark-end text:name="__RefHeading___Toc24644_3686778067"/></text:h>
      <text:p text:style-name="Text_20_body"><text:span text:style-name="T477">Anonyme Structs/anonymous Structs</text:span><text:span text:style-name="T416">: </text:span><text:a xlink:type="simple" xlink:href="https://go.dev/play/p/2NbNPlrBOJv" text:style-name="Internet_20_link" text:visited-style-name="Visited_20_Internet_20_Link"><text:span text:style-name="T416">https://go.dev/play/p/2NbNPlrBOJv</text:span></text:a><text:span text:style-name="T416"> </text:span></text:p>
      <text:h text:style-name="P260" text:outline-level="1"><text:bookmark-start text:name="__RefHeading___Toc24646_3686778067"/><text:span text:style-name="T1">Lektion </text:span><text:span text:style-name="T395">132</text:span><text:span text:style-name="T60"> – Nachgang: Aufräumen </text:span><text:span text:style-name="T179">(Zusammenfassung)</text:span><text:bookmark-end text:name="__RefHeading___Toc24646_3686778067"/></text:h>
      <text:p text:style-name="P55">Ease of Programming (var x int, type indent<text:span text:style-name="T409">ifier</text:span> struct{})</text:p>
      <text:p text:style-name="P55">Genau bleiben und möglichst gut lesbaren Code schreiben. Go erlaubt „Abkürzungen“, aber zu gutem Coding gehört auch verständlicher und menschenlesbarer Cod</text:p>
      <text:p text:style-name="P55">Ist Go eine objekt-orientierte Programmiersprache?</text:p>
      <text:p text:style-name="P143"><text:a xlink:type="simple" xlink:href="https://en.wikipedia.org/wiki/Object-oriented_programming" text:style-name="Internet_20_link" text:visited-style-name="Visited_20_Internet_20_Link"><text:span text:style-name="T416">https://en.wikipedia.org/wiki/Object-oriented_programming</text:span></text:a><text:span text:style-name="T478"> </text:span></text:p>
      <text:p text:style-name="Text_20_body"><text:a xlink:type="simple" xlink:href="https://go.dev/doc/faq#Is_Go_an_object-oriented_language" text:style-name="Internet_20_link" text:visited-style-name="Visited_20_Internet_20_Link"><text:span text:style-name="T416">https://go.dev/doc/faq#Is_Go_an_object-oriented_language</text:span></text:a><text:span text:style-name="T416"> </text:span></text:p>
      <text:p text:style-name="Text_20_body"><text:span text:style-name="T479">Die s</text:span><text:span text:style-name="T416">trenge Typisierung </text:span><text:span text:style-name="T479">von Go </text:span><text:span text:style-name="T416">erfordert es, sich über Typen seiner Variablen immer im Klaren zu sein. </text:span><text:a xlink:type="simple" xlink:href="https://go.dev/play/p/lm1j6KBc9Gp" text:style-name="Internet_20_link" text:visited-style-name="Visited_20_Internet_20_Link"><text:span text:style-name="T416">https://go.dev/play/p/lm1j6KBc9Gp</text:span></text:a><text:span text:style-name="T416"> </text:span></text:p>
      <text:p text:style-name="Text_20_body"><text:span text:style-name="T416">Stöbern Sie in der Dokumentation und in den zahlreichen </text:span><text:span text:style-name="T480">A</text:span><text:span text:style-name="T416">ngeboten von und über Go: </text:span><text:a xlink:type="simple" xlink:href="https://go.dev/" text:style-name="Internet_20_link" text:visited-style-name="Visited_20_Internet_20_Link"><text:span text:style-name="T416">https://go.dev/</text:span></text:a><text:span text:style-name="T416"> und </text:span><text:a xlink:type="simple" xlink:href="https://go.dev/doc/" text:style-name="Internet_20_link" text:visited-style-name="Visited_20_Internet_20_Link"><text:span text:style-name="T416">https://go.dev/doc/</text:span></text:a><text:span text:style-name="T416"> </text:span></text:p>
      <text:p text:style-name="P18">Sie haben bis hierher bereits genug Kenntnisse gesammelt, um selbstständig <text:span text:style-name="T409">Lern-A</text:span>ngebote zu suchen und wahrzunehmen, wie einfach<text:span text:style-name="T409">e</text:span> Tutorials.</text:p>
      <text:h text:style-name="P261" text:outline-level="1"><text:bookmark-start text:name="__RefHeading___Toc24648_3686778067"/><text:span text:style-name="T180">L</text:span><text:span text:style-name="T1">ektion </text:span><text:span text:style-name="T395">133</text:span><text:span text:style-name="T60"> <text:s/>– </text:span><text:span text:style-name="T136">Übung 1</text:span><text:bookmark-end text:name="__RefHeading___Toc24648_3686778067"/></text:h>
      <text:p text:style-name="P18">Erstellen Sie Ihren eigenen <text:span text:style-name="T180">Datent</text:span>yp "<text:span text:style-name="T180">p</text:span>erson", der einen zugrundeliegenden Typ "struct" hat, so dass die folgenden Daten speichern kann:</text:p>
      <text:list xml:id="list4261449675" text:style-name="L33">
        <text:list-item>
          <text:p text:style-name="P389">Vorname</text:p>
        </text:list-item>
        <text:list-item>
          <text:p text:style-name="P389">Nachname</text:p>
        </text:list-item>
        <text:list-item>
          <text:p text:style-name="P391">Alter</text:p>
        </text:list-item>
        <text:list-item>
          <text:p text:style-name="P390"><text:span text:style-name="T180">mehrere </text:span>Lieblings-Eiscreme-Sorten</text:p>
        </text:list-item>
      </text:list>
      <text:p text:style-name="P18"><text:span text:style-name="T180">E</text:span>rstellen Sie zwei <text:span text:style-name="T180">Werte</text:span> vom <text:span text:style-name="T180">Typ</text:span> <text:span text:style-name="T180">p</text:span>erson. Geben Sie die Werte <text:span text:style-name="T180">mittels range </text:span>aus, die sich <text:span text:style-name="T180">in einem</text:span> Element <text:span text:style-name="T180">vom Typ []string für die Lieblings-Eiscreme-Sorte angegeben sind.</text:span></text:p>
      <text:h text:style-name="P262" text:outline-level="1"><text:bookmark-start text:name="__RefHeading___Toc24650_3686778067"/><text:span text:style-name="T1">Lektion </text:span><text:span text:style-name="T395">134</text:span><text:span text:style-name="T60"> <text:s/>– </text:span><text:span text:style-name="T136">Übung </text:span><text:span text:style-name="T173">1</text:span><text:span text:style-name="T136"> </text:span><text:span text:style-name="T164">Beispiellösung</text:span><text:bookmark-end text:name="__RefHeading___Toc24650_3686778067"/></text:h>
      <text:p text:style-name="Text_20_body"><text:span text:style-name="T474">Beispiel:</text:span><text:span text:style-name="T416"> </text:span><text:a xlink:type="simple" xlink:href="https://go.dev/play/p/2YSo6VD1Q_m" text:style-name="Internet_20_link" text:visited-style-name="Visited_20_Internet_20_Link"><text:span text:style-name="T416">https://go.dev/play/p/2YSo6VD1Q_m</text:span></text:a><text:span text:style-name="T416"> <text:s/></text:span></text:p>
      <text:h text:style-name="P261" text:outline-level="1"><text:bookmark-start text:name="__RefHeading___Toc24652_3686778067"/><text:soft-page-break/><text:span text:style-name="T182">L</text:span><text:span text:style-name="T1">ektion </text:span><text:span text:style-name="T395">135</text:span><text:span text:style-name="T60"> <text:s/>– </text:span><text:span text:style-name="T136">Übung </text:span><text:span text:style-name="T180">2</text:span><text:bookmark-end text:name="__RefHeading___Toc24652_3686778067"/></text:h>
      <text:p text:style-name="P18">Nehmen Sie den Code aus der vorherigen Übung und speichern Sie die Werte vom Typ <text:span text:style-name="T180">p</text:span>erson in einer Map mit dem Schlüssel <text:span text:style-name="T180">des Typs der den Nachnamen enthält</text:span>. Greifen Sie auf jeden Wert in der Map zu <text:span text:style-name="T181">und g</text:span><text:span text:style-name="T180">eben</text:span> Sie <text:span text:style-name="T181">auch </text:span>die Werte aus, <text:span text:style-name="T180">die im Slice enthalten sind</text:span>.</text:p>
      <text:h text:style-name="P263" text:outline-level="1"><text:bookmark-start text:name="__RefHeading___Toc24654_3686778067"/><text:span text:style-name="T1">Lektion </text:span><text:span text:style-name="T395">136</text:span><text:span text:style-name="T60"> <text:s/>– </text:span><text:span text:style-name="T136">Übung </text:span><text:span text:style-name="T186">2</text:span><text:span text:style-name="T136"> </text:span><text:span text:style-name="T164">Beispiellösung</text:span><text:bookmark-end text:name="__RefHeading___Toc24654_3686778067"/></text:h>
      <text:p text:style-name="Text_20_body"><text:span text:style-name="T474">Beispiel: </text:span><text:a xlink:type="simple" xlink:href="https://go.dev/play/p/L2kYQag99pL" text:style-name="Internet_20_link" text:visited-style-name="Visited_20_Internet_20_Link"><text:span text:style-name="T416">https://go.dev/play/p/L2kYQag99pL</text:span></text:a><text:span text:style-name="T416"> </text:span></text:p>
      <text:h text:style-name="P261" text:outline-level="1"><text:bookmark-start text:name="__RefHeading___Toc24656_3686778067"/><text:span text:style-name="T180">L</text:span><text:span text:style-name="T1">ektion </text:span><text:span text:style-name="T395">137</text:span><text:span text:style-name="T60"> <text:s/>– </text:span><text:span text:style-name="T136">Übung </text:span><text:span text:style-name="T180">3</text:span><text:bookmark-end text:name="__RefHeading___Toc24656_3686778067"/></text:h>
      <text:p text:style-name="P18">Erstellen Sie einen neuen Typ: <text:span text:style-name="T182">f</text:span>ahrzeug.</text:p>
      <text:list xml:id="list2348187047" text:style-name="L34">
        <text:list-item>
          <text:p text:style-name="P392">Der zugrunde liegende Typ ist ein struct.</text:p>
        </text:list-item>
        <text:list-item>
          <text:p text:style-name="P393">Die Felder:<text:line-break/>- <text:span text:style-name="T182">anzahlTüren<text:line-break/>- </text:span><text:span text:style-name="T185">f</text:span>arbe</text:p>
        </text:list-item>
        <text:list-item>
          <text:p text:style-name="P392">Erstellen Sie zwei neue Typen: <text:span text:style-name="T182">lkw</text:span> <text:span text:style-name="T182">und</text:span> <text:span text:style-name="T182">pkw</text:span></text:p>
        </text:list-item>
        <text:list-item>
          <text:p text:style-name="P392">Der zugrunde liegende Typ jedes dieser neuen Typen ist ein struct.</text:p>
        </text:list-item>
        <text:list-item>
          <text:p text:style-name="P392">Betten Sie den Typ "<text:span text:style-name="T182">f</text:span>ahrzeug" in <text:span text:style-name="T182">lkw</text:span> <text:span text:style-name="T182">und</text:span> <text:span text:style-name="T182">pkw</text:span> ein.</text:p>
        </text:list-item>
        <text:list-item>
          <text:p text:style-name="P392">Geben Sie dem <text:span text:style-name="T182">lkw</text:span> das Feld "<text:span text:style-name="T182">vierrad</text:span>", das auf bool gesetzt wird.</text:p>
        </text:list-item>
        <text:list-item>
          <text:p text:style-name="P392">Geben Sie der <text:span text:style-name="T182">pkw</text:span> das Feld "<text:span text:style-name="T182">l</text:span>uxus", das auf bool gesetzt wird.</text:p>
        </text:list-item>
      </text:list>
      <text:p text:style-name="P18"/>
      <text:p text:style-name="P18">Verwendung der <text:span text:style-name="T182">f</text:span>ahrzeug-, <text:span text:style-name="T182">lkw</text:span>- und <text:span text:style-name="T182">pkw</text:span>-Structs:</text:p>
      <text:list xml:id="list316206418" text:style-name="L35">
        <text:list-item>
          <text:p text:style-name="P394">Erstellen Sie mit einem <text:span text:style-name="T182">Composite Literal</text:span> „<text:span text:style-name="T183">brummi“</text:span> und weisen Sie den Felder Wert<text:span text:style-name="T182">e</text:span> zu.</text:p>
        </text:list-item>
      </text:list>
      <text:list xml:id="list1142136447" text:style-name="L36">
        <text:list-item>
          <text:p text:style-name="P395">Erstellen Sie mithilfe eines <text:span text:style-name="T182">Composite Literal</text:span> „<text:span text:style-name="T185">mittelklassewagen</text:span>“ und weisen Sie den Felder Wert<text:span text:style-name="T182">e </text:span>zu.</text:p>
        </text:list-item>
      </text:list>
      <text:list xml:id="list1681176335" text:style-name="L37">
        <text:list-item>
          <text:p text:style-name="P396"><text:span text:style-name="T183">Geben</text:span> Sie diese <text:span text:style-name="T183">beiden „Values of Type“</text:span> aus.</text:p>
        </text:list-item>
        <text:list-item>
          <text:p text:style-name="P396"><text:span text:style-name="T183">Geben</text:span> Sie <text:span text:style-name="T184">wenigstens einen </text:span><text:span text:style-name="T189">der</text:span> Werte <text:span text:style-name="T183">der</text:span> <text:span text:style-name="T184">eingebetteten</text:span> Feld<text:span text:style-name="T183">er </text:span><text:span text:style-name="T184">aus</text:span>.</text:p>
        </text:list-item>
      </text:list>
      <text:h text:style-name="P264" text:outline-level="1"><text:bookmark-start text:name="__RefHeading___Toc24658_3686778067"/><text:span text:style-name="T1">Lektion </text:span><text:span text:style-name="T395">138</text:span><text:span text:style-name="T60"> <text:s/>– </text:span><text:span text:style-name="T136">Übung </text:span><text:span text:style-name="T187">3</text:span><text:span text:style-name="T136"> </text:span><text:span text:style-name="T164">Beispiellösung</text:span><text:bookmark-end text:name="__RefHeading___Toc24658_3686778067"/></text:h>
      <text:p text:style-name="Text_20_body"><text:span text:style-name="T474">Beispiel:</text:span><text:span text:style-name="T481"> </text:span><text:a xlink:type="simple" xlink:href="https://go.dev/play/p/ekzLAkKHYLG" text:style-name="Internet_20_link" text:visited-style-name="Visited_20_Internet_20_Link"><text:span text:style-name="T416">https://go.dev/play/p/ekzLAkKHYLG</text:span></text:a><text:span text:style-name="T481"> </text:span></text:p>
      <text:h text:style-name="P261" text:outline-level="1"><text:bookmark-start text:name="__RefHeading___Toc24660_3686778067"/><text:span text:style-name="T180">L</text:span><text:span text:style-name="T1">ektion </text:span><text:span text:style-name="T395">139</text:span><text:span text:style-name="T60"> <text:s/>– </text:span><text:span text:style-name="T136">Übung </text:span><text:span text:style-name="T180">4</text:span><text:bookmark-end text:name="__RefHeading___Toc24660_3686778067"/></text:h>
      <text:p text:style-name="P57">Erstellen Sie ein „anonymous“ struct, also ein Struct ohn<text:span text:style-name="T190">e</text:span> Identifier.</text:p>
      <text:h text:style-name="P264" text:outline-level="1"><text:bookmark-start text:name="__RefHeading___Toc24662_3686778067"/><text:span text:style-name="T1">Lektion </text:span><text:span text:style-name="T395">140</text:span><text:span text:style-name="T60"> <text:s/>– </text:span><text:span text:style-name="T136">Übung </text:span><text:span text:style-name="T188">4</text:span><text:span text:style-name="T136"> </text:span><text:span text:style-name="T164">Beispiellösung</text:span><text:bookmark-end text:name="__RefHeading___Toc24662_3686778067"/></text:h>
      <text:p text:style-name="Text_20_body"><text:span text:style-name="T474">Beispiel:</text:span><text:span text:style-name="T481"> </text:span><text:a xlink:type="simple" xlink:href="https://go.dev/play/p/NP_ClQR_6X_4" text:style-name="Internet_20_link" text:visited-style-name="Visited_20_Internet_20_Link"><text:span text:style-name="T416">https://go.dev/play/p/NP_ClQR_6X_4</text:span></text:a><text:span text:style-name="T481"> </text:span></text:p>
      <text:h text:style-name="P191" text:outline-level="1"><text:bookmark-start text:name="__RefHeading___Toc24664_3686778067"/><text:soft-page-break/>Quiz <text:span text:style-name="T180">5</text:span><text:bookmark-end text:name="__RefHeading___Toc24664_3686778067"/></text:h>
      <text:h text:style-name="P254" text:outline-level="1"><text:bookmark-start text:name="__RefHeading___Toc24666_3686778067"/><text:span text:style-name="T1">Lektion </text:span><text:span text:style-name="T396">141</text:span><text:span text:style-name="T60"> – Übung </text:span><text:span text:style-name="T180">5</text:span><text:span text:style-name="T60"> </text:span><text:span text:style-name="T96">Quiz </text:span><text:span text:style-name="T180">5</text:span><text:span text:style-name="T148"> </text:span><text:span text:style-name="T60">gemeinsame Lösung</text:span><text:bookmark-end text:name="__RefHeading___Toc24666_3686778067"/></text:h>
      <text:h text:style-name="P255" text:outline-level="1"><text:bookmark-start text:name="__RefHeading___Toc24668_3686778067"/><text:span text:style-name="T1">Lektion </text:span><text:span text:style-name="T396">142</text:span><text:span text:style-name="T60"> – </text:span><text:span text:style-name="T191">Funktionen - Syntax</text:span><text:bookmark-end text:name="__RefHeading___Toc24668_3686778067"/></text:h>
      <text:p text:style-name="P18">Syntax allgemein:<text:line-break/><text:span text:style-name="T311">func (r receiver)identifier(parameter)(return(s)){ code }</text:span></text:p>
      <text:p text:style-name="Text_20_body"><text:span text:style-name="T416">Beispiel einfache Funktion ohne Rückgabe von Werten: </text:span><text:a xlink:type="simple" xlink:href="https://go.dev/play/p/5H5PLpHHRq-" text:style-name="Internet_20_link" text:visited-style-name="Visited_20_Internet_20_Link"><text:span text:style-name="T416">https://go.dev/play/p/5H5PLpHHRq-</text:span></text:a><text:span text:style-name="T416"> </text:span></text:p>
      <text:p text:style-name="Text_20_body"><text:span text:style-name="T416">Beispiel einer Funktion mit Übergabe von einem Argument: </text:span><text:a xlink:type="simple" xlink:href="https://go.dev/play/p/O5x2PRGQxhd" text:style-name="Internet_20_link" text:visited-style-name="Visited_20_Internet_20_Link"><text:span text:style-name="T416">https://go.dev/play/p/O5x2PRGQxhd</text:span></text:a><text:span text:style-name="T416"> </text:span></text:p>
      <text:p text:style-name="Text_20_body"><text:span text:style-name="T416">Beispiel einer Funktion mit Übergabe von einem Argument </text:span><text:span text:style-name="T482">und Rückgabe eines Wertes</text:span><text:span text:style-name="T416">: </text:span><text:a xlink:type="simple" xlink:href="https://go.dev/play/p/JOj3C0V-8nf" text:style-name="Internet_20_link" text:visited-style-name="Visited_20_Internet_20_Link"><text:span text:style-name="T416">https://go.dev/play/p/JOj3C0V-8nf</text:span></text:a><text:span text:style-name="T416"> </text:span></text:p>
      <text:p text:style-name="Text_20_body"><text:span text:style-name="T416">Beispiel einer Funktion mit Übergabe von </text:span><text:span text:style-name="T483">zwei</text:span><text:span text:style-name="T416"> Argument</text:span><text:span text:style-name="T483">en</text:span><text:span text:style-name="T416"> </text:span><text:span text:style-name="T482">und Rückgabe </text:span><text:span text:style-name="T483">zweier</text:span><text:span text:style-name="T482"> Werte</text:span><text:span text:style-name="T416">: </text:span><text:a xlink:type="simple" xlink:href="https://go.dev/play/p/fRMG45v8Nck" text:style-name="Internet_20_link" text:visited-style-name="Visited_20_Internet_20_Link"><text:span text:style-name="T416">https://go.dev/play/p/fRMG45v8Nck</text:span></text:a><text:span text:style-name="T416"> </text:span></text:p>
      <text:h text:style-name="P171" text:outline-level="1"><text:bookmark-start text:name="__RefHeading___Toc24670_3686778067"/>Lektion <text:span text:style-name="T396">143</text:span> <text:span text:style-name="T60">– </text:span><text:span text:style-name="T192">Variatische Parameter, die Zweite</text:span><text:bookmark-end text:name="__RefHeading___Toc24670_3686778067"/></text:h>
      <text:p text:style-name="Text_20_body"><text:span text:style-name="T416">Beispiel für die Übergabe von Argumenten gleichen Typs als variatische Parameter (variadic parameters) in eine Funktion: </text:span><text:a xlink:type="simple" xlink:href="https://go.dev/play/p/6sgwi8G8abG" text:style-name="Internet_20_link" text:visited-style-name="Visited_20_Internet_20_Link"><text:span text:style-name="T416">https://go.dev/play/p/6sgwi8G8abG</text:span></text:a><text:span text:style-name="T416"> </text:span><text:span text:style-name="T484">und <text:s/></text:span><text:a xlink:type="simple" xlink:href="https://go.dev/play/p/UMnPRJkkdC1" text:style-name="Internet_20_link" text:visited-style-name="Visited_20_Internet_20_Link"><text:span text:style-name="T416">https://go.dev/play/p/UMnPRJkkdC1</text:span></text:a><text:span text:style-name="T484"> </text:span><text:span text:style-name="T485">und </text:span><text:a xlink:type="simple" xlink:href="https://go.dev/play/p/jOQT1IVOXtk" text:style-name="Internet_20_link" text:visited-style-name="Visited_20_Internet_20_Link"><text:span text:style-name="T416">https://go.dev/play/p/jOQT1IVOXtk</text:span></text:a><text:span text:style-name="T485"> </text:span></text:p>
      <text:p text:style-name="Text_20_body"><text:span text:style-name="T416">Beispiel Übergabe Parameter verschiedenen Typs zusammen mit anschließendem variatischen Parameter: </text:span><text:a xlink:type="simple" xlink:href="https://go.dev/play/p/15aBLS-rBKV" text:style-name="Internet_20_link" text:visited-style-name="Visited_20_Internet_20_Link"><text:span text:style-name="T416">https://go.dev/play/p/15aBLS-rBKV</text:span></text:a><text:span text:style-name="T486"> </text:span></text:p>
      <text:p text:style-name="P18"><text:span text:style-name="T3">Main Takeaway:</text:span> </text:p>
      <text:list xml:id="list4283666130" text:style-name="L38">
        <text:list-item>
          <text:p text:style-name="P397"><text:span text:style-name="T193">V</text:span>ariatische Parameter können in einer Funktionssignatur dazu diesen, eine Liste von beliebig vielen Werten gleichen Typs an eine Funktion zu übergeben, die innerhalb der Funktion als Slice dieser Werte zur Verfügung steht.</text:p>
        </text:list-item>
        <text:list-item>
          <text:p text:style-name="P397"><text:span text:style-name="T193">V</text:span>ariatische Parameter werden mit dem ...-Operator angegeben und können nur als einmal und als letzter Parameter in der Signatur einer Funktion angegeben werden.</text:p>
        </text:list-item>
      </text:list>
      <text:p text:style-name="Text_20_body"><text:span text:style-name="T487">Beispiel für Anwendung von variatischen Parameter zur Übergabe von Argumenten and Funktion zur Ausummierung von Summanden b</text:span><text:span text:style-name="T488">e</text:span><text:span text:style-name="T487">lieb</text:span><text:span text:style-name="T488">ig</text:span><text:span text:style-name="T487">er Anzahl innerhalb einer Funktion: </text:span><text:a xlink:type="simple" xlink:href="https://go.dev/play/p/rnh1uJ3RtOI" text:style-name="Internet_20_link" text:visited-style-name="Visited_20_Internet_20_Link"><text:span text:style-name="T416">https://go.dev/play/p/rnh1uJ3RtOI</text:span></text:a><text:span text:style-name="T416"> </text:span></text:p>
      <text:h text:style-name="P171" text:outline-level="1"><text:bookmark-start text:name="__RefHeading___Toc24672_3686778067"/>Lektion <text:span text:style-name="T396">144</text:span> <text:span text:style-name="T60">– </text:span>Ein Slices "abrollen"<text:bookmark-end text:name="__RefHeading___Toc24672_3686778067"/></text:h>
      <text:p text:style-name="P142"><text:span text:style-name="T416">Specs: </text:span><text:a xlink:type="simple" xlink:href="https://go.dev/ref/spec#Passing_arguments_to_..._parameters" text:style-name="Internet_20_link" text:visited-style-name="Visited_20_Internet_20_Link"><text:span text:style-name="T416">https://go.dev/ref/spec#Passing_arguments_to_..._parameters</text:span></text:a><text:span text:style-name="T416"> </text:span></text:p>
      <text:p text:style-name="Text_20_body"><text:span text:style-name="T489">Beispiel ein Slice „abrollen“ und die Werte als Reihe von Werten an eine Funktion übergeben: </text:span><text:a xlink:type="simple" xlink:href="https://go.dev/play/p/Fq--KsU9PUe" text:style-name="Internet_20_link" text:visited-style-name="Visited_20_Internet_20_Link"><text:span text:style-name="T416">https://go.dev/play/p/Fq--KsU9PUe</text:span></text:a><text:span text:style-name="T416"> </text:span></text:p>
      <text:h text:style-name="P265" text:outline-level="1"><text:bookmark-start text:name="__RefHeading___Toc24674_3686778067"/><text:soft-page-break/>Lektion <text:span text:style-name="T396">145</text:span> <text:span text:style-name="T60">– Defer - Verzögerungstaktik</text:span><text:bookmark-end text:name="__RefHeading___Toc24674_3686778067"/></text:h>
      <text:p text:style-name="P18">Das Keyword <text:span text:style-name="T311">defer</text:span> dient dazu die Ausführung von Code (in Funktionen) bis zu dem Zeitpunkt zu verzögern, in dem der umschließende Codeblock beendet wird oder „abstürzt“, bzw im Begriff ist abzustürzen („panicking“).</text:p>
      <text:p text:style-name="Text_20_body"><text:span text:style-name="T490">Beispiel: </text:span><text:a xlink:type="simple" xlink:href="https://go.dev/play/p/pIgNKl2lNB9" text:style-name="Internet_20_link" text:visited-style-name="Visited_20_Internet_20_Link"><text:span text:style-name="T416">https://go.dev/play/p/pIgNKl2lNB9</text:span></text:a><text:span text:style-name="T490"> </text:span></text:p>
      <text:h text:style-name="P171" text:outline-level="1"><text:bookmark-start text:name="__RefHeading___Toc24676_3686778067"/>Lektion <text:span text:style-name="T396">146</text:span> <text:span text:style-name="T60">– </text:span>Methods - Funktionen haben Methode(n)<text:bookmark-end text:name="__RefHeading___Toc24676_3686778067"/></text:h>
      <text:p text:style-name="Text_20_body"><text:span text:style-name="T491">Einfaches Beispiel einer Methode: </text:span><text:a xlink:type="simple" xlink:href="https://go.dev/play/p/PL8aFcqSJRD" text:style-name="Internet_20_link" text:visited-style-name="Visited_20_Internet_20_Link"><text:span text:style-name="T416">https://go.dev/play/p/PL8aFcqSJRD</text:span></text:a><text:span text:style-name="T416"> </text:span></text:p>
      <text:p text:style-name="P141"><text:span text:style-name="T491">Können Funktionen/Methoden in Go mehrere Receiver haben? </text:span><text:a xlink:type="simple" xlink:href="https://www.iops.tech/blog/method-receiver-types-in-go/" text:style-name="Internet_20_link" text:visited-style-name="Visited_20_Internet_20_Link"><text:span text:style-name="T416">https://www.iops.tech/blog/method-receiver-types-in-go/</text:span></text:a><text:span text:style-name="T416"> </text:span><text:span text:style-name="T491">(und anderes Interessantes zu Methoden)</text:span></text:p>
      <text:p text:style-name="Text_20_body"><text:span text:style-name="T491">Einfaches Beispiel zu Methoden und Beispiel für die Nutzung von Pointern zu Structs in </text:span><text:span text:style-name="T492">Methoden</text:span><text:span text:style-name="T491"> (als Receiver in Funktionen): <text:s/></text:span><text:a xlink:type="simple" xlink:href="https://gobyexample.com/methods" text:style-name="Internet_20_link" text:visited-style-name="Visited_20_Internet_20_Link"><text:span text:style-name="T416">https://gobyexample.com/methods</text:span></text:a><text:span text:style-name="T416"> </text:span></text:p>
      <text:p text:style-name="Text_20_body"><text:span text:style-name="T491">Das Be</text:span><text:span text:style-name="T493">i</text:span><text:span text:style-name="T491">spiel kopiert aus dem vorherigen Link: </text:span><text:a xlink:type="simple" xlink:href="https://go.dev/play/p/6cHAxhv9-uq" text:style-name="Internet_20_link" text:visited-style-name="Visited_20_Internet_20_Link"><text:span text:style-name="T416">https://go.dev/play/p/6cHAxhv9-uq</text:span></text:a><text:span text:style-name="T416"> </text:span></text:p>
      <text:h text:style-name="P266" text:outline-level="1"><text:bookmark-start text:name="__RefHeading___Toc24678_3686778067"/>Lektion <text:span text:style-name="T396">147</text:span> <text:span text:style-name="T60">– </text:span>Methods – <text:span text:style-name="T194">die Zweite</text:span><text:bookmark-end text:name="__RefHeading___Toc24678_3686778067"/></text:h>
      <text:p text:style-name="Text_20_body"><text:span text:style-name="T491">Ein etwas realitätsnaheres Beispiel für eine Methode in Go: </text:span><text:a xlink:type="simple" xlink:href="https://go.dev/play/p/4qFmPRzGhAy" text:style-name="Internet_20_link" text:visited-style-name="Visited_20_Internet_20_Link"><text:span text:style-name="T416">https://go.dev/play/p/4qFmPRzGhAy</text:span></text:a><text:span text:style-name="T416"> </text:span></text:p>
      <text:h text:style-name="P267" text:outline-level="1"><text:bookmark-start text:name="__RefHeading___Toc24680_3686778067"/>Lektion <text:span text:style-name="T396">148</text:span> <text:span text:style-name="T60">– </text:span>Methods – <text:span text:style-name="T195">die Dritte - Call by Value / Call by Reference</text:span><text:bookmark-end text:name="__RefHeading___Toc24680_3686778067"/></text:h>
      <text:p text:style-name="P58">Go spricht nicht gerne von “Call by Value“ und „Call by Reference“, sondern spricht ausschließlich von „Call by Value“, denn auch ein Pointer ist letztenendes ein Wert, nur eben vom Typ Pointer. Die Betrachtungsweise ist vereinfacht und vermeidet Ungenauigkeiten oder Missverständnisse.</text:p>
      <text:p text:style-name="P140"><text:span text:style-name="T416">Beispiel Methode „Call by value“: </text:span><text:a xlink:type="simple" xlink:href="https://go.dev/play/p/kBase8A58Uk" text:style-name="Internet_20_link" text:visited-style-name="Visited_20_Internet_20_Link"><text:span text:style-name="T416">https://go.dev/play/p/kBase8A58Uk</text:span></text:a><text:span text:style-name="T416"> </text:span></text:p>
      <text:p text:style-name="P140"><text:span text:style-name="T416">Beispiel Methode „Call by Reference“: </text:span><text:a xlink:type="simple" xlink:href="https://go.dev/play/p/XJ9KGFCHjyO" text:style-name="Internet_20_link" text:visited-style-name="Visited_20_Internet_20_Link"><text:span text:style-name="T416">https://go.dev/play/p/XJ9KGFCHjyO</text:span></text:a><text:span text:style-name="T416"> (Pointer)</text:span></text:p>
      <text:h text:style-name="P268" text:outline-level="1"><text:bookmark-start text:name="__RefHeading___Toc24682_3686778067"/>Lektion <text:span text:style-name="T396">149</text:span> <text:span text:style-name="T60">– </text:span><text:span text:style-name="T196">Einschub – Bleiben Sie dran</text:span><text:bookmark-end text:name="__RefHeading___Toc24682_3686778067"/></text:h>
      <text:h text:style-name="P269" text:outline-level="1"><text:bookmark-start text:name="__RefHeading___Toc24684_3686778067"/>Lektion <text:span text:style-name="T396">150</text:span> <text:span text:style-name="T60">– Interfaces und Polymorphismus </text:span><text:span text:style-name="T199">I</text:span><text:bookmark-end text:name="__RefHeading___Toc24684_3686778067"/></text:h>
      <text:p text:style-name="Text_20_body"><text:span text:style-name="T494">Ausgangsbeispiel („Cleaning“ notwendig) : </text:span><text:a xlink:type="simple" xlink:href="https://go.dev/play/p/kBase8A58Uk" text:style-name="Internet_20_link" text:visited-style-name="Visited_20_Internet_20_Link"><text:span text:style-name="T416">https://go.dev/play/p/kBase8A58Uk</text:span></text:a><text:span text:style-name="T416"> </text:span></text:p>
      <text:p text:style-name="Text_20_body"><text:span text:style-name="T495">Beispiel für Nut</text:span><text:span text:style-name="T494">z</text:span><text:span text:style-name="T495">ung Interfaces: </text:span><text:a xlink:type="simple" xlink:href="https://go.dev/play/p/AUrXgm2ehcG" text:style-name="Internet_20_link" text:visited-style-name="Visited_20_Internet_20_Link"><text:span text:style-name="T416">https://go.dev/play/p/AUrXgm2ehcG</text:span></text:a><text:span text:style-name="T416"> </text:span></text:p>
      <text:p text:style-name="Text_20_body"><text:span text:style-name="T416">Beispiel switch je nach type: </text:span><text:a xlink:type="simple" xlink:href="https://go.dev/play/p/fdilwQLKbbL" text:style-name="Internet_20_link" text:visited-style-name="Visited_20_Internet_20_Link"><text:span text:style-name="T416">https://go.dev/play/p/fdilwQLKbbL</text:span></text:a><text:span text:style-name="T416"> </text:span></text:p>
      <text:h text:style-name="P270" text:outline-level="1"><text:bookmark-start text:name="__RefHeading___Toc24686_3686778067"/>Lektion <text:span text:style-name="T396">151</text:span> <text:span text:style-name="T60">– Interfaces und Polymorphismus </text:span><text:span text:style-name="T199">II</text:span><text:bookmark-end text:name="__RefHeading___Toc24686_3686778067"/></text:h>
      <text:p text:style-name="Text_20_body"><text:span text:style-name="T416">Bei</text:span><text:span text:style-name="T496">s</text:span><text:span text:style-name="T416">piel erweitert mit „</text:span><text:span text:style-name="T492">A</text:span><text:span text:style-name="T416">ssertion“: </text:span><text:a xlink:type="simple" xlink:href="https://go.dev/play/p/nmlrE0lsgWk" text:style-name="Internet_20_link" text:visited-style-name="Visited_20_Internet_20_Link"><text:span text:style-name="T416">https://go.dev/play/p/nmlrE0lsgWk</text:span></text:a><text:span text:style-name="T416"> </text:span></text:p>
      <text:p text:style-name="P18">Bill Kennedy Blog über „<text:span text:style-name="T410">C</text:span>omposition und <text:span text:style-name="T410">N</text:span>utzung von Interfaces in Go“: </text:p>
      <text:p text:style-name="Text_20_body"><text:soft-page-break/><text:a xlink:type="simple" xlink:href="https://www.ardanlabs.com/blog/2015/09/composition-with-go.html" text:style-name="Internet_20_link" text:visited-style-name="Visited_20_Internet_20_Link"><text:span text:style-name="T416">https://www.ardanlabs.com/blog/2015/09/composition-with-go.html</text:span></text:a><text:span text:style-name="T416"> </text:span></text:p>
      <text:h text:style-name="P271" text:outline-level="1"><text:bookmark-start text:name="__RefHeading___Toc24688_3686778067"/>Lektion <text:span text:style-name="T396">152</text:span> <text:span text:style-name="T60">– Interfaces </text:span><text:span text:style-name="T197">reloaded</text:span><text:bookmark-end text:name="__RefHeading___Toc24688_3686778067"/></text:h>
      <text:p text:style-name="P139"><text:span text:style-name="T416">Unser Beispiel: </text:span><text:a xlink:type="simple" xlink:href="https://go.dev/play/p/-m3l05i15wl" text:style-name="Internet_20_link" text:visited-style-name="Visited_20_Internet_20_Link"><text:span text:style-name="T416">https://go.dev/play/p/-m3l05i15wl</text:span></text:a><text:span text:style-name="T416"> </text:span></text:p>
      <text:p text:style-name="P137"><text:span text:style-name="T497">Inspiriert von GoByExample-</text:span><text:span text:style-name="T416">Beispiel: </text:span><text:a xlink:type="simple" xlink:href="https://gobyexample.com/interfaces" text:style-name="Internet_20_link" text:visited-style-name="Visited_20_Internet_20_Link"><text:span text:style-name="T416">https://gobyexample.com/interfaces</text:span></text:a><text:span text:style-name="T416"> </text:span></text:p>
      <text:h text:style-name="P171" text:outline-level="1"><text:bookmark-start text:name="__RefHeading___Toc24690_3686778067"/>Lektion <text:span text:style-name="T396">153</text:span> <text:span text:style-name="T60">– Interfaces </text:span><text:span text:style-name="T198">Revolutions</text:span><text:bookmark-end text:name="__RefHeading___Toc24690_3686778067"/></text:h>
      <text:p text:style-name="P138"><text:span text:style-name="T416">Unser Beispiel: </text:span><text:a xlink:type="simple" xlink:href="https://go.dev/play/p/pAsF3ARAsdk" text:style-name="Internet_20_link" text:visited-style-name="Visited_20_Internet_20_Link"><text:span text:style-name="T416">https://go.dev/play/p/pAsF3ARAsdk</text:span></text:a><text:span text:style-name="T416"> <text:s/></text:span></text:p>
      <text:p text:style-name="P136"><text:span text:style-name="T497">Inspiriert von </text:span><text:span text:style-name="T498">Jordan Orelli</text:span><text:span text:style-name="T497">-</text:span><text:span text:style-name="T416">Beispiel: </text:span><text:a xlink:type="simple" xlink:href="https://jordanorelli.com/post/32665860244/how-to-use-interfaces-in-go" text:style-name="Internet_20_link" text:visited-style-name="Visited_20_Internet_20_Link"><text:span text:style-name="T416">https://jordanorelli.com/post/32665860244/how-to-use-interfaces-in-go</text:span></text:a><text:span text:style-name="T416"> </text:span></text:p>
      <text:h text:style-name="P171" text:outline-level="1"><text:bookmark-start text:name="__RefHeading___Toc24692_3686778067"/>Lektion <text:span text:style-name="T396">154</text:span> <text:span text:style-name="T60">– </text:span>Anonyme Funktionen - Sie brauchen keinen Namen<text:bookmark-end text:name="__RefHeading___Toc24692_3686778067"/></text:h>
      <text:p text:style-name="P135"><text:span text:style-name="T416">Beispiel für anonyme Funktionen: </text:span><text:a xlink:type="simple" xlink:href="https://go.dev/play/p/t2PBbF3yaW3" text:style-name="Internet_20_link" text:visited-style-name="Visited_20_Internet_20_Link"><text:span text:style-name="T416">https://go.dev/play/p/t2PBbF3yaW3</text:span></text:a><text:span text:style-name="T416"> </text:span></text:p>
      <text:h text:style-name="P171" text:outline-level="1"><text:bookmark-start text:name="__RefHeading___Toc24694_3686778067"/>Lektion <text:span text:style-name="T396">155</text:span> <text:span text:style-name="T60">– </text:span>func Ausdrücke - auf geht's in den Kaninchenbau<text:bookmark-end text:name="__RefHeading___Toc24694_3686778067"/></text:h>
      <text:p text:style-name="P134"><text:span text:style-name="T499">Beispiel für Funktionen </text:span><text:span text:style-name="T500">als Ausdrücke</text:span><text:span text:style-name="T499">: </text:span><text:a xlink:type="simple" xlink:href="https://go.dev/play/p/eY3mQzUIl4a" text:style-name="Internet_20_link" text:visited-style-name="Visited_20_Internet_20_Link"><text:span text:style-name="T416">https://go.dev/play/p/eY3mQzUIl4a</text:span></text:a><text:span text:style-name="T499"> <text:s/></text:span></text:p>
      <text:h text:style-name="P272" text:outline-level="1"><text:bookmark-start text:name="__RefHeading___Toc24696_3686778067"/>Lektion <text:span text:style-name="T396">156</text:span> <text:span text:style-name="T60">– Eine Funktion als Rückgabewert</text:span><text:bookmark-end text:name="__RefHeading___Toc24696_3686778067"/></text:h>
      <text:p text:style-name="Text_20_body"><text:span text:style-name="T501">Wiederholung Funktionen/Anonyme Funktionen: </text:span><text:a xlink:type="simple" xlink:href="https://go.dev/play/p/TtVOZTk2PK0" text:style-name="Internet_20_link" text:visited-style-name="Visited_20_Internet_20_Link"><text:span text:style-name="T416">https://go.dev/play/p/TtVOZTk2PK0</text:span></text:a><text:span text:style-name="T416"> </text:span></text:p>
      <text:p text:style-name="Text_20_body"><text:span text:style-name="T501">Wiederholung Funktionen als Ausdrücke/Anonyme Funktionen: </text:span><text:a xlink:type="simple" xlink:href="https://go.dev/play/p/0aQHGRpLnFO" text:style-name="Internet_20_link" text:visited-style-name="Visited_20_Internet_20_Link"><text:span text:style-name="T416">https://go.dev/play/p/0aQHGRpLnFO</text:span></text:a><text:span text:style-name="T416"> </text:span></text:p>
      <text:p text:style-name="Text_20_body"><text:span text:style-name="T501">Neu: </text:span><text:span text:style-name="T492">Funktionen</text:span><text:span text:style-name="T501"> können auch als Typ für Rückgabewerte dienen: </text:span><text:a xlink:type="simple" xlink:href="https://go.dev/play/p/4wMJwdIKmMe" text:style-name="Internet_20_link" text:visited-style-name="Visited_20_Internet_20_Link"><text:span text:style-name="T416">https://go.dev/play/p/4wMJwdIKmMe</text:span></text:a><text:span text:style-name="T416"> </text:span></text:p>
      <text:h text:style-name="P275" text:outline-level="1"><text:bookmark-start text:name="__RefHeading___Toc24698_3686778067"/><text:span text:style-name="T3">Lektion </text:span><text:span text:style-name="T38">157</text:span><text:span text:style-name="T3"> </text:span><text:span text:style-name="T6">– </text:span><text:span text:style-name="T5">Callbacks – Funktionen als Parameter anderer Funktionen</text:span><text:bookmark-end text:name="__RefHeading___Toc24698_3686778067"/></text:h>
      <text:p text:style-name="P13">Eine <text:span text:style-name="T200">Callback-Funktion</text:span> bezeichnet in der Informatik eine Funktion, die einer anderen Funktion als Parameter übergeben und von dieser unter definierten Bedingungen <text:span text:style-name="T200">und</text:span> Argumenten aufgerufen wird.<text:span text:style-name="T5"> </text:span></text:p>
      <text:p text:style-name="Text_20_body"><text:span text:style-name="T502">Beispiel einfacher Callbacks</text:span><text:span text:style-name="T501">: </text:span><text:a xlink:type="simple" xlink:href="https://go.dev/play/p/O9zBEEyHIoA" text:style-name="Internet_20_link" text:visited-style-name="Visited_20_Internet_20_Link"><text:span text:style-name="T416">https://go.dev/play/p/O9zBEEyHIoA</text:span></text:a><text:span text:style-name="T501"> </text:span><text:span text:style-name="T416"><text:s/></text:span></text:p>
      <text:h text:style-name="P276" text:outline-level="1"><text:bookmark-start text:name="__RefHeading___Toc24700_3686778067"/><text:soft-page-break/><text:span text:style-name="T3">Lektion </text:span><text:span text:style-name="T38">158</text:span><text:span text:style-name="T3"> </text:span><text:span text:style-name="T6">– </text:span><text:span text:style-name="T7">Closure</text:span><text:bookmark-end text:name="__RefHeading___Toc24700_3686778067"/></text:h>
      <text:p text:style-name="P14">Eine <text:span text:style-name="T201">Closure</text:span><text:span text:style-name="T200">-Funktion</text:span> bezeichn<text:span text:style-name="T201">et man eine anynome Funktion, die durch eine andere Funktion zurückgeliefert wird und während ihrer Erstellung Zugriff auf einen Wert während der Erstellung bekommt (Context). Außerhalb der der Closure-Funktion ist dieser Wert nicht erreichbar.</text:span></text:p>
      <text:p text:style-name="Text_20_body"><text:span text:style-name="T416">Einfaches Beispiel für Closure-Funktion: </text:span><text:a xlink:type="simple" xlink:href="https://go.dev/play/p/VTeMIjLqInY" text:style-name="Internet_20_link" text:visited-style-name="Visited_20_Internet_20_Link"><text:span text:style-name="T416">https://go.dev/play/p/VTeMIjLqInY</text:span></text:a><text:span text:style-name="T416"> </text:span></text:p>
      <text:h text:style-name="P277" text:outline-level="1"><text:bookmark-start text:name="__RefHeading___Toc24702_3686778067"/><text:span text:style-name="T3">Lektion </text:span><text:span text:style-name="T38">159</text:span><text:span text:style-name="T3"> </text:span><text:span text:style-name="T6">– </text:span><text:span text:style-name="T8">Re</text:span><text:span text:style-name="T12">k</text:span><text:span text:style-name="T8">ursion</text:span><text:bookmark-end text:name="__RefHeading___Toc24702_3686778067"/></text:h>
      <text:p text:style-name="P59">Als Re<text:span text:style-name="T205">k</text:span>ursion bezeichnet man eine Funktion, die während des Ablaufes eine Kopie seiner selbst aufruft.</text:p>
      <text:p text:style-name="Text_20_body"><text:span text:style-name="T492">Beispiel</text:span><text:span text:style-name="T503"> Fakultät: </text:span><text:a xlink:type="simple" xlink:href="https://go.dev/play/p/sdj9_78nN0V" text:style-name="Internet_20_link" text:visited-style-name="Visited_20_Internet_20_Link"><text:span text:style-name="T416">https://go.dev/play/p/sdj9_78nN0V</text:span></text:a><text:span text:style-name="T416"> </text:span></text:p>
      <text:h text:style-name="P278" text:outline-level="1"><text:bookmark-start text:name="__RefHeading___Toc24704_3686778067"/><text:span text:style-name="T3">Lektion </text:span><text:span text:style-name="T38">160</text:span><text:span text:style-name="T3"> </text:span><text:span text:style-name="T6">– </text:span><text:span text:style-name="T10">Kurze Wiederholung (und Tipp gegen Prokrastination)</text:span><text:bookmark-end text:name="__RefHeading___Toc24704_3686778067"/></text:h>
      <text:p text:style-name="P18">Themen, die man jetzt konzeptionell verstanden haben sollte:</text:p>
      <text:list xml:id="list3503774619" text:style-name="L39">
        <text:list-item>
          <text:p text:style-name="P398">Funktionen</text:p>
        </text:list-item>
        <text:list-item>
          <text:p text:style-name="P398"><text:span text:style-name="T401">Zweck von</text:span> Funktionen<text:line-break/><text:span text:style-name="T401">Codeabstraktion, Wiederverwendung</text:span></text:p>
        </text:list-item>
      </text:list>
      <text:list xml:id="list473802880" text:style-name="L40">
        <text:list-item>
          <text:p text:style-name="P399">func, receiver, identifier, params, returns</text:p>
        </text:list-item>
        <text:list-item>
          <text:p text:style-name="P399">parameters vs arguments</text:p>
        </text:list-item>
        <text:list-item>
          <text:p text:style-name="P400">Variatische Funktionen</text:p>
        </text:list-item>
      </text:list>
      <text:p text:style-name="P56"><text:tab/><text:span text:style-name="T401">Mehrfache</text:span> “v<text:span text:style-name="T401">ariatische</text:span>” <text:span text:style-name="T401">Parameter<text:line-break/></text:span><text:tab/><text:span text:style-name="T401">Mehrfache</text:span> “v<text:span text:style-name="T401">ariatische</text:span>” <text:span text:style-name="T401">Argumente</text:span></text:p>
      <text:list xml:id="list1025393943" text:style-name="L41">
        <text:list-item>
          <text:p text:style-name="P402"><text:span text:style-name="T401">Rückgabewerte (returns)<text:line-break/>Mehrfache</text:span> returns<text:line-break/>„<text:span text:style-name="T401">Benannte“</text:span> returns <text:span text:style-name="T401">(irgendwie komisch)</text:span></text:p>
        </text:list-item>
      </text:list>
      <text:list xml:id="list2059260061" text:style-name="L42">
        <text:list-item>
          <text:p text:style-name="P401">Funktionaausdrücke <text:line-break/>einer Variablen eine Funktion zuweisen und sie damit vom Typ Funktion machen!</text:p>
        </text:list-item>
      </text:list>
      <text:list xml:id="list3835118067" text:style-name="L43">
        <text:list-item>
          <text:p text:style-name="P403">Callbacks<text:line-break/><text:span text:style-name="T401">eine Funktion einer Anderen funktion als Argument übergeben</text:span></text:p>
        </text:list-item>
      </text:list>
      <text:list xml:id="list2681983475" text:style-name="L44">
        <text:list-item>
          <text:p text:style-name="P404">closure<text:line-break/><text:span text:style-name="T401">den Geltungsbereich einer Variablen in einer anderen Variablen speichern und wird so </text:span><text:span text:style-name="T402">nur im inneren Geltungsbereich sichtbar. </text:span></text:p>
        </text:list-item>
      </text:list>
      <text:list xml:id="list3679228424" text:style-name="L45">
        <text:list-item>
          <text:p text:style-name="P405">Recursion<text:line-break/><text:span text:style-name="T410">F</text:span><text:span text:style-name="T402">unktionen, die sich selbst aufrufen Beispiel: Fakulatät</text:span></text:p>
        </text:list-item>
      </text:list>
      <text:list xml:id="list3271590027" text:style-name="L46">
        <text:list-item>
          <text:p text:style-name="P406">interfaces und „leeres Interface“ <text:span text:style-name="T410">(</text:span><text:span text:style-name="T336">interface{}</text:span><text:span text:style-name="T410">)</text:span> </text:p>
        </text:list-item>
      </text:list>
      <text:p text:style-name="P16"><text:span text:style-name="T402">Wichtiger Hinweis: </text:span><text:span text:style-name="T43">F</text:span><text:span text:style-name="T3">ocus on what’s important; not upon what’s urgent.</text:span></text:p>
      <text:h text:style-name="P279" text:outline-level="1"><text:bookmark-start text:name="__RefHeading___Toc24706_3686778067"/><text:soft-page-break/><text:span text:style-name="T3">Lektion </text:span><text:span text:style-name="T38">161</text:span><text:span text:style-name="T3"> </text:span><text:span text:style-name="T6">– </text:span><text:span text:style-name="T9">Übung 1</text:span><text:bookmark-end text:name="__RefHeading___Toc24706_3686778067"/></text:h>
      <text:p text:style-name="P18">In dieser Übung:</text:p>
      <text:list xml:id="list391055483" text:style-name="L47">
        <text:list-item>
          <text:p text:style-name="P407">Erstellen Sie eine Funktion mit dem Identifier „foo“, die einen Wert vom Typ int zurückgibt</text:p>
        </text:list-item>
        <text:list-item>
          <text:p text:style-name="P407">Erstellen Sie eine Funktion mit dem Identifier „bar“, die einen Wert vom Typ int und einen einen Wert vom Typ string zurückgibt</text:p>
        </text:list-item>
        <text:list-item>
          <text:p text:style-name="P410"><text:span text:style-name="T203">Erstellen Sie für beide funktionen einen gültigen Funktionsaufru</text:span><text:span text:style-name="T208">f</text:span><text:span text:style-name="T203"> und weisen sie </text:span><text:span text:style-name="T208">n</text:span><text:span text:style-name="T203">eu erstellten Variablen die Rückgabewerte zu.</text:span></text:p>
        </text:list-item>
        <text:list-item>
          <text:p text:style-name="P407">Geben Sie die Werte aus.</text:p>
        </text:list-item>
      </text:list>
      <text:h text:style-name="P280" text:outline-level="1"><text:bookmark-start text:name="__RefHeading___Toc24708_3686778067"/><text:span text:style-name="T3">Lektion </text:span><text:span text:style-name="T38">162</text:span><text:span text:style-name="T3"> </text:span><text:span text:style-name="T6">– </text:span><text:span text:style-name="T9">Übung 1 - </text:span><text:span text:style-name="T11">Beispiellösung</text:span><text:bookmark-end text:name="__RefHeading___Toc24708_3686778067"/></text:h>
      <text:p text:style-name="Text_20_body"><text:span text:style-name="T416">Beispiellösung: </text:span><text:a xlink:type="simple" xlink:href="https://go.dev/play/p/XXIlbJorkdt" text:style-name="Internet_20_link" text:visited-style-name="Visited_20_Internet_20_Link"><text:span text:style-name="T416">https://go.dev/play/p/XXIlbJorkdt</text:span></text:a><text:span text:style-name="T416"> </text:span></text:p>
      <text:h text:style-name="P278" text:outline-level="1"><text:bookmark-start text:name="__RefHeading___Toc24710_3686778067"/><text:span text:style-name="T3">Lektion </text:span><text:span text:style-name="T38">163</text:span><text:span text:style-name="T3"> </text:span><text:span text:style-name="T6">– </text:span><text:span text:style-name="T9">Übung </text:span><text:span text:style-name="T10">2</text:span><text:bookmark-end text:name="__RefHeading___Toc24710_3686778067"/></text:h>
      <text:p text:style-name="P18">Erstellen Sie eine Funktion mit dem Identifier „foo“, die </text:p>
      <text:list xml:id="list3866593714" text:style-name="L48">
        <text:list-item>
          <text:p text:style-name="P408">die einen variatischen Parameter vom Typ int entgegennimmt</text:p>
        </text:list-item>
        <text:list-item>
          <text:p text:style-name="P408">Übergeben Sie einen Wert vom Typ []int in adequater Weise an die Funktion</text:p>
        </text:list-item>
        <text:list-item>
          <text:p text:style-name="P408">Geben Sie eine Summe aller übergebenen Eingabewerte als Rückgabewert zurück</text:p>
        </text:list-item>
      </text:list>
      <text:p text:style-name="P18">Erstellen Sie eine Funktion mit dem Identifier „bar“, die </text:p>
      <text:list xml:id="list370666949" text:style-name="L49">
        <text:list-item>
          <text:p text:style-name="P409">als Parameter Werte vom Typ []int entgegennimmt</text:p>
        </text:list-item>
        <text:list-item>
          <text:p text:style-name="P409">Geben Sie eine Summe aller übergebenen Eingabewerte als Rückgabewert (Typ int) zurück</text:p>
        </text:list-item>
      </text:list>
      <text:h text:style-name="P280" text:outline-level="1"><text:bookmark-start text:name="__RefHeading___Toc24712_3686778067"/><text:span text:style-name="T3">Lektion </text:span><text:span text:style-name="T38">164</text:span><text:span text:style-name="T3"> </text:span><text:span text:style-name="T6">– </text:span><text:span text:style-name="T9">Übung </text:span><text:span text:style-name="T11">2</text:span><text:span text:style-name="T9"> - </text:span><text:span text:style-name="T11">Beispiellösung</text:span><text:bookmark-end text:name="__RefHeading___Toc24712_3686778067"/></text:h>
      <text:p text:style-name="Text_20_body"><text:span text:style-name="T416">Beispiellösung: </text:span><text:a xlink:type="simple" xlink:href="https://go.dev/play/p/ZXZJI6g6SYD" text:style-name="Internet_20_link" text:visited-style-name="Visited_20_Internet_20_Link"><text:span text:style-name="T416">https://go.dev/play/p/ZXZJI6g6SYD</text:span></text:a><text:span text:style-name="T416"> <text:s/></text:span></text:p>
      <text:h text:style-name="P278" text:outline-level="1"><text:bookmark-start text:name="__RefHeading___Toc24714_3686778067"/><text:span text:style-name="T3">Lektion </text:span><text:span text:style-name="T38">165</text:span><text:span text:style-name="T3"> </text:span><text:span text:style-name="T6">– </text:span><text:span text:style-name="T9">Übung </text:span><text:span text:style-name="T10">3</text:span><text:bookmark-end text:name="__RefHeading___Toc24714_3686778067"/></text:h>
      <text:p text:style-name="P18">Erstellen Sie zwei Funktionen und rufen Sie sie auf. Sorgen Sie mit „defer“ dafür, dass der erste Aufruf bis nach den zweiten Aufruf verzögert wird.</text:p>
      <text:h text:style-name="P280" text:outline-level="1"><text:bookmark-start text:name="__RefHeading___Toc24716_3686778067"/><text:span text:style-name="T3">Lektion </text:span><text:span text:style-name="T38">166</text:span><text:span text:style-name="T3"> </text:span><text:span text:style-name="T6">– </text:span><text:span text:style-name="T9">Übung </text:span><text:span text:style-name="T11">3</text:span><text:span text:style-name="T9"> - </text:span><text:span text:style-name="T11">Beispiellösung</text:span><text:bookmark-end text:name="__RefHeading___Toc24716_3686778067"/></text:h>
      <text:p text:style-name="Text_20_body"><text:span text:style-name="T416">Beispiellösung: </text:span><text:a xlink:type="simple" xlink:href="https://go.dev/play/p/C6l_iJZJc4W" text:style-name="Internet_20_link" text:visited-style-name="Visited_20_Internet_20_Link"><text:span text:style-name="T416">https://go.dev/play/p/C6l_iJZJc4W</text:span></text:a><text:span text:style-name="T416"> <text:s/></text:span></text:p>
      <text:h text:style-name="P278" text:outline-level="1"><text:bookmark-start text:name="__RefHeading___Toc24718_3686778067"/><text:span text:style-name="T3">Lektion </text:span><text:span text:style-name="T38">167</text:span><text:span text:style-name="T3"> </text:span><text:span text:style-name="T6">– </text:span><text:span text:style-name="T9">Übung </text:span><text:span text:style-name="T10">4</text:span><text:bookmark-end text:name="__RefHeading___Toc24718_3686778067"/></text:h>
      <text:p text:style-name="P18">Erstellen Sie einen Typ mit unterliegendem Struct mit dem Identifier „person“</text:p>
      <text:p text:style-name="P18"><text:span text:style-name="T402">Wählen</text:span><text:span text:style-name="T204"> Sie angemessene Typen für die </text:span><text:span text:style-name="T209">Elemente</text:span>:</text:p>
      <text:p text:style-name="P18"><text:soft-page-break/><text:tab/><text:span text:style-name="T204">vorname</text:span></text:p>
      <text:p text:style-name="P18"><text:tab/><text:span text:style-name="T204">nachname</text:span></text:p>
      <text:p text:style-name="P18"><text:tab/><text:span text:style-name="T204">alter</text:span></text:p>
      <text:list xml:id="list329517554" text:style-name="L50">
        <text:list-item>
          <text:p text:style-name="P411"><text:span text:style-name="T204">weisen Sie dem T</text:span><text:span text:style-name="T209">yp</text:span><text:span text:style-name="T204"> „person“ eine Methode zu, die den </text:span><text:span text:style-name="T211">I</text:span><text:span text:style-name="T204">dentifier „sagt“ hat.</text:span></text:p>
        </text:list-item>
      </text:list>
      <text:p text:style-name="P18"><text:tab/><text:span text:style-name="T204">Die Methode greift auf das in „person“ definierte Struct zu und gibt einen String mit Name <text:line-break/><text:tab/>und Alter aus.</text:span></text:p>
      <text:list xml:id="list432096406" text:style-name="L51">
        <text:list-item>
          <text:p text:style-name="P412">Erstellen Sie einen Wert des Typs „person“.</text:p>
        </text:list-item>
        <text:list-item>
          <text:p text:style-name="P412">Rufen Sie die Methode für den Werte auf.</text:p>
        </text:list-item>
      </text:list>
      <text:h text:style-name="P280" text:outline-level="1"><text:bookmark-start text:name="__RefHeading___Toc24720_3686778067"/><text:span text:style-name="T3">Lektion </text:span><text:span text:style-name="T38">168</text:span><text:span text:style-name="T3"> </text:span><text:span text:style-name="T6">– </text:span><text:span text:style-name="T9">Übung </text:span><text:span text:style-name="T11">4</text:span><text:span text:style-name="T9"> - </text:span><text:span text:style-name="T11">Beispiellösung</text:span><text:bookmark-end text:name="__RefHeading___Toc24720_3686778067"/></text:h>
      <text:p text:style-name="Text_20_body"><text:span text:style-name="T416">Beispiellösung: </text:span><text:a xlink:type="simple" xlink:href="https://go.dev/play/p/exrn0K6YayF" text:style-name="Internet_20_link" text:visited-style-name="Visited_20_Internet_20_Link"><text:span text:style-name="T416">https://go.dev/play/p/exrn0K6YayF</text:span></text:a><text:span text:style-name="T416"> </text:span></text:p>
      <text:h text:style-name="P278" text:outline-level="1"><text:bookmark-start text:name="__RefHeading___Toc24722_3686778067"/><text:span text:style-name="T3">Lektion </text:span><text:span text:style-name="T38">169</text:span><text:span text:style-name="T3"> </text:span><text:span text:style-name="T6">– </text:span><text:span text:style-name="T9">Übung </text:span><text:span text:style-name="T10">5</text:span><text:bookmark-end text:name="__RefHeading___Toc24722_3686778067"/></text:h>
      <text:p text:style-name="P18">Erstellen Sie einen Typ „quadrat“ und einen Typ „kreis“ beruhend auf Structs.</text:p>
      <text:p text:style-name="P18">Erstellen Sie eine Method „fläche“, die einen Wert vom Typ float64 zurückgibt und weisen Sie beiden Typen die Methode zu.</text:p>
      <text:p text:style-name="P18"><text:span text:style-name="T205"><text:tab/>Fläche eines Kreisen </text:span>= π r 2</text:p>
      <text:p text:style-name="P18"><text:span text:style-name="T205"><text:tab/>Fläche eines Quadrates</text:span> = <text:span text:style-name="T205">Seitenlänge * Seitenlänge</text:span></text:p>
      <text:p text:style-name="P18">Erstellen Sie einen Typ „formen“, der ein <text:span text:style-name="T410">I</text:span>nterface definiert, das durch die Implementierung der Methode „fläche“ definiert ist.</text:p>
      <text:p text:style-name="P18">Erstellen Sie eine Funktion mit dem Identifier „info“, die den Typ „formen“ entgegennimmt und die Fläche ausgibt. </text:p>
      <text:p text:style-name="P18">Erstellen Sie, bzw geben Sie aus <text:span text:style-name="T210">mittel</text:span><text:span text:style-name="T212">s</text:span><text:span text:style-name="T210"> „info“</text:span>:</text:p>
      <text:p text:style-name="P18">Wert vom Typ „quadrat“.</text:p>
      <text:p text:style-name="P18">Wert vom Typ „kreis“.</text:p>
      <text:p text:style-name="P18"><text:span text:style-name="T205">Rufen Sie </text:span><text:span text:style-name="T206">die Funktion info fü</text:span><text:span text:style-name="T410">r</text:span><text:span text:style-name="T206"> beide Werte auf!</text:span></text:p>
      <text:h text:style-name="P280" text:outline-level="1"><text:bookmark-start text:name="__RefHeading___Toc24724_3686778067"/><text:span text:style-name="T3">Lektion </text:span><text:span text:style-name="T38">170</text:span><text:span text:style-name="T3"> </text:span><text:span text:style-name="T6">– </text:span><text:span text:style-name="T9">Übung </text:span><text:span text:style-name="T11">5</text:span><text:span text:style-name="T9"> - </text:span><text:span text:style-name="T11">Beispiellösung</text:span><text:bookmark-end text:name="__RefHeading___Toc24724_3686778067"/></text:h>
      <text:p text:style-name="Text_20_body"><text:span text:style-name="T416">Beispiellösung: </text:span><text:a xlink:type="simple" xlink:href="https://go.dev/play/p/mJ68SZjtuA_7" text:style-name="Internet_20_link" text:visited-style-name="Visited_20_Internet_20_Link"><text:span text:style-name="T416">https://go.dev/play/p/mJ68SZjtuA_7</text:span></text:a><text:span text:style-name="T416"> </text:span></text:p>
      <text:h text:style-name="P278" text:outline-level="1"><text:bookmark-start text:name="__RefHeading___Toc24726_3686778067"/><text:span text:style-name="T3">Lektion </text:span><text:span text:style-name="T38">171</text:span><text:span text:style-name="T3"> </text:span><text:span text:style-name="T6">– </text:span><text:span text:style-name="T9">Übung </text:span><text:span text:style-name="T10">6</text:span><text:bookmark-end text:name="__RefHeading___Toc24726_3686778067"/></text:h>
      <text:p text:style-name="P60">Erstellen und nutzen Sie eine „anonyme“ Funktion.</text:p>
      <text:h text:style-name="P280" text:outline-level="1"><text:bookmark-start text:name="__RefHeading___Toc24728_3686778067"/><text:soft-page-break/><text:span text:style-name="T3">Lektion </text:span><text:span text:style-name="T38">172</text:span><text:span text:style-name="T3"> </text:span><text:span text:style-name="T6">– </text:span><text:span text:style-name="T9">Übung </text:span><text:span text:style-name="T11">6</text:span><text:span text:style-name="T9"> - </text:span><text:span text:style-name="T11">Beispiellösung</text:span><text:bookmark-end text:name="__RefHeading___Toc24728_3686778067"/></text:h>
      <text:p text:style-name="Text_20_body"><text:span text:style-name="T416">Beispiellösung: </text:span><text:a xlink:type="simple" xlink:href="https://go.dev/play/p/nUzR8cM4ZS3" text:style-name="Internet_20_link" text:visited-style-name="Visited_20_Internet_20_Link"><text:span text:style-name="T416">https://go.dev/play/p/nUzR8cM4ZS3</text:span></text:a><text:span text:style-name="T416"> <text:s/></text:span></text:p>
      <text:h text:style-name="P278" text:outline-level="1"><text:bookmark-start text:name="__RefHeading___Toc24730_3686778067"/><text:span text:style-name="T3">Lektion </text:span><text:span text:style-name="T38">173</text:span><text:span text:style-name="T3"> </text:span><text:span text:style-name="T6">– </text:span><text:span text:style-name="T9">Übung </text:span><text:span text:style-name="T10">7</text:span><text:bookmark-end text:name="__RefHeading___Toc24730_3686778067"/></text:h>
      <text:list xml:id="list192331934" text:style-name="L52">
        <text:list-item>
          <text:p text:style-name="P413">Weisen Sie eine Variablen eine Funktion zu, (die irgendetwas tut) und rufen Sie diese Funktion auf.</text:p>
        </text:list-item>
        <text:list-item>
          <text:p text:style-name="P413">Erweitern Sie das Beispiel so, dass die Funktion auch einen Wert als parameter entgegennimmt und ausgibt.</text:p>
        </text:list-item>
      </text:list>
      <text:h text:style-name="P280" text:outline-level="1"><text:bookmark-start text:name="__RefHeading___Toc24732_3686778067"/><text:span text:style-name="T3">Lektion </text:span><text:span text:style-name="T38">174</text:span><text:span text:style-name="T3"> </text:span><text:span text:style-name="T6">– </text:span><text:span text:style-name="T9">Übung </text:span><text:span text:style-name="T11">7</text:span><text:span text:style-name="T9"> - </text:span><text:span text:style-name="T11">Beispiellösung</text:span><text:bookmark-end text:name="__RefHeading___Toc24732_3686778067"/></text:h>
      <text:p text:style-name="Text_20_body"><text:span text:style-name="T416">Beispiellösung: </text:span><text:a xlink:type="simple" xlink:href="https://go.dev/play/p/PEUmGJDBhVr" text:style-name="Internet_20_link" text:visited-style-name="Visited_20_Internet_20_Link"><text:span text:style-name="T416">https://go.dev/play/p/PEUmGJDBhVr</text:span></text:a><text:span text:style-name="T416"> </text:span><text:span text:style-name="T504">und </text:span><text:a xlink:type="simple" xlink:href="https://go.dev/play/p/bDyC0rbSDk9" text:style-name="Internet_20_link" text:visited-style-name="Visited_20_Internet_20_Link"><text:span text:style-name="T416">https://go.dev/play/p/bDyC0rbSDk9</text:span></text:a><text:span text:style-name="T504"> </text:span></text:p>
      <text:h text:style-name="P278" text:outline-level="1"><text:bookmark-start text:name="__RefHeading___Toc24734_3686778067"/><text:span text:style-name="T3">Lektion </text:span><text:span text:style-name="T38">175</text:span><text:span text:style-name="T3"> </text:span><text:span text:style-name="T6">– </text:span><text:span text:style-name="T9">Übung </text:span><text:span text:style-name="T10">8</text:span><text:bookmark-end text:name="__RefHeading___Toc24734_3686778067"/></text:h>
      <text:list xml:id="list3565153315" text:style-name="L53">
        <text:list-item>
          <text:p text:style-name="P414">Erstellen Sie eine Funktion, die eine Funktion als Rückgabewert liefert</text:p>
        </text:list-item>
        <text:list-item>
          <text:p text:style-name="P414">Weisen Sie die zurückgegebene Funktion einer Variablen zu</text:p>
        </text:list-item>
        <text:list-item>
          <text:p text:style-name="P414">Rufen Sie die Funktion durch die Variable auf.</text:p>
        </text:list-item>
      </text:list>
      <text:h text:style-name="P280" text:outline-level="1"><text:bookmark-start text:name="__RefHeading___Toc24736_3686778067"/><text:span text:style-name="T3">Lektion </text:span><text:span text:style-name="T38">176</text:span><text:span text:style-name="T3"> </text:span><text:span text:style-name="T6">– </text:span><text:span text:style-name="T9">Übung </text:span><text:span text:style-name="T11">8</text:span><text:span text:style-name="T9"> - </text:span><text:span text:style-name="T11">Beispiellösung</text:span><text:bookmark-end text:name="__RefHeading___Toc24736_3686778067"/></text:h>
      <text:p text:style-name="Text_20_body"><text:span text:style-name="T416">Beispiellösung: </text:span><text:a xlink:type="simple" xlink:href="https://go.dev/play/p/0_MLYRTWkOL" text:style-name="Internet_20_link" text:visited-style-name="Visited_20_Internet_20_Link"><text:span text:style-name="T416">https://go.dev/play/p/0_MLYRTWkOL</text:span></text:a><text:span text:style-name="T416"> <text:s/></text:span></text:p>
      <text:h text:style-name="P278" text:outline-level="1"><text:bookmark-start text:name="__RefHeading___Toc24738_3686778067"/><text:span text:style-name="T3">Lektion </text:span><text:span text:style-name="T38">177</text:span><text:span text:style-name="T3"> </text:span><text:span text:style-name="T6">– </text:span><text:span text:style-name="T9">Übung </text:span><text:span text:style-name="T10">9</text:span><text:bookmark-end text:name="__RefHeading___Toc24738_3686778067"/></text:h>
      <text:p text:style-name="P18"><text:span text:style-name="T206">Erstellen Sie einen Callback, d.h. erstellen Sie eine Funktion, die eine Funktion (und ein einen Funktionswert) als Parameter entgegennimmt. Dann übergeben Sie eine Funktion (die z.B. einen String ausgibt) und einen Wert (zum Beispiel „You </text:span><text:span text:style-name="T207">shall</text:span><text:span text:style-name="T206"> not pass!“</text:span><text:span text:style-name="T207">) und bringen Sie zur Ausführung.</text:span></text:p>
      <text:h text:style-name="P280" text:outline-level="1"><text:bookmark-start text:name="__RefHeading___Toc24740_3686778067"/><text:span text:style-name="T3">Lektion </text:span><text:span text:style-name="T38">178</text:span><text:span text:style-name="T3"> </text:span><text:span text:style-name="T6">– </text:span><text:span text:style-name="T9">Übung </text:span><text:span text:style-name="T11">9</text:span><text:span text:style-name="T9"> - </text:span><text:span text:style-name="T11">Beispiellösung</text:span><text:bookmark-end text:name="__RefHeading___Toc24740_3686778067"/></text:h>
      <text:p text:style-name="Text_20_body"><text:span text:style-name="T416">Beispiellösung: </text:span><text:a xlink:type="simple" xlink:href="https://go.dev/play/p/Wvti0LdwWZs" text:style-name="Internet_20_link" text:visited-style-name="Visited_20_Internet_20_Link"><text:span text:style-name="T416">https://go.dev/play/p/Wvti0LdwWZs</text:span></text:a><text:span text:style-name="T416"> <text:s/></text:span></text:p>
      <text:h text:style-name="P278" text:outline-level="1"><text:bookmark-start text:name="__RefHeading___Toc24742_3686778067"/><text:span text:style-name="T3">Lektion </text:span><text:span text:style-name="T38">179</text:span><text:span text:style-name="T3"> </text:span><text:span text:style-name="T6">– </text:span><text:span text:style-name="T9">Übung </text:span><text:span text:style-name="T10">10</text:span><text:bookmark-end text:name="__RefHeading___Toc24742_3686778067"/></text:h>
      <text:p text:style-name="P18">Closures „verkapseln“ den Geltungsbereich einer Variablen in einem Codeblock. Erstellen Sie eine Funktion mit dem Identifier „undNochEinEis“, die innerhalb einer zurückgelieferten anonymen Funktion eine Variable „soVieleEis“ hochzählt.</text:p>
      <text:p text:style-name="P18">Erstellen Sie eine Variable „spongbob“ und eine Variable „patrick“, der Sie jeweils die Funktion „undNochEinEis“ zurodnen. Rufen Sie die „spongbob“-Funktion drei mal auf, die „patrick“-Funktion dreiundzwanzig mal.</text:p>
      <text:h text:style-name="P280" text:outline-level="1"><text:bookmark-start text:name="__RefHeading___Toc24744_3686778067"/><text:soft-page-break/><text:span text:style-name="T3">Lektion </text:span><text:span text:style-name="T38">180</text:span><text:span text:style-name="T3"> </text:span><text:span text:style-name="T6">– </text:span><text:span text:style-name="T9">Übung 1</text:span><text:span text:style-name="T11">0</text:span><text:span text:style-name="T9"> - </text:span><text:span text:style-name="T11">Beispiellösung</text:span><text:bookmark-end text:name="__RefHeading___Toc24744_3686778067"/></text:h>
      <text:p text:style-name="Text_20_body"><text:span text:style-name="T416">Beispiellösung: </text:span><text:a xlink:type="simple" xlink:href="https://go.dev/play/p/F3tvqkxgXaP" text:style-name="Internet_20_link" text:visited-style-name="Visited_20_Internet_20_Link"><text:span text:style-name="T416">https://go.dev/play/p/F3tvqkxgXaP</text:span></text:a><text:span text:style-name="T416"> <text:s/></text:span></text:p>
      <text:h text:style-name="P192" text:outline-level="1"><text:bookmark-start text:name="__RefHeading___Toc24746_3686778067"/>Quiz <text:span text:style-name="T202">6</text:span><text:bookmark-end text:name="__RefHeading___Toc24746_3686778067"/></text:h>
      <text:h text:style-name="P273" text:outline-level="1"><text:bookmark-start text:name="__RefHeading___Toc24748_3686778067"/><text:span text:style-name="T1">Lektion </text:span><text:span text:style-name="T394">181</text:span><text:span text:style-name="T60"> – Übung </text:span><text:span text:style-name="T202">11</text:span><text:span text:style-name="T60"> </text:span><text:span text:style-name="T96">Quiz </text:span><text:span text:style-name="T202">6</text:span><text:span text:style-name="T148"> </text:span><text:span text:style-name="T60">gemeinsame Lösung</text:span><text:bookmark-end text:name="__RefHeading___Toc24748_3686778067"/></text:h>
      <text:h text:style-name="P281" text:outline-level="1"><text:bookmark-start text:name="__RefHeading___Toc24750_3686778067"/><text:span text:style-name="T1">Lektion</text:span><text:span text:style-name="T60"> </text:span><text:span text:style-name="T37">182 </text:span><text:span text:style-name="T60">– </text:span>Konzept Speicher simplifiziert…<text:bookmark-end text:name="__RefHeading___Toc24750_3686778067"/></text:h>
      <text:h text:style-name="P282" text:outline-level="1"><text:bookmark-start text:name="__RefHeading___Toc24752_3686778067"/><text:span text:style-name="T3">Lektion </text:span><text:span text:style-name="T38">183 </text:span><text:span text:style-name="T6">– </text:span><text:span text:style-name="T11">Pointer - das unbekannte Wesen!</text:span><text:bookmark-end text:name="__RefHeading___Toc24752_3686778067"/></text:h>
      <text:p text:style-name="P133"><text:span text:style-name="T416">Beispiel </text:span><text:span text:style-name="T505">für Pointer, Deklaration, (De)Referenzierung, Typzuweisung</text:span><text:span text:style-name="T416">: </text:span><text:a xlink:type="simple" xlink:href="https://go.dev/play/p/W37yF4jdCCq" text:style-name="Internet_20_link" text:visited-style-name="Visited_20_Internet_20_Link"><text:span text:style-name="T416">https://go.dev/play/p/W37yF4jdCCq</text:span></text:a><text:span text:style-name="T416"> </text:span></text:p>
      <text:h text:style-name="P283" text:outline-level="1"><text:bookmark-start text:name="__RefHeading___Toc24754_3686778067"/><text:span text:style-name="T3">Lektion </text:span><text:span text:style-name="T38">184</text:span><text:span text:style-name="T3"> </text:span><text:span text:style-name="T6">– </text:span><text:span text:style-name="T11">Wann und wie man Pointer einsetzt</text:span><text:bookmark-end text:name="__RefHeading___Toc24754_3686778067"/></text:h>
      <text:p text:style-name="P132"><text:span text:style-name="T507">Simples </text:span><text:span text:style-name="T506">Beispiel </text:span><text:span text:style-name="T508">oh</text:span><text:span text:style-name="T518">ne</text:span><text:span text:style-name="T519"> Pointer</text:span><text:span text:style-name="T416">: </text:span><text:a xlink:type="simple" xlink:href="https://go.dev/play/p/cYJHFNdqJMi" text:style-name="Internet_20_link" text:visited-style-name="Visited_20_Internet_20_Link"><text:span text:style-name="T416">https://go.dev/play/p/cYJHFNdqJMi</text:span></text:a><text:span text:style-name="T416"> <text:s/></text:span></text:p>
      <text:p text:style-name="P131"><text:span text:style-name="T519">Simples </text:span><text:span text:style-name="T416">Beispiel </text:span><text:span text:style-name="T518">mit</text:span><text:span text:style-name="T519"> Pointer</text:span><text:span text:style-name="T416">: </text:span><text:a xlink:type="simple" xlink:href="https://go.dev/play/p/x1KlPBLBz9t" text:style-name="Internet_20_link" text:visited-style-name="Visited_20_Internet_20_Link"><text:span text:style-name="T416">https://go.dev/play/p/x1KlPBLBz9t</text:span></text:a><text:span text:style-name="T416"> <text:s/></text:span></text:p>
      <text:p text:style-name="P130"><text:span text:style-name="T416">Beispiel </text:span><text:span text:style-name="T518">mit</text:span><text:span text:style-name="T519"> Pointer </text:span><text:span text:style-name="T520">und zusammengesetzem Datentyp (struct)</text:span><text:span text:style-name="T519">: </text:span><text:a xlink:type="simple" xlink:href="https://go.dev/play/p/lpwY9tak_XG" text:style-name="Internet_20_link" text:visited-style-name="Visited_20_Internet_20_Link"><text:span text:style-name="T416">https://go.dev/play/p/lpwY9tak_XG</text:span></text:a><text:span text:style-name="T519"> </text:span><text:span text:style-name="T416"><text:s/></text:span></text:p>
      <text:p text:style-name="P61">Mutation / to mutate = einen Wert ändern <text:span text:style-name="T410">(mittels eines Pointers, der auf die Stelle im Speicher zeigt, an dem der Wert liegt).</text:span></text:p>
      <text:h text:style-name="P284" text:outline-level="1"><text:bookmark-start text:name="__RefHeading___Toc24756_3686778067"/><text:span text:style-name="T3">Lektion </text:span><text:span text:style-name="T38">185</text:span><text:span text:style-name="T3"> </text:span><text:span text:style-name="T6">– </text:span><text:span text:style-name="T11">Method Sets / Sätze von Methoden</text:span><text:bookmark-end text:name="__RefHeading___Toc24756_3686778067"/></text:h>
      <text:p text:style-name="P10"><text:span text:style-name="T63">Der Methodensatz eines Typs bestimmt die Methoden, die auf einen Operanden dieses Typs angewendet werden können. Jeder Typ hat eine</text:span><text:span text:style-name="T64">n</text:span><text:span text:style-name="T63"> (möglicherweise leere</text:span><text:span text:style-name="T65">n</text:span><text:span text:style-name="T63">) Methodensatz, </text:span><text:span text:style-name="T64">der</text:span><text:span text:style-name="T63"> ihm zugeordnet ist:</text:span></text:p>
      <text:list xml:id="list4116406829" text:style-name="L54">
        <text:list-item>
          <text:p text:style-name="P415"><text:span text:style-name="T63">D</text:span><text:span text:style-name="T64">er</text:span><text:span text:style-name="T63"> Methodensatz eines definierten Typs T besteht aus allen Methoden, die mit dem </text:span><text:span text:style-name="T65">Receivertyp</text:span><text:span text:style-name="T63"> T deklariert sind.</text:span></text:p>
        </text:list-item>
        <text:list-item>
          <text:p text:style-name="P415"><text:span text:style-name="T63">D</text:span><text:span text:style-name="T64">er</text:span><text:span text:style-name="T63"> Methodensatz eines Zeigers auf einen definierten Typ T (wobei T weder ein Zeiger noch ein Interface ist) ist die Menge aller Methoden, die mit Empfänger *T oder T deklariert sind.</text:span></text:p>
        </text:list-item>
        <text:list-item>
          <text:p text:style-name="P416">Die Methodenmenge eines Interfacetyps ist die Schnittmenge der Methodenmengen jedes Typs in der Typenmenge des Interfaces (die resultierende Methodenmenge ist in der Regel nur die Menge der deklarierten Methoden im Interface).</text:p>
        </text:list-item>
      </text:list>
      <text:p text:style-name="P33">Weitere Regeln gelten für Structs (und Zeiger auf Structs), die eingebettete Felder enthalten, wie im Abschnitt über Struct-Typen beschrieben. Jeder andere Typ hat einen leeren Methodensatz.</text:p>
      <text:p text:style-name="P10"><text:span text:style-name="T63">In einem Methodensatz muss jede Methode einen eindeutigen, </text:span><text:span text:style-name="T64">keine Leerzeichen enthaltenden</text:span><text:span text:style-name="T63"> Methodennamen haben. </text:span></text:p>
      <text:p text:style-name="P18">In eigenen Worten:</text:p>
      <text:p text:style-name="P18"><text:soft-page-break/>Methoden<text:span text:style-name="T213">sätze</text:span> legen fest, welche Methoden einem <text:span text:style-name="T213">Typ</text:span> zugeordnet sind. <text:span text:style-name="T213">Damit sind sie genau, was ihre Bezeichnung aussagt: Die Menge alle Methoden, die ein Typ implementiert:</text:span> Was ist die Menge der Methoden <text:span text:style-name="T213">eines</text:span> bestimmten Typ<text:span text:style-name="T213">s</text:span>? Das ist sein Method <text:span text:style-name="T213">Set</text:span>.</text:p>
      <text:p text:style-name="P18"><text:span text:style-name="T3">2 Fälle:</text:span> </text:p>
      <text:p text:style-name="P18">1. Receiver ist kein Pointer</text:p>
      <text:p text:style-name="P18"><text:tab/><text:span text:style-name="T213">kann Werte als Pointer oder nicht Pointer entgegennehmen!</text:span></text:p>
      <text:p text:style-name="P18">2. Receiver ist ein Pointer (eines Typs)</text:p>
      <text:p text:style-name="P18"><text:tab/><text:span text:style-name="T213">kann ausschließlich Werte in Form von Pointern entgegennehmen</text:span> </text:p>
      <text:p text:style-name="P18"><text:span text:style-name="T311">Receivers<text:tab/><text:tab/></text:span><text:span text:style-name="T327">Werte </text:span></text:p>
      <text:p text:style-name="P91">---------------------------</text:p>
      <text:p text:style-name="P91">(t T) <text:tab/><text:tab/>T <text:span text:style-name="T216">oder</text:span> *T</text:p>
      <text:p text:style-name="P91">(t *T) <text:tab/><text:tab/>*T</text:p>
      <text:p text:style-name="P18"><text:span text:style-name="T216">Daraus ergeben Sich vier (+1)</text:span> Fälle, <text:span text:style-name="T216">die wir durchtesten sollten:</text:span></text:p>
      <text:p text:style-name="Text_20_body"><text:span text:style-name="T416">Receiver und Wert sind keine Pointer: </text:span><text:a xlink:type="simple" xlink:href="https://go.dev/play/p/xsj8eEIelqT" text:style-name="Internet_20_link" text:visited-style-name="Visited_20_Internet_20_Link"><text:span text:style-name="T416">https://go.dev/play/p/xsj8eEIelqT</text:span></text:a><text:span text:style-name="T416"> </text:span></text:p>
      <text:p text:style-name="Text_20_body"><text:span text:style-name="T416">Receiver kein Pointer, aber Wert als Pointer </text:span><text:span text:style-name="T521">(eine Adresse)</text:span><text:span text:style-name="T416"> übergeben: </text:span><text:a xlink:type="simple" xlink:href="https://go.dev/play/p/UxVgzwXgWW3" text:style-name="Internet_20_link" text:visited-style-name="Visited_20_Internet_20_Link"><text:span text:style-name="T416">https://go.dev/play/p/UxVgzwXgWW3</text:span></text:a><text:span text:style-name="T416"> <text:s/></text:span></text:p>
      <text:p text:style-name="Text_20_body"><text:span text:style-name="T416">Receiver und Wert sind beide Pointer: </text:span><text:a xlink:type="simple" xlink:href="https://go.dev/play/p/UpIsJaflj_f" text:style-name="Internet_20_link" text:visited-style-name="Visited_20_Internet_20_Link"><text:span text:style-name="T416">https://go.dev/play/p/UpIsJaflj_f</text:span></text:a><text:span text:style-name="T416"> <text:s/></text:span></text:p>
      <text:p text:style-name="Text_20_body"><text:span text:style-name="T416">Receiver ist Pointer, aber Wert ist keiner: </text:span><text:a xlink:type="simple" xlink:href="https://go.dev/play/p/QWTlg-0vIJF" text:style-name="Internet_20_link" text:visited-style-name="Visited_20_Internet_20_Link"><text:span text:style-name="T416">https://go.dev/play/p/QWTlg-0vIJF</text:span></text:a><text:span text:style-name="T416"> <text:s/></text:span><text:span text:style-name="T418">(</text:span><text:span text:style-name="T419">Compilieren schlägt fehl!</text:span><text:span text:style-name="T418">)</text:span></text:p>
      <text:p text:style-name="P18"><text:span text:style-name="T214">Aber dieser Code funktioniert, beachten Sie den Unterschied durch den </text:span><text:span text:style-name="T215">E</text:span><text:span text:style-name="T214">insatz von Interface!</text:span></text:p>
      <text:p text:style-name="Text_20_body"><text:a xlink:type="simple" xlink:href="https://go.dev/play/p/XgAbSmSJHbH" text:style-name="Internet_20_link" text:visited-style-name="Visited_20_Internet_20_Link"><text:span text:style-name="T416">https://go.dev/play/p/XgAbSmSJHbH</text:span></text:a><text:span text:style-name="T416"> <text:s/></text:span></text:p>
      <text:h text:style-name="P285" text:outline-level="1"><text:bookmark-start text:name="__RefHeading___Toc24758_3686778067"/><text:span text:style-name="T3">Lektion </text:span><text:span text:style-name="T37">18</text:span><text:span text:style-name="T38">6</text:span><text:span text:style-name="T3"> </text:span><text:span text:style-name="T6">– </text:span><text:span text:style-name="T9">Übung </text:span><text:span text:style-name="T10">1</text:span><text:bookmark-end text:name="__RefHeading___Toc24758_3686778067"/></text:h>
      <text:p text:style-name="P18">Erstellen Sie einen Wert und weisen sie ihn einer Variablen zu.</text:p>
      <text:p text:style-name="P18"><text:span text:style-name="T217">Geben </text:span><text:span text:style-name="T219">S</text:span><text:span text:style-name="T217">ie die Adresse aus, an der der Wert gespeichert ist.</text:span></text:p>
      <text:h text:style-name="P285" text:outline-level="1"><text:bookmark-start text:name="__RefHeading___Toc24760_3686778067"/><text:span text:style-name="T3">Lektion </text:span><text:span text:style-name="T37">18</text:span><text:span text:style-name="T38">7</text:span><text:span text:style-name="T3"> </text:span><text:span text:style-name="T6">– </text:span><text:span text:style-name="T9">Übung 1 - </text:span><text:span text:style-name="T11">Beispiellösung</text:span><text:bookmark-end text:name="__RefHeading___Toc24760_3686778067"/></text:h>
      <text:p text:style-name="Text_20_body"><text:span text:style-name="T522">Beispiellösung: </text:span><text:a xlink:type="simple" xlink:href="https://go.dev/play/p/3FipO1lv5T1" text:style-name="Internet_20_link" text:visited-style-name="Visited_20_Internet_20_Link"><text:span text:style-name="T416">https://go.dev/play/p/3FipO1lv5T1</text:span></text:a><text:span text:style-name="T522"> </text:span><text:span text:style-name="T523"><text:s/></text:span></text:p>
      <text:h text:style-name="P285" text:outline-level="1"><text:bookmark-start text:name="__RefHeading___Toc24762_3686778067"/><text:span text:style-name="T3">Lektion </text:span><text:span text:style-name="T37">18</text:span><text:span text:style-name="T38">8</text:span><text:span text:style-name="T3"> </text:span><text:span text:style-name="T6">– </text:span><text:span text:style-name="T9">Übung </text:span><text:span text:style-name="T13">2</text:span><text:bookmark-end text:name="__RefHeading___Toc24762_3686778067"/></text:h>
      <text:p text:style-name="P18"><text:span text:style-name="T217">Erstellen Sie einen Typ (Identifier „person“) in </text:span><text:span text:style-name="T219">F</text:span><text:span text:style-name="T217">orm eines Structs mit den Elementen</text:span></text:p>
      <text:p text:style-name="P18"><text:tab/><text:span text:style-name="T217">vorname <text:tab/>string</text:span></text:p>
      <text:p text:style-name="P18"><text:tab/>nachname <text:tab/>string</text:p>
      <text:p text:style-name="P18"><text:tab/>alter <text:tab/><text:tab/>int</text:p>
      <text:p text:style-name="P18"><text:soft-page-break/><text:tab/>adresse <text:tab/>string</text:p>
      <text:p text:style-name="P18"><text:span text:style-name="T217">Erstellen Sie eine Funktion „ändern“ mit *person </text:span><text:span text:style-name="T218">(Pointer zu Typ person) </text:span><text:span text:style-name="T217">als </text:span><text:span text:style-name="T218">P</text:span><text:span text:style-name="T217">arameter</text:span><text:span text:style-name="T218">typ</text:span><text:span text:style-name="T217">.</text:span></text:p>
      <text:p text:style-name="P18"><text:span text:style-name="T217">In de</text:span><text:span text:style-name="T219">r </text:span><text:span text:style-name="T217">Funktion ändern Sie den Wert, der unter *person im Element adresse gespeichert ist.</text:span></text:p>
      <text:p text:style-name="P18">Wichtig: Um das struct.element zu dereferenzieren nutzen Sie: (*value).field</text:p>
      <text:p text:style-name="P18"><text:span text:style-name="T311">p</text:span><text:span text:style-name="T321">1</text:span><text:span text:style-name="T311">.</text:span><text:span text:style-name="T322">adresse</text:span><text:span text:style-name="T311"> </text:span><text:span text:style-name="T218">und </text:span><text:span text:style-name="T311">(*p</text:span><text:span text:style-name="T321">1</text:span><text:span text:style-name="T311">).</text:span><text:span text:style-name="T323">a</text:span><text:span text:style-name="T322">dresse</text:span><text:span text:style-name="T217"> </text:span><text:span text:style-name="T218">sollten equivalent sein, weil: </text:span></text:p>
      <text:p text:style-name="Quotations"><text:span text:style-name="T524">“As an exception, if the type of x is a named pointer type and (*x).f is a valid selector expression denoting a field (but not a method), x.f is shorthand for (*x).f.”</text:span><text:span text:style-name="T525"> <text:s/></text:span><text:a xlink:type="simple" xlink:href="https://golang.org/ref/spec#Selectors" text:style-name="Internet_20_link" text:visited-style-name="Visited_20_Internet_20_Link"><text:span text:style-name="T526">h</text:span></text:a><text:a xlink:type="simple" xlink:href="https://golang.org/ref/spec#Selectors" text:style-name="Internet_20_link" text:visited-style-name="Visited_20_Internet_20_Link"><text:span text:style-name="T416">ttps://</text:span></text:a><text:a xlink:type="simple" xlink:href="https://golang.org/ref/spec#Selectors" text:style-name="Internet_20_link" text:visited-style-name="Visited_20_Internet_20_Link"><text:span text:style-name="T528">go.dev</text:span></text:a><text:a xlink:type="simple" xlink:href="https://golang.org/ref/spec#Selectors" text:style-name="Internet_20_link" text:visited-style-name="Visited_20_Internet_20_Link"><text:span text:style-name="T416">/ref/spec#Selectors</text:span></text:a><text:span text:style-name="T416"> </text:span></text:p>
      <text:p text:style-name="P18">In Funktion <text:span text:style-name="T411">main()</text:span>“</text:p>
      <text:p text:style-name="P18">Erstellen Sie einen gültigen Wert vom Typ person.</text:p>
      <text:p text:style-name="P18">Geben Sie den Wert aus.</text:p>
      <text:p text:style-name="P18"><text:span text:style-name="T218">Rufen Sie </text:span>“<text:span text:style-name="T218">ändern</text:span>” <text:span text:style-name="T218">mit </text:span><text:span text:style-name="T219">Ü</text:span><text:span text:style-name="T218">bergabe des korrekten Parameters auf, um den Wert zu ändern.</text:span></text:p>
      <text:p text:style-name="P62">Geben Sie den Wert aus.</text:p>
      <text:h text:style-name="P285" text:outline-level="1"><text:bookmark-start text:name="__RefHeading___Toc24764_3686778067"/><text:span text:style-name="T3">Lektion </text:span><text:span text:style-name="T37">18</text:span><text:span text:style-name="T38">9</text:span><text:span text:style-name="T3"> </text:span><text:span text:style-name="T6">– </text:span><text:span text:style-name="T9">Übung </text:span><text:span text:style-name="T13">2</text:span><text:span text:style-name="T9"> - </text:span><text:span text:style-name="T11">Beispiellösung</text:span><text:bookmark-end text:name="__RefHeading___Toc24764_3686778067"/></text:h>
      <text:p text:style-name="Text_20_body"><text:span text:style-name="T509">Beispiellösung:</text:span><text:span text:style-name="T416"> </text:span><text:a xlink:type="simple" xlink:href="https://go.dev/play/p/I2RRnQSq3sC" text:style-name="Internet_20_link" text:visited-style-name="Visited_20_Internet_20_Link"><text:span text:style-name="T416">https://go.dev/play/p/I2RRnQSq3sC</text:span></text:a><text:span text:style-name="T416"> <text:s/></text:span></text:p>
      <text:h text:style-name="P193" text:outline-level="1"><text:bookmark-start text:name="__RefHeading___Toc24766_3686778067"/>Quiz <text:span text:style-name="T217">7</text:span><text:bookmark-end text:name="__RefHeading___Toc24766_3686778067"/></text:h>
      <text:h text:style-name="P274" text:outline-level="1"><text:bookmark-start text:name="__RefHeading___Toc24768_3686778067"/><text:span text:style-name="T1">Lektion </text:span><text:span text:style-name="T396">190</text:span><text:span text:style-name="T60"> – Übung </text:span><text:span text:style-name="T217">3</text:span><text:span text:style-name="T60"> </text:span><text:span text:style-name="T96">Quiz </text:span><text:span text:style-name="T217">7</text:span><text:span text:style-name="T148"> </text:span><text:span text:style-name="T60">gemeinsame Lösung</text:span><text:bookmark-end text:name="__RefHeading___Toc24768_3686778067"/></text:h>
      <text:h text:style-name="P171" text:outline-level="1"><text:bookmark-start text:name="__RefHeading___Toc24770_3686778067"/><text:span text:style-name="T14">Lektion </text:span><text:span text:style-name="T37">19</text:span><text:span text:style-name="T38">1</text:span><text:span text:style-name="T6"> – </text:span>JSON Package Dokumentation<text:bookmark-end text:name="__RefHeading___Toc24770_3686778067"/></text:h>
      <text:p text:style-name="P18">Information über Packages, die in Go zur „Standard Library“ gehören finden wir unter: </text:p>
      <text:p text:style-name="Text_20_body"><text:a xlink:type="simple" xlink:href="https://pkg.go.dev/std" text:style-name="Internet_20_link" text:visited-style-name="Visited_20_Internet_20_Link"><text:span text:style-name="T416">https://pkg.go.dev/std</text:span></text:a><text:span text:style-name="T416"> </text:span></text:p>
      <text:p text:style-name="P18">Hier finden wir in verschiedenen Kategorien (wo nötig) für Packages, die mit Go „mitgeliefert“ werden, d.h. die in Go selbst implementiert wurden und zum Import zur Verfügung stehen.</text:p>
      <text:p text:style-name="Text_20_body"><text:span text:style-name="T416">Zum Beispiel das Paket json aus der Kategorie „encoding“ finden wir unter </text:span><text:a xlink:type="simple" xlink:href="https://pkg.go.dev/encoding/json" text:style-name="Internet_20_link" text:visited-style-name="Visited_20_Internet_20_Link"><text:span text:style-name="T416">https://pkg.go.dev/encoding/json</text:span></text:a><text:span text:style-name="T416"> </text:span></text:p>
      <text:p text:style-name="Text_20_body"><text:span text:style-name="T416">Index: </text:span><text:a xlink:type="simple" xlink:href="https://pkg.go.dev/encoding/json#pkg-index" text:style-name="Internet_20_link" text:visited-style-name="Visited_20_Internet_20_Link"><text:span text:style-name="T416">https://pkg.go.dev/encoding/json#pkg-index</text:span></text:a></text:p>
      <text:p text:style-name="Text_20_body"><text:span text:style-name="T416">Beispiel: </text:span><text:a xlink:type="simple" xlink:href="https://pkg.go.dev/encoding/json#pkg-examples" text:style-name="Internet_20_link" text:visited-style-name="Visited_20_Internet_20_Link"><text:span text:style-name="T416">https://pkg.go.dev/encoding/json#pkg-examples</text:span></text:a><text:span text:style-name="T416"> </text:span></text:p>
      <text:p text:style-name="Text_20_body"><text:span text:style-name="T416">Funktionen: </text:span><text:a xlink:type="simple" xlink:href="https://pkg.go.dev/encoding/json#pkg-functions" text:style-name="Internet_20_link" text:visited-style-name="Visited_20_Internet_20_Link"><text:span text:style-name="T416">https://pkg.go.dev/encoding/json#pkg-functions</text:span></text:a><text:span text:style-name="T416"> </text:span></text:p>
      <text:p text:style-name="Text_20_body"><text:span text:style-name="T416">Typen: </text:span><text:a xlink:type="simple" xlink:href="https://pkg.go.dev/encoding/json#pkg-types" text:style-name="Internet_20_link" text:visited-style-name="Visited_20_Internet_20_Link"><text:span text:style-name="T416">https://pkg.go.dev/encoding/json#pkg-types</text:span></text:a><text:span text:style-name="T416"> und sogar der offenliegende Quellcode: </text:span><text:a xlink:type="simple" xlink:href="https://pkg.go.dev/encoding/json#section-sourcefiles" text:style-name="Internet_20_link" text:visited-style-name="Visited_20_Internet_20_Link"><text:span text:style-name="T416">https://pkg.go.dev/encoding/json#section-sourcefiles</text:span></text:a><text:span text:style-name="T416"> bis runter zur letzten Funktion in veschiedenen Teilen von Go (hier beispielhaft: </text:span><text:soft-page-break/><text:a xlink:type="simple" xlink:href="https://cs.opensource.google/go/go/+/go1.18.1:src/encoding/json/encode.go" text:style-name="Internet_20_link" text:visited-style-name="Visited_20_Internet_20_Link"><text:span text:style-name="T416">https://cs.opensource.google/go/go/+/go1.18.1:src/encoding/json/encode.go</text:span></text:a><text:span text:style-name="T416"> </text:span><text:span text:style-name="T529">bis ins kleinste Detail dokumentiert und mit tiefreichenden Kommentaren versehen.</text:span><text:span text:style-name="T416">)</text:span></text:p>
      <text:p text:style-name="P18">Weitere <text:span text:style-name="T227">a</text:span>llgemeine und Go-spezifische Informationsquellen zu JSON</text:p>
      <text:p text:style-name="Text_20_body"><text:a xlink:type="simple" xlink:href="https://de.wikipedia.org/wiki/JavaScript_Object_Notation" text:style-name="Internet_20_link" text:visited-style-name="Visited_20_Internet_20_Link"><text:span text:style-name="T416">https://de.wikipedia.org/wiki/JavaScript_Object_Notation</text:span></text:a><text:span text:style-name="T416"> </text:span></text:p>
      <text:p text:style-name="Text_20_body"><text:a xlink:type="simple" xlink:href="https://eager.io/blog/go-and-json/" text:style-name="Internet_20_link" text:visited-style-name="Visited_20_Internet_20_Link"><text:span text:style-name="T416">https://eager.io/blog/go-and-json/</text:span></text:a><text:span text:style-name="T416"> </text:span></text:p>
      <text:p text:style-name="Text_20_body"><text:a xlink:type="simple" xlink:href="https://yourbasic.org/golang/json-example/" text:style-name="Internet_20_link" text:visited-style-name="Visited_20_Internet_20_Link"><text:span text:style-name="T416">https://yourbasic.org/golang/json-example/</text:span></text:a><text:span text:style-name="T416"> <text:line-break/></text:span><text:a xlink:type="simple" xlink:href="https://medium.com/go-walkthrough/go-walkthrough-encoding-json-package-9681d1d37a8f" text:style-name="Internet_20_link" text:visited-style-name="Visited_20_Internet_20_Link"><text:span text:style-name="T416">https://medium.com/go-walkthrough/go-walkthrough-encoding-json-package-9681d1d37a8f</text:span></text:a><text:span text:style-name="T416"> <text:line-break/></text:span><text:a xlink:type="simple" xlink:href="https://golang.org/pkg/encoding/json/#Marshal" text:style-name="Internet_20_link" text:visited-style-name="Visited_20_Internet_20_Link"><text:span text:style-name="T416">https://golang.org/pkg/encoding/json/#Marshal</text:span></text:a><text:span text:style-name="T416"> </text:span></text:p>
      <text:h text:style-name="P286" text:outline-level="1"><text:bookmark-start text:name="__RefHeading___Toc24772_3686778067"/><text:span text:style-name="T14">Lektion </text:span><text:span text:style-name="T37">19</text:span><text:span text:style-name="T38">2</text:span><text:span text:style-name="T6"> – JSON marshal</text:span><text:bookmark-end text:name="__RefHeading___Toc24772_3686778067"/></text:h>
      <text:p text:style-name="Text_20_body"><text:a xlink:type="simple" xlink:href="https://pkg.go.dev/encoding/json#Marshal" text:style-name="Internet_20_link" text:visited-style-name="Visited_20_Internet_20_Link"><text:span text:style-name="T416">https://pkg.go.dev/encoding/json#Marshal</text:span></text:a><text:span text:style-name="T416"> </text:span></text:p>
      <text:p text:style-name="Text_20_body"><text:span text:style-name="T530">Beispiel: </text:span><text:a xlink:type="simple" xlink:href="https://go.dev/play/p/gdnH5NfvQLo" text:style-name="Internet_20_link" text:visited-style-name="Visited_20_Internet_20_Link"><text:span text:style-name="T416">https://go.dev/play/p/gdnH5NfvQLo</text:span></text:a><text:span text:style-name="T530"> </text:span></text:p>
      <text:h text:style-name="P287" text:outline-level="1"><text:bookmark-start text:name="__RefHeading___Toc24774_3686778067"/><text:span text:style-name="T14">Lektion </text:span><text:span text:style-name="T37">19</text:span><text:span text:style-name="T38">3</text:span><text:span text:style-name="T6"> – JSON </text:span><text:span text:style-name="T15">un</text:span><text:span text:style-name="T6">marshal</text:span><text:bookmark-end text:name="__RefHeading___Toc24774_3686778067"/></text:h>
      <text:p text:style-name="Text_20_body"><text:a xlink:type="simple" xlink:href="https://pkg.go.dev/encoding/json#Unmarshal" text:style-name="Internet_20_link" text:visited-style-name="Visited_20_Internet_20_Link"><text:span text:style-name="T416">https://pkg.go.dev/encoding/json#Unmarshal</text:span></text:a><text:span text:style-name="T416"> </text:span></text:p>
      <text:p text:style-name="Text_20_body"><text:span text:style-name="T416">Beispiel: </text:span><text:a xlink:type="simple" xlink:href="https://go.dev/play/p/cs3IWoieS9O" text:style-name="Internet_20_link" text:visited-style-name="Visited_20_Internet_20_Link"><text:span text:style-name="T416">https://go.dev/play/p/cs3IWoieS9O</text:span></text:a><text:span text:style-name="T416"> </text:span></text:p>
      <text:h text:style-name="P288" text:outline-level="1"><text:bookmark-start text:name="__RefHeading___Toc24776_3686778067"/><text:span text:style-name="T14">Lektion </text:span><text:span text:style-name="T37">19</text:span><text:span text:style-name="T38">4</text:span><text:span text:style-name="T6"> – </text:span><text:span text:style-name="T16">Writer Interface</text:span><text:bookmark-end text:name="__RefHeading___Toc24776_3686778067"/></text:h>
      <text:p text:style-name="P79"><text:a xlink:type="simple" xlink:href="https://pkg.go.dev/std" text:style-name="Internet_20_link" text:visited-style-name="Visited_20_Internet_20_Link"><text:span text:style-name="T416">https://pkg.go.dev/std</text:span></text:a><text:span text:style-name="T531"> </text:span></text:p>
      <text:p text:style-name="Text_20_body"><text:a xlink:type="simple" xlink:href="https://go.dev/play/p/J9U-LZ0BE3O" text:style-name="Internet_20_link" text:visited-style-name="Visited_20_Internet_20_Link"><text:span text:style-name="T416">https://go.dev/play/p/J9U-LZ0BE3O</text:span></text:a><text:span text:style-name="T416"> </text:span></text:p>
      <text:h text:style-name="P289" text:outline-level="1"><text:bookmark-start text:name="__RefHeading___Toc24778_3686778067"/><text:span text:style-name="T14">Lektion </text:span><text:span text:style-name="T37">19</text:span><text:span text:style-name="T38">5</text:span><text:span text:style-name="T6"> – </text:span><text:span text:style-name="T17">Sortieren</text:span><text:bookmark-end text:name="__RefHeading___Toc24778_3686778067"/></text:h>
      <text:p text:style-name="Text_20_body"><text:span text:style-name="T416">Code um damit zu Starten: </text:span><text:a xlink:type="simple" xlink:href="https://go.dev/play/p/LZYf3y_frPt" text:style-name="Internet_20_link" text:visited-style-name="Visited_20_Internet_20_Link"><text:span text:style-name="T416">https://go.dev/play/p/LZYf3y_frPt</text:span></text:a><text:span text:style-name="T416"> </text:span></text:p>
      <text:p text:style-name="Text_20_body"><text:span text:style-name="T416">Code </text:span><text:span text:style-name="T532">zum Sortieren</text:span><text:span text:style-name="T416">: </text:span><text:a xlink:type="simple" xlink:href="https://go.dev/play/p/-xs5jS4vKmd" text:style-name="Internet_20_link" text:visited-style-name="Visited_20_Internet_20_Link"><text:span text:style-name="T416">https://go.dev/play/p/-xs5jS4vKmd</text:span></text:a><text:span text:style-name="T416"> </text:span></text:p>
      <text:h text:style-name="P290" text:outline-level="1"><text:bookmark-start text:name="__RefHeading___Toc24780_3686778067"/><text:span text:style-name="T14">Lektion </text:span><text:span text:style-name="T37">19</text:span><text:span text:style-name="T38">6</text:span><text:span text:style-name="T6"> – </text:span><text:span text:style-name="T17">Sortieren - diesmal an die eigenen Bedürfnisse angepasst</text:span><text:bookmark-end text:name="__RefHeading___Toc24780_3686778067"/></text:h>
      <text:p text:style-name="Text_20_body"><text:span text:style-name="T416">Code, um damit zu </text:span><text:span text:style-name="T533">s</text:span><text:span text:style-name="T416">tarten: </text:span><text:a xlink:type="simple" xlink:href="https://go.dev/play/p/AVSEoTNDY83" text:style-name="Internet_20_link" text:visited-style-name="Visited_20_Internet_20_Link"><text:span text:style-name="T416">https://go.dev/play/p/AVSEoTNDY83</text:span></text:a><text:span text:style-name="T416"> </text:span></text:p>
      <text:p text:style-name="Text_20_body"><text:span text:style-name="T534">Beispiel, sortiert nach Alter und nach Name: </text:span><text:a xlink:type="simple" xlink:href="https://go.dev/play/p/oVfG9uUwLR7" text:style-name="Internet_20_link" text:visited-style-name="Visited_20_Internet_20_Link"><text:span text:style-name="T416">https://go.dev/play/p/oVfG9uUwLR7</text:span></text:a><text:span text:style-name="T416"> </text:span></text:p>
      <text:h text:style-name="P291" text:outline-level="1"><text:bookmark-start text:name="__RefHeading___Toc24782_3686778067"/><text:span text:style-name="T14">Lektion </text:span><text:span text:style-name="T37">19</text:span><text:span text:style-name="T38">7</text:span><text:span text:style-name="T6"> – </text:span><text:span text:style-name="T18">bcrypt</text:span><text:bookmark-end text:name="__RefHeading___Toc24782_3686778067"/></text:h>
      <text:p text:style-name="Text_20_body"><text:span text:style-name="T535">Weiteres zu bcrypt: </text:span><text:a xlink:type="simple" xlink:href="https://de.wikipedia.org/wiki/Bcrypt#Sicherheit" text:style-name="Internet_20_link" text:visited-style-name="Visited_20_Internet_20_Link"><text:span text:style-name="T416">https://de.wikipedia.org/wiki/Bcrypt#Sicherheit</text:span></text:a><text:span text:style-name="T416"> </text:span></text:p>
      <text:p text:style-name="Text_20_body"><text:span text:style-name="Source_20_Text"><text:span text:style-name="T237">Notwendig, fall</text:span></text:span><text:span text:style-name="Source_20_Text"><text:span text:style-name="T238">s</text:span></text:span><text:span text:style-name="Source_20_Text"><text:span text:style-name="T237"> Sie das Beispiel in einer eigenen Entwicklungsumgebung laufen lassen wollen:</text:span></text:span></text:p>
      <text:p text:style-name="Text_20_body"><text:span text:style-name="Source_20_Text"><text:span text:style-name="T416">go get golang.org/x/crypto/bcrypt</text:span></text:span></text:p>
      <text:p text:style-name="Text_20_body"><text:span text:style-name="Source_20_Text"><text:span text:style-name="T416">go get -</text:span></text:span><text:span text:style-name="Source_20_Text"><text:span text:style-name="T538">u </text:span></text:span><text:span text:style-name="Source_20_Text"><text:span text:style-name="T416">golang.org/x/crypto/bcrypt</text:span></text:span></text:p>
      <text:p text:style-name="Text_20_body"><text:soft-page-break/><text:span text:style-name="Source_20_Text"><text:span text:style-name="T416">go env -w GO111MODULE=off</text:span></text:span></text:p>
      <text:p text:style-name="Text_20_body"><text:span text:style-name="Source_20_Text"><text:span text:style-name="T538">(go env -w GO111MODULE=auto) (für’s </text:span></text:span><text:span text:style-name="Source_20_Text"><text:span text:style-name="T539">Z</text:span></text:span><text:span text:style-name="Source_20_Text"><text:span text:style-name="T538">urückstellen)</text:span></text:span></text:p>
      <text:p text:style-name="Text_20_body"><text:span text:style-name="T539">Komplettes Beispiel </text:span><text:span text:style-name="T540">mit Passwortumwandlung </text:span><text:span text:style-name="T533">in</text:span><text:span text:style-name="T540"> einen Hashwert mittel bcrypt und anschließenden Vergleich eines Passwortes mit dem Hashwert</text:span><text:span text:style-name="T539"> (vom Go Playground): </text:span><text:a xlink:type="simple" xlink:href="https://go.dev/play/p/DUOgig77SqE" text:style-name="Internet_20_link" text:visited-style-name="Visited_20_Internet_20_Link"><text:span text:style-name="T416">https://go.dev/play/p/DUOgig77SqE</text:span></text:a><text:span text:style-name="T416"> </text:span></text:p>
      <text:h text:style-name="P292" text:outline-level="1"><text:bookmark-start text:name="__RefHeading___Toc24784_3686778067"/><text:span text:style-name="T3">Lektion </text:span><text:span text:style-name="T36">19</text:span><text:span text:style-name="T38">8</text:span><text:span text:style-name="T3"> </text:span><text:span text:style-name="T6">– </text:span><text:span text:style-name="T9">Übung </text:span><text:span text:style-name="T10">1</text:span><text:bookmark-end text:name="__RefHeading___Toc24784_3686778067"/></text:h>
      <text:p text:style-name="Text_20_body"><text:span text:style-name="T416">Nehmen Sie den folgenden Code als Grundlage: </text:span><text:a xlink:type="simple" xlink:href="https://go.dev/play/p/wgCYvv88GnY" text:style-name="Internet_20_link" text:visited-style-name="Visited_20_Internet_20_Link"><text:span text:style-name="T416">https://go.dev/play/p/wgCYvv88GnY</text:span></text:a><text:span text:style-name="T416"> </text:span></text:p>
      <text:p text:style-name="P18">Packen Sie den <text:span text:style-name="T311">[]user</text:span> in JSON <text:span text:style-name="T246">und geben Sie dieses aus.</text:span></text:p>
      <text:p text:style-name="P18">Hilfe: Denken Sie daran, was Sie tun müssen, um eine Variable außerhalb ihres Pakets verfügbar zu machen!</text:p>
      <text:h text:style-name="P292" text:outline-level="1"><text:bookmark-start text:name="__RefHeading___Toc24786_3686778067"/><text:span text:style-name="T3">Lektion </text:span><text:span text:style-name="T38">199</text:span><text:span text:style-name="T3"> </text:span><text:span text:style-name="T6">– </text:span><text:span text:style-name="T9">Übung 1 - </text:span><text:span text:style-name="T11">Beispiellösung</text:span><text:bookmark-end text:name="__RefHeading___Toc24786_3686778067"/></text:h>
      <text:p text:style-name="Text_20_body"><text:span text:style-name="T522">Beispiellösung: </text:span><text:a xlink:type="simple" xlink:href="https://go.dev/play/p/ftKncctuYJi" text:style-name="Internet_20_link" text:visited-style-name="Visited_20_Internet_20_Link"><text:span text:style-name="T416">https://go.dev/play/p/ftKncctuYJi</text:span></text:a><text:span text:style-name="T522"> <text:s/></text:span></text:p>
      <text:h text:style-name="P292" text:outline-level="1"><text:bookmark-start text:name="__RefHeading___Toc24788_3686778067"/><text:span text:style-name="T3">Lektion </text:span><text:span text:style-name="T38">200</text:span><text:span text:style-name="T3"> </text:span><text:span text:style-name="T6">– </text:span><text:span text:style-name="T9">Übung </text:span><text:span text:style-name="T19">2</text:span><text:bookmark-end text:name="__RefHeading___Toc24788_3686778067"/></text:h>
      <text:p text:style-name="P18">Sie erhalten nach dem Funktionsaufruf zum Abschalten eines Antiviren-Programmes folgende Rückmeldung in JSON:</text:p>
      <text:p text:style-name="P91">{"action":"stop","beta":false,"error":{"code":0},"finished":true,"language":"enu","last_stage":"stopped","package":"AntiVirus","pid":28386,"scripts":[{"code":0,"message":"","type":"stop"}],"stage":"stopped","status":"stop","status_description":"translate from systemd status","success":true,"username":"","version":"1.5.3-3077"}</text:p>
      <text:p text:style-name="P18">Übertragen die die enthaltenden Daten in ein geeignetes Struct in Go und geben Sie anschließend den Boolean-Wert aus, der den Erfolg anzeigt.</text:p>
      <text:p text:style-name="Text_20_body"><text:span text:style-name="T541">Hilfe: </text:span><text:a xlink:type="simple" xlink:href="https://mholt.github.io/json-to-go/" text:style-name="Internet_20_link" text:visited-style-name="Visited_20_Internet_20_Link"><text:span text:style-name="T416">https</text:span></text:a><text:a xlink:type="simple" xlink:href="https://mholt.github.io/json-to-go/" text:style-name="Internet_20_link" text:visited-style-name="Visited_20_Internet_20_Link"><text:span text:style-name="T416">://mholt.github.io/json-to-go/</text:span></text:a><text:span text:style-name="T416"> </text:span></text:p>
      <text:h text:style-name="P292" text:outline-level="1"><text:bookmark-start text:name="__RefHeading___Toc24790_3686778067"/><text:span text:style-name="T3">Lektion </text:span><text:span text:style-name="T38">201</text:span><text:span text:style-name="T3"> </text:span><text:span text:style-name="T6">– </text:span><text:span text:style-name="T9">Übung </text:span><text:span text:style-name="T19">2</text:span><text:span text:style-name="T9"> - </text:span><text:span text:style-name="T11">Beispiellösung</text:span><text:bookmark-end text:name="__RefHeading___Toc24790_3686778067"/></text:h>
      <text:p text:style-name="Text_20_body"><text:span text:style-name="T509">Beispiellösung: </text:span><text:a xlink:type="simple" xlink:href="https://go.dev/play/p/xL8mCejQmB7" text:style-name="Internet_20_link" text:visited-style-name="Visited_20_Internet_20_Link"><text:span text:style-name="T416">https://go.dev/play/p/xL8mCejQmB7</text:span></text:a><text:span text:style-name="T509"> <text:s/></text:span><text:span text:style-name="T416"><text:s/></text:span></text:p>
      <text:h text:style-name="P292" text:outline-level="1"><text:bookmark-start text:name="__RefHeading___Toc24792_3686778067"/><text:span text:style-name="T3">Lektion </text:span><text:span text:style-name="T38">202</text:span><text:span text:style-name="T3"> </text:span><text:span text:style-name="T6">– </text:span><text:span text:style-name="T9">Übung </text:span><text:span text:style-name="T19">3</text:span><text:bookmark-end text:name="__RefHeading___Toc24792_3686778067"/></text:h>
      <text:p text:style-name="Text_20_body"><text:span text:style-name="T416">Nehmen Sie den folgenden Code als Grundlage: </text:span><text:a xlink:type="simple" xlink:href="https://go.dev/play/p/EMjjGmbZY4_Z" text:style-name="Internet_20_link" text:visited-style-name="Visited_20_Internet_20_Link"><text:span text:style-name="T416">https://go.dev/play/p/EMjjGmbZY4_Z</text:span></text:a><text:span text:style-name="T416"> <text:s text:c="2"/></text:span></text:p>
      <text:p text:style-name="P18"><text:span text:style-name="T247">„Encoden“</text:span> <text:span text:style-name="T247">sie den Wert </text:span><text:span text:style-name="T250">vom Typ</text:span><text:span text:style-name="T247"> </text:span><text:span text:style-name="T311">[]user</text:span> in JSON <text:span text:style-name="T247">und senden Sie das Ergebnis an </text:span><text:span text:style-name="T337">Stdout</text:span><text:span text:style-name="T247">.</text:span></text:p>
      <text:p text:style-name="P18"><text:span text:style-name="T247">Hilfe: Nutzen Sie</text:span> json.NewEncoder(os.Stdout).encode(v interface{})</text:p>
      <text:h text:style-name="P292" text:outline-level="1"><text:bookmark-start text:name="__RefHeading___Toc24794_3686778067"/><text:soft-page-break/><text:span text:style-name="T3">Lektion </text:span><text:span text:style-name="T38">203</text:span><text:span text:style-name="T3"> </text:span><text:span text:style-name="T6">– </text:span><text:span text:style-name="T9">Übung </text:span><text:span text:style-name="T19">3</text:span><text:span text:style-name="T9"> - </text:span><text:span text:style-name="T11">Beispiellösung</text:span><text:bookmark-end text:name="__RefHeading___Toc24794_3686778067"/></text:h>
      <text:p text:style-name="Text_20_body"><text:span text:style-name="T509">Beispiellösung: </text:span><text:a xlink:type="simple" xlink:href="https://go.dev/play/p/thS8nWmIjvH" text:style-name="Internet_20_link" text:visited-style-name="Visited_20_Internet_20_Link"><text:span text:style-name="T416">https://go.dev/play/p/thS8nWmIjvH</text:span></text:a><text:span text:style-name="T509"> <text:s/></text:span></text:p>
      <text:h text:style-name="P292" text:outline-level="1"><text:bookmark-start text:name="__RefHeading___Toc24796_3686778067"/><text:span text:style-name="T3">Lektion </text:span><text:span text:style-name="T38">204</text:span><text:span text:style-name="T3"> </text:span><text:span text:style-name="T6">– </text:span><text:span text:style-name="T9">Übung </text:span><text:span text:style-name="T19">4</text:span><text:bookmark-end text:name="__RefHeading___Toc24796_3686778067"/></text:h>
      <text:p text:style-name="Text_20_body"><text:span text:style-name="T542">Nehmen Sie den folgenden Code als Grundlage: </text:span><text:a xlink:type="simple" xlink:href="https://go.dev/play/p/3tBoyBfzyLv" text:style-name="Internet_20_link" text:visited-style-name="Visited_20_Internet_20_Link"><text:span text:style-name="T416">https://go.dev/play/p/3tBoyBfzyLv</text:span></text:a><text:span text:style-name="T542"> </text:span><text:span text:style-name="T416"><text:s/></text:span></text:p>
      <text:p text:style-name="P18"><text:span text:style-name="T247">Sortieren die </text:span><text:span text:style-name="T311">[]int</text:span> <text:span text:style-name="T247">und </text:span><text:span text:style-name="T311">[]string</text:span> <text:span text:style-name="T247">für alle Benutzer</text:span>. </text:p>
      <text:h text:style-name="P292" text:outline-level="1"><text:bookmark-start text:name="__RefHeading___Toc24798_3686778067"/><text:span text:style-name="T3">Lektion </text:span><text:span text:style-name="T38">205</text:span><text:span text:style-name="T3"> </text:span><text:span text:style-name="T6">– </text:span><text:span text:style-name="T9">Übung </text:span><text:span text:style-name="T19">4</text:span><text:span text:style-name="T9"> - </text:span><text:span text:style-name="T11">Beispiellösung</text:span><text:bookmark-end text:name="__RefHeading___Toc24798_3686778067"/></text:h>
      <text:p text:style-name="Text_20_body"><text:span text:style-name="T509">Beispiellösung: </text:span><text:a xlink:type="simple" xlink:href="https://go.dev/play/p/HxBbH3yFtWc" text:style-name="Internet_20_link" text:visited-style-name="Visited_20_Internet_20_Link"><text:span text:style-name="T416">https://go.dev/play/p/HxBbH3yFtWc</text:span></text:a><text:span text:style-name="T509"> <text:s/></text:span></text:p>
      <text:h text:style-name="P292" text:outline-level="1"><text:bookmark-start text:name="__RefHeading___Toc24800_3686778067"/><text:span text:style-name="T3">Lektion </text:span><text:span text:style-name="T38">206</text:span><text:span text:style-name="T3"> </text:span><text:span text:style-name="T6">– </text:span><text:span text:style-name="T9">Übung </text:span><text:span text:style-name="T19">5</text:span><text:bookmark-end text:name="__RefHeading___Toc24800_3686778067"/></text:h>
      <text:p text:style-name="Text_20_body"><text:span text:style-name="T542">Nehmen Sie den folgenden Code als Grundlage: </text:span><text:a xlink:type="simple" xlink:href="https://go.dev/play/p/yzI9s_gdhyP" text:style-name="Internet_20_link" text:visited-style-name="Visited_20_Internet_20_Link"><text:span text:style-name="T416">https://go.dev/play/p/yzI9s_gdhyP</text:span></text:a><text:span text:style-name="T542"> </text:span></text:p>
      <text:p text:style-name="P18">Sortieren Sie []user nach</text:p>
      <text:list xml:id="list3908859643" text:style-name="L55">
        <text:list-header>
          <text:p text:style-name="P417">Name</text:p>
          <text:p text:style-name="P417">Alter</text:p>
        </text:list-header>
      </text:list>
      <text:p text:style-name="P18">Sortieren Sie jeden []string „<text:span text:style-name="T249">S</text:span>prüche“ jeden Users aphabetisch.</text:p>
      <text:p text:style-name="P18"><text:span text:style-name="T248">Geben Sie alles </text:span><text:span text:style-name="T249">übersichtlich</text:span><text:span text:style-name="T248"> aus.</text:span></text:p>
      <text:p text:style-name="P18">z.B. ähnlich:</text:p>
      <text:p text:style-name="P18">Name, Alter</text:p>
      <text:p text:style-name="P18"><text:tab/>Spruch1</text:p>
      <text:p text:style-name="P18"><text:tab/>Spruch2</text:p>
      <text:p text:style-name="P18"><text:tab/>Spruch3</text:p>
      <text:p text:style-name="P18">usw...</text:p>
      <text:h text:style-name="P292" text:outline-level="1"><text:bookmark-start text:name="__RefHeading___Toc24802_3686778067"/><text:span text:style-name="T3">Lektion </text:span><text:span text:style-name="T38">207</text:span><text:span text:style-name="T3"> </text:span><text:span text:style-name="T6">– </text:span><text:span text:style-name="T9">Übung </text:span><text:span text:style-name="T19">5</text:span><text:span text:style-name="T9"> - </text:span><text:span text:style-name="T11">Beispiellösung</text:span><text:bookmark-end text:name="__RefHeading___Toc24802_3686778067"/></text:h>
      <text:p text:style-name="Text_20_body"><text:span text:style-name="T509">Beispiellösung:</text:span><text:span text:style-name="T510"> </text:span><text:a xlink:type="simple" xlink:href="https://go.dev/play/p/K8VANhsNI86" text:style-name="Internet_20_link" text:visited-style-name="Visited_20_Internet_20_Link"><text:span text:style-name="T416">https://go.dev/play/p/K8VANhsNI86</text:span></text:a></text:p>
      <text:h text:style-name="P171" text:outline-level="1"><text:bookmark-start text:name="__RefHeading___Toc24804_3686778067"/><text:span text:style-name="T3">Lektion </text:span><text:span text:style-name="T38">208</text:span><text:span text:style-name="T3"> </text:span><text:span text:style-name="T6">– </text:span>Nebenläufigkeit versus Parallelverarbeitung<text:bookmark-end text:name="__RefHeading___Toc24804_3686778067"/></text:h>
      <text:p text:style-name="P18">Go ist die erste Programmiersprache, die nach der breiten Einführung von Mehrprozessorsystemen als Programmiersprache mit besonderen Fähigkeiten zur Parallelverarbeitung, entwickelt wurde.</text:p>
      <text:p text:style-name="Text_20_body"><text:a xlink:type="simple" xlink:href="https://de.wikipedia.org/wiki/Parallelrechner" text:style-name="Internet_20_link" text:visited-style-name="Visited_20_Internet_20_Link"><text:span text:style-name="T416">https://de.wikipedia.org/wiki/Parallelrechner</text:span></text:a><text:span text:style-name="T416"> </text:span></text:p>
      <text:p text:style-name="Text_20_body"><text:a xlink:type="simple" xlink:href="https://de.wikipedia.org/wiki/Mehrprozessorsystem" text:style-name="Internet_20_link" text:visited-style-name="Visited_20_Internet_20_Link"><text:span text:style-name="T416">https://de.wikipedia.org/wiki/Mehrprozessorsystem</text:span></text:a></text:p>
      <text:p text:style-name="Text_20_body"><text:soft-page-break/><text:a xlink:type="simple" xlink:href="https://de.wikipedia.org/wiki/Mehrkernprozessor#Einführung" text:style-name="Internet_20_link" text:visited-style-name="Visited_20_Internet_20_Link"><text:span text:style-name="T416">https://de.wikipedia.org/wiki/Mehrkernprozessor#Einf%C3%BChrung</text:span></text:a><text:span text:style-name="T416"> </text:span></text:p>
      <text:p text:style-name="Text_20_body"><text:a xlink:type="simple" xlink:href="https://de.wikipedia.org/wiki/Go_(Programmiersprache)#Geschichte" text:style-name="Internet_20_link" text:visited-style-name="Visited_20_Internet_20_Link"><text:span text:style-name="T416">https://de.wikipedia.org/wiki/Go_(Programmiersprache)#Geschichte</text:span></text:a><text:span text:style-name="T416"> </text:span></text:p>
      <text:p text:style-name="Text_20_body"><text:a xlink:type="simple" xlink:href="https://de.wikipedia.org/wiki/Go_(Programmiersprache)#Nebenläufigkeit" text:style-name="Internet_20_link" text:visited-style-name="Visited_20_Internet_20_Link"><text:span text:style-name="T416">https://de.wikipedia.org/wiki/Go_(Programmiersprache)#Nebenl%C3%A4ufigkeit</text:span></text:a><text:span text:style-name="T416"> </text:span></text:p>
      <text:p text:style-name="P18">30 minuten, Rob Pike über Nebenläufigkeit und Parallelverarbeitung in Go <text:span text:style-name="T412">(sehenswert)</text:span>:</text:p>
      <text:p text:style-name="Text_20_body"><text:a xlink:type="simple" xlink:href="https://www.youtube.com/watch?v=oV9rvDllKEg" text:style-name="Internet_20_link" text:visited-style-name="Visited_20_Internet_20_Link"><text:span text:style-name="T416">https://www.youtube.com/watch?v=oV9rvDllKEg</text:span></text:a><text:span text:style-name="T416"> </text:span></text:p>
      <text:h text:style-name="P171" text:outline-level="1"><text:bookmark-start text:name="__RefHeading___Toc24806_3686778067"/><text:span text:style-name="T3">Lektion </text:span><text:span text:style-name="T38">209</text:span><text:span text:style-name="T3"> </text:span><text:span text:style-name="T6">– </text:span>WaitGroup – <text:span text:style-name="T251">Warten wir mal, bis </text:span><text:span text:style-name="T252">die da</text:span><text:span text:style-name="T251"> fertig </text:span><text:span text:style-name="T252">sind</text:span><text:bookmark-end text:name="__RefHeading___Toc24806_3686778067"/></text:h>
      <text:p text:style-name="P18">Eine WaitGroup wartet auf die Beendigung einer <text:span text:style-name="T253">Anzahl</text:span> von Go-<text:span text:style-name="T253">R</text:span>outinen. Die Haupt- Go-<text:span text:style-name="T253">R</text:span>outinen ruft <text:span text:style-name="T253">die Methode </text:span><text:span text:style-name="T347">add()</text:span> auf, um <text:span text:style-name="T253">d</text:span>ie Anzahl der zu <text:span text:style-name="T253">abzuwartenden</text:span> Go-<text:span text:style-name="T253">R</text:span>outinen festzulegen. Dann wird jede der Go-<text:span text:style-name="T253">R</text:span>outinen ausgeführt und ruft <text:span text:style-name="T347">done()</text:span> auf, <text:span text:style-name="T253">wenn sie endet</text:span>. Gleichzeitig kann <text:span text:style-name="T347">wait() </text:span><text:span text:style-name="T253">dazu</text:span> verwendet werden, um <text:span text:style-name="T253">den Programmablauf zu</text:span> blockieren, bis alle Goroutinen beendet sind. Das Schreiben von <text:span text:style-name="T253">nebenläufigem</text:span> Codes <text:span text:style-name="T253">wird so</text:span> supereinfach: Wir müssen nur <text:span text:style-name="T414">ein </text:span>"go" vor einen Funktions- oder Methodenaufruf setzen.</text:p>
      <text:p text:style-name="P18">Aus dem Package runtime nutzen wir im Beispiel:</text:p>
      <text:p text:style-name="P91">runtime.GOOS</text:p>
      <text:p text:style-name="P91">runtime.GO<text:span text:style-name="T253">ARCH</text:span></text:p>
      <text:p text:style-name="P91">runtime.NumCPU()</text:p>
      <text:p text:style-name="P91">runtime.NumGoroutine()</text:p>
      <text:p text:style-name="P18">und aus dem Package <text:span text:style-name="T311">sync</text:span>:</text:p>
      <text:p text:style-name="P91">sync.WaitGroup <text:span text:style-name="T253">(als Dateityp)</text:span></text:p>
      <text:p text:style-name="P18">mit den Methoden:</text:p>
      <text:p text:style-name="P91">func (wg *WaitGroup) Add(delta int)</text:p>
      <text:p text:style-name="P91">func (wg *WaitGroup) Done()</text:p>
      <text:p text:style-name="P91">func (wg *WaitGroup) Wait()</text:p>
      <text:p text:style-name="Text_20_body"><text:span text:style-name="T543">Anfangscode: </text:span><text:a xlink:type="simple" xlink:href="https://go.dev/play/p/gttt4S8quEs" text:style-name="Internet_20_link" text:visited-style-name="Visited_20_Internet_20_Link"><text:span text:style-name="T416">https://go.dev/play/p/gttt4S8quEs</text:span></text:a><text:span text:style-name="T416"> <text:s text:c="2"/></text:span></text:p>
      <text:p text:style-name="Text_20_body"><text:span text:style-name="T543">und unsere fertige WaitGroup</text:span><text:span text:style-name="T416">: </text:span><text:a xlink:type="simple" xlink:href="https://go.dev/play/p/Kms1TdoEYfJ" text:style-name="Internet_20_link" text:visited-style-name="Visited_20_Internet_20_Link"><text:span text:style-name="T416">https://go.dev/play/p/Kms1TdoEYfJ</text:span></text:a><text:span text:style-name="T416"> <text:s/></text:span></text:p>
      <text:h text:style-name="P293" text:outline-level="1"><text:bookmark-start text:name="__RefHeading___Toc24808_3686778067"/><text:span text:style-name="T3">Lektion </text:span><text:span text:style-name="T38">210</text:span><text:span text:style-name="T3"> </text:span><text:span text:style-name="T6">– Method Sets reloaded - diesmal kennen sie keine Gnade</text:span><text:bookmark-end text:name="__RefHeading___Toc24808_3686778067"/></text:h>
      <text:p text:style-name="P18"><text:span text:style-name="T254">Das</text:span> <text:span text:style-name="T256">M</text:span>ethod <text:span text:style-name="T256">S</text:span><text:span text:style-name="T254">et</text:span> eines Typs bestimmt die <text:span text:style-name="T255">I</text:span><text:span text:style-name="T254">nterfaces</text:span>, die der Typ implementiert, und die Methoden, die <text:span text:style-name="T255">von dem Receiver</text:span> dieses Typs aufgerufen werden können.</text:p>
      <text:p text:style-name="Text_20_body"><text:span text:style-name="T416">Receiver ist Pointer, aber Wert ist keiner: </text:span><text:a xlink:type="simple" xlink:href="https://go.dev/play/p/QWTlg-0vIJF" text:style-name="Internet_20_link" text:visited-style-name="Visited_20_Internet_20_Link"><text:span text:style-name="T416">https://go.dev/play/p/QWTlg-0vIJF</text:span></text:a><text:span text:style-name="T416"> <text:s/></text:span><text:span text:style-name="T418">(</text:span><text:span text:style-name="T419">Compilieren schlägt fehl!</text:span><text:span text:style-name="T418">)</text:span></text:p>
      <text:p text:style-name="P18"><text:span text:style-name="T214">Aber dieser Code funktioniert, beachten Sie den Unterschied durch den </text:span><text:span text:style-name="T215">E</text:span><text:span text:style-name="T214">insatz von </text:span><text:span text:style-name="T324">c.fläche()</text:span><text:span text:style-name="T214">!</text:span></text:p>
      <text:p text:style-name="Text_20_body"><text:soft-page-break/><text:a xlink:type="simple" xlink:href="https://go.dev/play/p/XgAbSmSJHbH" text:style-name="Internet_20_link" text:visited-style-name="Visited_20_Internet_20_Link"><text:span text:style-name="T416">https://go.dev/play/p/XgAbSmSJHbH</text:span></text:a><text:span text:style-name="T416"> <text:s/></text:span></text:p>
      <text:h text:style-name="P294" text:outline-level="1"><text:bookmark-start text:name="__RefHeading___Toc24810_3686778067"/><text:span text:style-name="T3">Lektion </text:span><text:span text:style-name="T38">211</text:span><text:span text:style-name="T3"> </text:span><text:span text:style-name="T6">– Nebenläufigkeit - Ein Blick in die Dokumentation</text:span><text:bookmark-end text:name="__RefHeading___Toc24810_3686778067"/></text:h>
      <text:p text:style-name="Text_20_body"><text:span text:style-name="T416">Effektive Go: </text:span><text:a xlink:type="simple" xlink:href="https://go.dev/doc/effective_go#concurrency" text:style-name="Internet_20_link" text:visited-style-name="Visited_20_Internet_20_Link"><text:span text:style-name="T416">https://go.dev/doc/effective_go#concurrency</text:span></text:a><text:span text:style-name="T416"> </text:span></text:p>
      <text:p text:style-name="P129"><text:span text:style-name="T416">Go.dev: </text:span><text:a xlink:type="simple" xlink:href="https://go.dev/ref/spec#Go_statements" text:style-name="Internet_20_link" text:visited-style-name="Visited_20_Internet_20_Link"><text:span text:style-name="T416">https://go.dev/ref/spec#Go_statements</text:span></text:a><text:span text:style-name="T416"> </text:span></text:p>
      <text:p text:style-name="P129"><text:span text:style-name="T416">Abildung aus e-book: </text:span><text:a xlink:type="simple" xlink:href="https://livebook.manning.com/book/go-in-action/chapter-6/56" text:style-name="Internet_20_link" text:visited-style-name="Visited_20_Internet_20_Link"><text:span text:style-name="T416">https://livebook.manning.com/book/go-in-action/chapter-6/56</text:span></text:a><text:span text:style-name="T416"> </text:span></text:p>
      <text:p text:style-name="Text_20_body"><text:span text:style-name="T544">Zum Begriff „m</text:span><text:span text:style-name="T545">u</text:span><text:span text:style-name="T544">ltiplexing“: </text:span><text:a xlink:type="simple" xlink:href="https://de.wikipedia.org/wiki/Multiplexer" text:style-name="Internet_20_link" text:visited-style-name="Visited_20_Internet_20_Link"><text:span text:style-name="T416">https://de.wikipedia.org/wiki/Multiplexer</text:span></text:a><text:span text:style-name="T416"> </text:span></text:p>
      <text:h text:style-name="P171" text:outline-level="1"><text:bookmark-start text:name="__RefHeading___Toc24812_3686778067"/><text:span text:style-name="T3">Lektion </text:span><text:span text:style-name="T36">21</text:span><text:span text:style-name="T38">2</text:span><text:span text:style-name="T3"> </text:span><text:span text:style-name="T6">– </text:span><text:span text:style-name="T20">DIY Race Condition – Wer keine Arbeit hat, macht sich welche</text:span><text:bookmark-end text:name="__RefHeading___Toc24812_3686778067"/></text:h>
      <text:p text:style-name="Text_20_body"><text:span text:style-name="T416">Unsere Race-Condition: </text:span><text:a xlink:type="simple" xlink:href="https://go.dev/play/p/yxGS6tm4Qx2" text:style-name="Internet_20_link" text:visited-style-name="Visited_20_Internet_20_Link"><text:span text:style-name="T416">https://go.dev/play/p/yxGS6tm4Qx2</text:span></text:a><text:span text:style-name="T416"> </text:span></text:p>
      <text:p text:style-name="P63">Im Texteditor kann man sich lokal auch eine <text:span text:style-name="T311">race-condition.go</text:span> erstellen und durch <text:span text:style-name="T311">go run race-condition.go</text:span> zur Ausführung bringen.</text:p>
      <text:p text:style-name="P63">Die zusätzliche Angabe eines „Build Command“ -race zeigt uns durch den Compiler gefundene Race Conditions an: <text:span text:style-name="T311">go run -race race-condition.go</text:span></text:p>
      <text:h text:style-name="P295" text:outline-level="1"><text:bookmark-start text:name="__RefHeading___Toc24814_3686778067"/><text:span text:style-name="T3">Lektion </text:span><text:span text:style-name="T38">213</text:span><text:span text:style-name="T21"> </text:span><text:span text:style-name="T6">– </text:span><text:span text:style-name="T21">Mutex</text:span><text:bookmark-end text:name="__RefHeading___Toc24814_3686778067"/></text:h>
      <text:p text:style-name="Text_20_body"><text:span text:style-name="T416">Was ist ein mutex: </text:span><text:a xlink:type="simple" xlink:href="https://de.wikipedia.org/wiki/Mutex" text:style-name="Internet_20_link" text:visited-style-name="Visited_20_Internet_20_Link"><text:span text:style-name="T416">https://de.wikipedia.org/wiki/Mutex</text:span></text:a><text:span text:style-name="T416"> </text:span></text:p>
      <text:p text:style-name="Text_20_body"><text:span text:style-name="T416">Wo finden sich Mutex und deren Methoden in Go? </text:span><text:a xlink:type="simple" xlink:href="https://pkg.go.dev/sync@go1.18.2#Mutex" text:style-name="Internet_20_link" text:visited-style-name="Visited_20_Internet_20_Link"><text:span text:style-name="T416">https://pkg.go.dev/sync@go1.18.2#Mutex</text:span></text:a><text:span text:style-name="T416"> </text:span></text:p>
      <text:p text:style-name="Text_20_body"><text:span text:style-name="T416">Unsere Race-Condition durch Anwedung von Mutex entfernt: </text:span><text:a xlink:type="simple" xlink:href="https://go.dev/play/p/Tjw_3QMV4gJ" text:style-name="Internet_20_link" text:visited-style-name="Visited_20_Internet_20_Link"><text:span text:style-name="T416">https://go.dev/play/p/Tjw_3QMV4gJ</text:span></text:a><text:span text:style-name="T416"> </text:span></text:p>
      <text:p text:style-name="P64"><text:span text:style-name="T257">Lokal findet </text:span><text:span text:style-name="T338">go run -race race-condition.go</text:span><text:span text:style-name="T403"> </text:span><text:span text:style-name="T257">auch keine Race Conditions mehr.</text:span></text:p>
      <text:h text:style-name="P296" text:outline-level="1"><text:bookmark-start text:name="__RefHeading___Toc24816_3686778067"/><text:span text:style-name="T3">Lektion </text:span><text:span text:style-name="T36">21</text:span><text:span text:style-name="T38">4</text:span><text:span text:style-name="T21"> </text:span><text:span text:style-name="T6">– </text:span><text:span text:style-name="T22">Package Atomic</text:span><text:bookmark-end text:name="__RefHeading___Toc24816_3686778067"/></text:h>
      <text:p text:style-name="Text_20_body"><text:span text:style-name="T546">Das Paket Atomic findet sich im Verzeichnis </text:span><text:span text:style-name="T354">sync</text:span><text:span text:style-name="T546"> </text:span><text:span text:style-name="T547">(ebenfalls ein Package)</text:span><text:span text:style-name="T416">: </text:span><text:a xlink:type="simple" xlink:href="https://pkg.go.dev/sync/atomic#pkg-overview" text:style-name="Internet_20_link" text:visited-style-name="Visited_20_Internet_20_Link"><text:span text:style-name="T416">https://pkg.go.dev/sync/atomic#pkg-overview</text:span></text:a><text:span text:style-name="T416"> </text:span></text:p>
      <text:p text:style-name="Text_20_body"><text:span text:style-name="T546">Atomic bring eigene Methoden zur sicheren Manipulation und Lesen </text:span><text:span text:style-name="T548">v</text:span><text:span text:style-name="T546">on Context für Go-Routinen mit:</text:span><text:span text:style-name="T416"> </text:span><text:a xlink:type="simple" xlink:href="https://pkg.go.dev/sync/atomic#pkg-functions" text:style-name="Internet_20_link" text:visited-style-name="Visited_20_Internet_20_Link"><text:span text:style-name="T416">https://pkg.go.dev/sync/atomic#pkg-functions</text:span></text:a><text:span text:style-name="T416"> </text:span></text:p>
      <text:p text:style-name="Text_20_body"><text:span text:style-name="T416">Unsere Race-Condition durch Anwe</text:span><text:span text:style-name="T546">n</text:span><text:span text:style-name="T416">dung von </text:span><text:span text:style-name="T546">von zwei Methoden aus dem Paket </text:span><text:span text:style-name="T354">sync/atomic</text:span><text:span text:style-name="T416"> </text:span><text:span text:style-name="T546">beseitigt</text:span><text:span text:style-name="T416">: </text:span><text:a xlink:type="simple" xlink:href="https://go.dev/play/p/keO4RPnNyH6" text:style-name="Internet_20_link" text:visited-style-name="Visited_20_Internet_20_Link"><text:span text:style-name="T416">https://go.dev/play/p/keO4RPnNyH6</text:span></text:a><text:span text:style-name="T416"> </text:span></text:p>
      <text:p text:style-name="P65">Bitte beachten Sie, dass die Ausgabe der Menge der laufenden Go-Routinen und des Counters naochmals angepasst wurde. Interessant ist zu sehen, dass durch Einsatz des Schedulers des Betrieibssystems, der Counter nicht zwingend (!) in der richtigen Reihenfolge hochgezählt wird. Beachten Sie die „C:“-Werte in der Reihe bei der Ausgabe.</text:p>
      <text:h text:style-name="P297" text:outline-level="1"><text:bookmark-start text:name="__RefHeading___Toc24818_3686778067"/><text:soft-page-break/><text:span text:style-name="T3">Lektion </text:span><text:span text:style-name="T36">21</text:span><text:span text:style-name="T38">5</text:span><text:span text:style-name="T3"> </text:span><text:span text:style-name="T6">– </text:span><text:span text:style-name="T9">Übung </text:span><text:span text:style-name="T24">1</text:span><text:span text:style-name="T19"> </text:span><text:bookmark-end text:name="__RefHeading___Toc24818_3686778067"/></text:h>
      <text:p text:style-name="P18"><text:span text:style-name="T258">Z</text:span>usätzlich zur Hauptgoroutine zwei weitere Go-<text:span text:style-name="T258">Routinen</text:span> starten.</text:p>
      <text:p text:style-name="P18"><text:span text:style-name="T402">J</text:span>ede zusätzliche Goroutine sollte etwas ausgeben.</text:p>
      <text:p text:style-name="P18">Verwenden Sie <text:span text:style-name="T258">WaitGroup</text:span>, um sicherzustellen, dass jede Go-<text:span text:style-name="T258">Routinen</text:span> beendet <text:span text:style-name="T258">werden </text:span><text:span text:style-name="T264">kann</text:span>, <text:span text:style-name="T258">solange das Programm existiert</text:span>.</text:p>
      <text:h text:style-name="P297" text:outline-level="1"><text:bookmark-start text:name="__RefHeading___Toc24820_3686778067"/><text:span text:style-name="T3">Lektion </text:span><text:span text:style-name="T36">21</text:span><text:span text:style-name="T38">6</text:span><text:span text:style-name="T3"> </text:span><text:span text:style-name="T6">– </text:span><text:span text:style-name="T9">Übung </text:span><text:span text:style-name="T24">1</text:span><text:span text:style-name="T19"> - </text:span><text:span text:style-name="T23">Beispiellösung</text:span><text:bookmark-end text:name="__RefHeading___Toc24820_3686778067"/></text:h>
      <text:p text:style-name="Text_20_body"><text:span text:style-name="T416">Beispiellösung: </text:span><text:a xlink:type="simple" xlink:href="https://go.dev/play/p/M6cOmgwuOaF" text:style-name="Internet_20_link" text:visited-style-name="Visited_20_Internet_20_Link"><text:span text:style-name="T416">https://go.dev/play/p/M6cOmgwuOaF</text:span></text:a></text:p>
      <text:h text:style-name="P297" text:outline-level="1"><text:bookmark-start text:name="__RefHeading___Toc24822_3686778067"/><text:span text:style-name="T3">Lektion </text:span><text:span text:style-name="T36">21</text:span><text:span text:style-name="T38">7</text:span><text:span text:style-name="T3"> </text:span><text:span text:style-name="T6">– </text:span><text:span text:style-name="T9">Übung </text:span><text:span text:style-name="T24">2</text:span><text:bookmark-end text:name="__RefHeading___Toc24822_3686778067"/></text:h>
      <text:p text:style-name="P18">Diese Übung soll <text:span text:style-name="T259">das</text:span> Verständnis von Method <text:span text:style-name="T259">Sets</text:span> vertiefen:</text:p>
      <text:list xml:id="list2014005374" text:style-name="L56">
        <text:list-item>
          <text:p text:style-name="P418">erstellen <text:span text:style-name="T259">Sie</text:span> ein <text:span text:style-name="T259">Struct</text:span> vom Typ <text:span text:style-name="T311">Person</text:span> </text:p>
        </text:list-item>
        <text:list-item>
          <text:p text:style-name="P418">mit Hilfe eines <text:span text:style-name="T259">Pointer </text:span><text:span text:style-name="T262">R</text:span><text:span text:style-name="T259">eceivers weisen Sie</text:span> eine Methode <text:span text:style-name="T311">speak</text:span> <text:span text:style-name="T259">diesem Typ Person zu:</text:span> <text:span text:style-name="T311">*Person</text:span></text:p>
        </text:list-item>
        <text:list-item>
          <text:p text:style-name="P418"><text:span text:style-name="T259">Erstellen Sie </text:span>ein <text:span text:style-name="T259">Interface</text:span> vom Typ <text:span text:style-name="T339">Human</text:span> <text:span text:style-name="T259">und fordern sie darin, dass</text:span> ein <text:span text:style-name="T259">Human</text:span> die Methode <text:span text:style-name="T340">sp</text:span><text:span text:style-name="T311">eak</text:span><text:span text:style-name="T230"> </text:span><text:span text:style-name="T259">implementieren muss, um als vom Typ </text:span><text:span text:style-name="T339">Human</text:span><text:span text:style-name="T259"> zu gelten.</text:span> </text:p>
        </text:list-item>
        <text:list-item>
          <text:p text:style-name="P419"><text:span text:style-name="T259">Erstellen </text:span><text:span text:style-name="T266">S</text:span><text:span text:style-name="T259">ie die Fun</text:span><text:span text:style-name="T266">k</text:span><text:span text:style-name="T259">tion</text:span> <text:span text:style-name="T259">mit dem Identifier </text:span><text:span text:style-name="T311">saySomething</text:span>, <text:span text:style-name="T259">die </text:span><text:span text:style-name="T265">einen </text:span><text:span text:style-name="T262">Wert vom </text:span><text:span text:style-name="T259">Typ </text:span><text:span text:style-name="T339">Human</text:span><text:span text:style-name="T259"> als Parameter entgegennimmt.</text:span></text:p>
        </text:list-item>
        <text:list-item>
          <text:p text:style-name="P419"><text:span text:style-name="T259">Die Funktion</text:span> soll die Methode <text:span text:style-name="T311">speak</text:span> aufrufen.</text:p>
        </text:list-item>
      </text:list>
      <text:p text:style-name="P18">Stellen Sie im Code dar:</text:p>
      <text:list xml:id="list2257135091" text:style-name="L57">
        <text:list-item>
          <text:p text:style-name="P420">Sie <text:span text:style-name="T259">können</text:span> einen Wert vom Typ <text:span text:style-name="T311">*</text:span><text:span text:style-name="T342">Human</text:span> an <text:span text:style-name="T311">saySomething</text:span> übergeben</text:p>
        </text:list-item>
        <text:list-item>
          <text:p text:style-name="P420"><text:span text:style-name="T259">Sie können nicht</text:span> einen Wert vom Typ <text:span text:style-name="T342">Human</text:span> an <text:span text:style-name="T311">saySomething</text:span> übergeben</text:p>
        </text:list-item>
        <text:list-item>
          <text:p text:style-name="P421"><text:span text:style-name="T259">Sie können problemlos </text:span><text:span text:style-name="T341">wertOfTypPerson</text:span><text:span text:style-name="T339">.</text:span><text:span text:style-name="T341">speak()</text:span><text:span text:style-name="T259"> aufrufen!</text:span></text:p>
        </text:list-item>
      </text:list>
      <text:p text:style-name="P18"/>
      <text:p text:style-name="Text_20_body"><text:span text:style-name="T416">Hinweis, falls Sie Hilfe benötigen: </text:span><text:a xlink:type="simple" xlink:href="https://go.dev/play/p/UpIsJaflj_f" text:style-name="Internet_20_link" text:visited-style-name="Visited_20_Internet_20_Link"><text:span text:style-name="T416">https://go.dev/play/p/UpIsJaflj_f</text:span></text:a><text:span text:style-name="T416"> <text:s/></text:span></text:p>
      <text:h text:style-name="P297" text:outline-level="1"><text:bookmark-start text:name="__RefHeading___Toc24824_3686778067"/><text:span text:style-name="T3">Lektion </text:span><text:span text:style-name="T36">21</text:span><text:span text:style-name="T38">8</text:span><text:span text:style-name="T3"> </text:span><text:span text:style-name="T6">– </text:span><text:span text:style-name="T9">Übung </text:span><text:span text:style-name="T24">2</text:span><text:span text:style-name="T19"> - </text:span><text:span text:style-name="T23">Beispiellösung</text:span><text:bookmark-end text:name="__RefHeading___Toc24824_3686778067"/></text:h>
      <text:p text:style-name="Text_20_body"><text:span text:style-name="T549">Beispiellösung:</text:span><text:span text:style-name="T416"> </text:span><text:a xlink:type="simple" xlink:href="https://go.dev/play/p/oYSVfPSOpr9" text:style-name="Internet_20_link" text:visited-style-name="Visited_20_Internet_20_Link"><text:span text:style-name="T416">https://go.dev/play/p/oYSVfPSOpr9</text:span></text:a><text:span text:style-name="T416"> </text:span></text:p>
      <text:h text:style-name="P297" text:outline-level="1"><text:bookmark-start text:name="__RefHeading___Toc24826_3686778067"/><text:span text:style-name="T3">Lektion </text:span><text:span text:style-name="T36">21</text:span><text:span text:style-name="T38">9</text:span><text:span text:style-name="T3"> </text:span><text:span text:style-name="T6">– </text:span><text:span text:style-name="T9">Übung </text:span><text:span text:style-name="T24">3</text:span><text:bookmark-end text:name="__RefHeading___Toc24826_3686778067"/></text:h>
      <text:p text:style-name="P18">Erstellen Sie mit Hilfe von Go-<text:span text:style-name="T260">R</text:span>outinen ein <text:span text:style-name="T260">Programm, das</text:span></text:p>
      <text:list xml:id="list3374780710" text:style-name="L58">
        <text:list-item>
          <text:p text:style-name="P422">eine Variable, die den Wert des <text:span text:style-name="T260">Zählers</text:span> enthält, <text:span text:style-name="T260">beinhaltet</text:span></text:p>
        </text:list-item>
      </text:list>
      <text:p text:style-name="P18">und </text:p>
      <text:list xml:id="list697346018" text:style-name="L59">
        <text:list-item>
          <text:p text:style-name="P423">eine Reihe von Go-<text:span text:style-name="T260">R</text:span>outinen <text:span text:style-name="T260">startet</text:span></text:p>
        </text:list-item>
      </text:list>
      <text:p text:style-name="P18"><text:soft-page-break/><text:span text:style-name="T260">J</text:span>ede Goroutine soll den <text:span text:style-name="T260">Zähler</text:span> lesen, ihn in einer neuen Variablen speichern, d<text:span text:style-name="T260">ie Prozessanforderung</text:span> mit runtime.Gosched() beenden, die neue Variable <text:span text:style-name="T260">erhöhen und </text:span>zurück in die <text:span text:style-name="T260">Zähler-Variable</text:span> schreiben. <text:span text:style-name="T260">V</text:span>erwenden <text:span text:style-name="T260">Sie WaitGroup</text:span>, um auf <text:span text:style-name="T260">das Ende</text:span> aller Ihrer Go-<text:span text:style-name="T260">R</text:span>outinen zu warten.</text:p>
      <text:p text:style-name="P18"><text:span text:style-name="T260">Erzeugen Sie so eine und beweisen Sie das,</text:span> indem Sie <text:span text:style-name="T260">den Code mit dem „Build Flag“</text:span> -race <text:span text:style-name="T260">compilieren und auf ihrem lokalen System zur Auführung bringen</text:span>.</text:p>
      <text:p text:style-name="Text_20_body"><text:span text:style-name="T416">Hinweis, falls Sie Hilfe benötigen: </text:span><text:a xlink:type="simple" xlink:href="https://go.dev/play/p/FYGoflKQej" text:style-name="Internet_20_link" text:visited-style-name="Visited_20_Internet_20_Link"><text:span text:style-name="T416">https://go.dev/play/p/FYGoflKQej</text:span></text:a><text:span text:style-name="T416"> </text:span></text:p>
      <text:h text:style-name="P297" text:outline-level="1"><text:bookmark-start text:name="__RefHeading___Toc24828_3686778067"/><text:span text:style-name="T3">Lektion </text:span><text:span text:style-name="T38">220</text:span><text:span text:style-name="T3"> </text:span><text:span text:style-name="T6">– </text:span><text:span text:style-name="T9">Übung </text:span><text:span text:style-name="T24">3</text:span><text:span text:style-name="T19"> - </text:span><text:span text:style-name="T23">Beispiellösung</text:span><text:bookmark-end text:name="__RefHeading___Toc24828_3686778067"/></text:h>
      <text:p text:style-name="Text_20_body"><text:span text:style-name="T416">Beispiellösung: </text:span><text:a xlink:type="simple" xlink:href="https://go.dev/play/p/R3u8bOU2nwP" text:style-name="Internet_20_link" text:visited-style-name="Visited_20_Internet_20_Link"><text:span text:style-name="T416">https://go.dev/play/p/R3u8bOU2nwP</text:span></text:a><text:span text:style-name="T416"> </text:span></text:p>
      <text:h text:style-name="P297" text:outline-level="1"><text:bookmark-start text:name="__RefHeading___Toc24830_3686778067"/><text:span text:style-name="T3">Lektion </text:span><text:span text:style-name="T36">22</text:span><text:span text:style-name="T38">1</text:span><text:span text:style-name="T3"> </text:span><text:span text:style-name="T6">– </text:span><text:span text:style-name="T9">Übung </text:span><text:span text:style-name="T24">4</text:span><text:bookmark-end text:name="__RefHeading___Toc24830_3686778067"/></text:h>
      <text:p text:style-name="P18">Benutzen Sie Methoden, die in Package <text:span text:style-name="T311">sync</text:span> für den Typ <text:span text:style-name="T311">Mutex</text:span> angeboten werden, um die Race Condition <text:span text:style-name="T263">aus dem Code in Übung 3 </text:span>zu umgehen.</text:p>
      <text:p text:style-name="P18"><text:span text:style-name="T260">Hinweis: Es macht Sinn, </text:span><text:span text:style-name="T311">runtime.Gosched()</text:span> <text:span text:style-name="T260">zu entfernen. Warum?</text:span></text:p>
      <text:h text:style-name="P297" text:outline-level="1"><text:bookmark-start text:name="__RefHeading___Toc24832_3686778067"/><text:span text:style-name="T3">Lektion </text:span><text:span text:style-name="T36">22</text:span><text:span text:style-name="T38">2</text:span><text:span text:style-name="T3"> </text:span><text:span text:style-name="T6">– </text:span><text:span text:style-name="T9">Übung </text:span><text:span text:style-name="T24">4</text:span><text:span text:style-name="T19"> - </text:span><text:span text:style-name="T23">Beispiellösung</text:span><text:bookmark-end text:name="__RefHeading___Toc24832_3686778067"/></text:h>
      <text:p text:style-name="Text_20_body"><text:span text:style-name="T416">Beispiellösung: </text:span><text:a xlink:type="simple" xlink:href="https://go.dev/play/p/0ChU2pktybx" text:style-name="Internet_20_link" text:visited-style-name="Visited_20_Internet_20_Link"><text:span text:style-name="T416">https://go.dev/play/p/0ChU2pktybx</text:span></text:a><text:span text:style-name="T416"> </text:span></text:p>
      <text:h text:style-name="P297" text:outline-level="1"><text:bookmark-start text:name="__RefHeading___Toc24834_3686778067"/><text:span text:style-name="T3">Lektion </text:span><text:span text:style-name="T36">22</text:span><text:span text:style-name="T38">3</text:span><text:span text:style-name="T3"> </text:span><text:span text:style-name="T6">– </text:span><text:span text:style-name="T9">Übung </text:span><text:span text:style-name="T19">5</text:span><text:bookmark-end text:name="__RefHeading___Toc24834_3686778067"/></text:h>
      <text:p text:style-name="P18">Benutzen Sie Methoden, die in Package <text:span text:style-name="T311">sync/Atomic</text:span> angeboten werden, um die Race Condition <text:span text:style-name="T263">aus dem Code in Übung 3</text:span> zu umgehen.</text:p>
      <text:h text:style-name="P297" text:outline-level="1"><text:bookmark-start text:name="__RefHeading___Toc24836_3686778067"/><text:span text:style-name="T3">Lektion </text:span><text:span text:style-name="T36">22</text:span><text:span text:style-name="T38">4</text:span><text:span text:style-name="T3"> </text:span><text:span text:style-name="T6">– </text:span><text:span text:style-name="T9">Übung </text:span><text:span text:style-name="T19">5 - </text:span><text:span text:style-name="T23">Beispiellösung</text:span><text:bookmark-end text:name="__RefHeading___Toc24836_3686778067"/></text:h>
      <text:p text:style-name="Text_20_body"><text:span text:style-name="T416">Beispiellösung: </text:span><text:a xlink:type="simple" xlink:href="https://go.dev/play/p/aJ0SqX5a71t" text:style-name="Internet_20_link" text:visited-style-name="Visited_20_Internet_20_Link"><text:span text:style-name="T416">https://go.dev/play/p/aJ0SqX5a71t</text:span></text:a><text:span text:style-name="T416"> </text:span></text:p>
      <text:h text:style-name="P297" text:outline-level="1"><text:bookmark-start text:name="__RefHeading___Toc24838_3686778067"/><text:span text:style-name="T3">Lektion </text:span><text:span text:style-name="T36">22</text:span><text:span text:style-name="T38">5</text:span><text:span text:style-name="T3"> </text:span><text:span text:style-name="T6">– </text:span><text:span text:style-name="T9">Übung </text:span><text:span text:style-name="T24">6</text:span><text:bookmark-end text:name="__RefHeading___Toc24838_3686778067"/></text:h>
      <text:p text:style-name="P18">Erstellen Sie ein kleines Programm, das Ihr aktuelles OS und die CPU-Architektur auf der Konsole ausgibt. </text:p>
      <text:p text:style-name="P18">Übernehmen Sie es <text:span text:style-name="T261">l</text:span>okal <text:span text:style-name="T261">auf Ihren Rechner</text:span> und führen Sie es aus mit:</text:p>
      <text:p text:style-name="P91">go run</text:p>
      <text:p text:style-name="P91">go build</text:p>
      <text:h text:style-name="P297" text:outline-level="1"><text:bookmark-start text:name="__RefHeading___Toc24840_3686778067"/><text:span text:style-name="T3">Lektion </text:span><text:span text:style-name="T36">22</text:span><text:span text:style-name="T38">6</text:span><text:span text:style-name="T3"> </text:span><text:span text:style-name="T6">– </text:span><text:span text:style-name="T9">Übung </text:span><text:span text:style-name="T24">6</text:span><text:span text:style-name="T19"> - </text:span><text:span text:style-name="T23">Beispiellösung</text:span><text:bookmark-end text:name="__RefHeading___Toc24840_3686778067"/></text:h>
      <text:p text:style-name="Text_20_body"><text:span text:style-name="T416">Beispiellösung: </text:span><text:a xlink:type="simple" xlink:href="https://go.dev/play/p/6DGZUkaPPOj" text:style-name="Internet_20_link" text:visited-style-name="Visited_20_Internet_20_Link"><text:span text:style-name="T416">https://go.dev/play/p/6DGZUkaPPOj</text:span></text:a><text:span text:style-name="T416"> </text:span></text:p>
      <text:h text:style-name="P298" text:outline-level="1"><text:bookmark-start text:name="__RefHeading___Toc24842_3686778067"/><text:soft-page-break/><text:span text:style-name="T3">Lektion </text:span><text:span text:style-name="T36">22</text:span><text:span text:style-name="T38">7</text:span><text:span text:style-name="T3"> </text:span><text:span text:style-name="T6">– </text:span><text:span text:style-name="T23">Einführung und Erläuterungen zu Channels</text:span><text:bookmark-end text:name="__RefHeading___Toc24842_3686778067"/></text:h>
      <text:p text:style-name="Text_20_body"><text:a xlink:type="simple" xlink:href="https://go-proverbs.github.io/" text:style-name="Internet_20_link" text:visited-style-name="Visited_20_Internet_20_Link"><text:span text:style-name="T416">https://go-proverbs.github.io/</text:span></text:a><text:span text:style-name="T416"> </text:span></text:p>
      <text:p text:style-name="Text_20_body"><text:a xlink:type="simple" xlink:href="https://www.youtube.com/watch?v=PAAkCSZUG1c&amp;t=2m48s" text:style-name="Internet_20_link" text:visited-style-name="Visited_20_Internet_20_Link"><text:span text:style-name="T416">Don't communicate by sharing memory, share memory by communicating.</text:span></text:a><text:span text:style-name="T416"> </text:span><text:span text:style-name="T550">(Link führt zu Video, in dem Rob Pike die Proverbs erklärt - sehenswert)</text:span></text:p>
      <text:p text:style-name="Text_20_body"><text:a xlink:type="simple" xlink:href="https://go.dev/doc/effective_go#channels" text:style-name="Internet_20_link" text:visited-style-name="Visited_20_Internet_20_Link"><text:span text:style-name="T416">https://go.dev/doc/effective_go#channels</text:span></text:a></text:p>
      <text:p text:style-name="Text_20_body"><text:a xlink:type="simple" xlink:href="https://pkg.go.dev/go/types#Chan" text:style-name="Internet_20_link" text:visited-style-name="Visited_20_Internet_20_Link"><text:span text:style-name="T416">https://pkg.go.dev/go/types#Chan</text:span></text:a></text:p>
      <text:p text:style-name="Text_20_body"><text:a xlink:type="simple" xlink:href="https://go.dev/ref/spec#Channel_types" text:style-name="Internet_20_link" text:visited-style-name="Visited_20_Internet_20_Link"><text:span text:style-name="T416">https://go.dev/ref/spec#Channel_types</text:span></text:a><text:span text:style-name="T416"> </text:span></text:p>
      <text:h text:style-name="P299" text:outline-level="1"><text:bookmark-start text:name="__RefHeading___Toc24844_3686778067"/><text:span text:style-name="T3">Lektion </text:span><text:span text:style-name="T36">22</text:span><text:span text:style-name="T38">8</text:span><text:span text:style-name="T3"> </text:span><text:span text:style-name="T6">– </text:span><text:span text:style-name="T23">Channels TL;DR; Channels block (die sind halt störrische Konstrukte!)</text:span><text:bookmark-end text:name="__RefHeading___Toc24844_3686778067"/></text:h>
      <text:p text:style-name="P66">Channels block<text:span text:style-name="T267">(ieren)</text:span>!</text:p>
      <text:p text:style-name="P128"><text:span text:style-name="T416">Simples Beispiel, dass ein (unbuffered) Channel die weitere Programmausführung blockiert: </text:span><text:a xlink:type="simple" xlink:href="https://go.dev/play/p/djgmRm6p_iN" text:style-name="Internet_20_link" text:visited-style-name="Visited_20_Internet_20_Link"><text:span text:style-name="T416">https://go.dev/play/p/djgmRm6p_iN</text:span></text:a></text:p>
      <text:p text:style-name="P128"><text:span text:style-name="T416">Beispiel, dass ein (unbuffered) Channel, nur die eine nebenläufig ausgeführte Go-Routine aber nicht die weitere Programmausführung blockiert: </text:span><text:a xlink:type="simple" xlink:href="https://go.dev/play/p/LbHMMqWlTbr" text:style-name="Internet_20_link" text:visited-style-name="Visited_20_Internet_20_Link"><text:span text:style-name="T416">https://go.dev/play/p/LbHMMqWlTbr</text:span></text:a><text:span text:style-name="T416"> </text:span></text:p>
      <text:p text:style-name="P103"><text:span text:style-name="T551">Beispiel, dass ein (buffered) Channel, nur die eine nebenläufig ausgeführte Go-Routine erst blockiert, wenn sein Buffer („Capacity“) überzogen wird: </text:span><text:a xlink:type="simple" xlink:href="https://go.dev/play/p/8KchswQbrSH" text:style-name="Internet_20_link" text:visited-style-name="Visited_20_Internet_20_Link"><text:span text:style-name="T416">https://go.dev/play/p/8KchswQbrSH</text:span></text:a><text:span text:style-name="T416"> </text:span></text:p>
      <text:h text:style-name="P300" text:outline-level="1"><text:bookmark-start text:name="__RefHeading___Toc24846_3686778067"/><text:span text:style-name="T3">Lektion </text:span><text:span text:style-name="T38">229</text:span><text:span text:style-name="T3"> </text:span><text:span text:style-name="T6">– </text:span><text:span text:style-name="T25">Direktionale Channels – Geben Sie der Existenz Ihres Channels eine Richtung</text:span><text:bookmark-end text:name="__RefHeading___Toc24846_3686778067"/></text:h>
      <text:p text:style-name="Text_20_body"><text:span text:style-name="T416">Ausgangsbeispiel: </text:span><text:a xlink:type="simple" xlink:href="https://go.dev/play/p/XgXhTeNr3av" text:style-name="Internet_20_link" text:visited-style-name="Visited_20_Internet_20_Link"><text:span text:style-name="T416">https://go.dev/play/p/XgXhTeNr3av</text:span></text:a><text:span text:style-name="T416"> </text:span></text:p>
      <text:p text:style-name="Text_20_body"><text:span text:style-name="T420">Receive-only</text:span><text:span text:style-name="T552"> channel, d.h, von diesem Channel kann man nur Werte </text:span><text:span text:style-name="T420">empfangen</text:span><text:span text:style-name="T552">. </text:span><text:a xlink:type="simple" xlink:href="https://go.dev/play/p/anjvBwXuJSE" text:style-name="Internet_20_link" text:visited-style-name="Visited_20_Internet_20_Link"><text:span text:style-name="T416">https://go.dev/play/p/anjvBwXuJSE</text:span></text:a><text:span text:style-name="T416"> </text:span></text:p>
      <text:p text:style-name="Text_20_body"><text:span text:style-name="T418">Send-Only</text:span><text:span text:style-name="T416"> channel, an disen Channel können wir nur Werte </text:span><text:span text:style-name="T418">senden</text:span><text:span text:style-name="T416">. </text:span><text:a xlink:type="simple" xlink:href="https://go.dev/play/p/5ej1GtZZ44I" text:style-name="Internet_20_link" text:visited-style-name="Visited_20_Internet_20_Link"><text:span text:style-name="T416">https://go.dev/play/p/5ej1GtZZ44I</text:span></text:a><text:span text:style-name="T416"> </text:span></text:p>
      <text:p text:style-name="P127"><text:span text:style-name="T553">Beispiel für Versuche, unidirektionalen Channel Werte aus eines anderen unidirektionalen Channels <text:s/>zuzuweisen: </text:span><text:a xlink:type="simple" xlink:href="https://go.dev/play/p/sFS8t2x2HOe" text:style-name="Internet_20_link" text:visited-style-name="Visited_20_Internet_20_Link"><text:span text:style-name="T416">https://go.dev/play/p/sFS8t2x2HOe</text:span></text:a><text:span text:style-name="T554"> </text:span><text:span text:style-name="T555">oder </text:span><text:a xlink:type="simple" xlink:href="https://go.dev/play/p/i2fgzh2dAR-" text:style-name="Internet_20_link" text:visited-style-name="Visited_20_Internet_20_Link"><text:span text:style-name="T416">https://go.dev/play/p/i2fgzh2dAR-</text:span></text:a><text:span text:style-name="T555"> </text:span><text:span text:style-name="T553">(</text:span><text:span text:style-name="T421">beide schlagen fehl</text:span><text:span text:style-name="T553">) und einem bidirektionalem Channel, Werte eines unidirektionalen Channels zuzuweisen: </text:span><text:a xlink:type="simple" xlink:href="https://go.dev/play/p/L_CAVx3RJgf" text:style-name="Internet_20_link" text:visited-style-name="Visited_20_Internet_20_Link"><text:span text:style-name="T416">https://go.dev/play/p/L_CAVx3RJgf</text:span></text:a><text:span text:style-name="T554"> </text:span><text:span text:style-name="T553">(</text:span><text:span text:style-name="T421">schlägt fehl</text:span><text:span text:style-name="T553">)</text:span></text:p>
      <text:p text:style-name="P126"><text:span text:style-name="T553">Die richtige Idee, aber falsche Syntax bei der Conversion:</text:span><text:span text:style-name="T416"> </text:span><text:a xlink:type="simple" xlink:href="https://go.dev/play/p/TVclw8Rqf3S" text:style-name="Internet_20_link" text:visited-style-name="Visited_20_Internet_20_Link"><text:span text:style-name="T416">https://go.dev/play/p/TVclw8Rqf3S</text:span></text:a><text:span text:style-name="T416"> <text:s/></text:span><text:span text:style-name="T553">(</text:span><text:span text:style-name="T421">nicht richtig</text:span><text:span text:style-name="T553">)</text:span></text:p>
      <text:p text:style-name="P126"><text:span text:style-name="T553">Un schließlich die richtige </text:span><text:span text:style-name="T422">Conversion von Werten aus dem bidrektionalen Channel in Werte vom Typ des unidirektioneln Channels</text:span><text:span text:style-name="T553">: </text:span><text:a xlink:type="simple" xlink:href="https://go.dev/play/p/0zxCrUxQpMF" text:style-name="Internet_20_link" text:visited-style-name="Visited_20_Internet_20_Link"><text:span text:style-name="T416">https://go.dev/play/p/0zxCrUxQpMF</text:span></text:a><text:span text:style-name="T416"> </text:span></text:p>
      <text:h text:style-name="P171" text:outline-level="1"><text:bookmark-start text:name="__RefHeading___Toc24848_3686778067"/><text:soft-page-break/>Lektion <text:span text:style-name="T393">2</text:span><text:span text:style-name="T396">30</text:span> – Channels nutzen - eine Art Anwendungsbeispiel<text:bookmark-end text:name="__RefHeading___Toc24848_3686778067"/></text:h>
      <text:p text:style-name="P125"><text:span text:style-name="T556">Channel in einer Go-Routine nutzen, die einen unidirektionalen Channel als Typ für seinen Parameter entgegennimmt, die nebenläufig als „Sender“ (Dateneingabe an den Channel) zum Hauptprogramm abläuft: </text:span><text:a xlink:type="simple" xlink:href="https://go.dev/play/p/JhxgpXMGDZw" text:style-name="Internet_20_link" text:visited-style-name="Visited_20_Internet_20_Link"><text:span text:style-name="T416">https</text:span></text:a><text:a xlink:type="simple" xlink:href="https://go.dev/play/p/JhxgpXMGDZw" text:style-name="Internet_20_link" text:visited-style-name="Visited_20_Internet_20_Link"><text:span text:style-name="T416">://go.dev/play/p/JhxgpXMGDZw</text:span></text:a><text:span text:style-name="T416"> </text:span></text:p>
      <text:h text:style-name="P301" text:outline-level="1"><text:bookmark-start text:name="__RefHeading___Toc24850_3686778067"/>Lektion <text:span text:style-name="T393">23</text:span><text:span text:style-name="T396">1</text:span> – Range &amp; Close - Channel zu, Affe tot?<text:bookmark-end text:name="__RefHeading___Toc24850_3686778067"/></text:h>
      <text:p text:style-name="P124"><text:span text:style-name="T557">Channel in Funktion „ausgelagert“ mit Daten befüllen (send) und mit </text:span><text:span text:style-name="T613">r</text:span><text:span text:style-name="T557">ange die Daten aus dem Channel abrufen. (Channel wird gleich nach dem Senden geschlossen. Daten bleiben aber im Channel erhalten! </text:span><text:a xlink:type="simple" xlink:href="https://go.dev/play/p/OzDGMraUAv0" text:style-name="Internet_20_link" text:visited-style-name="Visited_20_Internet_20_Link"><text:span text:style-name="T416">https://go.dev/play/p/OzDGMraUAv0</text:span></text:a><text:span text:style-name="T613">)</text:span></text:p>
      <text:p text:style-name="P122"><text:span text:style-name="T557">Hier werden die Daten statt über einen „Send-Only Channel“ Konstrukt in einer Funktion, gleich in eine Go-routine mit einer anonymen Funktion gegeben und der Channel nach dem Senden geschlossen. Die Daten selbst werden wie oben mit Range aus dem Channel abgerufen: </text:span><text:a xlink:type="simple" xlink:href="https://go.dev/play/p/PgXEj7RNruN" text:style-name="Internet_20_link" text:visited-style-name="Visited_20_Internet_20_Link"><text:span text:style-name="T416">https://go.dev/play/p/PgXEj7RNruN</text:span></text:a><text:span text:style-name="T416"> <text:s/></text:span></text:p>
      <text:h text:style-name="P171" text:outline-level="1"><text:bookmark-start text:name="__RefHeading___Toc24852_3686778067"/>Lektion <text:span text:style-name="T393">23</text:span><text:span text:style-name="T396">2</text:span> – Select - Wählen Sie Ihren Kommunikationskanal<text:bookmark-end text:name="__RefHeading___Toc24852_3686778067"/></text:h>
      <text:p text:style-name="P67">Wie funktioniert das Select statement? Ähnlich wie Switch, aber im Unterschied dazu werden verschiedene Komunikationssituationen für Channels in den Cases unterschieden.</text:p>
      <text:p text:style-name="P123"><text:span text:style-name="T416">Spe</text:span><text:span text:style-name="T558">zifikation</text:span><text:span text:style-name="T416">: </text:span><text:a xlink:type="simple" xlink:href="https://go.dev/ref/spec#Select_statements" text:style-name="Internet_20_link" text:visited-style-name="Visited_20_Internet_20_Link"><text:span text:style-name="T416">https://go.dev/ref/spec#Select_statements</text:span></text:a><text:span text:style-name="T416"> </text:span></text:p>
      <text:p text:style-name="P122"><text:span text:style-name="T559">Beispiel für Select: </text:span><text:a xlink:type="simple" xlink:href="https://go.dev/play/p/7COzIJQ3IYd" text:style-name="Internet_20_link" text:visited-style-name="Visited_20_Internet_20_Link"><text:span text:style-name="T416">https://go.dev/play/p/7COzIJQ3IYd</text:span></text:a><text:span text:style-name="T416"> </text:span></text:p>
      <text:h text:style-name="P302" text:outline-level="1"><text:bookmark-start text:name="__RefHeading___Toc24854_3686778067"/>Lektion <text:span text:style-name="T393">23</text:span><text:span text:style-name="T396">3</text:span> – , <text:span text:style-name="T268">ok – Hey, das ist nicht komma okay!</text:span><text:bookmark-end text:name="__RefHeading___Toc24854_3686778067"/></text:h>
      <text:p text:style-name="P121"><text:span text:style-name="T416">Einschub vorab </text:span><text:span text:style-name="T560">ausgehend vom letzten Stand unseres Beispiel: <text:s/></text:span><text:a xlink:type="simple" xlink:href="https://go.dev/play/p/7COzIJQ3IYd" text:style-name="Internet_20_link" text:visited-style-name="Visited_20_Internet_20_Link"><text:span text:style-name="T416">https://go.dev/play/p/7COzIJQ3IYd</text:span></text:a></text:p>
      <text:p text:style-name="P120"><text:span text:style-name="T416">Experiment zum Schließen der Channels: </text:span><text:a xlink:type="simple" xlink:href="https://go.dev/play/p/Gjjbe9lA-3b" text:style-name="Internet_20_link" text:visited-style-name="Visited_20_Internet_20_Link"><text:span text:style-name="T416">https://go.dev/play/p/Gjjbe9lA-3b</text:span></text:a><text:span text:style-name="T416"> </text:span></text:p>
      <text:p text:style-name="P120"><text:span text:style-name="T418">Korrigiert und mit Channel Ende Typ „chan bool“: </text:span><text:a xlink:type="simple" xlink:href="https://go.dev/play/p/9HkKACNxYit" text:style-name="Internet_20_link" text:visited-style-name="Visited_20_Internet_20_Link"><text:span text:style-name="T416">https://go.dev/play/p/9HkKACNxYit</text:span></text:a><text:span text:style-name="T506"> </text:span></text:p>
      <text:p text:style-name="P119"><text:span text:style-name="T561">Korrigiert und mit Channel Ende Typ „chan bool“ </text:span><text:span text:style-name="T562">und Slices, in denen </text:span><text:span text:style-name="T558">w</text:span><text:span text:style-name="T562">ir Werte aus den Channels sammeln</text:span><text:span text:style-name="T561">: </text:span><text:a xlink:type="simple" xlink:href="https://go.dev/play/p/ET0pRGmYFK7" text:style-name="Internet_20_link" text:visited-style-name="Visited_20_Internet_20_Link"><text:span text:style-name="T416">https://go.dev/play/p/ET0pRGmYFK7</text:span></text:a><text:span text:style-name="T416"> </text:span><text:span text:style-name="T562">(Zur Verdeutlichung, dass Channels, wie die Nullen zustandekommen, wenn Channel nicht „zusammen“ geöffnet und geschlossen werden.) </text:span><text:span text:style-name="T563">Spielen Sie mit der Anordnung der close()-Anweisungen und der Menge der in die Channel geschiebenen Daten.</text:span></text:p>
      <text:h text:style-name="P303" text:outline-level="1"><text:bookmark-start text:name="__RefHeading___Toc24856_3686778067"/>Lektion <text:span text:style-name="T393">23</text:span><text:span text:style-name="T396">4</text:span> – Fan in - Channels zum Trichter aufgebaut<text:bookmark-end text:name="__RefHeading___Toc24856_3686778067"/></text:h>
      <text:p text:style-name="P34"><text:span text:style-name="T102">Fan In:</text:span><text:span text:style-name="T269"> </text:span>Daten aus verschiedenen Channels, die von verschiedenen Go-Routinen versorgt werden, werden in einen Channel zusammengeführt.</text:p>
      <text:p text:style-name="P104"><text:span text:style-name="T511">Beispiel 1: </text:span><text:a xlink:type="simple" xlink:href="https://go.dev/play/p/P_3x85nvTMb" text:style-name="Internet_20_link" text:visited-style-name="Visited_20_Internet_20_Link"><text:span text:style-name="T416">https://go.dev/play/p/P_3x85nvTMb</text:span></text:a><text:span text:style-name="T416"> </text:span></text:p>
      <text:p text:style-name="P105"><text:span text:style-name="T423">Beispiel 2 (Rob Pike): </text:span><text:a xlink:type="simple" xlink:href="https://go.dev/play/p/BvtrPEIH_fP" text:style-name="Internet_20_link" text:visited-style-name="Visited_20_Internet_20_Link"><text:span text:style-name="T416">https://go.dev/play/p/BvtrPEIH_fP</text:span></text:a><text:span text:style-name="T564"> </text:span></text:p>
      <text:p text:style-name="P68"><text:soft-page-break/>Quelle:</text:p>
      <text:p text:style-name="P104"><text:a xlink:type="simple" xlink:href="https://go.dev/blog/io2013-talk-concurrency" text:style-name="Internet_20_link" text:visited-style-name="Visited_20_Internet_20_Link"><text:span text:style-name="T416">https://go.dev/blog/io2013-talk-concurrency</text:span></text:a><text:span text:style-name="T564"> (aufgearbeitet </text:span><text:span text:style-name="T565">von </text:span><text:span text:style-name="T416">Andrew Gerrand</text:span><text:span text:style-name="T564">), Original Slides: </text:span><text:a xlink:type="simple" xlink:href="https://go.dev/talks/2012/concurrency.slide#25" text:style-name="Internet_20_link" text:visited-style-name="Visited_20_Internet_20_Link"><text:span text:style-name="T416">https://go.dev/talks/2012/concurrency.slide#25</text:span></text:a><text:span text:style-name="T564"> (Slide 25)</text:span></text:p>
      <text:h text:style-name="P303" text:outline-level="1"><text:bookmark-start text:name="__RefHeading___Toc24858_3686778067"/>Lektion <text:span text:style-name="T393">23</text:span><text:span text:style-name="T396">5</text:span> – Fan out - Fliegt, meine <text:span text:style-name="T273">H</text:span>übschen, fliegt, fliegt!<text:bookmark-end text:name="__RefHeading___Toc24858_3686778067"/></text:h>
      <text:p text:style-name="P18"><text:span text:style-name="T102">Fan Out:</text:span> Eine wiederkehrende Aufgabe, wird auf mehrere nebenläufige Go-Routinen verteilt.</text:p>
      <text:p text:style-name="Text_20_body"><text:span text:style-name="T566">Beispiel einer Aufgabenverteilung gleicher Aufgaben auf nebenläufige Prozesse: </text:span><text:a xlink:type="simple" xlink:href="https://go.dev/play/p/qzrbUgDQORP" text:style-name="Internet_20_link" text:visited-style-name="Visited_20_Internet_20_Link"><text:span text:style-name="T416">https://go.dev/play/p/qzrbUgDQORP</text:span></text:a><text:span text:style-name="T566"> (zum Beispiel alle Videos in einem Ordner dekodieren)</text:span></text:p>
      <text:p text:style-name="Text_20_body"><text:span text:style-name="T566">Beispiel einer Aufgabenverteilung gleicher Aufgaben auf eine begrenzte Anzahl nebenläufiger Prozesse (Begrenzung des „Durchsatz“): </text:span><text:a xlink:type="simple" xlink:href="https://go.dev/play/p/7VdjbNI-xux" text:style-name="Internet_20_link" text:visited-style-name="Visited_20_Internet_20_Link"><text:span text:style-name="T416">https://go.dev/play/p/7VdjbNI-xux</text:span></text:a><text:span text:style-name="T566"> <text:s/></text:span><text:span text:style-name="T561"><text:s/></text:span></text:p>
      <text:h text:style-name="P304" text:outline-level="1"><text:bookmark-start text:name="__RefHeading___Toc24860_3686778067"/>Lektion <text:span text:style-name="T393">23</text:span><text:span text:style-name="T396">6</text:span> – Package Context - Wir geben Go-Routinen einen Kontext<text:bookmark-end text:name="__RefHeading___Toc24860_3686778067"/></text:h>
      <text:p text:style-name="P15"><text:span text:style-name="T270">Das Package</text:span> <text:span text:style-name="T617">c</text:span><text:span text:style-name="T311">ontext</text:span> definiert den Typ <text:span text:style-name="T270">Conte</text:span><text:span text:style-name="T271">x</text:span><text:span text:style-name="T270">t</text:span>, der <text:span text:style-name="T270">D</text:span>eadlines, Abbruchsignale und andere anforderungsspezifische Werte über API-Grenzen <text:span text:style-name="T270">hinweg</text:span> und zwischen Prozessen überträgt.</text:p>
      <text:list xml:id="list2613438818" text:style-name="L60">
        <text:list-item>
          <text:p text:style-name="P433"><text:span text:style-name="T567">context.B</text:span><text:span text:style-name="T416">ackground: </text:span><text:a xlink:type="simple" xlink:href="https://go.dev/play/p/cByXyrxXUf" text:style-name="Internet_20_link" text:visited-style-name="Visited_20_Internet_20_Link"><text:span text:style-name="T416">https://go.dev/play/p/cByXyrxXUf</text:span></text:a></text:p>
        </text:list-item>
        <text:list-item>
          <text:p text:style-name="P424">context.WithCancel</text:p>
        </text:list-item>
      </text:list>
      <text:p text:style-name="Text_20_body"><text:span text:style-name="T416"><text:tab/></text:span><text:span text:style-name="T568">Verwerfen </text:span><text:span text:style-name="T416">CancelFunc: </text:span><text:a xlink:type="simple" xlink:href="https://go.dev/play/p/XOknf0aSpx" text:style-name="Internet_20_link" text:visited-style-name="Visited_20_Internet_20_Link"><text:span text:style-name="T416">https://go.dev/play/p/XOknf0aSpx</text:span></text:a><text:span text:style-name="T416"> </text:span></text:p>
      <text:p text:style-name="Text_20_body"><text:span text:style-name="T416"><text:tab/></text:span><text:span text:style-name="T568">Nutzen von</text:span><text:span text:style-name="T416"> CancelFunc: </text:span><text:a xlink:type="simple" xlink:href="https://go.dev/play/p/UzQxxhn_fm" text:style-name="Internet_20_link" text:visited-style-name="Visited_20_Internet_20_Link"><text:span text:style-name="T416">https://go.dev/play/p/UzQxxhn_fm</text:span></text:a><text:span text:style-name="T416"> </text:span></text:p>
      <text:list xml:id="list1619886806" text:style-name="L61">
        <text:list-item>
          <text:p text:style-name="P434"><text:span text:style-name="T567">Beispiel: </text:span><text:a xlink:type="simple" xlink:href="https://go.dev/play/p/Lmbyn7bO7e" text:style-name="Internet_20_link" text:visited-style-name="Visited_20_Internet_20_Link"><text:span text:style-name="T416">https://go.dev/play/p/Lmbyn7bO7e</text:span></text:a><text:span text:style-name="T416"> </text:span></text:p>
        </text:list-item>
      </text:list>
      <text:p text:style-name="Text_20_body"><text:span text:style-name="T416"><text:tab/>func WithCancel(parent Context) (ctx Context, cancel CancelFunc):<text:line-break/><text:tab/></text:span><text:a xlink:type="simple" xlink:href="https://go.dev/play/p/wvGmvMzIMW" text:style-name="Internet_20_link" text:visited-style-name="Visited_20_Internet_20_Link"><text:span text:style-name="T416">https://go.dev/play/p/wvGmvMzIMW</text:span></text:a><text:span text:style-name="T416"> </text:span></text:p>
      <text:p text:style-name="Text_20_body"><text:span text:style-name="T416"><text:tab/>cancelling goroutines </text:span><text:span text:style-name="T569">mit</text:span><text:span text:style-name="T416"> deadline<text:line-break/><text:tab/>func WithDeadline(parent Context, deadline time.Time) (Context, CancelFunc)<text:line-break/><text:tab/></text:span><text:a xlink:type="simple" xlink:href="https://go.dev/play/p/Q6mVdQqYTt" text:style-name="Internet_20_link" text:visited-style-name="Visited_20_Internet_20_Link"><text:span text:style-name="T416">https://go.dev/play/p/Q6mVdQqYTt</text:span></text:a><text:span text:style-name="T416"> </text:span></text:p>
      <text:p text:style-name="Text_20_body"><text:span text:style-name="T416"><text:tab/></text:span><text:span text:style-name="T569">mit</text:span><text:span text:style-name="T416"> timeout:<text:line-break/><text:tab/>func WithTimeout(parent Context, timeout time.Duration) (Context, CancelFunc) <text:tab/></text:span><text:a xlink:type="simple" xlink:href="https://go.dev/play/p/OuES9sP_yX" text:style-name="Internet_20_link" text:visited-style-name="Visited_20_Internet_20_Link"><text:span text:style-name="T416">https://go.dev/play/p/OuES9sP_yX</text:span></text:a><text:span text:style-name="T416"> </text:span></text:p>
      <text:p text:style-name="Text_20_body"><text:span text:style-name="T416"><text:tab/></text:span><text:span text:style-name="T569">mit</text:span><text:span text:style-name="T416"> value:<text:line-break/><text:tab/>func WithValue(parent Context, key, val interface{}) Context<text:line-break/><text:tab/></text:span><text:a xlink:type="simple" xlink:href="https://go.dev/play/p/8JDCGk1K4P" text:style-name="Internet_20_link" text:visited-style-name="Visited_20_Internet_20_Link"><text:span text:style-name="T416">https://go.dev/play/p/8JDCGk1K4P</text:span></text:a><text:span text:style-name="T416"> <text:s/></text:span></text:p>
      <text:p text:style-name="P118"><text:span text:style-name="T511">W</text:span><text:span text:style-name="T512">eitere Informationsquellen:<text:line-break/></text:span><text:a xlink:type="simple" xlink:href="https://pkg.go.dev/context" text:style-name="Internet_20_link" text:visited-style-name="Visited_20_Internet_20_Link"><text:span text:style-name="T416">https://pkg.go.dev/context</text:span></text:a><text:span text:style-name="T511"> <text:line-break/></text:span><text:a xlink:type="simple" xlink:href="https://go.dev/blog/context" text:style-name="Internet_20_link" text:visited-style-name="Visited_20_Internet_20_Link"><text:span text:style-name="T416">https://go.dev/blog/context</text:span></text:a><text:span text:style-name="T511"> <text:line-break/></text:span><text:a xlink:type="simple" xlink:href="https://medium.com/@matryer/context-has-arrived-per-request-state-in-go-1-7-4d095be83bd8" text:style-name="Internet_20_link" text:visited-style-name="Visited_20_Internet_20_Link"><text:span text:style-name="T416">https://medium.com/@matryer/context-has-arrived-per-request-state-in-go-1-7-4d095be83bd8</text:span></text:a><text:span text:style-name="T511"> <text:line-break/></text:span><text:a xlink:type="simple" xlink:href="https://peter.bourgon.org/blog/2016/07/11/context.html" text:style-name="Internet_20_link" text:visited-style-name="Visited_20_Internet_20_Link"><text:span text:style-name="T416">https://peter.bourgon.org/blog/2016/07/11/context.html</text:span></text:a><text:span text:style-name="T511"> </text:span></text:p>
      <text:h text:style-name="P305" text:outline-level="1"><text:bookmark-start text:name="__RefHeading___Toc24862_3686778067"/><text:soft-page-break/><text:span text:style-name="T3">Lektion </text:span><text:span text:style-name="T36">23</text:span><text:span text:style-name="T39">7</text:span><text:span text:style-name="T3"> </text:span><text:span text:style-name="T6">– </text:span><text:span text:style-name="T9">Übung </text:span><text:span text:style-name="T24">1</text:span><text:span text:style-name="T19"> </text:span><text:bookmark-end text:name="__RefHeading___Toc24862_3686778067"/></text:h>
      <text:p text:style-name="Text_20_body"><text:span text:style-name="T570">Bringen Sie diesen Codeschnipsel zum Laufen: </text:span><text:a xlink:type="simple" xlink:href="https://go.dev/play/p/-DpZPo8o5JQ" text:style-name="Internet_20_link" text:visited-style-name="Visited_20_Internet_20_Link"><text:span text:style-name="T416">https://go.dev/play/p/-DpZPo8o5JQ</text:span></text:a><text:span text:style-name="T416"> </text:span></text:p>
      <text:p text:style-name="P18"><text:span text:style-name="T272">a) mit Hilfe eines</text:span> „func literal“ <text:span text:style-name="T272">also einer „anonymen“ sel</text:span><text:span text:style-name="T274">bst</text:span><text:span text:style-name="T272">-</text:span><text:span text:style-name="T274">aufrufenden</text:span><text:span text:style-name="T272"> Funktion</text:span></text:p>
      <text:p text:style-name="P18"><text:span text:style-name="T274">o</text:span>der alternativ (!):</text:p>
      <text:p text:style-name="P69"><text:span text:style-name="T272">b)</text:span> indem <text:span text:style-name="T272">Sie einen Buffer im Channel einsetzen.</text:span></text:p>
      <text:h text:style-name="P305" text:outline-level="1"><text:bookmark-start text:name="__RefHeading___Toc24864_3686778067"/><text:span text:style-name="T3">Lektion </text:span><text:span text:style-name="T36">23</text:span><text:span text:style-name="T39">8</text:span><text:span text:style-name="T3"> </text:span><text:span text:style-name="T6">– </text:span><text:span text:style-name="T9">Übung </text:span><text:span text:style-name="T24">1</text:span><text:span text:style-name="T19"> - </text:span><text:span text:style-name="T23">Beispiellösung</text:span><text:bookmark-end text:name="__RefHeading___Toc24864_3686778067"/></text:h>
      <text:p text:style-name="P18">Beispiellösung<text:span text:style-name="T272">en</text:span>: </text:p>
      <text:p text:style-name="Text_20_body"><text:span text:style-name="T570">a) </text:span><text:a xlink:type="simple" xlink:href="https://go.dev/play/p/SHr3lpX4so" text:style-name="Internet_20_link" text:visited-style-name="Visited_20_Internet_20_Link"><text:span text:style-name="T416">https://go.dev/play/p/SHr3lpX4so</text:span></text:a><text:span text:style-name="T570"> </text:span><text:span text:style-name="T416"><text:s/></text:span></text:p>
      <text:p text:style-name="Text_20_body"><text:span text:style-name="T570">b) </text:span><text:a xlink:type="simple" xlink:href="https://play.golang.org/p/Y0Hx6IZc3U" text:style-name="Internet_20_link" text:visited-style-name="Visited_20_Internet_20_Link"><text:span text:style-name="T416">https://go.dev/play/p/Y0Hx6IZc3U</text:span></text:a><text:span text:style-name="T416"> </text:span></text:p>
      <text:h text:style-name="P306" text:outline-level="1"><text:bookmark-start text:name="__RefHeading___Toc24866_3686778067"/><text:span text:style-name="T3">Lektion </text:span><text:span text:style-name="T36">23</text:span><text:span text:style-name="T39">9</text:span><text:span text:style-name="T3"> </text:span><text:span text:style-name="T6">– </text:span><text:span text:style-name="T9">Übung </text:span><text:span text:style-name="T26">2</text:span><text:span text:style-name="T19"> </text:span><text:bookmark-end text:name="__RefHeading___Toc24866_3686778067"/></text:h>
      <text:p text:style-name="P18"><text:span text:style-name="T272">Bringen Sie diese Codeschnipsel zum Laufen:</text:span> <text:s/></text:p>
      <text:p text:style-name="Text_20_body"><text:span text:style-name="T570">a) </text:span><text:a xlink:type="simple" xlink:href="https://go.dev/play/p/_DBRueImEq" text:style-name="Internet_20_link" text:visited-style-name="Visited_20_Internet_20_Link"><text:span text:style-name="T416">https://go.dev/play/p/_DBRueImEq</text:span></text:a></text:p>
      <text:p text:style-name="Text_20_body"><text:span text:style-name="T570">b)</text:span><text:span text:style-name="T416"> </text:span><text:a xlink:type="simple" xlink:href="https://go.dev/play/p/oB-p3KMiH6" text:style-name="Internet_20_link" text:visited-style-name="Visited_20_Internet_20_Link"><text:span text:style-name="T416">https://go.dev/play/p/oB-p3KMiH6</text:span></text:a><text:span text:style-name="T570"> </text:span><text:span text:style-name="T416"><text:s/></text:span></text:p>
      <text:h text:style-name="P306" text:outline-level="1"><text:bookmark-start text:name="__RefHeading___Toc24868_3686778067"/><text:span text:style-name="T3">Lektion </text:span><text:span text:style-name="T39">240</text:span><text:span text:style-name="T3"> </text:span><text:span text:style-name="T6">– </text:span><text:span text:style-name="T9">Übung </text:span><text:span text:style-name="T26">2</text:span><text:span text:style-name="T19"> - </text:span><text:span text:style-name="T23">Beispiellösung</text:span><text:bookmark-end text:name="__RefHeading___Toc24868_3686778067"/></text:h>
      <text:p text:style-name="P18">Beispiellösung<text:span text:style-name="T272">en</text:span>: </text:p>
      <text:p text:style-name="Text_20_body"><text:span text:style-name="T570">a) </text:span><text:a xlink:type="simple" xlink:href="https://go.dev/play/p/BhhgKXOYAgA" text:style-name="Internet_20_link" text:visited-style-name="Visited_20_Internet_20_Link"><text:span text:style-name="T416">https://go.dev/play/p/BhhgKXOYAgA</text:span></text:a><text:span text:style-name="T549"> </text:span></text:p>
      <text:p text:style-name="Text_20_body"><text:span text:style-name="T570">b) </text:span><text:a xlink:type="simple" xlink:href="https://go.dev/play/p/QHxrG8UEiuq" text:style-name="Internet_20_link" text:visited-style-name="Visited_20_Internet_20_Link"><text:span text:style-name="T416">https://go.dev/play/p/QHxrG8UEiuq</text:span></text:a><text:span text:style-name="T570"> </text:span></text:p>
      <text:h text:style-name="P306" text:outline-level="1"><text:bookmark-start text:name="__RefHeading___Toc24870_3686778067"/><text:span text:style-name="T3">Lektion </text:span><text:span text:style-name="T36">24</text:span><text:span text:style-name="T39">1</text:span><text:span text:style-name="T3"> </text:span><text:span text:style-name="T6">– </text:span><text:span text:style-name="T9">Übung </text:span><text:span text:style-name="T26">3</text:span><text:span text:style-name="T19"> </text:span><text:bookmark-end text:name="__RefHeading___Toc24870_3686778067"/></text:h>
      <text:p text:style-name="Text_20_body"><text:span text:style-name="T416">Starten Sie mit: </text:span><text:a xlink:type="simple" xlink:href="https://go.dev/play/p/py-gC656Wjg" text:style-name="Internet_20_link" text:visited-style-name="Visited_20_Internet_20_Link"><text:span text:style-name="T416">https://go.dev/play/p/py-gC656Wjg</text:span></text:a><text:span text:style-name="T416"> </text:span><text:span text:style-name="T571">und holen Sie die Werte mit Hilfe einer mit „range“ verwendenden Schleife aus dem Channel (schließt Ausgabe ein).</text:span></text:p>
      <text:h text:style-name="P306" text:outline-level="1"><text:bookmark-start text:name="__RefHeading___Toc24872_3686778067"/><text:span text:style-name="T3">Lektion </text:span><text:span text:style-name="T36">24</text:span><text:span text:style-name="T39">2</text:span><text:span text:style-name="T3"> </text:span><text:span text:style-name="T6">– </text:span><text:span text:style-name="T9">Übung </text:span><text:span text:style-name="T26">3</text:span><text:span text:style-name="T19"> - </text:span><text:span text:style-name="T23">Beispiellösung</text:span><text:bookmark-end text:name="__RefHeading___Toc24872_3686778067"/></text:h>
      <text:p text:style-name="Text_20_body"><text:span text:style-name="T416">Beispiellösung: </text:span><text:a xlink:type="simple" xlink:href="https://go.dev/play/p/Xdtka4Xmvm2" text:style-name="Internet_20_link" text:visited-style-name="Visited_20_Internet_20_Link"><text:span text:style-name="T416">https://go.dev/play/p/Xdtka4Xmvm2</text:span></text:a><text:span text:style-name="T416"> <text:s/></text:span></text:p>
      <text:h text:style-name="P307" text:outline-level="1"><text:bookmark-start text:name="__RefHeading___Toc24874_3686778067"/><text:span text:style-name="T3">Lektion </text:span><text:span text:style-name="T36">24</text:span><text:span text:style-name="T39">3</text:span><text:span text:style-name="T3"> </text:span><text:span text:style-name="T6">– </text:span><text:span text:style-name="T9">Üb</text:span><text:span text:style-name="T28">ung 4</text:span><text:bookmark-end text:name="__RefHeading___Toc24874_3686778067"/></text:h>
      <text:p text:style-name="Text_20_body"><text:span text:style-name="T416">Starten Sie mit: </text:span><text:a xlink:type="simple" xlink:href="https://go.dev/play/p/YxHwstTc3Jc" text:style-name="Internet_20_link" text:visited-style-name="Visited_20_Internet_20_Link"><text:span text:style-name="T416">https://go.dev/play/p/YxHwstTc3Jc</text:span></text:a><text:span text:style-name="T416"> </text:span><text:span text:style-name="T571">und holen Sie die Werte mit Hilfe einer mit „select“-Statement aus dem Channel (schließt Ausgabe ein).</text:span></text:p>
      <text:h text:style-name="P307" text:outline-level="1"><text:bookmark-start text:name="__RefHeading___Toc24876_3686778067"/><text:span text:style-name="T3">Lektion </text:span><text:span text:style-name="T36">24</text:span><text:span text:style-name="T39">4</text:span><text:span text:style-name="T3"> </text:span><text:span text:style-name="T6">– </text:span><text:span text:style-name="T9">Übung </text:span><text:span text:style-name="T27">4</text:span><text:span text:style-name="T19"> - </text:span><text:span text:style-name="T23">Beispiellösung</text:span><text:bookmark-end text:name="__RefHeading___Toc24876_3686778067"/></text:h>
      <text:p text:style-name="Text_20_body"><text:span text:style-name="T416">Beispiellösung: </text:span><text:a xlink:type="simple" xlink:href="https://go.dev/play/p/FulKBY5JNj" text:style-name="Internet_20_link" text:visited-style-name="Visited_20_Internet_20_Link"><text:span text:style-name="T416">https://go.dev/play/p/FulKBY5JNj</text:span></text:a><text:span text:style-name="T416"> </text:span></text:p>
      <text:h text:style-name="P307" text:outline-level="1"><text:bookmark-start text:name="__RefHeading___Toc24878_3686778067"/><text:soft-page-break/><text:span text:style-name="T3">Lektion </text:span><text:span text:style-name="T36">24</text:span><text:span text:style-name="T39">5</text:span><text:span text:style-name="T3"> </text:span><text:span text:style-name="T6">– </text:span><text:span text:style-name="T9">Übung </text:span><text:span text:style-name="T27">5</text:span><text:span text:style-name="T19"> </text:span><text:bookmark-end text:name="__RefHeading___Toc24878_3686778067"/></text:h>
      <text:p text:style-name="Text_20_body"><text:span text:style-name="T416">Starten Sie mit: </text:span><text:a xlink:type="simple" xlink:href="https://go.dev/play/p/7aWqxdYLgYJ" text:style-name="Internet_20_link" text:visited-style-name="Visited_20_Internet_20_Link"><text:span text:style-name="T416">https://go.dev/play/p/7aWqxdYLgYJ</text:span></text:a><text:span text:style-name="T416"> </text:span><text:span text:style-name="T572">und verwenden Sie zwei mal ein „,ok“ (Komma okay)-Statement (vor und nach dem close()</text:span><text:span text:style-name="T573">)</text:span><text:span text:style-name="T572">, um zu zeigen, dass der Channel leer ist und kein Wert mehr aus dem Channel stammt.</text:span></text:p>
      <text:h text:style-name="P307" text:outline-level="1"><text:bookmark-start text:name="__RefHeading___Toc24880_3686778067"/><text:span text:style-name="T3">Lektion </text:span><text:span text:style-name="T36">24</text:span><text:span text:style-name="T39">6</text:span><text:span text:style-name="T3"> </text:span><text:span text:style-name="T6">– </text:span><text:span text:style-name="T9">Übung </text:span><text:span text:style-name="T27">5</text:span><text:span text:style-name="T19"> - </text:span><text:span text:style-name="T23">Beispiellösung</text:span><text:bookmark-end text:name="__RefHeading___Toc24880_3686778067"/></text:h>
      <text:p text:style-name="Text_20_body"><text:span text:style-name="T416">Beispiellösung: </text:span><text:a xlink:type="simple" xlink:href="https://go.dev/play/p/qh2ywLB5OG" text:style-name="Internet_20_link" text:visited-style-name="Visited_20_Internet_20_Link"><text:span text:style-name="T416">https://go.dev/play/p/qh2ywLB5OG</text:span></text:a><text:span text:style-name="T416"> <text:s/></text:span></text:p>
      <text:h text:style-name="P308" text:outline-level="1"><text:bookmark-start text:name="__RefHeading___Toc24882_3686778067"/><text:span text:style-name="T3">Lektion </text:span><text:span text:style-name="T36">24</text:span><text:span text:style-name="T39">7</text:span><text:span text:style-name="T3"> </text:span><text:span text:style-name="T6">– </text:span><text:span text:style-name="T9">Übung </text:span><text:span text:style-name="T27">6</text:span><text:span text:style-name="T19"> </text:span><text:bookmark-end text:name="__RefHeading___Toc24882_3686778067"/></text:h>
      <text:p text:style-name="P18">Schreiben Sie ein Programm, das 100 Werte in einen Channel schreibt (an einen Channel sendet) und anschließend alle Werte von diesem Channel empfängt und ausgibt.</text:p>
      <text:h text:style-name="P308" text:outline-level="1"><text:bookmark-start text:name="__RefHeading___Toc24884_3686778067"/><text:span text:style-name="T3">Lektion </text:span><text:span text:style-name="T36">24</text:span><text:span text:style-name="T39">8</text:span><text:span text:style-name="T3"> </text:span><text:span text:style-name="T6">– </text:span><text:span text:style-name="T9">Übung </text:span><text:span text:style-name="T27">6</text:span><text:span text:style-name="T19"> - </text:span><text:span text:style-name="T23">Beispiellösung</text:span><text:bookmark-end text:name="__RefHeading___Toc24884_3686778067"/></text:h>
      <text:p text:style-name="Text_20_body"><text:span text:style-name="T416">Beispiellösung: </text:span><text:a xlink:type="simple" xlink:href="https://go.dev/play/p/QYM9NVIjAf-" text:style-name="Internet_20_link" text:visited-style-name="Visited_20_Internet_20_Link"><text:span text:style-name="T416">https://go.dev/play/p/QYM9NVIjAf-</text:span></text:a><text:span text:style-name="T416"> </text:span></text:p>
      <text:h text:style-name="P308" text:outline-level="1"><text:bookmark-start text:name="__RefHeading___Toc24886_3686778067"/><text:span text:style-name="T3">Lektion </text:span><text:span text:style-name="T36">24</text:span><text:span text:style-name="T39">9</text:span><text:span text:style-name="T3"> </text:span><text:span text:style-name="T6">– </text:span><text:span text:style-name="T9">Übung </text:span><text:span text:style-name="T27">7</text:span><text:span text:style-name="T19"> </text:span><text:bookmark-end text:name="__RefHeading___Toc24886_3686778067"/></text:h>
      <text:p text:style-name="P18">Schreiben Sie ein Programm, das 10 Go-Routinen started und lassen Sie jede Go-Routine 10 Zahlen in einen Channel schreiben. Empfangen Sie alle 100 Werte aus dem Channel.</text:p>
      <text:h text:style-name="P308" text:outline-level="1"><text:bookmark-start text:name="__RefHeading___Toc24888_3686778067"/><text:span text:style-name="T3">Lektion </text:span><text:span text:style-name="T39">250</text:span><text:span text:style-name="T3"> </text:span><text:span text:style-name="T6">– </text:span><text:span text:style-name="T9">Übung </text:span><text:span text:style-name="T27">7</text:span><text:span text:style-name="T19"> - </text:span><text:span text:style-name="T23">Beispiellösung</text:span><text:bookmark-end text:name="__RefHeading___Toc24888_3686778067"/></text:h>
      <text:p text:style-name="P18">Beispiellösung:</text:p>
      <text:p text:style-name="Text_20_body"><text:span text:style-name="T416">a) </text:span><text:a xlink:type="simple" xlink:href="https://go.dev/play/p/QaC8983EqHU" text:style-name="Internet_20_link" text:visited-style-name="Visited_20_Internet_20_Link"><text:span text:style-name="T416">https://go.dev/play/p/QaC8983EqHU</text:span></text:a><text:span text:style-name="T416"> </text:span></text:p>
      <text:p text:style-name="P18">oder</text:p>
      <text:p text:style-name="Text_20_body"><text:span text:style-name="T416">b) </text:span><text:a xlink:type="simple" xlink:href="https://go.dev/play/p/A-uPci5uQ35" text:style-name="Internet_20_link" text:visited-style-name="Visited_20_Internet_20_Link"><text:span text:style-name="T416">https://go.dev/play/p/A-uPci5uQ35</text:span></text:a><text:span text:style-name="T416"> </text:span><text:span text:style-name="T574">r</text:span></text:p>
      <text:p text:style-name="P18">oder</text:p>
      <text:p text:style-name="Text_20_body"><text:span text:style-name="T567">c) </text:span><text:a xlink:type="simple" xlink:href="https://go.dev/play/p/WqYnBC_CiKn" text:style-name="Internet_20_link" text:visited-style-name="Visited_20_Internet_20_Link"><text:span text:style-name="T416">https://go.dev/play/p/WqYnBC_CiKn</text:span></text:a><text:span text:style-name="T567"> </text:span></text:p>
      <text:h text:style-name="P171" text:outline-level="1"><text:bookmark-start text:name="__RefHeading___Toc24890_3686778067"/><text:span text:style-name="T3">Lektion </text:span><text:span text:style-name="T36">25</text:span><text:span text:style-name="T39">1</text:span><text:span text:style-name="T3"> </text:span><text:span text:style-name="T6">– </text:span>Übersicht: Notwendigkeit von Fehlerbehandlung verstehen<text:bookmark-end text:name="__RefHeading___Toc24890_3686778067"/></text:h>
      <text:p text:style-name="P69"><text:span text:style-name="T278">Fehler? <text:line-break/></text:span><text:span text:style-name="T277">W</text:span><text:span text:style-name="T278">ir machen </text:span><text:span text:style-name="T277">einfach </text:span><text:span text:style-name="T278">kein</text:span><text:span text:style-name="T277">e</text:span><text:span text:style-name="T278">! </text:span></text:p>
      <text:p text:style-name="P11">Falsch!</text:p>
      <text:p text:style-name="P18">Fehler werden unterschätzt. In <text:span text:style-name="T279">fehlerbehaftetem Code</text:span> steckt mehr Infomation als in fehlerfreiem Code. Fehler haben einen Wert.</text:p>
      <text:p text:style-name="Text_20_body"><text:span text:style-name="T416">Syntax-Fehler werden weitestgehend abgefangen. Logikfehler, die aber syntaktisch erlaubt sind, sind zum Beispiel einen Wert zu übergeben, wo ein Pointer nötig wäre oder umgekehrt. Oft </text:span><text:soft-page-break/><text:span text:style-name="T416">byzantinische Fehler, die man nicht sofort erkennen kann. </text:span><text:a xlink:type="simple" xlink:href="https://de.wikipedia.org/wiki/Byzantinischer_Fehler" text:style-name="Internet_20_link" text:visited-style-name="Visited_20_Internet_20_Link"><text:span text:style-name="T416">https://de.wikipedia.org/wiki/Byzantinischer_Fehler</text:span></text:a><text:span text:style-name="T416"> </text:span></text:p>
      <text:p text:style-name="P18"><text:span text:style-name="T277">Laufzeitfehler / </text:span>Runtime Error wie „Teilung durch Null“ <text:span text:style-name="T275">und andere </text:span>zu erwartende Fehler, wie eine Datei ist nicht vorhanden, wenn wir sie beschreiben wollen, <text:span text:style-name="T277">sind ganz anders. </text:span><text:span text:style-name="T276">Eine besondere Klasse der </text:span><text:span text:style-name="T277">R</text:span><text:span text:style-name="T276">untime Error</text:span><text:span text:style-name="T277">s</text:span><text:span text:style-name="T276"> sind </text:span>Exceptions. Fehler, die eigentlich nicht passieren sollten, aber wo der Compiler zur Laufzeit nicht feststellen konnte, dass sie auftreten könnten und auch nicht bewerten kann, ob die beabsichtigt sind oder nicht. Zugriff auf einen nicht reservierten Speicher zum Beispiel. Woher soll der Compiler wissen, ob dieser Zugriff von uns gewünscht ist oder nicht. Wenn da aber eine Anweisung steht, die unser Programm zerschießt, ist das eben eine Exception. <text:span text:style-name="T276">Das kann aber auch ganz simpel, sein, wie „der Drucker hat kein Papier mehr“.</text:span></text:p>
      <text:p text:style-name="P18"><text:span text:style-name="T277">Beispiel mit Bezug zu „</text:span>Div by zero“:</text:p>
      <text:p text:style-name="Text_20_body"><text:a xlink:type="simple" xlink:href="https://news.ycombinator.com/item?id=6233968" text:style-name="Internet_20_link" text:visited-style-name="Visited_20_Internet_20_Link"><text:span text:style-name="T416">https://news.ycombinator.com/item?id=6233968</text:span></text:a><text:span text:style-name="T416"> </text:span></text:p>
      <text:p text:style-name="Text_20_body"><text:a xlink:type="simple" xlink:href="https://go.dev/play/p/aCraGRTaFi-" text:style-name="Internet_20_link" text:visited-style-name="Visited_20_Internet_20_Link"><text:span text:style-name="T416">https://go.dev/play/p/aCraGRTaFi-</text:span></text:a><text:span text:style-name="T416"> </text:span></text:p>
      <text:p text:style-name="Text_20_body"><text:a xlink:type="simple" xlink:href="https://go.dev/play/p/HFzgX2VWx5t" text:style-name="Internet_20_link" text:visited-style-name="Visited_20_Internet_20_Link"><text:span text:style-name="T416">https://go.dev/play/p/HFzgX2VWx5t</text:span></text:a><text:span text:style-name="T416"> <text:s/></text:span></text:p>
      <text:p text:style-name="P18">In Go <text:span text:style-name="T277">kennt </text:span>keine Exceptions, <text:span text:style-name="T277">weiterführend warum keine Exceptions:</text:span></text:p>
      <text:p text:style-name="Text_20_body"><text:span text:style-name="T558">Die </text:span><text:span text:style-name="T575">Go-FAQ sagen:</text:span><text:a xlink:type="simple" xlink:href="https://go.dev/doc/faq#exceptions" text:style-name="Internet_20_link" text:visited-style-name="Visited_20_Internet_20_Link"><text:span text:style-name="T416">https://go.dev/doc/faq#exceptions</text:span></text:a><text:span text:style-name="T575"> </text:span></text:p>
      <text:p text:style-name="Text_20_body"><text:span text:style-name="T416">Quora sagt: </text:span><text:a xlink:type="simple" xlink:href="https://www.quora.com/Why-does-Go-not-have-exceptions?q=why%20does%20go%20not%20have%20exce" text:style-name="Internet_20_link" text:visited-style-name="Visited_20_Internet_20_Link"><text:span text:style-name="T416">https://www.quora.com/Why-does-Go-not-have-exceptions?q=why%20does%20go%20not%20have%20exce</text:span></text:a><text:span text:style-name="T576"> </text:span></text:p>
      <text:p text:style-name="P106"><text:span text:style-name="T558">Fehler sind Werte und haben Wert: </text:span><text:a xlink:type="simple" xlink:href="https://blog.golang.org/errors-are-values" text:style-name="Internet_20_link" text:visited-style-name="Visited_20_Internet_20_Link"><text:span text:style-name="T416">https://blog.golang.org/errors-are-values</text:span></text:a><text:span text:style-name="T416"> </text:span></text:p>
      <text:p text:style-name="P18">Fehler dort behandeln, wo sie potentiell auftreten. Und nicht dort sammeln, merken und irgendwo zentral sammeln. Wenn meine Kinder mit Lego spielen und ich nicht im Dunkeln auf einen treten will, sollte ich auch während die Kinder dort spielen, einen Hinweis geben, dass sie aufräumen und nicht die Gefahr aufschreiben, bis abends warten und die potentiellen Gefahren umschiffen. </text:p>
      <text:p text:style-name="Text_20_body"><text:span text:style-name="T416">Beschreibung: <text:line-break/></text:span><text:a xlink:type="simple" xlink:href="https://go.dev/ref/spec#Errors" text:style-name="Internet_20_link" text:visited-style-name="Visited_20_Internet_20_Link"><text:span text:style-name="T416">https://go.dev/ref/spec#Errors</text:span></text:a><text:span text:style-name="T416"> </text:span></text:p>
      <text:p text:style-name="Text_20_body"><text:a xlink:type="simple" xlink:href="https://pkg.go.dev/errors" text:style-name="Internet_20_link" text:visited-style-name="Visited_20_Internet_20_Link"><text:span text:style-name="T416">https://pkg.go.dev/errors</text:span></text:a><text:span text:style-name="T416"> </text:span></text:p>
      <text:p text:style-name="Text_20_body"><text:a xlink:type="simple" xlink:href="https://go.dev/doc/effective_go#errors" text:style-name="Internet_20_link" text:visited-style-name="Visited_20_Internet_20_Link"><text:span text:style-name="T416">https://go.dev/doc/effective_go#errors</text:span></text:a><text:span text:style-name="T416"> </text:span></text:p>
      <text:p text:style-name="P117"><text:span text:style-name="T577">Proverbs: </text:span><text:a xlink:type="simple" xlink:href="https://go-proverbs.github.io/" text:style-name="Internet_20_link" text:visited-style-name="Visited_20_Internet_20_Link"><text:span text:style-name="T416">https://go-proverbs.github.io/</text:span></text:a><text:span text:style-name="T416"> </text:span></text:p>
      <text:p text:style-name="P6">Errors are values.</text:p>
      <text:p text:style-name="P6">Don't just check errors, handle them gracefully.</text:p>
      <text:h text:style-name="P171" text:outline-level="1"><text:bookmark-start text:name="__RefHeading___Toc24892_3686778067"/>Lektion <text:span text:style-name="T393">25</text:span><text:span text:style-name="T397">2</text:span> – Auf Fehler prüfen meint <text:span text:style-name="T280">p</text:span>rüfen und auch behandeln/abhandeln!<text:bookmark-end text:name="__RefHeading___Toc24892_3686778067"/></text:h>
      <text:p text:style-name="P70">Wo immer möglich, sollte man auf Fehler prüfen, außer man begibt sich auf eine Art „Endlosschleife“. <text:span text:style-name="T281">Die endgültige Entscheidung, wie tief Ihre Fehlerprüfung und Behandlung gehen soll, bleibt Ihnen überlassen, aber b</text:span>ei Funktionen wie <text:span text:style-name="T281">z.B.</text:span> <text:span text:style-name="T311">fmt.Println()</text:span> geht man davon aus, <text:soft-page-break/>dass sie keinen Fehler ausgeben. Sonst müsste man bei der Ausgabe der Fehlers ja wieder auf Fehler püfen usw… Doch man kann <text:span text:style-name="T281">das in go durchaus tun</text:span>.</text:p>
      <text:p text:style-name="P116"><text:span text:style-name="T416">Beispiel 1: </text:span><text:a xlink:type="simple" xlink:href="https://go.dev/play/p/N-w-Lbdr8Zp" text:style-name="Internet_20_link" text:visited-style-name="Visited_20_Internet_20_Link"><text:span text:style-name="T416">https://go.dev/play/p/N-w-Lbdr8Zp</text:span></text:a><text:span text:style-name="T416"> </text:span></text:p>
      <text:p text:style-name="P115"><text:span text:style-name="T416">Beispiel 2 (aus Package </text:span><text:span text:style-name="T348">fmt </text:span><text:span text:style-name="T355">scan</text:span><text:span text:style-name="T578">, läuft nicht im Playground</text:span><text:span text:style-name="T416">): </text:span><text:a xlink:type="simple" xlink:href="https://go.dev/play/p/6tNMWlBpwzd" text:style-name="Internet_20_link" text:visited-style-name="Visited_20_Internet_20_Link"><text:span text:style-name="T416">https://go.dev/play/p/6tNMWlBpwzd</text:span></text:a></text:p>
      <text:p text:style-name="Text_20_body"><text:span text:style-name="T416">Beispiel 3 (</text:span><text:span text:style-name="T579">Datei schreiben</text:span><text:span text:style-name="T578">, läuft nicht im Playground</text:span><text:span text:style-name="T416">): </text:span><text:a xlink:type="simple" xlink:href="https://go.dev/play/p/znDkCzv9mv-" text:style-name="Internet_20_link" text:visited-style-name="Visited_20_Internet_20_Link"><text:span text:style-name="T416">https://go.dev/play/p/znDkCzv9mv-</text:span></text:a><text:span text:style-name="T416"> </text:span></text:p>
      <text:p text:style-name="Text_20_body"><text:span text:style-name="T416">Beispiel 4 (Datei lesen, läuft nicht im Playground): </text:span><text:a xlink:type="simple" xlink:href="https://go.dev/play/p/oKQr-NKsYaY" text:style-name="Internet_20_link" text:visited-style-name="Visited_20_Internet_20_Link"><text:span text:style-name="T416">https://go.dev/play/p/oKQr-NKsYaY</text:span></text:a><text:span text:style-name="T416"> </text:span></text:p>
      <text:h text:style-name="P309" text:outline-level="1"><text:bookmark-start text:name="__RefHeading___Toc24894_3686778067"/>Lektion <text:span text:style-name="T393">25</text:span><text:span text:style-name="T397">3</text:span> – Fehlerausgabe und in Logdateien schreiben<text:bookmark-end text:name="__RefHeading___Toc24894_3686778067"/></text:h>
      <text:p text:style-name="P18">Für den Umgang mit Fehlermeldungen haben wir eine kleine Auswahl an Optionen zur direkten Ausgabe, Schreiben in Log-Dateien und Fehlermeldungen.</text:p>
      <text:p text:style-name="P91"><text:span text:style-name="T285">fmt</text:span>.Println()</text:p>
      <text:p text:style-name="P18">Ausgabe während des Programmablaufes auf Konsole (<text:span text:style-name="T311">stdout</text:span>)</text:p>
      <text:p text:style-name="Text_20_body"><text:span text:style-name="T416">Beispiel: </text:span><text:a xlink:type="simple" xlink:href="https://go.dev/play/p/BFR5HUmIibK" text:style-name="Internet_20_link" text:visited-style-name="Visited_20_Internet_20_Link"><text:span text:style-name="T416">https://go.dev/play/p/BFR5HUmIibK</text:span></text:a><text:span text:style-name="T416"> </text:span></text:p>
      <text:p text:style-name="P91">log.Println()</text:p>
      <text:p text:style-name="P18">Ausgabe während des Programmablaufes auf Konsole (default: stdout) oder in eine Datei. Timestamp wird vorangestellt.</text:p>
      <text:p text:style-name="P18">Beispiel<text:span text:style-name="T286">e</text:span>: </text:p>
      <text:p text:style-name="Text_20_body"><text:a xlink:type="simple" xlink:href="https://go.dev/play/p/TOxT0DJJQgx" text:style-name="Internet_20_link" text:visited-style-name="Visited_20_Internet_20_Link"><text:span text:style-name="T416">https://go.dev/play/p/TOxT0DJJQgx</text:span></text:a><text:span text:style-name="T416"> </text:span><text:span text:style-name="T580">(default stdout)</text:span></text:p>
      <text:p text:style-name="Text_20_body"><text:a xlink:type="simple" xlink:href="https://go.dev/play/p/8jpOgXLm86P" text:style-name="Internet_20_link" text:visited-style-name="Visited_20_Internet_20_Link"><text:span text:style-name="T416">https://go.dev/play/p/8jpOgXLm86P</text:span></text:a><text:span text:style-name="T416"> </text:span><text:span text:style-name="T580">(umgeleitet in Datei)</text:span></text:p>
      <text:p text:style-name="P91">log.Fatalln()</text:p>
      <text:p text:style-name="P18"><text:span text:style-name="T66">Im Falle eines fatalen Fehlers, wird in die Logdatei geschrieben, aber der </text:span><text:span text:style-name="T68">übergeordnete </text:span><text:span text:style-name="T66">Codeblock direkt verlassen. os.Exit(1) </text:span><text:span text:style-name="T67">bedeutet Programmabbruch!</text:span></text:p>
      <text:p text:style-name="Text_20_body"><text:span text:style-name="T513">B</text:span><text:span text:style-name="T506">eispiel: </text:span><text:a xlink:type="simple" xlink:href="https://go.dev/play/p/PtTRa0JSHK_Z" text:style-name="Internet_20_link" text:visited-style-name="Visited_20_Internet_20_Link"><text:span text:style-name="T416">https://go.dev/play/p/PtTRa0JSHK_Z</text:span></text:a><text:span text:style-name="T506"> </text:span></text:p>
      <text:p text:style-name="P91">log.Panicln()</text:p>
      <text:list xml:id="list3088752758" text:style-name="L62">
        <text:list-item>
          <text:p text:style-name="P425"><text:span text:style-name="T287">verzögerte</text:span> <text:span text:style-name="T282">F</text:span>unctions <text:span text:style-name="T282">laufen noch ab.</text:span></text:p>
        </text:list-item>
        <text:list-item>
          <text:p text:style-name="P435">panic()</text:p>
        </text:list-item>
        <text:list-item>
          <text:p text:style-name="P425">“recover” <text:span text:style-name="T282">can aufgerufen werden </text:span><text:span text:style-name="T284">(siehe nächste Lektion)</text:span></text:p>
        </text:list-item>
      </text:list>
      <text:p text:style-name="Text_20_body"><text:span text:style-name="T513">B</text:span><text:span text:style-name="T514">eispiel: </text:span><text:a xlink:type="simple" xlink:href="https://go.dev/play/p/PtTRa0JSHK_Z" text:style-name="Internet_20_link" text:visited-style-name="Visited_20_Internet_20_Link"><text:span text:style-name="T416">https://go.dev/play/p/PtTRa0JSHK_Z</text:span></text:a><text:span text:style-name="T514"> </text:span></text:p>
      <text:p text:style-name="P18">Vorbreitung auf die nächste Lektion:</text:p>
      <text:p text:style-name="Text_20_body"><text:a xlink:type="simple" xlink:href="https://go.dev/ref/spec#Run_time_panics" text:style-name="Internet_20_link" text:visited-style-name="Visited_20_Internet_20_Link"><text:span text:style-name="T416">https://go.dev/ref/spec#Run_time_panics</text:span></text:a><text:span text:style-name="T416"> </text:span></text:p>
      <text:p text:style-name="Text_20_body"><text:a xlink:type="simple" xlink:href="https://go.dev/ref/spec#Handling_panics" text:style-name="Internet_20_link" text:visited-style-name="Visited_20_Internet_20_Link"><text:span text:style-name="T416">https://go.dev/ref/spec#Handling_panics</text:span></text:a><text:span text:style-name="T416"> </text:span></text:p>
      <text:h text:style-name="P310" text:outline-level="1"><text:bookmark-start text:name="__RefHeading___Toc24896_3686778067"/><text:soft-page-break/>Lektion <text:span text:style-name="T393">25</text:span><text:span text:style-name="T397">4</text:span> – Recovering - von Fehlern erholen<text:bookmark-end text:name="__RefHeading___Toc24896_3686778067"/></text:h>
      <text:p text:style-name="Text_20_body"><text:span text:style-name="T416">Recover </text:span><text:span text:style-name="T581">funktioniert: </text:span><text:a xlink:type="simple" xlink:href="https://go.dev/blog/defer-panic-and-recover" text:style-name="Internet_20_link" text:visited-style-name="Visited_20_Internet_20_Link"><text:span text:style-name="T416">https://go.dev/blog/defer-panic-and-recover</text:span></text:a><text:span text:style-name="T581"> </text:span></text:p>
      <text:p text:style-name="Text_20_body"><text:span text:style-name="T581">Beispiel </text:span><text:span text:style-name="T582">defer</text:span><text:span text:style-name="T581">: </text:span><text:a xlink:type="simple" xlink:href="https://go.dev/play/p/HI4uG55ait" text:style-name="Internet_20_link" text:visited-style-name="Visited_20_Internet_20_Link"><text:span text:style-name="T416">https://go.dev/play/p/HI4uG55ait</text:span></text:a><text:span text:style-name="T416"> </text:span></text:p>
      <text:p text:style-name="Text_20_body"><text:span text:style-name="T582">Beispiel für Umgang mit defer und </text:span><text:span text:style-name="T583">p</text:span><text:span text:style-name="T582">ani</text:span><text:span text:style-name="T583">c</text:span><text:span text:style-name="T582">!</text:span><text:span text:style-name="T416"> </text:span><text:a xlink:type="simple" xlink:href="https://go.dev/play/p/OT_cnc_FwPt" text:style-name="Internet_20_link" text:visited-style-name="Visited_20_Internet_20_Link"><text:span text:style-name="T416">https://go.dev/play/p/OT_cnc_FwPt</text:span></text:a><text:span text:style-name="T416"> </text:span></text:p>
      <text:h text:style-name="P311" text:outline-level="1"><text:bookmark-start text:name="__RefHeading___Toc24898_3686778067"/>Lektion <text:span text:style-name="T393">25</text:span><text:span text:style-name="T397">5</text:span> – Fehler mit Ansage und weitere Informationen<text:bookmark-end text:name="__RefHeading___Toc24898_3686778067"/></text:h>
      <text:p text:style-name="P18">Wir können unseren Fehlern zusätzlich Informationen mitgeben.</text:p>
      <text:list xml:id="list2592911452" text:style-name="L63">
        <text:list-item>
          <text:p text:style-name="P426"><text:span text:style-name="T311">errors.New()</text:span> <text:span text:style-name="T288">und </text:span><text:span text:style-name="T311">fmt.Errorf()</text:span></text:p>
        </text:list-item>
        <text:list-item>
          <text:p text:style-name="P436">builtin.error</text:p>
        </text:list-item>
      </text:list>
      <text:p text:style-name="P16"><text:span text:style-name="T3">“Error values in Go aren’t special, they are just values like any other, and so you have the entire language at your disposal.” </text:span>- Rob Pike</text:p>
      <text:p text:style-name="P18">Beispiele:</text:p>
      <text:p text:style-name="P106"><text:span text:style-name="T356">errors.New()</text:span><text:span text:style-name="T239">: </text:span><text:a xlink:type="simple" xlink:href="https://go.dev/play/p/5ch0OagzqoV" text:style-name="Internet_20_link" text:visited-style-name="Visited_20_Internet_20_Link"><text:span text:style-name="T416">https://go.dev/play/p/5ch0OagzqoV</text:span></text:a><text:span text:style-name="T416"> </text:span><text:span text:style-name="T584">oder error in einer Variablen: </text:span><text:a xlink:type="simple" xlink:href="https://go.dev/play/p/JDeNayjBIS8" text:style-name="Internet_20_link" text:visited-style-name="Visited_20_Internet_20_Link"><text:span text:style-name="T416">https://go.dev/play/p/JDeNayjBIS8</text:span></text:a><text:span text:style-name="T584"> </text:span></text:p>
      <text:p text:style-name="Text_20_body"><text:span text:style-name="T348">fmt.Errorf()</text:span><text:span text:style-name="T416">: </text:span><text:a xlink:type="simple" xlink:href="https://go.dev/play/p/2tVGMkb77nP" text:style-name="Internet_20_link" text:visited-style-name="Visited_20_Internet_20_Link"><text:span text:style-name="T416">https://go.dev/play/p/2tVGMkb77nP</text:span></text:a><text:span text:style-name="T416"> </text:span></text:p>
      <text:p text:style-name="Text_20_body"><text:span text:style-name="T348">fmt.Sprintf</text:span><text:span text:style-name="T416">, um eine Fehlermeldung zu generieren und ein Struct, das einen Fehler beinhaltet: </text:span><text:a xlink:type="simple" xlink:href="https://go.dev/play/p/PNubjVrt-ME" text:style-name="Internet_20_link" text:visited-style-name="Visited_20_Internet_20_Link"><text:span text:style-name="T416">https://go.dev/play/p/PNubjVrt-ME</text:span></text:a><text:span text:style-name="T416"> </text:span></text:p>
      <text:h text:style-name="P311" text:outline-level="1"><text:bookmark-start text:name="__RefHeading___Toc24900_3686778067"/><text:span text:style-name="T3">Lektion </text:span><text:span text:style-name="T36">25</text:span><text:span text:style-name="T39">6</text:span><text:span text:style-name="T3"> </text:span><text:span text:style-name="T6">– </text:span><text:span text:style-name="T9">Übung </text:span><text:span text:style-name="T24">1</text:span><text:span text:style-name="T19"> </text:span><text:bookmark-end text:name="__RefHeading___Toc24900_3686778067"/></text:h>
      <text:p text:style-name="P114"><text:span text:style-name="T585">Starten Sie mit diesem Codeschnipsel: </text:span><text:a xlink:type="simple" xlink:href="https://go.dev/play/p/vo4sREWnURK" text:style-name="Internet_20_link" text:visited-style-name="Visited_20_Internet_20_Link"><text:span text:style-name="T416">https://go.dev/play/p/vo4sREWnURK</text:span></text:a><text:span text:style-name="T585"> </text:span></text:p>
      <text:p text:style-name="P71">Anstelle mit dem Underline/Unterlinie-Identifier die Fehlerinformation zu verwerfen, prüfen Sie auf Fehler im Rückgabewert und behandeln Sie den Fehler in <text:span text:style-name="T292">angemessener</text:span> Weise.</text:p>
      <text:h text:style-name="P311" text:outline-level="1"><text:bookmark-start text:name="__RefHeading___Toc24902_3686778067"/><text:span text:style-name="T3">Lektion </text:span><text:span text:style-name="T36">25</text:span><text:span text:style-name="T39">7</text:span><text:span text:style-name="T3"> </text:span><text:span text:style-name="T6">– </text:span><text:span text:style-name="T9">Übung </text:span><text:span text:style-name="T24">1</text:span><text:span text:style-name="T19"> - </text:span><text:span text:style-name="T23">Beispiellösung</text:span><text:bookmark-end text:name="__RefHeading___Toc24902_3686778067"/></text:h>
      <text:p text:style-name="Text_20_body"><text:span text:style-name="T416">Beispiellösung: </text:span><text:a xlink:type="simple" xlink:href="https://go.dev/play/p/f8REMr_ICch" text:style-name="Internet_20_link" text:visited-style-name="Visited_20_Internet_20_Link"><text:span text:style-name="T416">https://go.dev/play/p/f8REMr_ICch</text:span></text:a><text:span text:style-name="T416"> <text:s text:c="2"/></text:span></text:p>
      <text:h text:style-name="P312" text:outline-level="1"><text:bookmark-start text:name="__RefHeading___Toc24904_3686778067"/><text:span text:style-name="T3">Lektion </text:span><text:span text:style-name="T36">25</text:span><text:span text:style-name="T39">8</text:span><text:span text:style-name="T3"> </text:span><text:span text:style-name="T6">– </text:span><text:span text:style-name="T9">Übung </text:span><text:span text:style-name="T29">2</text:span><text:span text:style-name="T19"> </text:span><text:bookmark-end text:name="__RefHeading___Toc24904_3686778067"/></text:h>
      <text:p text:style-name="Text_20_body"><text:span text:style-name="T585">Starten Sie mit diesem Codeschnipsel: </text:span><text:a xlink:type="simple" xlink:href="https://go.dev/play/p/0OXaX6NaNCQ" text:style-name="Internet_20_link" text:visited-style-name="Visited_20_Internet_20_Link"><text:span text:style-name="T416">https://go.dev/play/p/0OXaX6NaNCQ</text:span></text:a><text:span text:style-name="T416"> </text:span></text:p>
      <text:p text:style-name="P18">Erstellen Sie eine Fehlermeldung und nutzen Sie fmt.Errorf</text:p>
      <text:h text:style-name="P312" text:outline-level="1"><text:bookmark-start text:name="__RefHeading___Toc24906_3686778067"/><text:span text:style-name="T3">Lektion </text:span><text:span text:style-name="T36">25</text:span><text:span text:style-name="T39">9</text:span><text:span text:style-name="T3"> </text:span><text:span text:style-name="T6">– </text:span><text:span text:style-name="T9">Übung </text:span><text:span text:style-name="T29">2</text:span><text:span text:style-name="T19"> - </text:span><text:span text:style-name="T23">Beispiellösung</text:span><text:bookmark-end text:name="__RefHeading___Toc24906_3686778067"/></text:h>
      <text:p text:style-name="P18">Beispiellösung<text:span text:style-name="T272">en</text:span>: </text:p>
      <text:p text:style-name="Text_20_body"><text:a xlink:type="simple" xlink:href="https://go.dev/play/p/vIHx8wlzA1F" text:style-name="Internet_20_link" text:visited-style-name="Visited_20_Internet_20_Link"><text:span text:style-name="T416">https://go.dev/play/p/vIHx8wlzA1F</text:span></text:a><text:span text:style-name="T416"> <text:s/></text:span></text:p>
      <text:h text:style-name="P313" text:outline-level="1"><text:bookmark-start text:name="__RefHeading___Toc24908_3686778067"/><text:soft-page-break/><text:span text:style-name="T3">Lektion </text:span><text:span text:style-name="T39">260</text:span><text:span text:style-name="T3"> </text:span><text:span text:style-name="T6">– </text:span><text:span text:style-name="T9">Übung </text:span><text:span text:style-name="T29">2</text:span><text:span text:style-name="T19"> – </text:span><text:span text:style-name="T23">Beispiellösung - </text:span><text:span text:style-name="T30">Ergänzung</text:span><text:bookmark-end text:name="__RefHeading___Toc24908_3686778067"/></text:h>
      <text:p text:style-name="P18"><text:span text:style-name="T293">Weitere </text:span>Beispiellösung<text:span text:style-name="T272">en</text:span>: <text:s text:c="3"/></text:p>
      <text:p text:style-name="Text_20_body"><text:a xlink:type="simple" xlink:href="https://go.dev/play/p/9sJUvxX3hRJ" text:style-name="Internet_20_link" text:visited-style-name="Visited_20_Internet_20_Link"><text:span text:style-name="T416">https://go.dev/play/p/9sJUvxX3hRJ</text:span></text:a><text:span text:style-name="T416"> <text:s text:c="4"/></text:span></text:p>
      <text:p text:style-name="Text_20_body"><text:a xlink:type="simple" xlink:href="https://go.dev/play/p/U5X25SQTXju" text:style-name="Internet_20_link" text:visited-style-name="Visited_20_Internet_20_Link"><text:span text:style-name="T416">https://go.dev/play/p/U5X25SQTXju</text:span></text:a><text:span text:style-name="T416"> <text:s text:c="2"/></text:span></text:p>
      <text:h text:style-name="P312" text:outline-level="1"><text:bookmark-start text:name="__RefHeading___Toc24910_3686778067"/><text:span text:style-name="T3">Lektion </text:span><text:span text:style-name="T36">26</text:span><text:span text:style-name="T39">1</text:span><text:span text:style-name="T3"> </text:span><text:span text:style-name="T6">– </text:span><text:span text:style-name="T9">Übung </text:span><text:span text:style-name="T29">3</text:span><text:span text:style-name="T19"> </text:span><text:bookmark-end text:name="__RefHeading___Toc24910_3686778067"/></text:h>
      <text:p text:style-name="P69"><text:span text:style-name="T291">Erstellen sie einen Typ </text:span><text:span text:style-name="T343">eigenerFehler</text:span><text:span text:style-name="T291"> mit unterl</text:span><text:span text:style-name="T294">ie</text:span><text:span text:style-name="T291">gendem struct, der das </text:span><text:span text:style-name="T343">builtin.error</text:span><text:span text:style-name="T291"> Interface implementiert. Erstellen Sie eine Funktion </text:span><text:span text:style-name="T343">foo()</text:span><text:span text:style-name="T291">, die einen Wert vom Typ </text:span><text:span text:style-name="T343">error</text:span><text:span text:style-name="T291"> als Parameter entgegennimmt. Danach erstellen Sie einen Wert vom Typ </text:span><text:span text:style-name="T343">eigenerFehler</text:span><text:span text:style-name="T291"> und übergeben diesen an </text:span><text:span text:style-name="T343">foo()</text:span><text:span text:style-name="T291">.</text:span></text:p>
      <text:h text:style-name="P312" text:outline-level="1"><text:bookmark-start text:name="__RefHeading___Toc24912_3686778067"/><text:span text:style-name="T3">Lektion </text:span><text:span text:style-name="T36">26</text:span><text:span text:style-name="T39">2</text:span><text:span text:style-name="T3"> </text:span><text:span text:style-name="T6">– </text:span><text:span text:style-name="T9">Übung </text:span><text:span text:style-name="T29">3</text:span><text:span text:style-name="T19"> - </text:span><text:span text:style-name="T23">Beispiellösung</text:span><text:bookmark-end text:name="__RefHeading___Toc24912_3686778067"/></text:h>
      <text:p text:style-name="Text_20_body"><text:span text:style-name="T549">Beispiellösung</text:span><text:span text:style-name="T570">en</text:span><text:span text:style-name="T549">: </text:span><text:a xlink:type="simple" xlink:href="https://go.dev/play/p/HyUHJ1FzK1F" text:style-name="Internet_20_link" text:visited-style-name="Visited_20_Internet_20_Link"><text:span text:style-name="T416">https://go.dev/play/p/HyUHJ1FzK1F</text:span></text:a><text:span text:style-name="T416"> <text:s/></text:span></text:p>
      <text:p text:style-name="Text_20_body"><text:span text:style-name="T586">Auch Legitim</text:span><text:span text:style-name="T587">: </text:span><text:a xlink:type="simple" xlink:href="https://go.dev/play/p/Rx2M8hbqp8X" text:style-name="Internet_20_link" text:visited-style-name="Visited_20_Internet_20_Link"><text:span text:style-name="T416">https://go.dev/play/p/Rx2M8hbqp8X</text:span></text:a><text:span text:style-name="T416"> </text:span><text:span text:style-name="T586">mit k</text:span><text:span text:style-name="T587">leiner Erinnerung, was Conversion ist:</text:span><text:span text:style-name="T549"> </text:span><text:a xlink:type="simple" xlink:href="https://go.dev/play/p/P90wq5dvJBv" text:style-name="Internet_20_link" text:visited-style-name="Visited_20_Internet_20_Link"><text:span text:style-name="T416">https://go.dev/play/p/P90wq5dvJBv</text:span></text:a><text:span text:style-name="T549"> <text:s text:c="2"/></text:span></text:p>
      <text:h text:style-name="P312" text:outline-level="1"><text:bookmark-start text:name="__RefHeading___Toc24914_3686778067"/><text:span text:style-name="T3">Lektion </text:span><text:span text:style-name="T36">26</text:span><text:span text:style-name="T39">3</text:span><text:span text:style-name="T3"> </text:span><text:span text:style-name="T6">– </text:span><text:span text:style-name="T9">Übung </text:span><text:span text:style-name="T29">4</text:span><text:span text:style-name="T19"> </text:span><text:bookmark-end text:name="__RefHeading___Toc24914_3686778067"/></text:h>
      <text:p text:style-name="Text_20_body"><text:span text:style-name="T585">Starten Sie mit diesem Codeschnipsel: </text:span><text:a xlink:type="simple" xlink:href="https://go.dev/play/p/diHAKxQtVL8" text:style-name="Internet_20_link" text:visited-style-name="Visited_20_Internet_20_Link"><text:span text:style-name="T416">https://go.dev/play/p/diHAKxQtVL8</text:span></text:a><text:span text:style-name="T585"> </text:span></text:p>
      <text:p text:style-name="P18">Nutzen Sie das <text:span text:style-name="T311">wurzelschmerzenError</text:span> struct als Wert vom Typ <text:span text:style-name="T311">error</text:span>.</text:p>
      <text:p text:style-name="P18"><text:span text:style-name="T290">Wenn Sie mögen, nutzen Sie </text:span><text:span text:style-name="T283">L</text:span>at<text:span text:style-name="T283">titude</text:span> "5<text:span text:style-name="T290">1</text:span>.<text:span text:style-name="T290">123</text:span> N" <text:span text:style-name="T290">und </text:span><text:span text:style-name="T283">Longitude</text:span> "<text:span text:style-name="T290">91</text:span>.<text:span text:style-name="T290">123</text:span> W" <text:span text:style-name="T290">als weitere Werte.</text:span></text:p>
      <text:h text:style-name="P312" text:outline-level="1"><text:bookmark-start text:name="__RefHeading___Toc24916_3686778067"/><text:span text:style-name="T3">Lektion </text:span><text:span text:style-name="T36">26</text:span><text:span text:style-name="T39">4</text:span><text:span text:style-name="T3"> </text:span><text:span text:style-name="T6">– </text:span><text:span text:style-name="T9">Übung </text:span><text:span text:style-name="T29">4</text:span><text:span text:style-name="T19"> - </text:span><text:span text:style-name="T23">Beispiellösung</text:span><text:bookmark-end text:name="__RefHeading___Toc24916_3686778067"/></text:h>
      <text:p text:style-name="Text_20_body"><text:span text:style-name="T549">Beispiellösung</text:span><text:span text:style-name="T570">en</text:span><text:span text:style-name="T549">: </text:span><text:a xlink:type="simple" xlink:href="https://go.dev/play/p/yJIsV_8acBf" text:style-name="Internet_20_link" text:visited-style-name="Visited_20_Internet_20_Link"><text:span text:style-name="T416">https://go.dev/play/p/yJIsV_8acBf</text:span></text:a><text:span text:style-name="T549"> </text:span></text:p>
      <text:h text:style-name="P314" text:outline-level="1"><text:bookmark-start text:name="__RefHeading___Toc24918_3686778067"/>Lektion <text:span text:style-name="T393">26</text:span><text:span text:style-name="T397">5</text:span> – Einführung und Übersicht<text:bookmark-end text:name="__RefHeading___Toc24918_3686778067"/></text:h>
      <text:p text:style-name="P18">Software wird viel öfter gel<text:span text:style-name="T304">e</text:span>sen, als geschrieben. Unvollständige, schlechte oder fehlende Dokumentation führt zu folgendem Mißstand bei der Softwareentwicklung.</text:p>
      <text:p text:style-name="P18">Ein <text:span text:style-name="T304">E</text:span>ntwickler erstellt eine Funktion und passt die aus diversen Gründen an. Es besteht dringender Bedarf an <text:span text:style-name="T304">der</text:span> Implementierung oder der Druck vom Team (auch gerade bei agiler Softwareentwicklung) ist so groß, dass die Dokumentation der eigenen Arbeit oft hinten angestellt oder gar komplett außer Acht gelassen wird. Später rächt sich das, wenn ein Nachfolger mit der gleichen oder ähnlichen Aufgabe konfrontiert, den Code lesen und verstehen muss. Die Zeit, die es braucht, um und<text:span text:style-name="T304">o</text:span>kumentierten Code zu verstehen, überschreitet oft die Zeit, zu versuchen, ein kleines Modul einfach neu zu schreiben – natürlich wieder ohne Dokumentation. Das führt zu einer scheinbar endlosen Kette an undokumentiertem Code, den niemand mehr als Einzelperson nachvollziehen kann. <text:span text:style-name="T304">Und </text:span>DEN Pr<text:span text:style-name="T305">o</text:span>grammierer als Einzelkäpfer gibt es ohnehin praktisch nicht mehr, stattdessen finden sich Programmierer eher bei Systemhäusern oder den großen <text:soft-page-break/>Softwareschmieden oder eben Enterprises wie Google, Microsoft, Meta, Amazon, Netflix usw. <text:span text:style-name="T304">D</text:span>ort hat man den Wert und die Wichtigkeit einer vollständigen und einfachen Dokumentation schnell erkannt. Aus der „Sitte“ seinen Code hier und da mit guten Kommentaren zu unterfüttern w<text:span text:style-name="T304">u</text:span>rde <text:span text:style-name="T304">schnell </text:span>eine Tugend. </text:p>
      <text:p text:style-name="P18">Und Go macht <text:span text:style-name="T304">aus der Tugend</text:span> eine Kunst. In Go ist es praktisch schon die Funktionalität eingebaut, aus gut gepflegten Kommentaren, brauchbare Dokumentation zu extrahieren. Dazu gibt es nur einen Minumim an Aufwand zu erfüllen und wenige Voraussetzungen zu kennen und Vereinbarungen <text:span text:style-name="T304">einzuhalten</text:span>. Die Belohnung ist ein Dokumentationslevel, der es möglich macht, <text:span text:style-name="T296">Code bis in die</text:span> letzte kleine Funktion <text:span text:style-name="T296">zu verstehen und diese Information </text:span><text:span text:style-name="T304">jedem zugänglich zu machen</text:span><text:span text:style-name="T296">. </text:span></text:p>
      <text:p text:style-name="P18"><text:span text:style-name="T3">godoc.org</text:span> <text:span text:style-name="T296">war einst eine Anlaufstelle, wo die S</text:span>tandard <text:span text:style-name="T296">L</text:span>ibrary <text:span text:style-name="T296">und Packages von Drittanbietern verw</text:span><text:span text:style-name="T304">a</text:span><text:span text:style-name="T296">ltet und dokumentiert wurden. Und es gab </text:span>golang.org <text:span text:style-name="T296">wo die Standard Library alleine dokumenitiert war.</text:span></text:p>
      <text:p text:style-name="P18">Go ist relativ jung <text:span text:style-name="T304">und</text:span> evetuell stoßen sie auf diese Domains noch. Sie sind <text:span text:style-name="T304">aber </text:span>zusammengeflossen in <text:span text:style-name="T3">go.dev</text:span>, bzw, <text:span text:style-name="T3">pkg.go.dev</text:span>. (auch der Playground war früher auf <text:s/>play.golang.org zu finden und liegt heute auf go.dev/play<text:span text:style-name="T304">)</text:span> und <text:span text:style-name="T304">Links</text:span> können so weiterin verwendet werden.</text:p>
      <text:p text:style-name="P18"><text:span text:style-name="T311">go doc</text:span> ist ein Kommando, mit dem man die Dokumentation auf der Konsole lesen kann.</text:p>
      <text:p text:style-name="P18"><text:span text:style-name="T311">godoc</text:span> dient ebenfalls dazu, mit dem man die Dokumentation auf der Konsole lesen und kann darüber hinaus die D<text:span text:style-name="T304">o</text:span>kumentation aber ansehnlich <text:span text:style-name="T304">(als HTML)</text:span> über einen selbst gestartenen Webserver lokal im Browser verfügbar machen.</text:p>
      <text:h text:style-name="P314" text:outline-level="1"><text:bookmark-start text:name="__RefHeading___Toc24920_3686778067"/>Lektion <text:span text:style-name="T393">26</text:span><text:span text:style-name="T397">6</text:span> – Go doc - alles, was man so braucht, auf der Konsole<text:bookmark-end text:name="__RefHeading___Toc24920_3686778067"/></text:h>
      <text:p text:style-name="P18"><text:span text:style-name="T3">go doc</text:span> <text:span text:style-name="T297">gibt die Dokumentation aus für</text:span> <text:span text:style-name="T297">P</text:span>ackage, <text:span text:style-name="T297">Konstanten (const)</text:span>, <text:span text:style-name="T297">Funktionen</text:span> <text:span text:style-name="T297">(</text:span>func<text:span text:style-name="T297">)</text:span>, <text:span text:style-name="T297">Typen (</text:span>type<text:span text:style-name="T297">)</text:span>, <text:span text:style-name="T297">Variablen (</text:span>var<text:span text:style-name="T297">) und Methoden</text:span> <text:span text:style-name="T297">(</text:span>method<text:span text:style-name="T297">)</text:span></text:p>
      <text:p text:style-name="P18">go doc nimmt kein, ein oder zwei argumente entgegen.</text:p>
      <text:p text:style-name="P18"><text:span text:style-name="T31">kein </text:span><text:span text:style-name="T32">Argument</text:span><text:span text:style-name="T297">: Gibt die Do</text:span><text:span text:style-name="T306">k</text:span><text:span text:style-name="T297">umentation für das Paket im akutellen Verzeichnis au</text:span><text:span text:style-name="T305">s</text:span></text:p>
      <text:p text:style-name="P18"><text:span text:style-name="T299">ein Argument</text:span><text:span text:style-name="T297"> als </text:span>Go-syntax-<text:span text:style-name="T297">artige</text:span> <text:span text:style-name="T297">Representant des Element, dessen Dokumentation man sehen will.</text:span></text:p>
      <text:p text:style-name="P18"><text:span text:style-name="T297">Beispiele (</text:span>&lt;sym&gt; <text:span text:style-name="T297">steht hier für</text:span> “<text:span text:style-name="T297">I</text:span>dentifier”<text:span text:style-name="T297">)</text:span></text:p>
      <text:list xml:id="list144207902" text:style-name="L64">
        <text:list-item>
          <text:p text:style-name="P437">go doc &lt;pkg&gt;</text:p>
        </text:list-item>
        <text:list-item>
          <text:p text:style-name="P437"><text:span text:style-name="T413">g</text:span>o doc &lt;sym&gt;[.&lt;method&gt;]</text:p>
        </text:list-item>
        <text:list-item>
          <text:p text:style-name="P437">go doc [&lt;pkg&gt;.]&lt;sym&gt;[.&lt;method&gt;]</text:p>
        </text:list-item>
        <text:list-item>
          <text:p text:style-name="P437">go doc [&lt;pkg&gt;.][&lt;sym&gt;.]&lt;method&gt;</text:p>
        </text:list-item>
      </text:list>
      <text:p text:style-name="P18"><text:span text:style-name="T298">Es gilt: Angezeigt wird das erste erfolgreich gefundene</text:span> Element in dieser Liste. Wenn es ein &lt;<text:span text:style-name="T298">sym&gt;</text:span>, aber kein Paket gibt, wird das Paket im aktuellen Verzeichnis <text:span text:style-name="T298">angezeigt</text:span>. Wenn jedoch das</text:p>
      <text:p text:style-name="P18">Argument mit einem Großbuchstaben beginnt, wird immer angenommen, dass es sich um ein</text:p>
      <text:p text:style-name="P18"><text:soft-page-break/>&lt;<text:span text:style-name="T298">sym&gt;</text:span> <text:span text:style-name="T298">innerhalb des</text:span> aktuellen Verzeichnis<text:span text:style-name="T298">ses handelt.</text:span></text:p>
      <text:p text:style-name="P12">zwei Argumente</text:p>
      <text:p text:style-name="P18"><text:tab/><text:span text:style-name="T404">E</text:span><text:span text:style-name="T298">rstes Argument muss ein vollständiger Paketpfad sein</text:span></text:p>
      <text:p text:style-name="P18"><text:tab/><text:span text:style-name="T298">Beispiel: </text:span><text:span text:style-name="T311">go doc &lt;pkg&gt; &lt;sym&gt;[.&lt;method&gt;]</text:span></text:p>
      <text:h text:style-name="P314" text:outline-level="1"><text:bookmark-start text:name="__RefHeading___Toc24922_3686778067"/>Lektion <text:span text:style-name="T393">26</text:span><text:span text:style-name="T397">7</text:span> – Godoc - Dokumentation ansehnlich<text:bookmark-end text:name="__RefHeading___Toc24922_3686778067"/></text:h>
      <text:p text:style-name="P18">Godoc extrahiert und generiert Dokumentation für Go-Programme. Es <text:span text:style-name="T298">unterstützt</text:span><text:span text:style-name="T365">e</text:span><text:span text:style-name="T298"> </text:span><text:span text:style-name="T308">früher</text:span><text:span text:style-name="T298"> zwei</text:span> Modi:</text:p>
      <text:p text:style-name="P18">- <text:span text:style-name="T308">mit</text:span> -http <text:span text:style-name="T298">Flag</text:span></text:p>
      <text:p text:style-name="P18"><text:tab/>Starte<text:span text:style-name="T413">t</text:span> einen webserver und präsentiert die Dokumentation auf einer Website </text:p>
      <text:p text:style-name="P18"><text:tab/><text:span text:style-name="T300">Beispiel </text:span><text:span text:style-name="T310">(einfach): </text:span><text:span text:style-name="T312">godoc</text:span><text:span text:style-name="T310"> oder </text:span><text:span text:style-name="T311">godoc-http=:8080</text:span></text:p>
      <text:p text:style-name="Text_20_body"><text:span text:style-name="T416"><text:tab/></text:span><text:span text:style-name="T588">S</text:span><text:span text:style-name="T589">tartet einen Webserver err</text:span><text:span text:style-name="T416">eichbar auf </text:span><text:a xlink:type="simple" xlink:href="http://localhost:6060/" text:style-name="Internet_20_link" text:visited-style-name="Visited_20_Internet_20_Link"><text:span text:style-name="T416">http://localhost:</text:span></text:a><text:a xlink:type="simple" xlink:href="http://localhost:6060/" text:style-name="Internet_20_link" text:visited-style-name="Visited_20_Internet_20_Link"><text:span text:style-name="T416">6060</text:span></text:a><text:span text:style-name="T416"> oder </text:span><text:span text:style-name="T590">auch</text:span><text:span text:style-name="T416"> </text:span><text:a xlink:type="simple" xlink:href="http://127.0.0.1:8080/" text:style-name="Internet_20_link" text:visited-style-name="Visited_20_Internet_20_Link"><text:span text:style-name="T416">http://127.0.0.1:8080</text:span></text:a><text:span text:style-name="T416"> <text:s/></text:span></text:p>
      <text:p text:style-name="P18"><text:tab/><text:span text:style-name="T310">Beispiel (mit durchsuchbarem Index) </text:span><text:span text:style-name="T312">godoc -http=:8080 -index</text:span></text:p>
      <text:p text:style-name="Text_20_body"><text:span text:style-name="T416"><text:tab/>Beispiel für Nutzung mit aktiviertem Playground: </text:span><text:span text:style-name="Source_20_Text"><text:span text:style-name="T348">godoc -http=:</text:span></text:span><text:span text:style-name="Source_20_Text"><text:span text:style-name="T357">8080</text:span></text:span><text:span text:style-name="Source_20_Text"><text:span text:style-name="T348"> -play</text:span></text:span><text:span text:style-name="Source_20_Text"><text:span text:style-name="T237"><text:line-break/><text:tab/></text:span></text:span><text:span text:style-name="Source_20_Text"><text:span text:style-name="T240">und Test mit Playground für die Codebeispiele </text:span></text:span><text:span text:style-name="Source_20_Text"><text:span text:style-name="T241">(Examples)</text:span></text:span><text:span text:style-name="Source_20_Text"><text:span text:style-name="T240">:<text:line-break/><text:tab/></text:span></text:span><text:a xlink:type="simple" xlink:href="http://localhost:8080/pkg/encoding/json/#example_Unmarshal" text:style-name="Internet_20_link" text:visited-style-name="Visited_20_Internet_20_Link"><text:span text:style-name="T237">http://localhost:</text:span></text:a><text:a xlink:type="simple" xlink:href="http://localhost:8080/pkg/encoding/json/#example_Unmarshal" text:style-name="Internet_20_link" text:visited-style-name="Visited_20_Internet_20_Link"><text:span text:style-name="T240">8080</text:span></text:a><text:a xlink:type="simple" xlink:href="http://localhost:8080/pkg/encoding/json/#example_Unmarshal" text:style-name="Internet_20_link" text:visited-style-name="Visited_20_Internet_20_Link"><text:span text:style-name="T416">/pkg/encoding/json/#example_Unmarshal</text:span></text:a><text:span text:style-name="T237"> </text:span><text:span text:style-name="T416"><text:s/></text:span></text:p>
      <text:p text:style-name="P113"><text:span text:style-name="T308">(VERALTET </text:span><text:span text:style-name="T309">AIK, </text:span><text:span text:style-name="T404">hier nur aus historischen Gründen</text:span><text:span text:style-name="T308">)</text:span></text:p>
      <text:p text:style-name="P113"><text:span text:style-name="T298">- ohne</text:span> -http <text:span text:style-name="T298">Flag:</text:span></text:p>
      <text:p text:style-name="P113"><text:tab/>Kommandozeilen-orie<text:span text:style-name="T307">n</text:span>tierter Modus<text:line-break/><text:tab/>Gibt eine Text-Dokumentation aus und beendet sich<text:line-break/><text:tab/>-src <text:span text:style-name="T298">Flag</text:span>: <text:span text:style-name="T300">godoc </text:span>gibt <text:span text:style-name="T300">das</text:span> exportierte <text:span text:style-name="T300">Interface</text:span> eines Pakets in Go-Quellform aus oder die<text:line-break/><text:tab/>Implementierung einer bestimmten exportierten Sprache</text:p>
      <text:h text:style-name="P315" text:outline-level="1"><text:bookmark-start text:name="__RefHeading___Toc24924_3686778067"/>Lektion <text:span text:style-name="T393">26</text:span><text:span text:style-name="T397">8</text:span> – pkg.go.dev (ehemals <text:span text:style-name="T295">g</text:span>odoc.org)<text:bookmark-end text:name="__RefHeading___Toc24924_3686778067"/></text:h>
      <text:p text:style-name="Text_20_body"><text:a xlink:type="simple" xlink:href="https://pkg.go.dev/" text:style-name="Internet_20_link" text:visited-style-name="Visited_20_Internet_20_Link"><text:span text:style-name="T416">pkg.go.dev</text:span></text:a><text:span text:style-name="T416"> </text:span><text:span text:style-name="T591">(ehemals </text:span><text:span text:style-name="T416">godoc.org</text:span><text:span text:style-name="T591">)</text:span></text:p>
      <text:p text:style-name="P18">Beispiel für einen einfachen Go-Code, <text:span text:style-name="T364">den wir in einem Repository auf Github veröffentlichen können</text:span>:</text:p>
      <text:p text:style-name="P93">meaning</text:p>
      <text:p text:style-name="P93">├── deepThought</text:p>
      <text:p text:style-name="P107"><text:span text:style-name="T348">│<text:tab/>└── deepThought.go </text:span><text:a xlink:type="simple" xlink:href="https://go.dev/play/p/CXEd4Q0N9K8" text:style-name="Internet_20_link" text:visited-style-name="Visited_20_Internet_20_Link"><text:span text:style-name="T416">https://go.dev/play/p/CXEd4Q0N9K8</text:span></text:a><text:span text:style-name="T348"> <text:s/></text:span></text:p>
      <text:p text:style-name="P93">├── LICENCE</text:p>
      <text:p text:style-name="P107"><text:span text:style-name="T348">├── main.go </text:span><text:a xlink:type="simple" xlink:href="https://go.dev/play/p/KYLS_nlChDZ" text:style-name="Internet_20_link" text:visited-style-name="Visited_20_Internet_20_Link"><text:span text:style-name="T416">https://go.dev/play/p/KYLS_nlChDZ</text:span></text:a><text:span text:style-name="T348"> </text:span></text:p>
      <text:p text:style-name="P93">└── README.md</text:p>
      <text:p text:style-name="Text_20_body"><text:span text:style-name="T416">Entweder legt man die komplette Struktur als Projekt in seinem Go-Pfad im Unterordner src an oder man erstellt einen symlink zu seinem Projektordner (unter Windows: </text:span><text:a xlink:type="simple" xlink:href="https://www.howtogeek.com/howto/16226/complete-guide-to-symbolic-links-symlinks-on-windows-or-linux/" text:style-name="Internet_20_link" text:visited-style-name="Visited_20_Internet_20_Link"><text:span text:style-name="T416">https://www.howtogeek.com/howto/16226/complete-guide-to-symbolic-links-symlinks-on-windows-or-linux/</text:span></text:a><text:span text:style-name="T416">), um die Daten für Go (und damit für godoc) verfügbar zu machen.</text:span></text:p>
      <text:p text:style-name="P108"><text:span text:style-name="T592">Symlinks unter Linux: </text:span><text:bookmark text:name="rb4ln1"/><text:span text:style-name="Source_20_Text"><text:span text:style-name="T416">ln -</text:span></text:span><text:span text:style-name="Source_20_Text"><text:span text:style-name="T536">s /Zieldatei/</text:span></text:span><text:span text:style-name="Source_20_Text"><text:span text:style-name="T537">oderOrdener</text:span></text:span><text:span text:style-name="Source_20_Text"><text:span text:style-name="T536"> /Referenz</text:span></text:span><text:span text:style-name="Source_20_Text"><text:span text:style-name="T527">/</text:span></text:span><text:span text:style-name="Source_20_Text"><text:span text:style-name="T537">oderOrdner</text:span></text:span></text:p>
      <text:p text:style-name="P112"><text:soft-page-break/><text:span text:style-name="T416">Mehr über Hardlinks/Softlinks in Deutsch auf: </text:span><text:a xlink:type="simple" xlink:href="https://www.ionos.de/digitalguide/server/konfiguration/linux-ln-befehl/" text:style-name="Internet_20_link" text:visited-style-name="Visited_20_Internet_20_Link"><text:span text:style-name="T416">https://www.ionos.de/digitalguide/server/konfiguration/linux-ln-befehl/</text:span></text:a><text:span text:style-name="T416"> </text:span></text:p>
      <text:p text:style-name="P18">Dieses Projekt kann man nun <text:span text:style-name="T413">auch </text:span>auf github.com <text:span text:style-name="T413">in einem eigenen Repository </text:span>erreichbar machen.</text:p>
      <text:p text:style-name="Text_20_body"><text:span text:style-name="T589">Kop</text:span><text:span text:style-name="T593">i</text:span><text:span text:style-name="T589">ert man </text:span><text:span text:style-name="T592">die</text:span><text:span text:style-name="T589"> extern erreichbare URL </text:span><text:span text:style-name="T594">(ohne führendes http://, bzw, https:// </text:span><text:span text:style-name="T592">aber vielleicht von unseren Repository auf Github.com</text:span><text:span text:style-name="T594">)</text:span><text:span text:style-name="T589"> </text:span><text:span text:style-name="T594">von Go-Code hinter die URL</text:span><text:span text:style-name="T589"> </text:span><text:a xlink:type="simple" xlink:href="https://pkg.go.dev/" text:style-name="Internet_20_link" text:visited-style-name="Visited_20_Internet_20_Link"><text:span text:style-name="T594">https://</text:span></text:a><text:a xlink:type="simple" xlink:href="https://pkg.go.dev/" text:style-name="Internet_20_link" text:visited-style-name="Visited_20_Internet_20_Link"><text:span text:style-name="T416">pkg.go.dev/</text:span></text:a><text:span text:style-name="T589"> erscheint die Dokumentation nach einem Refresh in den Ergebnissen der Suche.</text:span><text:span text:style-name="T595"> </text:span></text:p>
      <text:h text:style-name="P314" text:outline-level="1"><text:bookmark-start text:name="__RefHeading___Toc24926_3686778067"/>Lektion <text:span text:style-name="T393">26</text:span><text:span text:style-name="T398">9</text:span> – Schreiben von Dokumentation<text:bookmark-end text:name="__RefHeading___Toc24926_3686778067"/></text:h>
      <text:p text:style-name="P18">Dokumentation ist ein wichtiger Bestandteil, um Software zugänglich und wartbar zu machen. <text:span text:style-name="T301">Sie sollte</text:span> gut geschrieben und genau sein, aber sie muss auch einfach zu schreiben und zu pflegen sein. Idealerweise sollte sie an den Code selbst gekoppelt sein, so dass sich die Dokumentation zusammen mit dem Code weiterentwickelt. Je einfacher es für die Programmierer ist, eine gute Dokumentation zu erstellen, desto besser für alle.</text:p>
      <text:p text:style-name="Text_20_body"><text:span text:style-name="T596">Hinweise: </text:span><text:a xlink:type="simple" xlink:href="https://blog.golang.org/godoc-documenting-go-code" text:style-name="Internet_20_link" text:visited-style-name="Visited_20_Internet_20_Link"><text:span text:style-name="T416">https://blog.golang.org/godoc-documenting-go-code</text:span></text:a><text:span text:style-name="T416"> </text:span></text:p>
      <text:p text:style-name="P18">godoc analysiert den Go-Quellcode - einschließlich der Kommentare - und erstellt die Dokumentation als HTML oder reinen Text. Das Endergebnis ist eine Dokumentation, die eng mit dem dokumentierten Code verbunden ist. Über die Weboberfläche von godoc können Sie zum Beispiel mit einem Klick von der Dokumentation einer Funktion zu deren Implementierung navigieren.</text:p>
      <text:p text:style-name="P18">Kommentare sind <text:span text:style-name="T301">dann</text:span> gute Kommentare, <text:span text:style-name="T301">wenn</text:span> man auch lesen <text:span text:style-name="T301">möchte</text:span>, wenn es godoc nicht gäbe.</text:p>
      <text:p text:style-name="P18">Um Folgendes zu dokumentieren:</text:p>
      <text:list xml:id="list3541907995" text:style-name="L65">
        <text:list-item>
          <text:p text:style-name="P427"><text:span text:style-name="T297">P</text:span>ackage,</text:p>
        </text:list-item>
        <text:list-item>
          <text:p text:style-name="P427"><text:span text:style-name="T297">Konstanten (const)</text:span>,</text:p>
        </text:list-item>
        <text:list-item>
          <text:p text:style-name="P427"><text:span text:style-name="T297">Funktionen</text:span> <text:span text:style-name="T297">(</text:span>func<text:span text:style-name="T297">)</text:span>,</text:p>
        </text:list-item>
        <text:list-item>
          <text:p text:style-name="P427"><text:span text:style-name="T297">Typen (</text:span>type<text:span text:style-name="T297">)</text:span>,</text:p>
        </text:list-item>
        <text:list-item>
          <text:p text:style-name="P427"><text:span text:style-name="T297">Variablen (</text:span>var<text:span text:style-name="T297">),</text:span></text:p>
        </text:list-item>
        <text:list-item>
          <text:p text:style-name="P427"><text:span text:style-name="T297">Methoden</text:span> <text:span text:style-name="T297">(</text:span>method<text:span text:style-name="T297">)</text:span></text:p>
        </text:list-item>
      </text:list>
      <text:p text:style-name="P18"><text:span text:style-name="T303">Man schreibt</text:span><text:span text:style-name="T301"> </text:span>einen Kommentar direkt vor die Deklaration, ohne <text:span text:style-name="T301">eine </text:span>Leerzeile <text:span text:style-name="T301">zu lassen</text:span>.</text:p>
      <text:p text:style-name="P18">Man <text:span text:style-name="T303">beginnt</text:span> immer mit dem Namen des zu kommentierenden Elements. </text:p>
      <text:p text:style-name="P18">Für Packages gilt: </text:p>
      <text:list xml:id="list2309495622" text:style-name="L66">
        <text:list-item>
          <text:p text:style-name="P428"><text:span text:style-name="T301">der </text:span><text:span text:style-name="T365">e</text:span><text:span text:style-name="T301">rste Satz erscheint separat in der Package liste</text:span></text:p>
        </text:list-item>
        <text:list-item>
          <text:p text:style-name="P429">Hat man eine große Menge an Text, erstellt man besser die Dokumentation in einer Datei doc.go (Beispiel ist da das Package fmt)</text:p>
        </text:list-item>
      </text:list>
      <text:p text:style-name="P18">Das Beste an dem minimalen Ansatz von godoc ist, wie einfach er zu verwenden ist. <text:span text:style-name="T302">Der mit Abstand größte</text:span> <text:span text:style-name="T302">Teil</text:span> de<text:span text:style-name="T302">r</text:span> <text:span text:style-name="T302">offiziellen Quellen, einschließlich der gesamten Standardbibliothek, und auch des allgemein verfügbaren Codes von Drittanbietern, folgt</text:span> <text:span text:style-name="T302">diesen</text:span> Konventionen.</text:p>
      <text:h text:style-name="P316" text:outline-level="1"><text:bookmark-start text:name="__RefHeading___Toc24928_3686778067"/><text:soft-page-break/><text:span text:style-name="T3">Lektion </text:span><text:span text:style-name="T40">270</text:span><text:span text:style-name="T3"> </text:span><text:span text:style-name="T6">– </text:span><text:span text:style-name="T9">Übung </text:span><text:span text:style-name="T24">1</text:span><text:span text:style-name="T19"> </text:span><text:bookmark-end text:name="__RefHeading___Toc24928_3686778067"/></text:h>
      <text:p text:style-name="P18">Erstellen Sie ein Pa<text:span text:style-name="T302">ckage „dog“</text:span>. Das <text:span text:style-name="T302">Package</text:span> sollte eine exportierte <text:span text:style-name="T302">Funktion</text:span> "Years" haben, die</text:p>
      <text:p text:style-name="Text_20_body"><text:span text:style-name="T416">Menschenjahre in Hundejahre umrechnet (1 Menschenjahr = 7 Hundejahre). Dokumentiere</text:span><text:span text:style-name="T597">n Sie den Code </text:span><text:span text:style-name="T416">mit Kommentaren. Verwende diesen Code in </text:span><text:span text:style-name="T598">ihrer Funktion main, um das Paket zu importieren: </text:span><text:a xlink:type="simple" xlink:href="https://go.dev/play/p/5k71SfeL-YU" text:style-name="Internet_20_link" text:visited-style-name="Visited_20_Internet_20_Link"><text:span text:style-name="T416">https://go.dev/play/p/5k71SfeL-YU</text:span></text:a><text:span text:style-name="T598"> <text:s/></text:span></text:p>
      <text:p text:style-name="P18"><text:span text:style-name="T302">a) F</text:span>ühren Sie Ihr Programm aus und stellen Sie sicher, dass es funktioniert</text:p>
      <text:p text:style-name="P18"><text:span text:style-name="T302">b) L</text:span><text:span text:style-name="T289">assen Sie einen lokalen Server mit godoc laufen und sehen Sie sich Ihre Dokumentation an.</text:span></text:p>
      <text:h text:style-name="P316" text:outline-level="1"><text:bookmark-start text:name="__RefHeading___Toc24930_3686778067"/><text:span text:style-name="T3">Lektion </text:span><text:span text:style-name="T36">2</text:span><text:span text:style-name="T40">70</text:span><text:span text:style-name="T3"> </text:span><text:span text:style-name="T6">– </text:span><text:span text:style-name="T9">Übung </text:span><text:span text:style-name="T33">2</text:span><text:span text:style-name="T19"> </text:span><text:bookmark-end text:name="__RefHeading___Toc24930_3686778067"/></text:h>
      <text:p text:style-name="P18">Veröffentlichen Sie den Code auf Github. Holen Sie sich Ihre Dokumentation <text:span text:style-name="T302">zu</text:span> <text:span text:style-name="T302">pkg.go.dev</text:span> und machen Sie einen Screenshot. Löschen Sie Ihren Code von github. <text:span text:style-name="T302">Prüfen Sie auf</text:span> <text:span text:style-name="T302">pkg.go.dev</text:span> <text:span text:style-name="T302">und stellen Sie sicher, dass </text:span>Ihr Code dort nicht mehr vorhanden ist.</text:p>
      <text:h text:style-name="P316" text:outline-level="1"><text:bookmark-start text:name="__RefHeading___Toc24932_3686778067"/><text:span text:style-name="T3">Lektion </text:span><text:span text:style-name="T36">27</text:span><text:span text:style-name="T40">1</text:span><text:span text:style-name="T3"> </text:span><text:span text:style-name="T6">– </text:span><text:span text:style-name="T9">Übung </text:span><text:span text:style-name="T34">1 &amp; </text:span><text:span text:style-name="T33">2</text:span><text:span text:style-name="T19"> – </text:span><text:span text:style-name="T23">Beispiellösung</text:span><text:bookmark-end text:name="__RefHeading___Toc24932_3686778067"/></text:h>
      <text:p text:style-name="Text_20_body"><text:span text:style-name="T506">Beispiellösung: </text:span><text:a xlink:type="simple" xlink:href="https://go.dev/play/p/DTVFLeBT1IT" text:style-name="Internet_20_link" text:visited-style-name="Visited_20_Internet_20_Link"><text:span text:style-name="T416">https://go.dev/play/p/DTVFLeBT1IT</text:span></text:a><text:span text:style-name="T506"> <text:s/></text:span></text:p>
      <text:h text:style-name="P316" text:outline-level="1"><text:bookmark-start text:name="__RefHeading___Toc24934_3686778067"/><text:span text:style-name="T3">Lektion </text:span><text:span text:style-name="T36">27</text:span><text:span text:style-name="T40">2</text:span><text:span text:style-name="T3"> </text:span><text:span text:style-name="T6">– </text:span><text:span text:style-name="T9">Übung </text:span><text:span text:style-name="T33">3</text:span><text:span text:style-name="T19"> </text:span><text:bookmark-end text:name="__RefHeading___Toc24934_3686778067"/></text:h>
      <text:p text:style-name="P18">Verwenden Sie <text:span text:style-name="T311">go doc</text:span> <text:span text:style-name="T366">auf</text:span> der Befehlszeile, um die Dokumentation für zu lesen <text:span text:style-name="T303">für</text:span>:</text:p>
      <text:list xml:id="list717519244" text:style-name="L67">
        <text:list-item>
          <text:p text:style-name="P430">fmt</text:p>
        </text:list-item>
        <text:list-item>
          <text:p text:style-name="P430">fmt Print</text:p>
        </text:list-item>
        <text:list-item>
          <text:p text:style-name="P430">strings</text:p>
        </text:list-item>
        <text:list-item>
          <text:p text:style-name="P430">strconv</text:p>
        </text:list-item>
      </text:list>
      <text:h text:style-name="P316" text:outline-level="1"><text:bookmark-start text:name="__RefHeading___Toc24936_3686778067"/><text:span text:style-name="T3">Lektion </text:span><text:span text:style-name="T36">27</text:span><text:span text:style-name="T40">3</text:span><text:span text:style-name="T3"> </text:span><text:span text:style-name="T6">– </text:span><text:span text:style-name="T9">Übung </text:span><text:span text:style-name="T33">3</text:span><text:span text:style-name="T19"> – </text:span><text:span text:style-name="T23">Beispiellösung</text:span><text:bookmark-end text:name="__RefHeading___Toc24936_3686778067"/></text:h>
      <text:h text:style-name="P317" text:outline-level="1"><text:bookmark-start text:name="__RefHeading___Toc24938_3686778067"/><text:span text:style-name="T23">Lektion </text:span><text:span text:style-name="T36">27</text:span><text:span text:style-name="T40">4</text:span><text:span text:style-name="T6">– </text:span><text:span text:style-name="T23">Einführung und Übersicht über Tests und Benchmarks in Go</text:span><text:bookmark-end text:name="__RefHeading___Toc24938_3686778067"/></text:h>
      <text:p text:style-name="P18">Einführung in Stichworten.</text:p>
      <text:p text:style-name="P18">Test<text:span text:style-name="T368">s</text:span> erfordern</text:p>
      <text:list xml:id="list3371752073" text:style-name="L68">
        <text:list-item>
          <text:p text:style-name="P431"><text:span text:style-name="T367">eine Datei, </text:span><text:span text:style-name="T368">deren Dateiname auf </text:span><text:span text:style-name="T311">_test.go</text:span> <text:span text:style-name="T368">endet!</text:span></text:p>
        </text:list-item>
        <text:list-item>
          <text:p text:style-name="P431"><text:span text:style-name="T367">in demselben Ordner/Package, wie der/das zu testende Element/Code </text:span><text:span text:style-name="T370">(muss dem</text:span><text:span text:style-name="T413">selben</text:span><text:span text:style-name="T370"> Package</text:span><text:span text:style-name="T413">) </text:span><text:span text:style-name="T370">angehören.</text:span></text:p>
        </text:list-item>
        <text:list-item>
          <text:p text:style-name="P431"><text:span text:style-name="T367">der Test läuft in einer Funktion mit einer Sig</text:span><text:span text:style-name="T370">na</text:span><text:span text:style-name="T367">tur mit der Struktur</text:span> <text:line-break/><text:span text:style-name="T311">func Test</text:span><text:span text:style-name="T344">Abc</text:span><text:span text:style-name="T345">(</text:span><text:span text:style-name="T311">*testing.T)“</text:span></text:p>
        </text:list-item>
      </text:list>
      <text:p text:style-name="P18">Test ausführen mit </text:p>
      <text:p text:style-name="P91"><text:soft-page-break/>go test</text:p>
      <text:p text:style-name="P18"><text:span text:style-name="T369">Um das Ergebnis des Test zu behandeln nutzen wir </text:span><text:span text:style-name="T311">t.Error</text:span> <text:span text:style-name="T369">um den Fehler zu signalisieren.</text:span></text:p>
      <text:p text:style-name="P18"><text:span text:style-name="T369">Üblicherweise in der Form: </text:span>„<text:span text:style-name="T370">E</text:span>xpected <text:span text:style-name="T369">x, got y.“</text:span></text:p>
      <text:p text:style-name="Text_20_body"><text:span text:style-name="T416">Beispiel aus Video: </text:span><text:a xlink:type="simple" xlink:href="https://go.dev/play/p/Qzpp5xtVBNy" text:style-name="Internet_20_link" text:visited-style-name="Visited_20_Internet_20_Link"><text:span text:style-name="T416">https://go.dev/</text:span></text:a><text:a xlink:type="simple" xlink:href="https://go.dev/play/p/Qzpp5xtVBNy" text:style-name="Internet_20_link" text:visited-style-name="Visited_20_Internet_20_Link"><text:span text:style-name="T599">r</text:span></text:a><text:a xlink:type="simple" xlink:href="https://go.dev/play/p/Qzpp5xtVBNy" text:style-name="Internet_20_link" text:visited-style-name="Visited_20_Internet_20_Link"><text:span text:style-name="T416">play/p/Qzpp5xtVBNy</text:span></text:a><text:span text:style-name="T416"> </text:span></text:p>
      <text:h text:style-name="P318" text:outline-level="1"><text:bookmark-start text:name="__RefHeading___Toc24940_3686778067"/><text:span text:style-name="T23">Lektion </text:span><text:span text:style-name="T36">27</text:span><text:span text:style-name="T40">5</text:span><text:span text:style-name="T23"> </text:span><text:span text:style-name="T6">– </text:span><text:span text:style-name="T23">Table Tests - Verhalten wie am Fließband testen</text:span><text:bookmark-end text:name="__RefHeading___Toc24940_3686778067"/></text:h>
      <text:p text:style-name="Text_20_body"><text:span text:style-name="T600">Beispiel aus Video: </text:span><text:a xlink:type="simple" xlink:href="https://go.dev/play/p/AqJiYvkAdUI" text:style-name="Internet_20_link" text:visited-style-name="Visited_20_Internet_20_Link"><text:span text:style-name="T416">https://go.dev/play/p/AqJiYvkAdUI</text:span></text:a><text:span text:style-name="T600"> </text:span></text:p>
      <text:h text:style-name="P319" text:outline-level="1"><text:bookmark-start text:name="__RefHeading___Toc24942_3686778067"/><text:span text:style-name="T23">Lektion </text:span><text:span text:style-name="T36">27</text:span><text:span text:style-name="T40">6</text:span><text:span text:style-name="T23"> </text:span><text:span text:style-name="T6">– </text:span><text:span text:style-name="T23">Examples erlauben die Kombination von Dokumentation und Tests</text:span><text:bookmark-end text:name="__RefHeading___Toc24942_3686778067"/></text:h>
      <text:p text:style-name="P18">Tests können sich in der Dokumentation als Examples wiederfinden.</text:p>
      <text:p text:style-name="P18"><text:span text:style-name="T371">Lokal können Sie schauen nach Start von: </text:span><text:span text:style-name="T311">godoc -http</text:span><text:span text:style-name="T313">=</text:span><text:span text:style-name="T311">:8080</text:span></text:p>
      <text:p text:style-name="Text_20_body"><text:span text:style-name="T601">Weiterführende Informationen: </text:span><text:a xlink:type="simple" xlink:href="https://go.dev/blog/examples" text:style-name="Internet_20_link" text:visited-style-name="Visited_20_Internet_20_Link"><text:span text:style-name="T416">https://go.dev/blog/examples</text:span></text:a><text:span text:style-name="T416"> </text:span></text:p>
      <text:p text:style-name="Text_20_body"><text:span text:style-name="T600">Beispiel aus Video: </text:span><text:a xlink:type="simple" xlink:href="https://go.dev/play/p/luelx9aFO8-" text:style-name="Internet_20_link" text:visited-style-name="Visited_20_Internet_20_Link"><text:span text:style-name="T416">https://go.dev/play/p/luelx9aFO8-</text:span></text:a><text:span text:style-name="T600"> </text:span></text:p>
      <text:p text:style-name="Text_20_body"><text:span text:style-name="T601">Package mit testfiles und example auf pkg.go.dev: </text:span><text:a xlink:type="simple" xlink:href="https://pkg.go.dev/github.com/jagottsicher/meaning" text:style-name="Internet_20_link" text:visited-style-name="Visited_20_Internet_20_Link"><text:span text:style-name="T416">https://pkg.go.dev/github.com/jagottsicher/meaning</text:span></text:a><text:span text:style-name="T416"> </text:span></text:p>
      <text:h text:style-name="P320" text:outline-level="1"><text:bookmark-start text:name="__RefHeading___Toc24944_3686778067"/><text:span text:style-name="T23">Lektion </text:span><text:span text:style-name="T36">27</text:span><text:span text:style-name="T40">7</text:span><text:span text:style-name="T23"> </text:span><text:span text:style-name="T6">– </text:span><text:span text:style-name="T35">Staticcheck: </text:span><text:span text:style-name="T23">Schöner und einfacher</text:span><text:bookmark-end text:name="__RefHeading___Toc24944_3686778067"/></text:h>
      <text:p text:style-name="P111"><text:span text:style-name="T515">Wenn man Code nach bestimmten Kriterien „säubert“ und quasi von schlechtem Stil befreit, spricht man von „Linting“. Oft ist das eine undankbare Aufgabe, aber zum Glück gibt es </text:span><text:span text:style-name="T516">dafür sogenannter Linter gibt</text:span><text:span text:style-name="T515">. </text:span><text:span text:style-name="T516">Golint war früher, wird aber nicht weiterentwickelt: </text:span><text:a xlink:type="simple" xlink:href="https://pkg.go.dev/golang.org/x/lint#section-readme" text:style-name="Internet_20_link" text:visited-style-name="Visited_20_Internet_20_Link"><text:span text:style-name="T416">https://pkg.go.dev/golang.org/x/lint#section-readme</text:span></text:a><text:span text:style-name="T516"> </text:span></text:p>
      <text:p text:style-name="P110"><text:span text:style-name="T506">golint unterschied sich von </text:span><text:span text:style-name="T351">go fmt</text:span><text:span text:style-name="T506"> in der Hinsicht, dass es über reine Formatierung wie Einrückungen hinaus, Ratschläge und Hinweise gibt, wie der Code verbessert werden sollte. </text:span><text:span text:style-name="T516">Aber heute sollten Tools wie </text:span><text:a xlink:type="simple" xlink:href="https://staticcheck.io/" text:style-name="Internet_20_link" text:visited-style-name="Visited_20_Internet_20_Link"><text:span text:style-name="T416">https://staticcheck.io/</text:span></text:a><text:span text:style-name="T516"> (auf Github: </text:span><text:a xlink:type="simple" xlink:href="https://github.com/dominikh/go-tools" text:style-name="Internet_20_link" text:visited-style-name="Visited_20_Internet_20_Link"><text:span text:style-name="T416">https://github.com/dominikh/go-tools</text:span></text:a><text:span text:style-name="T516">) </text:span><text:span text:style-name="T517">stattdessen eingesetzt werden und viele IDE (auch VS Code) bringen viele Features für Linting bereits mit.</text:span></text:p>
      <text:p text:style-name="P72"><text:span text:style-name="T314">go vet</text:span><text:span text:style-name="T61"> geht noch einen Schritt weiter und verweist auf verdächtig aussehende Konstrukte und Strukturen, und hilf</text:span><text:span text:style-name="T69">t</text:span><text:span text:style-name="T61"> Code weiter zu vereinfachen.</text:span></text:p>
      <text:h text:style-name="P171" text:outline-level="1"><text:bookmark-start text:name="__RefHeading___Toc24946_3686778067"/><text:span text:style-name="T23">Lektion </text:span><text:span text:style-name="T36">27</text:span><text:span text:style-name="T40">8</text:span><text:span text:style-name="T23"> </text:span><text:span text:style-name="T6">– </text:span>Benchmarks/BET: Wir gehen mit schlechtem Beispiel voran<text:bookmark-end text:name="__RefHeading___Toc24946_3686778067"/></text:h>
      <text:p text:style-name="P35">Unser Beispiel, von dem wir ein Benchmark erstellen wollen:</text:p>
      <text:p text:style-name="P93">myGoBenchmark<text:line-break/>├── LICENSE</text:p>
      <text:p text:style-name="P107"><text:soft-page-break/><text:span text:style-name="T348">├── main.go </text:span><text:a xlink:type="simple" xlink:href="https://go.dev/play/p/es8FKhkWWkX" text:style-name="Internet_20_link" text:visited-style-name="Visited_20_Internet_20_Link"><text:span text:style-name="T416">https://go.dev/play/p/es8FKhkWWkX</text:span></text:a><text:span text:style-name="T348"> </text:span></text:p>
      <text:p text:style-name="P93">├── myConcat</text:p>
      <text:p text:style-name="P107"><text:span text:style-name="T348">│<text:tab/>├── myConcat.go </text:span><text:a xlink:type="simple" xlink:href="https://go.dev/play/p/QdclGwwcUn8" text:style-name="Internet_20_link" text:visited-style-name="Visited_20_Internet_20_Link"><text:span text:style-name="T416">https://go.dev/play/p/QdclGwwcUn8</text:span></text:a><text:span text:style-name="T348"> </text:span></text:p>
      <text:p text:style-name="P107"><text:span text:style-name="T348">│<text:tab/>└── myConcat_test.go </text:span><text:a xlink:type="simple" xlink:href="https://go.dev/play/p/QYU-Cks5lLp" text:style-name="Internet_20_link" text:visited-style-name="Visited_20_Internet_20_Link"><text:span text:style-name="T416">https://go.dev/play/p/QYU-Cks5lLp</text:span></text:a><text:span text:style-name="T348"> </text:span></text:p>
      <text:p text:style-name="P93">└── README.md</text:p>
      <text:h text:style-name="P321" text:outline-level="1"><text:bookmark-start text:name="__RefHeading___Toc24948_3686778067"/><text:span text:style-name="T23">Lektion </text:span><text:span text:style-name="T36">27</text:span><text:span text:style-name="T40">9</text:span><text:span text:style-name="T23"> </text:span><text:span text:style-name="T6">– Benchmarks/BET: Lasst die Spiele beginnen!</text:span><text:bookmark-end text:name="__RefHeading___Toc24948_3686778067"/></text:h>
      <text:p text:style-name="P36">Vergleich unserer einfachen Concat-Implementierung mit der Funktion strings.Join und anschließendem Performance-Vergleich.</text:p>
      <text:p text:style-name="P93">myGoBenchmark</text:p>
      <text:p text:style-name="P93">├── LICENSE</text:p>
      <text:p text:style-name="P107"><text:span text:style-name="T348">├── main.go </text:span><text:a xlink:type="simple" xlink:href="https://go.dev/play/p/YJgBI_YURTl" text:style-name="Internet_20_link" text:visited-style-name="Visited_20_Internet_20_Link"><text:span text:style-name="T416">https://go.dev/play/p/YJgBI_YURTl</text:span></text:a><text:span text:style-name="T348"> <text:s text:c="2"/></text:span></text:p>
      <text:p text:style-name="P93">├── myConcat</text:p>
      <text:p text:style-name="P107"><text:span text:style-name="T348">│<text:tab/>├── myConcat.go </text:span><text:a xlink:type="simple" xlink:href="https://go.dev/play/p/PrfWorZowOF" text:style-name="Internet_20_link" text:visited-style-name="Visited_20_Internet_20_Link"><text:span text:style-name="T416">https://go.dev/play/p/PrfWorZowOF</text:span></text:a><text:span text:style-name="T348"> <text:s/></text:span></text:p>
      <text:p text:style-name="P107"><text:span text:style-name="T348">│<text:tab/>└── myConcat_test.go </text:span><text:a xlink:type="simple" xlink:href="https://go.dev/play/p/I3g3jeu9okV" text:style-name="Internet_20_link" text:visited-style-name="Visited_20_Internet_20_Link"><text:span text:style-name="T416">https://go.dev/play/p/I3g3jeu9okV</text:span></text:a><text:span text:style-name="T348"> <text:s text:c="2"/></text:span></text:p>
      <text:p text:style-name="P94">└── README.md</text:p>
      <text:h text:style-name="P322" text:outline-level="1"><text:bookmark-start text:name="__RefHeading___Toc24950_3686778067"/><text:span text:style-name="T23">Lektion </text:span><text:span text:style-name="T40">280</text:span><text:span text:style-name="T23"> </text:span><text:span text:style-name="T6">– Über die Abdeckung von Go Code in Tests</text:span><text:bookmark-end text:name="__RefHeading___Toc24950_3686778067"/></text:h>
      <text:p text:style-name="P18">Coverage <text:span text:style-name="T372">beim Programmieren meint wieviel unseres Code</text:span><text:span text:style-name="T374">s</text:span><text:span text:style-name="T372"> von Tests a</text:span><text:span text:style-name="T382">b</text:span><text:span text:style-name="T372">gedeckt ist</text:span>. </text:p>
      <text:p text:style-name="P18"><text:span text:style-name="T372">Mit dem</text:span> “-cover” <text:span text:style-name="T372">Flag wird eine Testabdeckungs-Anylyse gestartet.</text:span></text:p>
      <text:p text:style-name="P18"><text:span text:style-name="T372">Mit </text:span>“-coverprofile &lt;<text:span text:style-name="T372">irgendeinName</text:span>&gt;” <text:span text:style-name="T372">wird eine Anylyse in eine Datei geschrieben</text:span>.</text:p>
      <text:p text:style-name="P18">Beispiele: </text:p>
      <text:p text:style-name="P91">go test -cover</text:p>
      <text:p text:style-name="P91">go test -coverprofile <text:span text:style-name="T372">analyse.txt</text:span></text:p>
      <text:p text:style-name="P91"><text:span text:style-name="T372">g</text:span>o tool cover -html=<text:span text:style-name="T372">analyse.txt</text:span></text:p>
      <text:p text:style-name="P18"/>
      <text:p text:style-name="P18">Weitere Infos: <text:span text:style-name="T325">g</text:span><text:span text:style-name="T311">o tool cover -h</text:span></text:p>
      <text:h text:style-name="P171" text:outline-level="1"><text:bookmark-start text:name="__RefHeading___Toc24952_3686778067"/>Lektion <text:span text:style-name="T398">281</text:span> – Zusammenfassung BET<text:bookmark-end text:name="__RefHeading___Toc24952_3686778067"/></text:h>
      <text:p text:style-name="P18"><text:span text:style-name="T373">Denken Sie an</text:span> BET:</text:p>
      <text:list xml:id="list2043335560" text:style-name="L69">
        <text:list-item>
          <text:p text:style-name="P432">Benchmark </text:p>
        </text:list-item>
        <text:list-item>
          <text:p text:style-name="P432">Example </text:p>
        </text:list-item>
        <text:list-item>
          <text:p text:style-name="P432">Test </text:p>
        </text:list-item>
      </text:list>
      <text:p text:style-name="Text_20_body"><text:span text:style-name="Source_20_Text"><text:span text:style-name="T242">Testfile erstellen, der auf _test.go endet </text:span></text:span><text:span text:style-name="Source_20_Text"><text:span text:style-name="T243">und package „testing“ importiert</text:span></text:span><text:span text:style-name="Source_20_Text"><text:span text:style-name="T237">: </text:span></text:span></text:p>
      <text:p text:style-name="Text_20_body"><text:span text:style-name="Source_20_Text"><text:span text:style-name="T359">func </text:span></text:span><text:span text:style-name="Source_20_Text"><text:span text:style-name="T358">Benchmark</text:span></text:span><text:span text:style-name="Source_20_Text"><text:span text:style-name="T360">IhrIdentifier</text:span></text:span><text:span text:style-name="Source_20_Text"><text:span text:style-name="T358">(b *testing.B)</text:span></text:span><text:span text:style-name="Source_20_Text"><text:span text:style-name="T348"> </text:span></text:span></text:p>
      <text:p text:style-name="Text_20_body"><text:soft-page-break/><text:span text:style-name="Source_20_Text"><text:span text:style-name="T242">Nützlich: </text:span></text:span></text:p>
      <text:p text:style-name="Text_20_body"><text:span text:style-name="Source_20_Text"><text:span text:style-name="T348">b.ResetTimer()</text:span></text:span><text:span text:style-name="Source_20_Text"><text:span text:style-name="T237"> </text:span></text:span><text:span text:style-name="Source_20_Text"><text:span text:style-name="T242">(den Timer für die </text:span></text:span><text:span text:style-name="Source_20_Text"><text:span text:style-name="T244">Benchmarks</text:span></text:span><text:span text:style-name="Source_20_Text"><text:span text:style-name="T242"> (zurück-)setzen)</text:span></text:span></text:p>
      <text:p text:style-name="Text_20_body"><text:span text:style-name="Source_20_Text"><text:span text:style-name="T348">b.N</text:span></text:span><text:span text:style-name="Source_20_Text"><text:span text:style-name="T237"> </text:span></text:span><text:span text:style-name="Source_20_Text"><text:span text:style-name="T242">(Anzahl der Benchmarkläufe, für eine st</text:span></text:span><text:span text:style-name="Source_20_Text"><text:span text:style-name="T244">at</text:span></text:span><text:span text:style-name="Source_20_Text"><text:span text:style-name="T242">istisch relevantes Mittel)</text:span></text:span></text:p>
      <text:p text:style-name="Text_20_body"><text:span text:style-name="Source_20_Text"><text:span text:style-name="T359">func </text:span></text:span><text:span text:style-name="Source_20_Text"><text:span text:style-name="T358">Example</text:span></text:span><text:span text:style-name="Source_20_Text"><text:span text:style-name="T360">IhrIdentifier</text:span></text:span><text:span text:style-name="Source_20_Text"><text:span text:style-name="T358">()</text:span></text:span></text:p>
      <text:p text:style-name="Text_20_body"><text:span text:style-name="Source_20_Text"><text:span text:style-name="T348">// Output:</text:span></text:span></text:p>
      <text:p text:style-name="Text_20_body"><text:span text:style-name="Source_20_Text"><text:span text:style-name="T348">// </text:span></text:span><text:span text:style-name="Source_20_Text"><text:span text:style-name="T361">Erwarteten Output hier kopieren!</text:span></text:span></text:p>
      <text:p text:style-name="Text_20_body"><text:span text:style-name="Source_20_Text"><text:span text:style-name="T359">func </text:span></text:span><text:span text:style-name="Source_20_Text"><text:span text:style-name="T358">Test</text:span></text:span><text:span text:style-name="Source_20_Text"><text:span text:style-name="T360">IhrIdentifiert</text:span></text:span><text:span text:style-name="Source_20_Text"><text:span text:style-name="T358">(t *testing.</text:span></text:span><text:span text:style-name="Source_20_Text"><text:span text:style-name="T348">T)</text:span></text:span></text:p>
      <text:p text:style-name="P91">t.Error("Expected:", <text:span text:style-name="T373">x,</text:span> "got:", <text:span text:style-name="T373">y</text:span>)</text:p>
      <text:p text:style-name="P18">Befehle:</text:p>
      <text:p text:style-name="Text_20_body"><text:span text:style-name="Source_20_Text"><text:span text:style-name="T348">godoc -http=:8080</text:span></text:span></text:p>
      <text:p text:style-name="P18"/>
      <text:p text:style-name="Text_20_body"><text:span text:style-name="Source_20_Text"><text:span text:style-name="T348">go test</text:span></text:span></text:p>
      <text:p text:style-name="Text_20_body"><text:span text:style-name="Source_20_Text"><text:span text:style-name="T348">go test -bench .</text:span></text:span></text:p>
      <text:p text:style-name="Text_20_body"><text:span text:style-name="Source_20_Text"><text:span text:style-name="T348">go test -cover .</text:span></text:span></text:p>
      <text:p text:style-name="Text_20_body"><text:span text:style-name="Source_20_Text"><text:span text:style-name="T348">go test -coverprofile </text:span></text:span><text:span text:style-name="Source_20_Text"><text:span text:style-name="T361">dateiname</text:span></text:span></text:p>
      <text:p text:style-name="Text_20_body"><text:span text:style-name="Source_20_Text"><text:span text:style-name="T348">go tool cover -html=</text:span></text:span><text:span text:style-name="Source_20_Text"><text:span text:style-name="T361">dateiname</text:span></text:span></text:p>
      <text:h text:style-name="P323" text:outline-level="1"><text:bookmark-start text:name="__RefHeading___Toc24954_3686778067"/>Lektion 28<text:span text:style-name="T398">2</text:span> – <text:span text:style-name="T375">Übung 1</text:span><text:bookmark-end text:name="__RefHeading___Toc24954_3686778067"/></text:h>
      <text:p text:style-name="P18">Gegeben sei ein Go-Projekt mit folgender Struktur:</text:p>
      <text:p text:style-name="P93">myGoBETuebung</text:p>
      <text:p text:style-name="P107"><text:span text:style-name="T348">├── main.go </text:span><text:a xlink:type="simple" xlink:href="https://go.dev/play/p/YdLyvzrhsSf" text:style-name="Internet_20_link" text:visited-style-name="Visited_20_Internet_20_Link"><text:span text:style-name="T416">https://go.dev/play/p/YdLyvzrhsSf</text:span></text:a><text:span text:style-name="T348"> </text:span></text:p>
      <text:p text:style-name="P93">└── mathehelfer</text:p>
      <text:p text:style-name="P107"><text:span text:style-name="T348"><text:s text:c="4"/>└── mathehelfer.go </text:span><text:a xlink:type="simple" xlink:href="https://go.dev/play/p/yBOBtLUf1rm" text:style-name="Internet_20_link" text:visited-style-name="Visited_20_Internet_20_Link"><text:span text:style-name="T416">https://go.dev/play/p/yBOBtLUf1rm</text:span></text:a><text:span text:style-name="T348"> </text:span></text:p>
      <text:p text:style-name="P18"/>
      <text:p text:style-name="Text_20_body"><text:span text:style-name="T602">S</text:span><text:span text:style-name="T416">ie finden ein öffentliches Repository auf github.com: </text:span><text:a xlink:type="simple" xlink:href="https://github.com/jagottsicher/myGoBETuebung" text:style-name="Internet_20_link" text:visited-style-name="Visited_20_Internet_20_Link"><text:span text:style-name="T416">https://github.com/jagottsicher/myGoBETuebung</text:span></text:a></text:p>
      <text:p text:style-name="P18">Hinweis: Beachten Sie, dass sich der Ordner <text:span text:style-name="T311">mathehelfer</text:span> in Ihrem Pfad befinden muss.</text:p>
      <text:p text:style-name="P18">a) <text:line-break/><text:span text:style-name="T383">Führen Sie </text:span><text:span text:style-name="T315">main.go</text:span><text:span text:style-name="T383"> aus und f</text:span>ügen Sie einen <text:span text:style-name="T383">geeigneten </text:span>Testfile hinzu <text:span text:style-name="T383">für das Package </text:span><text:span text:style-name="T315">mathehelfer</text:span>.</text:p>
      <text:p text:style-name="P18">b) <text:line-break/><text:span text:style-name="T376">Fügen Sie ein</text:span>en Benchmark für die Funktion <text:span text:style-name="T311">DieSummeVon</text:span> im Package <text:span text:style-name="T311">mathehelfer</text:span> hinzu.</text:p>
      <text:p text:style-name="P73">Führen Sie im Ord<text:span text:style-name="T384">n</text:span>er des Package <text:span text:style-name="T311">mathehelfer</text:span> aus:</text:p>
      <text:p text:style-name="Text_20_body"><text:span text:style-name="Source_20_Text"><text:span text:style-name="T348">go test</text:span></text:span></text:p>
      <text:p text:style-name="Text_20_body"><text:soft-page-break/><text:span text:style-name="Source_20_Text"><text:span text:style-name="T348">go test -bench .</text:span></text:span></text:p>
      <text:p text:style-name="P18">c)<text:line-break/>Implemenieren Sie folgenden Code in Package <text:span text:style-name="T311">mathehelfer</text:span>:</text:p>
      <text:p text:style-name="P91">func zweiGanzzahlenAddieren(a, b int) int {</text:p>
      <text:p text:style-name="P91"><text:tab/>return a + b</text:p>
      <text:p text:style-name="P91">}</text:p>
      <text:p text:style-name="P91"/>
      <text:p text:style-name="P91">func EineAndereArtSumme(eingabeWerte ...int) int {</text:p>
      <text:p text:style-name="P91"/>
      <text:p text:style-name="P91"><text:tab/>var summe int</text:p>
      <text:p text:style-name="P91"><text:tab/>summe = eingabeWerte[0]</text:p>
      <text:p text:style-name="P91"/>
      <text:p text:style-name="P91"><text:tab/>for _, v := range eingabeWerte[1:] {</text:p>
      <text:p text:style-name="P91"><text:tab/><text:tab/>summe = zweiGanzzahlenAddieren(summe, v)</text:p>
      <text:p text:style-name="P91"><text:tab/>}</text:p>
      <text:p text:style-name="P91"><text:tab/>return summe</text:p>
      <text:p text:style-name="P91">}</text:p>
      <text:p text:style-name="P18">und entfernen Sie <text:span text:style-name="T377">die Auskommentierung in Zeile 13 in main.go im übergeordneten Ord</text:span><text:span text:style-name="T384">n</text:span><text:span text:style-name="T377">er.</text:span></text:p>
      <text:p text:style-name="P18">Führen Sie main.go aus.</text:p>
      <text:p text:style-name="P18">d)<text:line-break/>Führen Sie im Ord<text:span text:style-name="T384">n</text:span>er des Package <text:span text:style-name="T311">mathehelfer</text:span> aus:</text:p>
      <text:p text:style-name="Text_20_body"><text:span text:style-name="Source_20_Text"><text:span text:style-name="T348">go test</text:span></text:span></text:p>
      <text:p text:style-name="Text_20_body"><text:span text:style-name="Source_20_Text"><text:span text:style-name="T348">go test -bench .</text:span></text:span></text:p>
      <text:p text:style-name="P73"><text:span text:style-name="T376">Fügen Sie ein</text:span>en <text:span text:style-name="T378">weiteren </text:span>Benchmark, <text:span text:style-name="T378">aber diesmal</text:span> für die Funktion <text:span text:style-name="T311">EineAndereArtSumme</text:span> im Package <text:span text:style-name="T311">mathehelfer</text:span> hinzu.</text:p>
      <text:p text:style-name="P73">Führen Sie im Ord<text:span text:style-name="T384">n</text:span>er des Package <text:span text:style-name="T311">mathehelfer</text:span> aus:</text:p>
      <text:p text:style-name="Text_20_body"><text:span text:style-name="Source_20_Text"><text:span text:style-name="T348">go test</text:span></text:span></text:p>
      <text:p text:style-name="Text_20_body"><text:span text:style-name="Source_20_Text"><text:span text:style-name="T348">go test -bench .</text:span></text:span></text:p>
      <text:p text:style-name="P18">e)<text:line-break/>Versehen Sie Datei <text:span text:style-name="T311">mathehelfer.</text:span><text:span text:style-name="T346">go</text:span> mit Dokumentation in Form von Kommentaren für</text:p>
      <text:p text:style-name="P73">- das Package <text:s/><text:span text:style-name="T311">mathehelfer</text:span></text:p>
      <text:p text:style-name="P73">- Die Funktion <text:s/><text:span text:style-name="T311">DieSummeVon</text:span></text:p>
      <text:p text:style-name="P73">- Die Funktion <text:s/><text:span text:style-name="T311">EineAndereArtSumme</text:span></text:p>
      <text:p text:style-name="P18"><text:soft-page-break/>Starten Sie </text:p>
      <text:p text:style-name="P18"><text:span text:style-name="T311">godoc -http=:8080</text:span> </text:p>
      <text:p text:style-name="P78"><text:span text:style-name="T603">und rufen Sie </text:span><text:a xlink:type="simple" xlink:href="http://localhost:8080/" text:style-name="Internet_20_link" text:visited-style-name="Visited_20_Internet_20_Link"><text:span text:style-name="T416">http://localhost:8080</text:span></text:a><text:span text:style-name="T603"> im Browser auf und finden Sie das Package <text:s/></text:span><text:span text:style-name="T362">mathehelfer</text:span></text:p>
      <text:p text:style-name="P18">Stoppen Sie den „godoc-webserver“</text:p>
      <text:p text:style-name="P18">f)<text:line-break/>Fügen Sie jeweils ein Example für <text:span text:style-name="T380">die </text:span><text:span text:style-name="T379">Aufrufe</text:span> der Funktionen <text:span text:style-name="T311">DieSummeVon</text:span> und <text:span text:style-name="T311">EineAndereArtSumme</text:span><text:span text:style-name="T377"> </text:span>hinzu. Die Werte 1,2 und 3 <text:span text:style-name="T379">s</text:span>ollen als Argumente übergeben werden und die Ausgabe soll „Summe: 6“ lauten. </text:p>
      <text:p text:style-name="Text_20_body"><text:span text:style-name="T604">Führen Sie</text:span><text:span text:style-name="Source_20_Text"><text:span text:style-name="T363"> go test</text:span></text:span><text:span text:style-name="Source_20_Text"><text:span text:style-name="T245"> </text:span></text:span><text:span text:style-name="T604">aus und sorgen Sie dafür, dass die Examples und der Test durchl</text:span><text:span text:style-name="T605">aufen</text:span><text:span text:style-name="T604">.</text:span></text:p>
      <text:p text:style-name="P18">Starten Sie </text:p>
      <text:p text:style-name="P18"><text:span text:style-name="T311">godoc -http=:8080</text:span> </text:p>
      <text:p text:style-name="P78"><text:span text:style-name="T603">und rufen Sie </text:span><text:a xlink:type="simple" xlink:href="http://localhost:8080/" text:style-name="Internet_20_link" text:visited-style-name="Visited_20_Internet_20_Link"><text:span text:style-name="T416">http://localhost:8080</text:span></text:a><text:span text:style-name="T603"> im Browser auf und finden Sie </text:span><text:span text:style-name="T604">die beiden Examples im Package</text:span><text:span text:style-name="T603"> <text:s/></text:span><text:span text:style-name="T362">mathehelfer</text:span></text:p>
      <text:p text:style-name="P73">Erfreuen Sie sich an den Beispielen in der Dokumentation und stoppen Sie den „godoc-webserver“.</text:p>
      <text:p text:style-name="P73">g)<text:line-break/>Fügen Sie jeweils einen Test für <text:span text:style-name="T380">die Aufrufe</text:span> der Funktionen <text:span text:style-name="T311">DieSummeVon</text:span> und <text:span text:style-name="T311">EineAndereArtSumme</text:span><text:span text:style-name="T377"> </text:span>hinzu. </text:p>
      <text:p text:style-name="P18">Testen Sie die Werte 1,2 und 3 als Argumente gegen das Ergebnis 6 <text:span text:style-name="T379">und sorgen Sie für eine ordentliche Ausgabe im Falle von „FAIL“ in der Art „Expected: x, got y“ o.ä.</text:span></text:p>
      <text:p text:style-name="Text_20_body"><text:span text:style-name="T604">Führen Sie </text:span><text:span text:style-name="Source_20_Text"><text:span text:style-name="T348">go test</text:span></text:span><text:span text:style-name="Source_20_Text"><text:span text:style-name="T237"> </text:span></text:span><text:span text:style-name="T604">aus und sorgen Sie dafür, dass die Test durchl</text:span><text:span text:style-name="T605">a</text:span><text:span text:style-name="T604">uf</text:span><text:span text:style-name="T605">en</text:span><text:span text:style-name="T604">.</text:span></text:p>
      <text:p text:style-name="P18"><text:span text:style-name="T382">h</text:span>)<text:line-break/>Führen Sie im Ord<text:span text:style-name="T384">ne</text:span>r des Package <text:span text:style-name="T311">mathehelfer</text:span> aus:</text:p>
      <text:p text:style-name="Text_20_body"><text:span text:style-name="Source_20_Text"><text:span text:style-name="T348">go test -cover .</text:span></text:span></text:p>
      <text:p text:style-name="Text_20_body"><text:span text:style-name="Source_20_Text"><text:span text:style-name="T348">go test -coverprofile </text:span></text:span><text:span text:style-name="Source_20_Text"><text:span text:style-name="T361">dateiname</text:span></text:span></text:p>
      <text:p text:style-name="Text_20_body"><text:span text:style-name="Source_20_Text"><text:span text:style-name="T348">go tool cover -html=</text:span></text:span><text:span text:style-name="Source_20_Text"><text:span text:style-name="T361">dateiname</text:span></text:span></text:p>
      <text:p text:style-name="P73">Fügen Sie jeweils einen <text:span text:style-name="T379">weiteren </text:span>Test für die Aufruf<text:span text:style-name="T380">e</text:span> der Funktionen <text:span text:style-name="T311">DieSummeVon</text:span> und <text:span text:style-name="T311">EineAndereArtSumme</text:span><text:span text:style-name="T377"> </text:span>hinzu. </text:p>
      <text:p text:style-name="P18">Diesmal testen Sie die Werte entsprechend nachfolgender Tabelle:</text:p>
      <text:p text:style-name="P91">Argumente<text:tab/><text:tab/>Ergebnis</text:p>
      <text:p text:style-name="P91">------------------------------------------</text:p>
      <text:p text:style-name="P91">1, 2, 3, 4, 5, 6 <text:tab/><text:tab/>21</text:p>
      <text:p text:style-name="P91">1, 2, 4, 8, 16 <text:tab/><text:tab/>31</text:p>
      <text:p text:style-name="P91">1, -2, 3, -4, 5<text:tab/><text:tab/>3</text:p>
      <text:p text:style-name="P91">-5, 1, 1, 1, 1, 1<text:tab/><text:tab/>0</text:p>
      <text:p text:style-name="P91"><text:soft-page-break/>6, 5, 4, 3, 2, 1<text:tab/><text:tab/>21</text:p>
      <text:p text:style-name="P18">Sorgen Sie für eine ordentliche Ausgabe im Falle von „FAIL“ in der Art „Expected: x, got y“ o.ä.</text:p>
      <text:p text:style-name="Text_20_body"><text:span text:style-name="T604">Führen Sie </text:span><text:span text:style-name="Source_20_Text"><text:span text:style-name="T348">go test</text:span></text:span><text:span text:style-name="Source_20_Text"><text:span text:style-name="T237"> </text:span></text:span><text:span text:style-name="T604">aus und sorgen Sie dafür, dass </text:span><text:span text:style-name="T605">alle</text:span><text:span text:style-name="T604"> Test</text:span><text:span text:style-name="T605">s</text:span><text:span text:style-name="T604"> durchl</text:span><text:span text:style-name="T605">a</text:span><text:span text:style-name="T604">uf</text:span><text:span text:style-name="T605">en</text:span><text:span text:style-name="T604">.</text:span></text:p>
      <text:p text:style-name="P73">Führen Sie im Ord<text:span text:style-name="T384">n</text:span>er des Package <text:span text:style-name="T311">mathehelfer</text:span> aus:</text:p>
      <text:p text:style-name="Text_20_body"><text:span text:style-name="Source_20_Text"><text:span text:style-name="T348">go test</text:span></text:span></text:p>
      <text:p text:style-name="Text_20_body"><text:span text:style-name="Source_20_Text"><text:span text:style-name="T348">go test -bench .</text:span></text:span></text:p>
      <text:p text:style-name="Text_20_body"><text:span text:style-name="Source_20_Text"><text:span text:style-name="T348">go test -cover .</text:span></text:span></text:p>
      <text:p text:style-name="Text_20_body"><text:span text:style-name="Source_20_Text"><text:span text:style-name="T348">go test -coverprofile </text:span></text:span><text:span text:style-name="Source_20_Text"><text:span text:style-name="T361">dateiname</text:span></text:span></text:p>
      <text:p text:style-name="Text_20_body"><text:span text:style-name="Source_20_Text"><text:span text:style-name="T348">go tool cover -html=</text:span></text:span><text:span text:style-name="Source_20_Text"><text:span text:style-name="T361">dateiname</text:span></text:span></text:p>
      <text:p text:style-name="P73">i)<text:line-break/>Freuen Sie sich nochmal über eine gelungene Lösung für BET (Benchmark, Example, Test)</text:p>
      <text:h text:style-name="P324" text:outline-level="1" text:is-list-header="true"><text:bookmark-start text:name="__RefHeading___Toc24956_3686778067"/>Lektion <text:span text:style-name="T393">28</text:span><text:span text:style-name="T398">3</text:span><text:span text:style-name="T375"> - </text:span><text:span text:style-name="T393">29</text:span><text:span text:style-name="T398">1</text:span> – <text:span text:style-name="T375">Übung 1 </text:span><text:span text:style-name="T381">a) - i)</text:span><text:span text:style-name="T375"> </text:span><text:span text:style-name="T380">Beispiellösung</text:span><text:bookmark-end text:name="__RefHeading___Toc24956_3686778067"/></text:h>
      <text:p text:style-name="Text_20_body"><text:span text:style-name="T416">Sie finden den kompletten Code der Beispiellösung auf Github: </text:span><text:a xlink:type="simple" xlink:href="https://github.com/jagottsicher/myGoBETuebung-loesung" text:style-name="Internet_20_link" text:visited-style-name="Visited_20_Internet_20_Link"><text:span text:style-name="T416">https://github.com/jagottsicher/myGoBETuebung-loesung</text:span></text:a><text:span text:style-name="T416"> </text:span></text:p>
      <text:h text:style-name="P325" text:outline-level="1" text:is-list-header="true"><text:bookmark-start text:name="__RefHeading___Toc24956_36867780671"/>Lektion <text:span text:style-name="T393">29</text:span><text:span text:style-name="T398">2</text:span> – Package Manager und Abhängigkeiten (Dependencies)<text:bookmark-end text:name="__RefHeading___Toc24956_36867780671"/></text:h>
      <text:p text:style-name="Text_20_body"><text:a xlink:type="simple" xlink:href="https://research.swtch.com/deps" text:style-name="Internet_20_link" text:visited-style-name="Visited_20_Internet_20_Link"><text:span text:style-name="T416">https://research.swtch.com/deps</text:span></text:a><text:span text:style-name="T416"> </text:span></text:p>
      <text:p text:style-name="P109"><text:span text:style-name="T416">PDF ist verfügbar hier: </text:span><text:a xlink:type="simple" xlink:href="https://research.swtch.com/deps.pdf" text:style-name="Internet_20_link" text:visited-style-name="Visited_20_Internet_20_Link"><text:span text:style-name="T416">https://research.swtch.com/deps.pdf</text:span></text:a><text:span text:style-name="T416"> <text:s/></text:span></text:p>
      <text:h text:style-name="P325" text:outline-level="1" text:is-list-header="true"><text:bookmark-start text:name="__RefHeading___Toc24956_368677806711"/>Lektion <text:span text:style-name="T393">29</text:span><text:span text:style-name="T398">3</text:span> – Wie man Go Modules benutzt - allgemeiner Hinweise<text:bookmark-end text:name="__RefHeading___Toc24956_368677806711"/></text:h>
      <text:p text:style-name="P77"><text:span text:style-name="T418">"… Google’s internal source code system, which treats software dependencies as a first-class concept,</text:span><text:bookmark text:name="body1"/><text:span text:style-name="T418"> …“<text:line-break/></text:span><text:a xlink:type="simple" xlink:href="https://research.swtch.com/deps" text:style-name="Internet_20_link" text:visited-style-name="Visited_20_Internet_20_Link"><text:span text:style-name="T525">https://research.swtch.com/deps</text:span></text:a></text:p>
      <text:p text:style-name="Text_20_body"><text:a xlink:type="simple" xlink:href="https://en.wikipedia.org/wiki/First-class_citizen" text:style-name="Internet_20_link" text:visited-style-name="Visited_20_Internet_20_Link"><text:span text:style-name="T416">https://en.wikipedia.org/wiki/First-class_citizen</text:span></text:a><text:span text:style-name="T416"> </text:span></text:p>
      <text:p text:style-name="Text_20_body"><text:span text:style-name="T606">Quelle, an der wir uns entlang hangeln: </text:span><text:a xlink:type="simple" xlink:href="https://go.dev/blog/using-go-modules" text:style-name="Internet_20_link" text:visited-style-name="Visited_20_Internet_20_Link"><text:span text:style-name="T416">https://go.dev/blog/using-go-modules</text:span></text:a><text:span text:style-name="T416"> </text:span><text:span text:style-name="T607">und weiterführende Informationen in den nachfolgenden Teilen dieser Serie von Blogbeiträgen. Die Serie bietet einen umfassenden Einstieg in die Verwaltung von Abhängigkeiten mit Go Modules. </text:span></text:p>
      <text:h text:style-name="P326" text:outline-level="1" text:is-list-header="true"><text:bookmark-start text:name="__RefHeading___Toc24956_3686778067111"/>Lektion <text:span text:style-name="T393">29</text:span><text:span text:style-name="T398">4</text:span> – Selbst ein Go Modul erstellen<text:bookmark-end text:name="__RefHeading___Toc24956_3686778067111"/></text:h>
      <text:p text:style-name="Text_20_body"><text:a xlink:type="simple" xlink:href="https://go.dev/blog/using-go-modules" text:style-name="Internet_20_link" text:visited-style-name="Visited_20_Internet_20_Link"><text:span text:style-name="T416">https://go.dev/blog/using-go-modules</text:span></text:a><text:span text:style-name="T416">:</text:span></text:p>
      <text:p text:style-name="Text_20_body"><text:span text:style-name="Source_20_Text"><text:span text:style-name="T416">go mod init</text:span></text:span><text:span text:style-name="T416"> </text:span><text:span text:style-name="T608">erstellt ein neues Modul und initialisiert die </text:span><text:span text:style-name="Source_20_Text"><text:span text:style-name="T416">go.mod</text:span></text:span><text:span text:style-name="T416"> -</text:span><text:span text:style-name="T608">Datei, die das Modul beschreibt</text:span><text:span text:style-name="T416">. </text:span></text:p>
      <text:h text:style-name="P326" text:outline-level="1" text:is-list-header="true"><text:bookmark-start text:name="__RefHeading___Toc24956_36867780671111"/><text:soft-page-break/>Lektion <text:span text:style-name="T393">29</text:span><text:span text:style-name="T398">5</text:span> – Abhängigkeiten einem Go Modul hinzufügen<text:bookmark-end text:name="__RefHeading___Toc24956_36867780671111"/></text:h>
      <text:p text:style-name="Text_20_body"><text:a xlink:type="simple" xlink:href="https://go.dev/blog/using-go-modules" text:style-name="Internet_20_link" text:visited-style-name="Visited_20_Internet_20_Link"><text:span text:style-name="T416">https://go.dev/blog/using-go-modules</text:span></text:a><text:span text:style-name="T416">:</text:span></text:p>
      <text:p text:style-name="Text_20_body"><text:span text:style-name="Source_20_Text"><text:span text:style-name="T416">go get</text:span></text:span><text:span text:style-name="T416"> </text:span><text:span text:style-name="Source_20_Text"><text:span text:style-name="T231">ändert die erforderliche Version einer Abhängigkeit und/oder fügt eine Abhängigkeit hinzu</text:span></text:span><text:span text:style-name="T416">. </text:span></text:p>
      <text:p text:style-name="Text_20_body"><text:span text:style-name="Source_20_Text"><text:span text:style-name="T416">go build</text:span></text:span><text:span text:style-name="T416">, </text:span><text:span text:style-name="Source_20_Text"><text:span text:style-name="T416">go test</text:span></text:span><text:span text:style-name="T416"> </text:span><text:span text:style-name="T608">fügt der</text:span><text:span text:style-name="T416"> </text:span><text:span text:style-name="Source_20_Text"><text:span text:style-name="T416">go.mod</text:span></text:span><text:span text:style-name="T416"> </text:span><text:span text:style-name="T608">nach Bedarf neue Abhängigkeiten zu.</text:span></text:p>
      <text:p text:style-name="Text_20_body"><text:span text:style-name="Source_20_Text"><text:span text:style-name="T416">go list -m all</text:span></text:span><text:span text:style-name="T416"> </text:span><text:span text:style-name="T608">gibt alle aktuellen Abhängigkeiten des aktuellen Moduls aus.</text:span></text:p>
      <text:h text:style-name="P327" text:outline-level="1" text:is-list-header="true"><text:bookmark-start text:name="__RefHeading___Toc24956_368677806711111"/>Lektion <text:span text:style-name="T393">29</text:span><text:span text:style-name="T398">6</text:span> – Abhängigkeiten updaten/erfüllen/downgraden<text:bookmark-end text:name="__RefHeading___Toc24956_368677806711111"/></text:h>
      <text:p text:style-name="Text_20_body"><text:a xlink:type="simple" xlink:href="https://go.dev/blog/using-go-modules" text:style-name="Internet_20_link" text:visited-style-name="Visited_20_Internet_20_Link"><text:span text:style-name="T416">https://go.dev/blog/using-go-modules</text:span></text:a><text:span text:style-name="T416">:</text:span></text:p>
      <text:p text:style-name="Text_20_body"><text:span text:style-name="Source_20_Text"><text:span text:style-name="T416">go get </text:span></text:span><text:span text:style-name="Source_20_Text"><text:span text:style-name="T609">domäne/ordn</text:span></text:span><text:span text:style-name="Source_20_Text"><text:span text:style-name="T386">er</text:span></text:span></text:p>
      <text:p text:style-name="Text_20_body"><text:span text:style-name="Source_20_Text"><text:span text:style-name="T416">go get </text:span></text:span><text:span text:style-name="Source_20_Text"><text:span text:style-name="T609">domäne/ordn</text:span></text:span><text:span text:style-name="Source_20_Text"><text:span text:style-name="T386">er@versionstag</text:span></text:span></text:p>
      <text:p text:style-name="Text_20_body"><text:span text:style-name="Source_20_Text"><text:span text:style-name="T231">ändert die erforderliche Version einer Abhängigkeit und/oder fügt eine Abhängigkeit hinzu.</text:span></text:span></text:p>
      <text:p text:style-name="P76"><text:span text:style-name="Source_20_Text"><text:span text:style-name="T385">go list -m -versions </text:span></text:span><text:span text:style-name="Source_20_Text"><text:span text:style-name="T386">domäne/ordner </text:span></text:span><text:span text:style-name="Source_20_Text"><text:span text:style-name="T231">gibt eine Liste aller verfügbaren Versionen eines Moduls aus.</text:span></text:span></text:p>
      <text:p text:style-name="P75"><text:span text:style-name="Source_20_Text"><text:span text:style-name="T386">go </text:span></text:span><text:span text:style-name="Source_20_Text"><text:span text:style-name="T387">mod</text:span></text:span><text:span text:style-name="Source_20_Text"><text:span text:style-name="T386"> </text:span></text:span><text:span text:style-name="Source_20_Text"><text:span text:style-name="T387">tidy</text:span></text:span><text:span text:style-name="Source_20_Text"><text:span text:style-name="T386"> </text:span></text:span><text:span text:style-name="Source_20_Text"><text:span text:style-name="T231">g</text:span></text:span><text:span text:style-name="Source_20_Text"><text:span text:style-name="T232">leicht den Code unseres Go-Moduls mit den Angaben den bis dato erforderichen Abhängigkeiten aus </text:span></text:span><text:span text:style-name="Source_20_Text"><text:span text:style-name="T317">go.mod</text:span></text:span><text:span text:style-name="Source_20_Text"><text:span text:style-name="T232"> ab und entfernt nicht mehr benötigte Abhängigkeiten und Module, fügt neue ggfls. hinzu</text:span></text:span><text:span text:style-name="Source_20_Text"><text:span text:style-name="T231">.</text:span></text:span></text:p>
      <text:h text:style-name="P328" text:outline-level="1"><text:bookmark-start text:name="__RefHeading___Toc24954_36867780671"/>Lektion <text:span text:style-name="T393">29</text:span><text:span text:style-name="T398">7</text:span> – <text:span text:style-name="T375">Übung 1</text:span><text:bookmark-end text:name="__RefHeading___Toc24954_36867780671"/></text:h>
      <text:p text:style-name="Text_20_body"><text:span text:style-name="Source_20_Text"><text:span text:style-name="T237">Die finden den aktuellen Code aus den vorherigen Lektionen unter </text:span></text:span><text:a xlink:type="simple" xlink:href="https://github.com/jagottsicher/myGoModulesBeispiel" text:style-name="Internet_20_link" text:visited-style-name="Visited_20_Internet_20_Link"><text:span text:style-name="Source_20_Text"><text:span text:style-name="T237">https://github.com/jagottsicher/myGoModulesBeispiel</text:span></text:span></text:a><text:span text:style-name="Source_20_Text"><text:span text:style-name="T237">.</text:span></text:span><text:span text:style-name="Source_20_Text"><text:span text:style-name="T233"> </text:span></text:span></text:p>
      <text:p text:style-name="Text_20_body"><text:span text:style-name="Source_20_Text"><text:span text:style-name="T234">Mit </text:span></text:span><text:span text:style-name="Source_20_Text"><text:span text:style-name="T318">git clone git@github.com:jagottsicher/myGoModulesBeispiel.git</text:span></text:span><text:span text:style-name="Source_20_Text"><text:span text:style-name="T234"> können Sie ihn sich herunterladen.</text:span></text:span></text:p>
      <text:p text:style-name="Text_20_body"><text:span text:style-name="Source_20_Text"><text:span text:style-name="T234">a)<text:line-break/></text:span></text:span><text:span text:style-name="Source_20_Text"><text:span text:style-name="T233">Führen Sie in dem Projekt ein Upgrade nach einem </text:span></text:span><text:span text:style-name="Source_20_Text"><text:span text:style-name="T235">großen </text:span></text:span><text:span text:style-name="Source_20_Text"><text:span text:style-name="T233">Versionssprung aus, wie in </text:span></text:span><text:a xlink:type="simple" xlink:href="https://go.dev/blog/using-go-modules#upgrading-a-dependency-to-a-new-major-version" text:style-name="Internet_20_link" text:visited-style-name="Visited_20_Internet_20_Link"><text:span text:style-name="T416">https://go.dev/blog/using-go-modules#upgrading-a-dependency-to-a-new-major-version</text:span></text:a><text:span text:style-name="T385"> </text:span><text:span text:style-name="T388">beschrieben.</text:span></text:p>
      <text:p text:style-name="Text_20_body"><text:span text:style-name="T388">b</text:span><text:span text:style-name="T385">)<text:line-break/>Entfernen Sie nicht mehr genutzte Abhängigkeiten wie in </text:span><text:a xlink:type="simple" xlink:href="https://go.dev/blog/using-go-modules#removing-unused-dependencies" text:style-name="Internet_20_link" text:visited-style-name="Visited_20_Internet_20_Link"><text:span text:style-name="T416">https://go.dev/blog/using-go-modules#removing-unused-dependencies</text:span></text:a><text:span text:style-name="T385"> beschrieben.</text:span></text:p>
      <text:p text:style-name="Text_20_body"><text:span text:style-name="Source_20_Text"><text:span text:style-name="T232">Nutzen Sie </text:span></text:span><text:span text:style-name="Source_20_Text"><text:span text:style-name="T316">g</text:span></text:span><text:span text:style-name="Source_20_Text"><text:span text:style-name="T317">o mod tidy</text:span></text:span><text:span text:style-name="Source_20_Text"><text:span text:style-name="T232">.</text:span></text:span></text:p>
      <text:h text:style-name="P171" text:outline-level="1"><text:bookmark-start text:name="__RefHeading___Toc24956_36867780672"/><text:soft-page-break/><text:span text:style-name="T389">Le</text:span>ktion <text:span text:style-name="T393">29</text:span><text:span text:style-name="T398">8</text:span> – Übung 1 a), <text:span text:style-name="T389">b</text:span>) Beispiellösung<text:bookmark-end text:name="__RefHeading___Toc24956_36867780672"/></text:h>
      <text:p text:style-name="Text_20_body"><text:span text:style-name="T610">Eine Beispiellösung: <text:s/></text:span><text:a xlink:type="simple" xlink:href="https://github.com/jagottsicher/myGoModulesBeispielLösung" text:style-name="Internet_20_link" text:visited-style-name="Visited_20_Internet_20_Link"><text:span text:style-name="Source_20_Text"><text:span text:style-name="T233">https://github.com/jagottsicher/myGoModulesBeispiel</text:span></text:span></text:a><text:a xlink:type="simple" xlink:href="https://github.com/jagottsicher/myGoModulesBeispielLösung" text:style-name="Internet_20_link" text:visited-style-name="Visited_20_Internet_20_Link"><text:span text:style-name="Source_20_Text"><text:span text:style-name="T416">Lösung</text:span></text:span></text:a><text:span text:style-name="Source_20_Text"><text:span text:style-name="T236"> </text:span></text:span></text:p>
      <text:h text:style-name="P329" text:outline-level="1"><text:bookmark-start text:name="__RefHeading___Toc24956_368677806721"/><text:span text:style-name="T389">Le</text:span>ktion <text:span text:style-name="T392">29</text:span><text:span text:style-name="T398">9</text:span>– Sie haben's geschafft - feiern Sie sich!<text:bookmark-end text:name="__RefHeading___Toc24956_368677806721"/></text:h>
      <text:h text:style-name="P329" text:outline-level="1"><text:bookmark-start text:name="__RefHeading___Toc24956_368677806722"/><text:span text:style-name="T389">Le</text:span>ktion <text:span text:style-name="T398">300</text:span> – Hinter dem Horizont geht's weiter ...<text:bookmark-end text:name="__RefHeading___Toc24956_36867780672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4" svg:font-family="'Liberation Mono4'"/>
    <style:font-face style:name="Liberation Mono74" svg:font-family="'Liberation Mono74'"/>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0:40:17.169302475</meta:creation-date>
    <dc:date>2022-06-21T20:20:25.453262618</dc:date>
    <meta:editing-duration>P2DT21H6M43S</meta:editing-duration>
    <meta:editing-cycles>219</meta:editing-cycles>
    <meta:generator>LibreOffice/7.3.3.2$Linux_X86_64 LibreOffice_project/30$Build-2</meta:generator>
    <meta:document-statistic meta:table-count="0" meta:image-count="0" meta:object-count="0" meta:page-count="83" meta:paragraph-count="1908" meta:word-count="16266" meta:character-count="121616" meta:non-whitespace-character-count="106057"/>
  </office:meta>
</office:document-meta>
</file>